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Pictures/2000000F000000FD000000FD1A2B52E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モナー Pゴシック" svg:font-family="'IPA モナー Pゴシック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Pゴシック1" svg:font-family="'IPA モナー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05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 style:data-style-name="N11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54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=x^2</text:p>
          </table:table-cell>
          <table:table-cell>
            <draw:frame table:end-cell-address="表1.F15" table:end-x="1.322cm" table:end-y="0.208cm" draw:z-index="0" draw:style-name="gr1" svg:width="8.013cm" svg:height="7.025cm" svg:x="0.109cm" svg:y="0.097cm">
              <draw:object draw:notify-on-update-of-ranges="表1.A2:表1.A22 表1.B1:表1.B1 表1.B2:表1.B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2]*[.A2]"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table:formula="of:=[.A2]+0.1" office:value-type="float" office:value="-0.9" calcext:value-type="float">
            <text:p>-0.9</text:p>
          </table:table-cell>
          <table:table-cell table:formula="of:=[.A3]*[.A3]" office:value-type="float" office:value="0.81" calcext:value-type="float">
            <text:p>0.81</text:p>
          </table:table-cell>
          <table:table-cell table:number-columns-repeated="254"/>
        </table:table-row>
        <table:table-row table:style-name="ro1">
          <table:table-cell table:formula="of:=[.A3]+0.1" office:value-type="float" office:value="-0.8" calcext:value-type="float">
            <text:p>-0.8</text:p>
          </table:table-cell>
          <table:table-cell table:formula="of:=[.A4]*[.A4]" office:value-type="float" office:value="0.64" calcext:value-type="float">
            <text:p>0.64</text:p>
          </table:table-cell>
          <table:table-cell table:number-columns-repeated="254"/>
        </table:table-row>
        <table:table-row table:style-name="ro1">
          <table:table-cell table:formula="of:=[.A4]+0.1" office:value-type="float" office:value="-0.7" calcext:value-type="float">
            <text:p>-0.7</text:p>
          </table:table-cell>
          <table:table-cell table:formula="of:=[.A5]*[.A5]" office:value-type="float" office:value="0.49" calcext:value-type="float">
            <text:p>0.49</text:p>
          </table:table-cell>
          <table:table-cell table:number-columns-repeated="254"/>
        </table:table-row>
        <table:table-row table:style-name="ro1">
          <table:table-cell table:formula="of:=[.A5]+0.1" office:value-type="float" office:value="-0.6" calcext:value-type="float">
            <text:p>-0.6</text:p>
          </table:table-cell>
          <table:table-cell table:formula="of:=[.A6]*[.A6]" office:value-type="float" office:value="0.36" calcext:value-type="float">
            <text:p>0.36</text:p>
          </table:table-cell>
          <table:table-cell table:number-columns-repeated="254"/>
        </table:table-row>
        <table:table-row table:style-name="ro1">
          <table:table-cell table:formula="of:=[.A6]+0.1" office:value-type="float" office:value="-0.5" calcext:value-type="float">
            <text:p>-0.5</text:p>
          </table:table-cell>
          <table:table-cell table:formula="of:=[.A7]*[.A7]" office:value-type="float" office:value="0.25" calcext:value-type="float">
            <text:p>0.25</text:p>
          </table:table-cell>
          <table:table-cell table:number-columns-repeated="254"/>
        </table:table-row>
        <table:table-row table:style-name="ro1">
          <table:table-cell table:formula="of:=[.A7]+0.1" office:value-type="float" office:value="-0.4" calcext:value-type="float">
            <text:p>-0.4</text:p>
          </table:table-cell>
          <table:table-cell table:formula="of:=[.A8]*[.A8]" office:value-type="float" office:value="0.16" calcext:value-type="float">
            <text:p>0.16</text:p>
          </table:table-cell>
          <table:table-cell table:number-columns-repeated="254"/>
        </table:table-row>
        <table:table-row table:style-name="ro1">
          <table:table-cell table:formula="of:=[.A8]+0.1" office:value-type="float" office:value="-0.3" calcext:value-type="float">
            <text:p>-0.3</text:p>
          </table:table-cell>
          <table:table-cell table:formula="of:=[.A9]*[.A9]" office:value-type="float" office:value="0.0900000000000001" calcext:value-type="float">
            <text:p>0.09</text:p>
          </table:table-cell>
          <table:table-cell table:number-columns-repeated="254"/>
        </table:table-row>
        <table:table-row table:style-name="ro1">
          <table:table-cell table:formula="of:=[.A9]+0.1" office:value-type="float" office:value="-0.2" calcext:value-type="float">
            <text:p>-0.2</text:p>
          </table:table-cell>
          <table:table-cell table:formula="of:=[.A10]*[.A10]" office:value-type="float" office:value="0.0400000000000001" calcext:value-type="float">
            <text:p>0.04</text:p>
          </table:table-cell>
          <table:table-cell table:number-columns-repeated="254"/>
        </table:table-row>
        <table:table-row table:style-name="ro1">
          <table:table-cell table:formula="of:=[.A10]+0.1" office:value-type="float" office:value="-0.1" calcext:value-type="float">
            <text:p>-0.1</text:p>
          </table:table-cell>
          <table:table-cell table:formula="of:=[.A11]*[.A11]" office:value-type="float" office:value="0.01" calcext:value-type="float">
            <text:p>0.01</text:p>
          </table:table-cell>
          <table:table-cell table:number-columns-repeated="254"/>
        </table:table-row>
        <table:table-row table:style-name="ro1">
          <table:table-cell table:formula="of:=[.A11]+0.1" office:value-type="float" office:value="0" calcext:value-type="float">
            <text:p>0</text:p>
          </table:table-cell>
          <table:table-cell table:formula="of:=[.A12]*[.A12]" office:value-type="float" office:value="0" calcext:value-type="float">
            <text:p>0</text:p>
          </table:table-cell>
          <table:table-cell table:number-columns-repeated="254"/>
        </table:table-row>
        <table:table-row table:style-name="ro1">
          <table:table-cell table:formula="of:=[.A12]+0.1" office:value-type="float" office:value="0.1" calcext:value-type="float">
            <text:p>0.1</text:p>
          </table:table-cell>
          <table:table-cell table:formula="of:=[.A13]*[.A13]" office:value-type="float" office:value="0.01" calcext:value-type="float">
            <text:p>0.01</text:p>
          </table:table-cell>
          <table:table-cell table:number-columns-repeated="254"/>
        </table:table-row>
        <table:table-row table:style-name="ro1">
          <table:table-cell table:formula="of:=[.A13]+0.1" office:value-type="float" office:value="0.2" calcext:value-type="float">
            <text:p>0.2</text:p>
          </table:table-cell>
          <table:table-cell table:formula="of:=[.A14]*[.A14]" office:value-type="float" office:value="0.04" calcext:value-type="float">
            <text:p>0.04</text:p>
          </table:table-cell>
          <table:table-cell table:number-columns-repeated="254"/>
        </table:table-row>
        <table:table-row table:style-name="ro1">
          <table:table-cell table:formula="of:=[.A14]+0.1" office:value-type="float" office:value="0.3" calcext:value-type="float">
            <text:p>0.3</text:p>
          </table:table-cell>
          <table:table-cell table:formula="of:=[.A15]*[.A15]" office:value-type="float" office:value="0.09" calcext:value-type="float">
            <text:p>0.09</text:p>
          </table:table-cell>
          <table:table-cell table:number-columns-repeated="254"/>
        </table:table-row>
        <table:table-row table:style-name="ro1">
          <table:table-cell table:formula="of:=[.A15]+0.1" office:value-type="float" office:value="0.4" calcext:value-type="float">
            <text:p>0.4</text:p>
          </table:table-cell>
          <table:table-cell table:formula="of:=[.A16]*[.A16]" office:value-type="float" office:value="0.16" calcext:value-type="float">
            <text:p>0.16</text:p>
          </table:table-cell>
          <table:table-cell table:number-columns-repeated="254"/>
        </table:table-row>
        <table:table-row table:style-name="ro1">
          <table:table-cell table:formula="of:=[.A16]+0.1" office:value-type="float" office:value="0.5" calcext:value-type="float">
            <text:p>0.5</text:p>
          </table:table-cell>
          <table:table-cell table:formula="of:=[.A17]*[.A17]" office:value-type="float" office:value="0.25" calcext:value-type="float">
            <text:p>0.25</text:p>
          </table:table-cell>
          <table:table-cell table:number-columns-repeated="254"/>
        </table:table-row>
        <table:table-row table:style-name="ro1">
          <table:table-cell table:formula="of:=[.A17]+0.1" office:value-type="float" office:value="0.6" calcext:value-type="float">
            <text:p>0.6</text:p>
          </table:table-cell>
          <table:table-cell table:formula="of:=[.A18]*[.A18]" office:value-type="float" office:value="0.36" calcext:value-type="float">
            <text:p>0.36</text:p>
          </table:table-cell>
          <table:table-cell table:number-columns-repeated="254"/>
        </table:table-row>
        <table:table-row table:style-name="ro1">
          <table:table-cell table:formula="of:=[.A18]+0.1" office:value-type="float" office:value="0.7" calcext:value-type="float">
            <text:p>0.7</text:p>
          </table:table-cell>
          <table:table-cell table:formula="of:=[.A19]*[.A19]" office:value-type="float" office:value="0.49" calcext:value-type="float">
            <text:p>0.49</text:p>
          </table:table-cell>
          <table:table-cell table:number-columns-repeated="254"/>
        </table:table-row>
        <table:table-row table:style-name="ro1">
          <table:table-cell table:formula="of:=[.A19]+0.1" office:value-type="float" office:value="0.8" calcext:value-type="float">
            <text:p>0.8</text:p>
          </table:table-cell>
          <table:table-cell table:formula="of:=[.A20]*[.A20]" office:value-type="float" office:value="0.64" calcext:value-type="float">
            <text:p>0.64</text:p>
          </table:table-cell>
          <table:table-cell table:number-columns-repeated="254"/>
        </table:table-row>
        <table:table-row table:style-name="ro1">
          <table:table-cell table:formula="of:=[.A20]+0.1" office:value-type="float" office:value="0.9" calcext:value-type="float">
            <text:p>0.9</text:p>
          </table:table-cell>
          <table:table-cell table:formula="of:=[.A21]*[.A21]" office:value-type="float" office:value="0.81" calcext:value-type="float">
            <text:p>0.81</text:p>
          </table:table-cell>
          <table:table-cell table:number-columns-repeated="254"/>
        </table:table-row>
        <table:table-row table:style-name="ro1">
          <table:table-cell table:formula="of:=[.A21]+0.1" office:value-type="float" office:value="1" calcext:value-type="float">
            <text:p>1</text:p>
          </table:table-cell>
          <table:table-cell table:formula="of:=[.A22]*[.A22]" office:value-type="float" office:value="1" calcext:value-type="float">
            <text:p>1</text:p>
          </table:table-cell>
          <table:table-cell table:number-columns-repeated="254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1" table:number-columns-repeated="4" table:default-cell-style-name="ce1"/>
        <table:table-column table:style-name="co2" table:number-columns-repeated="251" table:default-cell-style-name="ce2"/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y=x</text:p>
          </table:table-cell>
          <table:table-cell office:value-type="string" calcext:value-type="string">
            <text:p>y=x^2</text:p>
          </table:table-cell>
          <table:table-cell office:value-type="string" calcext:value-type="string">
            <text:p>y=x^3</text:p>
          </table:table-cell>
          <table:table-cell table:number-columns-repeated="251"/>
        </table:table-row>
        <table:table-row table:style-name="ro3">
          <table:table-cell office:value-type="float" office:value="-1" calcext:value-type="float">
            <text:p>-1</text:p>
          </table:table-cell>
          <table:table-cell table:formula="of:=[.A2]" office:value-type="float" office:value="-1" calcext:value-type="float">
            <text:p>-1</text:p>
          </table:table-cell>
          <table:table-cell table:formula="of:=[.A2]*[.A2]" office:value-type="float" office:value="1" calcext:value-type="float">
            <text:p>1</text:p>
          </table:table-cell>
          <table:table-cell table:formula="of:=[.A2]*[.A2]*[.A2]" office:value-type="float" office:value="-1" calcext:value-type="float">
            <text:p>-1</text:p>
          </table:table-cell>
          <table:table-cell table:number-columns-repeated="251"/>
        </table:table-row>
        <table:table-row table:style-name="ro3">
          <table:table-cell table:formula="of:=[.A2]+0.1" office:value-type="float" office:value="-0.9" calcext:value-type="float">
            <text:p>-0.9</text:p>
          </table:table-cell>
          <table:table-cell table:formula="of:=[.A3]" office:value-type="float" office:value="-0.9" calcext:value-type="float">
            <text:p>-0.9</text:p>
          </table:table-cell>
          <table:table-cell table:formula="of:=[.A3]*[.A3]" office:value-type="float" office:value="0.81" calcext:value-type="float">
            <text:p>0.81</text:p>
          </table:table-cell>
          <table:table-cell table:formula="of:=[.A3]*[.A3]*[.A3]" office:value-type="float" office:value="-0.729" calcext:value-type="float">
            <text:p>-0.73</text:p>
          </table:table-cell>
          <table:table-cell table:number-columns-repeated="251"/>
        </table:table-row>
        <table:table-row table:style-name="ro3">
          <table:table-cell table:formula="of:=[.A3]+0.1" office:value-type="float" office:value="-0.8" calcext:value-type="float">
            <text:p>-0.8</text:p>
          </table:table-cell>
          <table:table-cell table:formula="of:=[.A4]" office:value-type="float" office:value="-0.8" calcext:value-type="float">
            <text:p>-0.8</text:p>
          </table:table-cell>
          <table:table-cell table:formula="of:=[.A4]*[.A4]" office:value-type="float" office:value="0.64" calcext:value-type="float">
            <text:p>0.64</text:p>
          </table:table-cell>
          <table:table-cell table:formula="of:=[.A4]*[.A4]*[.A4]" office:value-type="float" office:value="-0.512" calcext:value-type="float">
            <text:p>-0.51</text:p>
          </table:table-cell>
          <table:table-cell table:number-columns-repeated="251"/>
        </table:table-row>
        <table:table-row table:style-name="ro3">
          <table:table-cell table:formula="of:=[.A4]+0.1" office:value-type="float" office:value="-0.7" calcext:value-type="float">
            <text:p>-0.7</text:p>
          </table:table-cell>
          <table:table-cell table:formula="of:=[.A5]" office:value-type="float" office:value="-0.7" calcext:value-type="float">
            <text:p>-0.7</text:p>
            <draw:frame table:end-cell-address="表2.F20" table:end-x="2.125cm" table:end-y="0.201cm" draw:z-index="0" draw:style-name="gr1" svg:width="8.015cm" svg:height="8.471cm" svg:x="1.268cm" svg:y="0.091cm">
              <draw:object draw:notify-on-update-of-ranges="表2.A2:表2.A22 表2.B1:表2.B1 表2.B2:表2.B22 表2.A2:表2.A22 表2.C1:表2.C1 表2.C2:表2.C22 表2.A2:表2.A22 表2.D1:表2.D1 表2.D2:表2.D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f:=[.A5]*[.A5]" office:value-type="float" office:value="0.49" calcext:value-type="float">
            <text:p>0.49</text:p>
          </table:table-cell>
          <table:table-cell table:formula="of:=[.A5]*[.A5]*[.A5]" office:value-type="float" office:value="-0.343" calcext:value-type="float">
            <text:p>-0.34</text:p>
          </table:table-cell>
          <table:table-cell table:number-columns-repeated="251"/>
        </table:table-row>
        <table:table-row table:style-name="ro3">
          <table:table-cell table:formula="of:=[.A5]+0.1" office:value-type="float" office:value="-0.6" calcext:value-type="float">
            <text:p>-0.6</text:p>
          </table:table-cell>
          <table:table-cell table:formula="of:=[.A6]" office:value-type="float" office:value="-0.6" calcext:value-type="float">
            <text:p>-0.6</text:p>
          </table:table-cell>
          <table:table-cell table:formula="of:=[.A6]*[.A6]" office:value-type="float" office:value="0.36" calcext:value-type="float">
            <text:p>0.36</text:p>
          </table:table-cell>
          <table:table-cell table:formula="of:=[.A6]*[.A6]*[.A6]" office:value-type="float" office:value="-0.216" calcext:value-type="float">
            <text:p>-0.22</text:p>
          </table:table-cell>
          <table:table-cell table:number-columns-repeated="251"/>
        </table:table-row>
        <table:table-row table:style-name="ro3">
          <table:table-cell table:formula="of:=[.A6]+0.1" office:value-type="float" office:value="-0.5" calcext:value-type="float">
            <text:p>-0.5</text:p>
          </table:table-cell>
          <table:table-cell table:formula="of:=[.A7]" office:value-type="float" office:value="-0.5" calcext:value-type="float">
            <text:p>-0.5</text:p>
          </table:table-cell>
          <table:table-cell table:formula="of:=[.A7]*[.A7]" office:value-type="float" office:value="0.25" calcext:value-type="float">
            <text:p>0.25</text:p>
          </table:table-cell>
          <table:table-cell table:formula="of:=[.A7]*[.A7]*[.A7]" office:value-type="float" office:value="-0.125" calcext:value-type="float">
            <text:p>-0.13</text:p>
          </table:table-cell>
          <table:table-cell table:number-columns-repeated="251"/>
        </table:table-row>
        <table:table-row table:style-name="ro3">
          <table:table-cell table:formula="of:=[.A7]+0.1" office:value-type="float" office:value="-0.4" calcext:value-type="float">
            <text:p>-0.4</text:p>
          </table:table-cell>
          <table:table-cell table:formula="of:=[.A8]" office:value-type="float" office:value="-0.4" calcext:value-type="float">
            <text:p>-0.4</text:p>
          </table:table-cell>
          <table:table-cell table:formula="of:=[.A8]*[.A8]" office:value-type="float" office:value="0.16" calcext:value-type="float">
            <text:p>0.16</text:p>
          </table:table-cell>
          <table:table-cell table:formula="of:=[.A8]*[.A8]*[.A8]" office:value-type="float" office:value="-0.0640000000000001" calcext:value-type="float">
            <text:p>-0.06</text:p>
          </table:table-cell>
          <table:table-cell table:number-columns-repeated="251"/>
        </table:table-row>
        <table:table-row table:style-name="ro3">
          <table:table-cell table:formula="of:=[.A8]+0.1" office:value-type="float" office:value="-0.3" calcext:value-type="float">
            <text:p>-0.3</text:p>
          </table:table-cell>
          <table:table-cell table:formula="of:=[.A9]" office:value-type="float" office:value="-0.3" calcext:value-type="float">
            <text:p>-0.3</text:p>
          </table:table-cell>
          <table:table-cell table:formula="of:=[.A9]*[.A9]" office:value-type="float" office:value="0.0900000000000001" calcext:value-type="float">
            <text:p>0.09</text:p>
          </table:table-cell>
          <table:table-cell table:formula="of:=[.A9]*[.A9]*[.A9]" office:value-type="float" office:value="-0.027" calcext:value-type="float">
            <text:p>-0.03</text:p>
          </table:table-cell>
          <table:table-cell table:number-columns-repeated="251"/>
        </table:table-row>
        <table:table-row table:style-name="ro3">
          <table:table-cell table:formula="of:=[.A9]+0.1" office:value-type="float" office:value="-0.2" calcext:value-type="float">
            <text:p>-0.2</text:p>
          </table:table-cell>
          <table:table-cell table:formula="of:=[.A10]" office:value-type="float" office:value="-0.2" calcext:value-type="float">
            <text:p>-0.2</text:p>
          </table:table-cell>
          <table:table-cell table:formula="of:=[.A10]*[.A10]" office:value-type="float" office:value="0.0400000000000001" calcext:value-type="float">
            <text:p>0.04</text:p>
          </table:table-cell>
          <table:table-cell table:formula="of:=[.A10]*[.A10]*[.A10]" office:value-type="float" office:value="-0.00800000000000002" calcext:value-type="float">
            <text:p>-0.01</text:p>
          </table:table-cell>
          <table:table-cell table:number-columns-repeated="251"/>
        </table:table-row>
        <table:table-row table:style-name="ro3">
          <table:table-cell table:formula="of:=[.A10]+0.1" office:value-type="float" office:value="-0.1" calcext:value-type="float">
            <text:p>-0.1</text:p>
          </table:table-cell>
          <table:table-cell table:formula="of:=[.A11]" office:value-type="float" office:value="-0.1" calcext:value-type="float">
            <text:p>-0.1</text:p>
          </table:table-cell>
          <table:table-cell table:formula="of:=[.A11]*[.A11]" office:value-type="float" office:value="0.01" calcext:value-type="float">
            <text:p>0.01</text:p>
          </table:table-cell>
          <table:table-cell table:formula="of:=[.A11]*[.A11]*[.A11]" office:value-type="float" office:value="-0.001" calcext:value-type="float">
            <text:p>0</text:p>
          </table:table-cell>
          <table:table-cell table:number-columns-repeated="251"/>
        </table:table-row>
        <table:table-row table:style-name="ro3">
          <table:table-cell table:formula="of:=[.A11]+0.1" office:value-type="float" office:value="0" calcext:value-type="float">
            <text:p>0</text:p>
          </table:table-cell>
          <table:table-cell table:formula="of:=[.A12]" office:value-type="float" office:value="0" calcext:value-type="float">
            <text:p>0</text:p>
          </table:table-cell>
          <table:table-cell table:formula="of:=[.A12]*[.A12]" office:value-type="float" office:value="0" calcext:value-type="float">
            <text:p>0</text:p>
          </table:table-cell>
          <table:table-cell table:formula="of:=[.A12]*[.A12]*[.A12]" office:value-type="float" office:value="0" calcext:value-type="float">
            <text:p>0</text:p>
          </table:table-cell>
          <table:table-cell table:number-columns-repeated="251"/>
        </table:table-row>
        <table:table-row table:style-name="ro3">
          <table:table-cell table:formula="of:=[.A12]+0.1" office:value-type="float" office:value="0.1" calcext:value-type="float">
            <text:p>0.1</text:p>
          </table:table-cell>
          <table:table-cell table:formula="of:=[.A13]" office:value-type="float" office:value="0.1" calcext:value-type="float">
            <text:p>0.1</text:p>
          </table:table-cell>
          <table:table-cell table:formula="of:=[.A13]*[.A13]" office:value-type="float" office:value="0.01" calcext:value-type="float">
            <text:p>0.01</text:p>
          </table:table-cell>
          <table:table-cell table:formula="of:=[.A13]*[.A13]*[.A13]" office:value-type="float" office:value="0.001" calcext:value-type="float">
            <text:p>0</text:p>
          </table:table-cell>
          <table:table-cell table:number-columns-repeated="251"/>
        </table:table-row>
        <table:table-row table:style-name="ro3">
          <table:table-cell table:formula="of:=[.A13]+0.1" office:value-type="float" office:value="0.2" calcext:value-type="float">
            <text:p>0.2</text:p>
          </table:table-cell>
          <table:table-cell table:formula="of:=[.A14]" office:value-type="float" office:value="0.2" calcext:value-type="float">
            <text:p>0.2</text:p>
          </table:table-cell>
          <table:table-cell table:formula="of:=[.A14]*[.A14]" office:value-type="float" office:value="0.04" calcext:value-type="float">
            <text:p>0.04</text:p>
          </table:table-cell>
          <table:table-cell table:formula="of:=[.A14]*[.A14]*[.A14]" office:value-type="float" office:value="0.008" calcext:value-type="float">
            <text:p>0.01</text:p>
          </table:table-cell>
          <table:table-cell table:number-columns-repeated="251"/>
        </table:table-row>
        <table:table-row table:style-name="ro3">
          <table:table-cell table:formula="of:=[.A14]+0.1" office:value-type="float" office:value="0.3" calcext:value-type="float">
            <text:p>0.3</text:p>
          </table:table-cell>
          <table:table-cell table:formula="of:=[.A15]" office:value-type="float" office:value="0.3" calcext:value-type="float">
            <text:p>0.3</text:p>
          </table:table-cell>
          <table:table-cell table:formula="of:=[.A15]*[.A15]" office:value-type="float" office:value="0.09" calcext:value-type="float">
            <text:p>0.09</text:p>
          </table:table-cell>
          <table:table-cell table:formula="of:=[.A15]*[.A15]*[.A15]" office:value-type="float" office:value="0.027" calcext:value-type="float">
            <text:p>0.03</text:p>
          </table:table-cell>
          <table:table-cell table:number-columns-repeated="251"/>
        </table:table-row>
        <table:table-row table:style-name="ro3">
          <table:table-cell table:formula="of:=[.A15]+0.1" office:value-type="float" office:value="0.4" calcext:value-type="float">
            <text:p>0.4</text:p>
          </table:table-cell>
          <table:table-cell table:formula="of:=[.A16]" office:value-type="float" office:value="0.4" calcext:value-type="float">
            <text:p>0.4</text:p>
          </table:table-cell>
          <table:table-cell table:formula="of:=[.A16]*[.A16]" office:value-type="float" office:value="0.16" calcext:value-type="float">
            <text:p>0.16</text:p>
          </table:table-cell>
          <table:table-cell table:formula="of:=[.A16]*[.A16]*[.A16]" office:value-type="float" office:value="0.064" calcext:value-type="float">
            <text:p>0.06</text:p>
          </table:table-cell>
          <table:table-cell table:number-columns-repeated="251"/>
        </table:table-row>
        <table:table-row table:style-name="ro3">
          <table:table-cell table:formula="of:=[.A16]+0.1" office:value-type="float" office:value="0.5" calcext:value-type="float">
            <text:p>0.5</text:p>
          </table:table-cell>
          <table:table-cell table:formula="of:=[.A17]" office:value-type="float" office:value="0.5" calcext:value-type="float">
            <text:p>0.5</text:p>
          </table:table-cell>
          <table:table-cell table:formula="of:=[.A17]*[.A17]" office:value-type="float" office:value="0.25" calcext:value-type="float">
            <text:p>0.25</text:p>
          </table:table-cell>
          <table:table-cell table:formula="of:=[.A17]*[.A17]*[.A17]" office:value-type="float" office:value="0.125" calcext:value-type="float">
            <text:p>0.13</text:p>
          </table:table-cell>
          <table:table-cell table:number-columns-repeated="251"/>
        </table:table-row>
        <table:table-row table:style-name="ro3">
          <table:table-cell table:formula="of:=[.A17]+0.1" office:value-type="float" office:value="0.6" calcext:value-type="float">
            <text:p>0.6</text:p>
          </table:table-cell>
          <table:table-cell table:formula="of:=[.A18]" office:value-type="float" office:value="0.6" calcext:value-type="float">
            <text:p>0.6</text:p>
          </table:table-cell>
          <table:table-cell table:formula="of:=[.A18]*[.A18]" office:value-type="float" office:value="0.36" calcext:value-type="float">
            <text:p>0.36</text:p>
          </table:table-cell>
          <table:table-cell table:formula="of:=[.A18]*[.A18]*[.A18]" office:value-type="float" office:value="0.216" calcext:value-type="float">
            <text:p>0.22</text:p>
          </table:table-cell>
          <table:table-cell table:number-columns-repeated="251"/>
        </table:table-row>
        <table:table-row table:style-name="ro3">
          <table:table-cell table:formula="of:=[.A18]+0.1" office:value-type="float" office:value="0.7" calcext:value-type="float">
            <text:p>0.7</text:p>
          </table:table-cell>
          <table:table-cell table:formula="of:=[.A19]" office:value-type="float" office:value="0.7" calcext:value-type="float">
            <text:p>0.7</text:p>
          </table:table-cell>
          <table:table-cell table:formula="of:=[.A19]*[.A19]" office:value-type="float" office:value="0.49" calcext:value-type="float">
            <text:p>0.49</text:p>
          </table:table-cell>
          <table:table-cell table:formula="of:=[.A19]*[.A19]*[.A19]" office:value-type="float" office:value="0.343" calcext:value-type="float">
            <text:p>0.34</text:p>
          </table:table-cell>
          <table:table-cell table:number-columns-repeated="251"/>
        </table:table-row>
        <table:table-row table:style-name="ro3">
          <table:table-cell table:formula="of:=[.A19]+0.1" office:value-type="float" office:value="0.8" calcext:value-type="float">
            <text:p>0.8</text:p>
          </table:table-cell>
          <table:table-cell table:formula="of:=[.A20]" office:value-type="float" office:value="0.8" calcext:value-type="float">
            <text:p>0.8</text:p>
          </table:table-cell>
          <table:table-cell table:formula="of:=[.A20]*[.A20]" office:value-type="float" office:value="0.64" calcext:value-type="float">
            <text:p>0.64</text:p>
          </table:table-cell>
          <table:table-cell table:formula="of:=[.A20]*[.A20]*[.A20]" office:value-type="float" office:value="0.512" calcext:value-type="float">
            <text:p>0.51</text:p>
          </table:table-cell>
          <table:table-cell table:number-columns-repeated="251"/>
        </table:table-row>
        <table:table-row table:style-name="ro3">
          <table:table-cell table:formula="of:=[.A20]+0.1" office:value-type="float" office:value="0.9" calcext:value-type="float">
            <text:p>0.9</text:p>
          </table:table-cell>
          <table:table-cell table:formula="of:=[.A21]" office:value-type="float" office:value="0.9" calcext:value-type="float">
            <text:p>0.9</text:p>
          </table:table-cell>
          <table:table-cell table:formula="of:=[.A21]*[.A21]" office:value-type="float" office:value="0.81" calcext:value-type="float">
            <text:p>0.81</text:p>
          </table:table-cell>
          <table:table-cell table:formula="of:=[.A21]*[.A21]*[.A21]" office:value-type="float" office:value="0.729" calcext:value-type="float">
            <text:p>0.73</text:p>
          </table:table-cell>
          <table:table-cell table:number-columns-repeated="251"/>
        </table:table-row>
        <table:table-row table:style-name="ro3">
          <table:table-cell table:formula="of:=[.A21]+0.1" office:value-type="float" office:value="1" calcext:value-type="float">
            <text:p>1</text:p>
          </table:table-cell>
          <table:table-cell table:formula="of:=[.A22]" office:value-type="float" office:value="1" calcext:value-type="float">
            <text:p>1</text:p>
          </table:table-cell>
          <table:table-cell table:formula="of:=[.A22]*[.A22]" office:value-type="float" office:value="1" calcext:value-type="float">
            <text:p>1</text:p>
          </table:table-cell>
          <table:table-cell table:formula="of:=[.A22]*[.A22]*[.A22]" office:value-type="float" office:value="1" calcext:value-type="float">
            <text:p>1</text:p>
          </table:table-cell>
          <table:table-cell table:number-columns-repeated="251"/>
        </table:table-row>
        <table:table-row table:style-name="ro3" table:number-rows-repeated="65513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表3" table:style-name="ta1" table:print="false">
        <table:table-column table:style-name="co4" table:number-columns-repeated="5" table:default-cell-style-name="ce3"/>
        <table:table-column table:style-name="co2" table:number-columns-repeated="250" table:default-cell-style-name="ce3"/>
        <table:table-column table:style-name="co2" table:default-cell-style-name="ce4"/>
        <table:table-row table:style-name="ro3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51"/>
        </table:table-row>
        <table:table-row table:style-name="ro3">
          <table:table-cell office:value-type="float" office:value="-3.5" calcext:value-type="float">
            <text:p>-3.5</text:p>
          </table:table-cell>
          <table:table-cell table:formula="of:=SIN([.B$1]*[.$A2])/[.B$1]" office:value-type="float" office:value="0.35078322768962" calcext:value-type="float">
            <text:p>0.35</text:p>
          </table:table-cell>
          <table:table-cell table:formula="of:=SIN([.C$1]*[.$A2])/[.C$1]" office:value-type="float" office:value="-0.328493299359395" calcext:value-type="float">
            <text:p>-0.33</text:p>
          </table:table-cell>
          <table:table-cell table:formula="of:=SIN([.D$1]*[.$A2])/[.D$1]" office:value-type="float" office:value="0.293231919990557" calcext:value-type="float">
            <text:p>0.29</text:p>
          </table:table-cell>
          <table:table-cell table:formula="of:=SIN([.E$1]*[.$A2])/[.E$1]" office:value-type="float" office:value="-0.247651838923718" calcext:value-type="float">
            <text:p>-0.25</text:p>
          </table:table-cell>
          <table:table-cell table:number-columns-repeated="251"/>
        </table:table-row>
        <table:table-row table:style-name="ro3">
          <table:table-cell table:formula="of:=[.A2]+0.2" office:value-type="float" office:value="-3.3" calcext:value-type="float">
            <text:p>-3.3</text:p>
          </table:table-cell>
          <table:table-cell table:formula="of:=SIN([.B$1]*[.$A3])/[.B$1]" office:value-type="float" office:value="0.157745694143248" calcext:value-type="float">
            <text:p>0.16</text:p>
          </table:table-cell>
          <table:table-cell table:formula="of:=SIN([.C$1]*[.$A3])/[.C$1]" office:value-type="float" office:value="-0.155770681756689" calcext:value-type="float">
            <text:p>-0.16</text:p>
          </table:table-cell>
          <table:table-cell table:formula="of:=SIN([.D$1]*[.$A3])/[.D$1]" office:value-type="float" office:value="0.152511964591773" calcext:value-type="float">
            <text:p>0.15</text:p>
          </table:table-cell>
          <table:table-cell table:formula="of:=SIN([.E$1]*[.$A3])/[.E$1]" office:value-type="float" office:value="-0.148018378676806" calcext:value-type="float">
            <text:p>-0.15</text:p>
          </table:table-cell>
          <table:table-cell table:number-columns-repeated="251"/>
        </table:table-row>
        <table:table-row table:style-name="ro3">
          <table:table-cell table:formula="of:=[.A3]+0.2" office:value-type="float" office:value="-3.1" calcext:value-type="float">
            <text:p>-3.1</text:p>
          </table:table-cell>
          <table:table-cell table:formula="of:=SIN([.B$1]*[.$A4])/[.B$1]" office:value-type="float" office:value="-0.0415806624332909" calcext:value-type="float">
            <text:p>-0.04</text:p>
          </table:table-cell>
          <table:table-cell table:formula="of:=SIN([.C$1]*[.$A4])/[.C$1]" office:value-type="float" office:value="0.0415447014087486" calcext:value-type="float">
            <text:p>0.04</text:p>
          </table:table-cell>
          <table:table-cell table:formula="of:=SIN([.D$1]*[.$A4])/[.D$1]" office:value-type="float" office:value="-0.0414848078356878" calcext:value-type="float">
            <text:p>-0.04</text:p>
          </table:table-cell>
          <table:table-cell table:formula="of:=SIN([.E$1]*[.$A4])/[.E$1]" office:value-type="float" office:value="0.0414010438620778" calcext:value-type="float">
            <text:p>0.04</text:p>
          </table:table-cell>
          <table:table-cell table:number-columns-repeated="251"/>
        </table:table-row>
        <table:table-row table:style-name="ro3">
          <table:table-cell table:formula="of:=[.A4]+0.2" office:value-type="float" office:value="-2.9" calcext:value-type="float">
            <text:p>-2.9</text:p>
          </table:table-cell>
          <table:table-cell table:formula="of:=SIN([.B$1]*[.$A5])/[.B$1]" office:value-type="float" office:value="-0.239249329213983" calcext:value-type="float">
            <text:p>-0.24</text:p>
          </table:table-cell>
          <table:table-cell table:formula="of:=SIN([.C$1]*[.$A5])/[.C$1]" office:value-type="float" office:value="0.232301089706879" calcext:value-type="float">
            <text:p>0.23</text:p>
          </table:table-cell>
          <table:table-cell table:formula="of:=SIN([.D$1]*[.$A5])/[.D$1]" office:value-type="float" office:value="-0.220989743360728" calcext:value-type="float">
            <text:p>-0.22</text:p>
          </table:table-cell>
          <table:table-cell table:formula="of:=SIN([.E$1]*[.$A5])/[.E$1]" office:value-type="float" office:value="0.205707148742177" calcext:value-type="float">
            <text:p>0.21</text:p>
          </table:table-cell>
          <table:table-cell table:number-columns-repeated="251"/>
        </table:table-row>
        <table:table-row table:style-name="ro3">
          <table:table-cell table:formula="of:=[.A5]+0.2" office:value-type="float" office:value="-2.7" calcext:value-type="float">
            <text:p>-2.7</text:p>
            <draw:frame table:end-cell-address="表3.G21" table:end-x="0.287cm" table:end-y="0.048cm" draw:z-index="0" draw:style-name="gr1" svg:width="8.827cm" svg:height="8.194cm" svg:x="1.251cm" svg:y="0.217cm">
              <draw:object draw:notify-on-update-of-ranges="表3.A1:表3.A37 表3.B1:表3.B37 表3.A1:表3.A37 表3.C1:表3.C37 表3.A1:表3.A37 表3.D1:表3.D37 表3.A1:表3.A37 表3.E1:表3.E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formula="of:=SIN([.B$1]*[.$A6])/[.B$1]" office:value-type="float" office:value="-0.427379880233831" calcext:value-type="float">
            <text:p>-0.43</text:p>
          </table:table-cell>
          <table:table-cell table:formula="of:=SIN([.C$1]*[.$A6])/[.C$1]" office:value-type="float" office:value="0.386382243777994" calcext:value-type="float">
            <text:p>0.39</text:p>
          </table:table-cell>
          <table:table-cell table:formula="of:=SIN([.D$1]*[.$A6])/[.D$1]" office:value-type="float" office:value="-0.323296603615029" calcext:value-type="float">
            <text:p>-0.32</text:p>
          </table:table-cell>
          <table:table-cell table:formula="of:=SIN([.E$1]*[.$A6])/[.E$1]" office:value-type="float" office:value="0.245234057516623" calcext:value-type="float">
            <text:p>0.25</text:p>
          </table:table-cell>
          <table:table-cell table:number-columns-repeated="251"/>
        </table:table-row>
        <table:table-row table:style-name="ro3">
          <table:table-cell table:formula="of:=[.A6]+0.2" office:value-type="float" office:value="-2.5" calcext:value-type="float">
            <text:p>-2.5</text:p>
          </table:table-cell>
          <table:table-cell table:formula="of:=SIN([.B$1]*[.$A7])/[.B$1]" office:value-type="float" office:value="-0.598472144103957" calcext:value-type="float">
            <text:p>-0.6</text:p>
          </table:table-cell>
          <table:table-cell table:formula="of:=SIN([.C$1]*[.$A7])/[.C$1]" office:value-type="float" office:value="0.47946213733157" calcext:value-type="float">
            <text:p>0.48</text:p>
          </table:table-cell>
          <table:table-cell table:formula="of:=SIN([.D$1]*[.$A7])/[.D$1]" office:value-type="float" office:value="-0.312666658924913" calcext:value-type="float">
            <text:p>-0.31</text:p>
          </table:table-cell>
          <table:table-cell table:formula="of:=SIN([.E$1]*[.$A7])/[.E$1]" office:value-type="float" office:value="0.136005277722342" calcext:value-type="float">
            <text:p>0.14</text:p>
          </table:table-cell>
          <table:table-cell table:number-columns-repeated="251"/>
        </table:table-row>
        <table:table-row table:style-name="ro3">
          <table:table-cell table:formula="of:=[.A7]+0.2" office:value-type="float" office:value="-2.3" calcext:value-type="float">
            <text:p>-2.3</text:p>
          </table:table-cell>
          <table:table-cell table:formula="of:=SIN([.B$1]*[.$A8])/[.B$1]" office:value-type="float" office:value="-0.745705212176721" calcext:value-type="float">
            <text:p>-0.75</text:p>
          </table:table-cell>
          <table:table-cell table:formula="of:=SIN([.C$1]*[.$A8])/[.C$1]" office:value-type="float" office:value="0.496845501816732" calcext:value-type="float">
            <text:p>0.5</text:p>
          </table:table-cell>
          <table:table-cell table:formula="of:=SIN([.D$1]*[.$A8])/[.D$1]" office:value-type="float" office:value="-0.192813254796066" calcext:value-type="float">
            <text:p>-0.19</text:p>
          </table:table-cell>
          <table:table-cell table:formula="of:=SIN([.E$1]*[.$A8])/[.E$1]" office:value-type="float" office:value="-0.0557224785250628" calcext:value-type="float">
            <text:p>-0.06</text:p>
          </table:table-cell>
          <table:table-cell table:number-columns-repeated="251"/>
        </table:table-row>
        <table:table-row table:style-name="ro3">
          <table:table-cell table:formula="of:=[.A8]+0.2" office:value-type="float" office:value="-2.1" calcext:value-type="float">
            <text:p>-2.1</text:p>
          </table:table-cell>
          <table:table-cell table:formula="of:=SIN([.B$1]*[.$A9])/[.B$1]" office:value-type="float" office:value="-0.863209366648874" calcext:value-type="float">
            <text:p>-0.86</text:p>
          </table:table-cell>
          <table:table-cell table:formula="of:=SIN([.C$1]*[.$A9])/[.C$1]" office:value-type="float" office:value="0.435787886206793" calcext:value-type="float">
            <text:p>0.44</text:p>
          </table:table-cell>
          <table:table-cell table:formula="of:=SIN([.D$1]*[.$A9])/[.D$1]" office:value-type="float" office:value="-0.00560463349478205" calcext:value-type="float">
            <text:p>-0.01</text:p>
          </table:table-cell>
          <table:table-cell table:formula="of:=SIN([.E$1]*[.$A9])/[.E$1]" office:value-type="float" office:value="-0.213649727022071" calcext:value-type="float">
            <text:p>-0.21</text:p>
          </table:table-cell>
          <table:table-cell table:number-columns-repeated="251"/>
        </table:table-row>
        <table:table-row table:style-name="ro3">
          <table:table-cell table:formula="of:=[.A9]+0.2" office:value-type="float" office:value="-1.9" calcext:value-type="float">
            <text:p>-1.9</text:p>
          </table:table-cell>
          <table:table-cell table:formula="of:=SIN([.B$1]*[.$A10])/[.B$1]" office:value-type="float" office:value="-0.946300087687415" calcext:value-type="float">
            <text:p>-0.95</text:p>
          </table:table-cell>
          <table:table-cell table:formula="of:=SIN([.C$1]*[.$A10])/[.C$1]" office:value-type="float" office:value="0.305928945471359" calcext:value-type="float">
            <text:p>0.31</text:p>
          </table:table-cell>
          <table:table-cell table:formula="of:=SIN([.D$1]*[.$A10])/[.D$1]" office:value-type="float" office:value="0.183561847532547" calcext:value-type="float">
            <text:p>0.18</text:p>
          </table:table-cell>
          <table:table-cell table:formula="of:=SIN([.E$1]*[.$A10])/[.E$1]" office:value-type="float" office:value="-0.241979918007871" calcext:value-type="float">
            <text:p>-0.24</text:p>
          </table:table-cell>
          <table:table-cell table:number-columns-repeated="251"/>
        </table:table-row>
        <table:table-row table:style-name="ro3">
          <table:table-cell table:formula="of:=[.A10]+0.2" office:value-type="float" office:value="-1.7" calcext:value-type="float">
            <text:p>-1.7</text:p>
          </table:table-cell>
          <table:table-cell table:formula="of:=SIN([.B$1]*[.$A11])/[.B$1]" office:value-type="float" office:value="-0.991664810452469" calcext:value-type="float">
            <text:p>-0.99</text:p>
          </table:table-cell>
          <table:table-cell table:formula="of:=SIN([.C$1]*[.$A11])/[.C$1]" office:value-type="float" office:value="0.127770551013415" calcext:value-type="float">
            <text:p>0.13</text:p>
          </table:table-cell>
          <table:table-cell table:formula="of:=SIN([.D$1]*[.$A11])/[.D$1]" office:value-type="float" office:value="0.308604894109245" calcext:value-type="float">
            <text:p>0.31</text:p>
          </table:table-cell>
          <table:table-cell table:formula="of:=SIN([.E$1]*[.$A11])/[.E$1]" office:value-type="float" office:value="-0.123528337784651" calcext:value-type="float">
            <text:p>-0.12</text:p>
          </table:table-cell>
          <table:table-cell table:number-columns-repeated="251"/>
        </table:table-row>
        <table:table-row table:style-name="ro3">
          <table:table-cell table:formula="of:=[.A11]+0.2" office:value-type="float" office:value="-1.5" calcext:value-type="float">
            <text:p>-1.5</text:p>
          </table:table-cell>
          <table:table-cell table:formula="of:=SIN([.B$1]*[.$A12])/[.B$1]" office:value-type="float" office:value="-0.997494986604054" calcext:value-type="float">
            <text:p>-1</text:p>
          </table:table-cell>
          <table:table-cell table:formula="of:=SIN([.C$1]*[.$A12])/[.C$1]" office:value-type="float" office:value="-0.0705600040299347" calcext:value-type="float">
            <text:p>-0.07</text:p>
          </table:table-cell>
          <table:table-cell table:formula="of:=SIN([.D$1]*[.$A12])/[.D$1]" office:value-type="float" office:value="0.325843372555032" calcext:value-type="float">
            <text:p>0.33</text:p>
          </table:table-cell>
          <table:table-cell table:formula="of:=SIN([.E$1]*[.$A12])/[.E$1]" office:value-type="float" office:value="0.0698538745497325" calcext:value-type="float">
            <text:p>0.07</text:p>
          </table:table-cell>
          <table:table-cell table:number-columns-repeated="251"/>
        </table:table-row>
        <table:table-row table:style-name="ro3">
          <table:table-cell table:formula="of:=[.A12]+0.2" office:value-type="float" office:value="-1.3" calcext:value-type="float">
            <text:p>-1.3</text:p>
          </table:table-cell>
          <table:table-cell table:formula="of:=SIN([.B$1]*[.$A13])/[.B$1]" office:value-type="float" office:value="-0.963558185417193" calcext:value-type="float">
            <text:p>-0.96</text:p>
          </table:table-cell>
          <table:table-cell table:formula="of:=SIN([.C$1]*[.$A13])/[.C$1]" office:value-type="float" office:value="-0.257750685910733" calcext:value-type="float">
            <text:p>-0.26</text:p>
          </table:table-cell>
          <table:table-cell table:formula="of:=SIN([.D$1]*[.$A13])/[.D$1]" office:value-type="float" office:value="0.229255386394657" calcext:value-type="float">
            <text:p>0.23</text:p>
          </table:table-cell>
          <table:table-cell table:formula="of:=SIN([.E$1]*[.$A13])/[.E$1]" office:value-type="float" office:value="0.220863663930039" calcext:value-type="float">
            <text:p>0.22</text:p>
          </table:table-cell>
          <table:table-cell table:number-columns-repeated="251"/>
        </table:table-row>
        <table:table-row table:style-name="ro3">
          <table:table-cell table:formula="of:=[.A13]+0.2" office:value-type="float" office:value="-1.1" calcext:value-type="float">
            <text:p>-1.1</text:p>
          </table:table-cell>
          <table:table-cell table:formula="of:=SIN([.B$1]*[.$A14])/[.B$1]" office:value-type="float" office:value="-0.891207360061435" calcext:value-type="float">
            <text:p>-0.89</text:p>
          </table:table-cell>
          <table:table-cell table:formula="of:=SIN([.C$1]*[.$A14])/[.C$1]" office:value-type="float" office:value="-0.404248201909796" calcext:value-type="float">
            <text:p>-0.4</text:p>
          </table:table-cell>
          <table:table-cell table:formula="of:=SIN([.D$1]*[.$A14])/[.D$1]" office:value-type="float" office:value="0.0525818980477485" calcext:value-type="float">
            <text:p>0.05</text:p>
          </table:table-cell>
          <table:table-cell table:formula="of:=SIN([.E$1]*[.$A14])/[.E$1]" office:value-type="float" office:value="0.237900518472379" calcext:value-type="float">
            <text:p>0.24</text:p>
          </table:table-cell>
          <table:table-cell table:number-columns-repeated="251"/>
        </table:table-row>
        <table:table-row table:style-name="ro3">
          <table:table-cell table:formula="of:=[.A14]+0.2" office:value-type="float" office:value="-0.899999999999999" calcext:value-type="float">
            <text:p>-0.9</text:p>
          </table:table-cell>
          <table:table-cell table:formula="of:=SIN([.B$1]*[.$A15])/[.B$1]" office:value-type="float" office:value="-0.783326909627483" calcext:value-type="float">
            <text:p>-0.78</text:p>
          </table:table-cell>
          <table:table-cell table:formula="of:=SIN([.C$1]*[.$A15])/[.C$1]" office:value-type="float" office:value="-0.486923815439098" calcext:value-type="float">
            <text:p>-0.49</text:p>
          </table:table-cell>
          <table:table-cell table:formula="of:=SIN([.D$1]*[.$A15])/[.D$1]" office:value-type="float" office:value="-0.142459960077944" calcext:value-type="float">
            <text:p>-0.14</text:p>
          </table:table-cell>
          <table:table-cell table:formula="of:=SIN([.E$1]*[.$A15])/[.E$1]" office:value-type="float" office:value="0.110630110823712" calcext:value-type="float">
            <text:p>0.11</text:p>
          </table:table-cell>
          <table:table-cell table:number-columns-repeated="251"/>
        </table:table-row>
        <table:table-row table:style-name="ro3">
          <table:table-cell table:formula="of:=[.A15]+0.2" office:value-type="float" office:value="-0.699999999999999" calcext:value-type="float">
            <text:p>-0.7</text:p>
          </table:table-cell>
          <table:table-cell table:formula="of:=SIN([.B$1]*[.$A16])/[.B$1]" office:value-type="float" office:value="-0.64421768723769" calcext:value-type="float">
            <text:p>-0.64</text:p>
          </table:table-cell>
          <table:table-cell table:formula="of:=SIN([.C$1]*[.$A16])/[.C$1]" office:value-type="float" office:value="-0.49272486499423" calcext:value-type="float">
            <text:p>-0.49</text:p>
          </table:table-cell>
          <table:table-cell table:formula="of:=SIN([.D$1]*[.$A16])/[.D$1]" office:value-type="float" office:value="-0.287736455549625" calcext:value-type="float">
            <text:p>-0.29</text:p>
          </table:table-cell>
          <table:table-cell table:formula="of:=SIN([.E$1]*[.$A16])/[.E$1]" office:value-type="float" office:value="-0.0837470375389771" calcext:value-type="float">
            <text:p>-0.08</text:p>
          </table:table-cell>
          <table:table-cell table:number-columns-repeated="251"/>
        </table:table-row>
        <table:table-row table:style-name="ro3">
          <table:table-cell table:formula="of:=[.A16]+0.2" office:value-type="float" office:value="-0.499999999999999" calcext:value-type="float">
            <text:p>-0.5</text:p>
          </table:table-cell>
          <table:table-cell table:formula="of:=SIN([.B$1]*[.$A17])/[.B$1]" office:value-type="float" office:value="-0.479425538604202" calcext:value-type="float">
            <text:p>-0.48</text:p>
          </table:table-cell>
          <table:table-cell table:formula="of:=SIN([.C$1]*[.$A17])/[.C$1]" office:value-type="float" office:value="-0.420735492403948" calcext:value-type="float">
            <text:p>-0.42</text:p>
          </table:table-cell>
          <table:table-cell table:formula="of:=SIN([.D$1]*[.$A17])/[.D$1]" office:value-type="float" office:value="-0.332498328868018" calcext:value-type="float">
            <text:p>-0.33</text:p>
          </table:table-cell>
          <table:table-cell table:formula="of:=SIN([.E$1]*[.$A17])/[.E$1]" office:value-type="float" office:value="-0.227324356706421" calcext:value-type="float">
            <text:p>-0.23</text:p>
          </table:table-cell>
          <table:table-cell table:number-columns-repeated="251"/>
        </table:table-row>
        <table:table-row table:style-name="ro3">
          <table:table-cell table:formula="of:=[.A17]+0.2" office:value-type="float" office:value="-0.299999999999999" calcext:value-type="float">
            <text:p>-0.3</text:p>
          </table:table-cell>
          <table:table-cell table:formula="of:=SIN([.B$1]*[.$A18])/[.B$1]" office:value-type="float" office:value="-0.295520206661339" calcext:value-type="float">
            <text:p>-0.3</text:p>
          </table:table-cell>
          <table:table-cell table:formula="of:=SIN([.C$1]*[.$A18])/[.C$1]" office:value-type="float" office:value="-0.282321236697517" calcext:value-type="float">
            <text:p>-0.28</text:p>
          </table:table-cell>
          <table:table-cell table:formula="of:=SIN([.D$1]*[.$A18])/[.D$1]" office:value-type="float" office:value="-0.261108969875827" calcext:value-type="float">
            <text:p>-0.26</text:p>
          </table:table-cell>
          <table:table-cell table:formula="of:=SIN([.E$1]*[.$A18])/[.E$1]" office:value-type="float" office:value="-0.233009771491806" calcext:value-type="float">
            <text:p>-0.23</text:p>
          </table:table-cell>
          <table:table-cell table:number-columns-repeated="251"/>
        </table:table-row>
        <table:table-row table:style-name="ro3">
          <table:table-cell table:formula="of:=[.A18]+0.2" office:value-type="float" office:value="-0.099999999999999" calcext:value-type="float">
            <text:p>-0.1</text:p>
          </table:table-cell>
          <table:table-cell table:formula="of:=SIN([.B$1]*[.$A19])/[.B$1]" office:value-type="float" office:value="-0.0998334166468272" calcext:value-type="float">
            <text:p>-0.1</text:p>
          </table:table-cell>
          <table:table-cell table:formula="of:=SIN([.C$1]*[.$A19])/[.C$1]" office:value-type="float" office:value="-0.0993346653975297" calcext:value-type="float">
            <text:p>-0.1</text:p>
          </table:table-cell>
          <table:table-cell table:formula="of:=SIN([.D$1]*[.$A19])/[.D$1]" office:value-type="float" office:value="-0.0985067355537789" calcext:value-type="float">
            <text:p>-0.1</text:p>
          </table:table-cell>
          <table:table-cell table:formula="of:=SIN([.E$1]*[.$A19])/[.E$1]" office:value-type="float" office:value="-0.0973545855771617" calcext:value-type="float">
            <text:p>-0.1</text:p>
          </table:table-cell>
          <table:table-cell table:number-columns-repeated="251"/>
        </table:table-row>
        <table:table-row table:style-name="ro3">
          <table:table-cell table:formula="of:=[.A19]+0.2" office:value-type="float" office:value="0.100000000000001" calcext:value-type="float">
            <text:p>0.1</text:p>
          </table:table-cell>
          <table:table-cell table:formula="of:=SIN([.B$1]*[.$A20])/[.B$1]" office:value-type="float" office:value="0.0998334166468291" calcext:value-type="float">
            <text:p>0.1</text:p>
          </table:table-cell>
          <table:table-cell table:formula="of:=SIN([.C$1]*[.$A20])/[.C$1]" office:value-type="float" office:value="0.0993346653975316" calcext:value-type="float">
            <text:p>0.1</text:p>
          </table:table-cell>
          <table:table-cell table:formula="of:=SIN([.D$1]*[.$A20])/[.D$1]" office:value-type="float" office:value="0.0985067355537808" calcext:value-type="float">
            <text:p>0.1</text:p>
          </table:table-cell>
          <table:table-cell table:formula="of:=SIN([.E$1]*[.$A20])/[.E$1]" office:value-type="float" office:value="0.0973545855771635" calcext:value-type="float">
            <text:p>0.1</text:p>
          </table:table-cell>
          <table:table-cell table:number-columns-repeated="251"/>
        </table:table-row>
        <table:table-row table:style-name="ro3">
          <table:table-cell table:formula="of:=[.A20]+0.2" office:value-type="float" office:value="0.300000000000001" calcext:value-type="float">
            <text:p>0.3</text:p>
          </table:table-cell>
          <table:table-cell table:formula="of:=SIN([.B$1]*[.$A21])/[.B$1]" office:value-type="float" office:value="0.295520206661341" calcext:value-type="float">
            <text:p>0.3</text:p>
          </table:table-cell>
          <table:table-cell table:formula="of:=SIN([.C$1]*[.$A21])/[.C$1]" office:value-type="float" office:value="0.282321236697518" calcext:value-type="float">
            <text:p>0.28</text:p>
          </table:table-cell>
          <table:table-cell table:formula="of:=SIN([.D$1]*[.$A21])/[.D$1]" office:value-type="float" office:value="0.261108969875828" calcext:value-type="float">
            <text:p>0.26</text:p>
          </table:table-cell>
          <table:table-cell table:formula="of:=SIN([.E$1]*[.$A21])/[.E$1]" office:value-type="float" office:value="0.233009771491807" calcext:value-type="float">
            <text:p>0.23</text:p>
          </table:table-cell>
          <table:table-cell table:number-columns-repeated="251"/>
        </table:table-row>
        <table:table-row table:style-name="ro3">
          <table:table-cell table:formula="of:=[.A21]+0.2" office:value-type="float" office:value="0.500000000000001" calcext:value-type="float">
            <text:p>0.5</text:p>
          </table:table-cell>
          <table:table-cell table:formula="of:=SIN([.B$1]*[.$A22])/[.B$1]" office:value-type="float" office:value="0.479425538604204" calcext:value-type="float">
            <text:p>0.48</text:p>
          </table:table-cell>
          <table:table-cell table:formula="of:=SIN([.C$1]*[.$A22])/[.C$1]" office:value-type="float" office:value="0.420735492403949" calcext:value-type="float">
            <text:p>0.42</text:p>
          </table:table-cell>
          <table:table-cell table:formula="of:=SIN([.D$1]*[.$A22])/[.D$1]" office:value-type="float" office:value="0.332498328868018" calcext:value-type="float">
            <text:p>0.33</text:p>
          </table:table-cell>
          <table:table-cell table:formula="of:=SIN([.E$1]*[.$A22])/[.E$1]" office:value-type="float" office:value="0.22732435670642" calcext:value-type="float">
            <text:p>0.23</text:p>
          </table:table-cell>
          <table:table-cell table:number-columns-repeated="251"/>
        </table:table-row>
        <table:table-row table:style-name="ro3">
          <table:table-cell table:formula="of:=[.A22]+0.2" office:value-type="float" office:value="0.700000000000001" calcext:value-type="float">
            <text:p>0.7</text:p>
          </table:table-cell>
          <table:table-cell table:formula="of:=SIN([.B$1]*[.$A23])/[.B$1]" office:value-type="float" office:value="0.644217687237692" calcext:value-type="float">
            <text:p>0.64</text:p>
          </table:table-cell>
          <table:table-cell table:formula="of:=SIN([.C$1]*[.$A23])/[.C$1]" office:value-type="float" office:value="0.49272486499423" calcext:value-type="float">
            <text:p>0.49</text:p>
          </table:table-cell>
          <table:table-cell table:formula="of:=SIN([.D$1]*[.$A23])/[.D$1]" office:value-type="float" office:value="0.287736455549624" calcext:value-type="float">
            <text:p>0.29</text:p>
          </table:table-cell>
          <table:table-cell table:formula="of:=SIN([.E$1]*[.$A23])/[.E$1]" office:value-type="float" office:value="0.0837470375389752" calcext:value-type="float">
            <text:p>0.08</text:p>
          </table:table-cell>
          <table:table-cell table:number-columns-repeated="251"/>
        </table:table-row>
        <table:table-row table:style-name="ro3">
          <table:table-cell table:formula="of:=[.A23]+0.2" office:value-type="float" office:value="0.900000000000001" calcext:value-type="float">
            <text:p>0.9</text:p>
          </table:table-cell>
          <table:table-cell table:formula="of:=SIN([.B$1]*[.$A24])/[.B$1]" office:value-type="float" office:value="0.783326909627484" calcext:value-type="float">
            <text:p>0.78</text:p>
          </table:table-cell>
          <table:table-cell table:formula="of:=SIN([.C$1]*[.$A24])/[.C$1]" office:value-type="float" office:value="0.486923815439097" calcext:value-type="float">
            <text:p>0.49</text:p>
          </table:table-cell>
          <table:table-cell table:formula="of:=SIN([.D$1]*[.$A24])/[.D$1]" office:value-type="float" office:value="0.142459960077942" calcext:value-type="float">
            <text:p>0.14</text:p>
          </table:table-cell>
          <table:table-cell table:formula="of:=SIN([.E$1]*[.$A24])/[.E$1]" office:value-type="float" office:value="-0.110630110823714" calcext:value-type="float">
            <text:p>-0.11</text:p>
          </table:table-cell>
          <table:table-cell table:number-columns-repeated="251"/>
        </table:table-row>
        <table:table-row table:style-name="ro3">
          <table:table-cell table:formula="of:=[.A24]+0.2" office:value-type="float" office:value="1.1" calcext:value-type="float">
            <text:p>1.1</text:p>
          </table:table-cell>
          <table:table-cell table:formula="of:=SIN([.B$1]*[.$A25])/[.B$1]" office:value-type="float" office:value="0.891207360061436" calcext:value-type="float">
            <text:p>0.89</text:p>
          </table:table-cell>
          <table:table-cell table:formula="of:=SIN([.C$1]*[.$A25])/[.C$1]" office:value-type="float" office:value="0.404248201909794" calcext:value-type="float">
            <text:p>0.4</text:p>
          </table:table-cell>
          <table:table-cell table:formula="of:=SIN([.D$1]*[.$A25])/[.D$1]" office:value-type="float" office:value="-0.0525818980477504" calcext:value-type="float">
            <text:p>-0.05</text:p>
          </table:table-cell>
          <table:table-cell table:formula="of:=SIN([.E$1]*[.$A25])/[.E$1]" office:value-type="float" office:value="-0.237900518472379" calcext:value-type="float">
            <text:p>-0.24</text:p>
          </table:table-cell>
          <table:table-cell table:number-columns-repeated="251"/>
        </table:table-row>
        <table:table-row table:style-name="ro3">
          <table:table-cell table:formula="of:=[.A25]+0.2" office:value-type="float" office:value="1.3" calcext:value-type="float">
            <text:p>1.3</text:p>
          </table:table-cell>
          <table:table-cell table:formula="of:=SIN([.B$1]*[.$A26])/[.B$1]" office:value-type="float" office:value="0.963558185417193" calcext:value-type="float">
            <text:p>0.96</text:p>
          </table:table-cell>
          <table:table-cell table:formula="of:=SIN([.C$1]*[.$A26])/[.C$1]" office:value-type="float" office:value="0.257750685910731" calcext:value-type="float">
            <text:p>0.26</text:p>
          </table:table-cell>
          <table:table-cell table:formula="of:=SIN([.D$1]*[.$A26])/[.D$1]" office:value-type="float" office:value="-0.229255386394659" calcext:value-type="float">
            <text:p>-0.23</text:p>
          </table:table-cell>
          <table:table-cell table:formula="of:=SIN([.E$1]*[.$A26])/[.E$1]" office:value-type="float" office:value="-0.220863663930038" calcext:value-type="float">
            <text:p>-0.22</text:p>
          </table:table-cell>
          <table:table-cell table:number-columns-repeated="251"/>
        </table:table-row>
        <table:table-row table:style-name="ro3">
          <table:table-cell table:formula="of:=[.A26]+0.2" office:value-type="float" office:value="1.5" calcext:value-type="float">
            <text:p>1.5</text:p>
          </table:table-cell>
          <table:table-cell table:formula="of:=SIN([.B$1]*[.$A27])/[.B$1]" office:value-type="float" office:value="0.997494986604055" calcext:value-type="float">
            <text:p>1</text:p>
          </table:table-cell>
          <table:table-cell table:formula="of:=SIN([.C$1]*[.$A27])/[.C$1]" office:value-type="float" office:value="0.0705600040299327" calcext:value-type="float">
            <text:p>0.07</text:p>
          </table:table-cell>
          <table:table-cell table:formula="of:=SIN([.D$1]*[.$A27])/[.D$1]" office:value-type="float" office:value="-0.325843372555033" calcext:value-type="float">
            <text:p>-0.33</text:p>
          </table:table-cell>
          <table:table-cell table:formula="of:=SIN([.E$1]*[.$A27])/[.E$1]" office:value-type="float" office:value="-0.0698538745497306" calcext:value-type="float">
            <text:p>-0.07</text:p>
          </table:table-cell>
          <table:table-cell table:number-columns-repeated="251"/>
        </table:table-row>
        <table:table-row table:style-name="ro3">
          <table:table-cell table:formula="of:=[.A27]+0.2" office:value-type="float" office:value="1.7" calcext:value-type="float">
            <text:p>1.7</text:p>
          </table:table-cell>
          <table:table-cell table:formula="of:=SIN([.B$1]*[.$A28])/[.B$1]" office:value-type="float" office:value="0.991664810452468" calcext:value-type="float">
            <text:p>0.99</text:p>
          </table:table-cell>
          <table:table-cell table:formula="of:=SIN([.C$1]*[.$A28])/[.C$1]" office:value-type="float" office:value="-0.127770551013416" calcext:value-type="float">
            <text:p>-0.13</text:p>
          </table:table-cell>
          <table:table-cell table:formula="of:=SIN([.D$1]*[.$A28])/[.D$1]" office:value-type="float" office:value="-0.308604894109244" calcext:value-type="float">
            <text:p>-0.31</text:p>
          </table:table-cell>
          <table:table-cell table:formula="of:=SIN([.E$1]*[.$A28])/[.E$1]" office:value-type="float" office:value="0.123528337784653" calcext:value-type="float">
            <text:p>0.12</text:p>
          </table:table-cell>
          <table:table-cell table:number-columns-repeated="251"/>
        </table:table-row>
        <table:table-row table:style-name="ro3">
          <table:table-cell table:formula="of:=[.A28]+0.2" office:value-type="float" office:value="1.9" calcext:value-type="float">
            <text:p>1.9</text:p>
          </table:table-cell>
          <table:table-cell table:formula="of:=SIN([.B$1]*[.$A29])/[.B$1]" office:value-type="float" office:value="0.946300087687414" calcext:value-type="float">
            <text:p>0.95</text:p>
          </table:table-cell>
          <table:table-cell table:formula="of:=SIN([.C$1]*[.$A29])/[.C$1]" office:value-type="float" office:value="-0.30592894547136" calcext:value-type="float">
            <text:p>-0.31</text:p>
          </table:table-cell>
          <table:table-cell table:formula="of:=SIN([.D$1]*[.$A29])/[.D$1]" office:value-type="float" office:value="-0.183561847532545" calcext:value-type="float">
            <text:p>-0.18</text:p>
          </table:table-cell>
          <table:table-cell table:formula="of:=SIN([.E$1]*[.$A29])/[.E$1]" office:value-type="float" office:value="0.241979918007872" calcext:value-type="float">
            <text:p>0.24</text:p>
          </table:table-cell>
          <table:table-cell table:number-columns-repeated="251"/>
        </table:table-row>
        <table:table-row table:style-name="ro3">
          <table:table-cell table:formula="of:=[.A29]+0.2" office:value-type="float" office:value="2.1" calcext:value-type="float">
            <text:p>2.1</text:p>
          </table:table-cell>
          <table:table-cell table:formula="of:=SIN([.B$1]*[.$A30])/[.B$1]" office:value-type="float" office:value="0.863209366648873" calcext:value-type="float">
            <text:p>0.86</text:p>
          </table:table-cell>
          <table:table-cell table:formula="of:=SIN([.C$1]*[.$A30])/[.C$1]" office:value-type="float" office:value="-0.435787886206794" calcext:value-type="float">
            <text:p>-0.44</text:p>
          </table:table-cell>
          <table:table-cell table:formula="of:=SIN([.D$1]*[.$A30])/[.D$1]" office:value-type="float" office:value="0.00560463349478413" calcext:value-type="float">
            <text:p>0.01</text:p>
          </table:table-cell>
          <table:table-cell table:formula="of:=SIN([.E$1]*[.$A30])/[.E$1]" office:value-type="float" office:value="0.21364972702207" calcext:value-type="float">
            <text:p>0.21</text:p>
          </table:table-cell>
          <table:table-cell table:number-columns-repeated="251"/>
        </table:table-row>
        <table:table-row table:style-name="ro3">
          <table:table-cell table:formula="of:=[.A30]+0.2" office:value-type="float" office:value="2.3" calcext:value-type="float">
            <text:p>2.3</text:p>
          </table:table-cell>
          <table:table-cell table:formula="of:=SIN([.B$1]*[.$A31])/[.B$1]" office:value-type="float" office:value="0.745705212176719" calcext:value-type="float">
            <text:p>0.75</text:p>
          </table:table-cell>
          <table:table-cell table:formula="of:=SIN([.C$1]*[.$A31])/[.C$1]" office:value-type="float" office:value="-0.496845501816732" calcext:value-type="float">
            <text:p>-0.5</text:p>
          </table:table-cell>
          <table:table-cell table:formula="of:=SIN([.D$1]*[.$A31])/[.D$1]" office:value-type="float" office:value="0.192813254796068" calcext:value-type="float">
            <text:p>0.19</text:p>
          </table:table-cell>
          <table:table-cell table:formula="of:=SIN([.E$1]*[.$A31])/[.E$1]" office:value-type="float" office:value="0.0557224785250606" calcext:value-type="float">
            <text:p>0.06</text:p>
          </table:table-cell>
          <table:table-cell table:number-columns-repeated="251"/>
        </table:table-row>
        <table:table-row table:style-name="ro3">
          <table:table-cell table:formula="of:=[.A31]+0.2" office:value-type="float" office:value="2.5" calcext:value-type="float">
            <text:p>2.5</text:p>
          </table:table-cell>
          <table:table-cell table:formula="of:=SIN([.B$1]*[.$A32])/[.B$1]" office:value-type="float" office:value="0.598472144103955" calcext:value-type="float">
            <text:p>0.6</text:p>
          </table:table-cell>
          <table:table-cell table:formula="of:=SIN([.C$1]*[.$A32])/[.C$1]" office:value-type="float" office:value="-0.479462137331569" calcext:value-type="float">
            <text:p>-0.48</text:p>
          </table:table-cell>
          <table:table-cell table:formula="of:=SIN([.D$1]*[.$A32])/[.D$1]" office:value-type="float" office:value="0.312666658924913" calcext:value-type="float">
            <text:p>0.31</text:p>
          </table:table-cell>
          <table:table-cell table:formula="of:=SIN([.E$1]*[.$A32])/[.E$1]" office:value-type="float" office:value="-0.136005277722344" calcext:value-type="float">
            <text:p>-0.14</text:p>
          </table:table-cell>
          <table:table-cell table:number-columns-repeated="251"/>
        </table:table-row>
        <table:table-row table:style-name="ro3">
          <table:table-cell table:formula="of:=[.A32]+0.2" office:value-type="float" office:value="2.7" calcext:value-type="float">
            <text:p>2.7</text:p>
          </table:table-cell>
          <table:table-cell table:formula="of:=SIN([.B$1]*[.$A33])/[.B$1]" office:value-type="float" office:value="0.427379880233829" calcext:value-type="float">
            <text:p>0.43</text:p>
          </table:table-cell>
          <table:table-cell table:formula="of:=SIN([.C$1]*[.$A33])/[.C$1]" office:value-type="float" office:value="-0.386382243777993" calcext:value-type="float">
            <text:p>-0.39</text:p>
          </table:table-cell>
          <table:table-cell table:formula="of:=SIN([.D$1]*[.$A33])/[.D$1]" office:value-type="float" office:value="0.323296603615028" calcext:value-type="float">
            <text:p>0.32</text:p>
          </table:table-cell>
          <table:table-cell table:formula="of:=SIN([.E$1]*[.$A33])/[.E$1]" office:value-type="float" office:value="-0.245234057516623" calcext:value-type="float">
            <text:p>-0.25</text:p>
          </table:table-cell>
          <table:table-cell table:number-columns-repeated="251"/>
        </table:table-row>
        <table:table-row table:style-name="ro3">
          <table:table-cell table:formula="of:=[.A33]+0.2" office:value-type="float" office:value="2.9" calcext:value-type="float">
            <text:p>2.9</text:p>
          </table:table-cell>
          <table:table-cell table:formula="of:=SIN([.B$1]*[.$A34])/[.B$1]" office:value-type="float" office:value="0.239249329213981" calcext:value-type="float">
            <text:p>0.24</text:p>
          </table:table-cell>
          <table:table-cell table:formula="of:=SIN([.C$1]*[.$A34])/[.C$1]" office:value-type="float" office:value="-0.232301089706877" calcext:value-type="float">
            <text:p>-0.23</text:p>
          </table:table-cell>
          <table:table-cell table:formula="of:=SIN([.D$1]*[.$A34])/[.D$1]" office:value-type="float" office:value="0.220989743360726" calcext:value-type="float">
            <text:p>0.22</text:p>
          </table:table-cell>
          <table:table-cell table:formula="of:=SIN([.E$1]*[.$A34])/[.E$1]" office:value-type="float" office:value="-0.205707148742176" calcext:value-type="float">
            <text:p>-0.21</text:p>
          </table:table-cell>
          <table:table-cell table:number-columns-repeated="251"/>
        </table:table-row>
        <table:table-row table:style-name="ro3">
          <table:table-cell table:formula="of:=[.A34]+0.2" office:value-type="float" office:value="3.1" calcext:value-type="float">
            <text:p>3.1</text:p>
          </table:table-cell>
          <table:table-cell table:formula="of:=SIN([.B$1]*[.$A35])/[.B$1]" office:value-type="float" office:value="0.0415806624332887" calcext:value-type="float">
            <text:p>0.04</text:p>
          </table:table-cell>
          <table:table-cell table:formula="of:=SIN([.C$1]*[.$A35])/[.C$1]" office:value-type="float" office:value="-0.0415447014087464" calcext:value-type="float">
            <text:p>-0.04</text:p>
          </table:table-cell>
          <table:table-cell table:formula="of:=SIN([.D$1]*[.$A35])/[.D$1]" office:value-type="float" office:value="0.0414848078356855" calcext:value-type="float">
            <text:p>0.04</text:p>
          </table:table-cell>
          <table:table-cell table:formula="of:=SIN([.E$1]*[.$A35])/[.E$1]" office:value-type="float" office:value="-0.0414010438620756" calcext:value-type="float">
            <text:p>-0.04</text:p>
          </table:table-cell>
          <table:table-cell table:number-columns-repeated="251"/>
        </table:table-row>
        <table:table-row table:style-name="ro3">
          <table:table-cell table:formula="of:=[.A35]+0.2" office:value-type="float" office:value="3.3" calcext:value-type="float">
            <text:p>3.3</text:p>
          </table:table-cell>
          <table:table-cell table:formula="of:=SIN([.B$1]*[.$A36])/[.B$1]" office:value-type="float" office:value="-0.15774569414325" calcext:value-type="float">
            <text:p>-0.16</text:p>
          </table:table-cell>
          <table:table-cell table:formula="of:=SIN([.C$1]*[.$A36])/[.C$1]" office:value-type="float" office:value="0.155770681756691" calcext:value-type="float">
            <text:p>0.16</text:p>
          </table:table-cell>
          <table:table-cell table:formula="of:=SIN([.D$1]*[.$A36])/[.D$1]" office:value-type="float" office:value="-0.152511964591775" calcext:value-type="float">
            <text:p>-0.15</text:p>
          </table:table-cell>
          <table:table-cell table:formula="of:=SIN([.E$1]*[.$A36])/[.E$1]" office:value-type="float" office:value="0.148018378676808" calcext:value-type="float">
            <text:p>0.15</text:p>
          </table:table-cell>
          <table:table-cell table:number-columns-repeated="251"/>
        </table:table-row>
        <table:table-row table:style-name="ro3">
          <table:table-cell table:formula="of:=[.A36]+0.2" office:value-type="float" office:value="3.5" calcext:value-type="float">
            <text:p>3.5</text:p>
          </table:table-cell>
          <table:table-cell table:formula="of:=SIN([.B$1]*[.$A37])/[.B$1]" office:value-type="float" office:value="-0.350783227689622" calcext:value-type="float">
            <text:p>-0.35</text:p>
          </table:table-cell>
          <table:table-cell table:formula="of:=SIN([.C$1]*[.$A37])/[.C$1]" office:value-type="float" office:value="0.328493299359396" calcext:value-type="float">
            <text:p>0.33</text:p>
          </table:table-cell>
          <table:table-cell table:formula="of:=SIN([.D$1]*[.$A37])/[.D$1]" office:value-type="float" office:value="-0.293231919990558" calcext:value-type="float">
            <text:p>-0.29</text:p>
          </table:table-cell>
          <table:table-cell table:formula="of:=SIN([.E$1]*[.$A37])/[.E$1]" office:value-type="float" office:value="0.247651838923718" calcext:value-type="float">
            <text:p>0.25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x2 微分" table:style-name="ta1">
        <table:shapes>
          <draw:frame draw:z-index="0" draw:style-name="gr2" draw:text-style-name="P1" svg:width="13.676cm" svg:height="17.901cm" svg:x="5.741cm" svg:y="3.838cm">
            <draw:object draw:notify-on-update-of-ranges="'x2 微分'.A2:'x2 微分'.A80 'x2 微分'.B1:'x2 微分'.B1 'x2 微分'.B2:'x2 微分'.B80 'x2 微分'.A2:'x2 微分'.A80 'x2 微分'.C1:'x2 微分'.C1 'x2 微分'.C2:'x2 微分'.C80 'x2 微分'.A2:'x2 微分'.A80 'x2 微分'.D1:'x2 微分'.D1 'x2 微分'.D2:'x2 微分'.D8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=x^2</text:p>
          </table:table-cell>
          <table:table-cell office:value-type="string" calcext:value-type="string">
            <text:p>dy/dx</text:p>
          </table:table-cell>
          <table:table-cell office:value-type="string" calcext:value-type="string">
            <text:p>2x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table:formula="of:=[.A2]*[.A2]" office:value-type="float" office:value="1" calcext:value-type="float">
            <text:p>1</text:p>
          </table:table-cell>
          <table:table-cell table:formula="of:=([.B3]-[.B2])/([.$A3]-[.$A2])" office:value-type="float" office:value="-1.95" calcext:value-type="float">
            <text:p>-1.95</text:p>
          </table:table-cell>
          <table:table-cell table:formula="of:=2*[.A2]" office:value-type="float" office:value="-2" calcext:value-type="float">
            <text:p>-2</text:p>
          </table:table-cell>
        </table:table-row>
        <table:table-row table:style-name="ro2">
          <table:table-cell table:formula="of:=[.A2]+0.05" office:value-type="float" office:value="-0.95" calcext:value-type="float">
            <text:p>-0.95</text:p>
          </table:table-cell>
          <table:table-cell table:style-name="ce5" table:formula="of:=[.A3]*[.A3]" office:value-type="float" office:value="0.9025" calcext:value-type="float">
            <text:p>0.9025</text:p>
          </table:table-cell>
          <table:table-cell table:formula="of:=([.B4]-[.B3])/([.$A4]-[.$A3])" office:value-type="float" office:value="-1.85" calcext:value-type="float">
            <text:p>-1.85</text:p>
          </table:table-cell>
          <table:table-cell table:formula="of:=2*[.A3]" office:value-type="float" office:value="-1.9" calcext:value-type="float">
            <text:p>-1.9</text:p>
          </table:table-cell>
        </table:table-row>
        <table:table-row table:style-name="ro2">
          <table:table-cell table:formula="of:=[.A3]+0.05" office:value-type="float" office:value="-0.9" calcext:value-type="float">
            <text:p>-0.9</text:p>
          </table:table-cell>
          <table:table-cell table:style-name="ce5" table:formula="of:=[.A4]*[.A4]" office:value-type="float" office:value="0.81" calcext:value-type="float">
            <text:p>0.8100</text:p>
          </table:table-cell>
          <table:table-cell table:formula="of:=([.B5]-[.B4])/([.$A5]-[.$A4])" office:value-type="float" office:value="-1.75" calcext:value-type="float">
            <text:p>-1.75</text:p>
          </table:table-cell>
          <table:table-cell table:formula="of:=2*[.A4]" office:value-type="float" office:value="-1.8" calcext:value-type="float">
            <text:p>-1.8</text:p>
          </table:table-cell>
        </table:table-row>
        <table:table-row table:style-name="ro2">
          <table:table-cell table:formula="of:=[.A4]+0.05" office:value-type="float" office:value="-0.85" calcext:value-type="float">
            <text:p>-0.85</text:p>
          </table:table-cell>
          <table:table-cell table:style-name="ce5" table:formula="of:=[.A5]*[.A5]" office:value-type="float" office:value="0.7225" calcext:value-type="float">
            <text:p>0.7225</text:p>
          </table:table-cell>
          <table:table-cell table:formula="of:=([.B6]-[.B5])/([.$A6]-[.$A5])" office:value-type="float" office:value="-1.65" calcext:value-type="float">
            <text:p>-1.65</text:p>
          </table:table-cell>
          <table:table-cell table:formula="of:=2*[.A5]" office:value-type="float" office:value="-1.7" calcext:value-type="float">
            <text:p>-1.7</text:p>
          </table:table-cell>
        </table:table-row>
        <table:table-row table:style-name="ro2">
          <table:table-cell table:formula="of:=[.A5]+0.05" office:value-type="float" office:value="-0.8" calcext:value-type="float">
            <text:p>-0.8</text:p>
          </table:table-cell>
          <table:table-cell table:style-name="ce5" table:formula="of:=[.A6]*[.A6]" office:value-type="float" office:value="0.64" calcext:value-type="float">
            <text:p>0.6400</text:p>
          </table:table-cell>
          <table:table-cell table:formula="of:=([.B7]-[.B6])/([.$A7]-[.$A6])" office:value-type="float" office:value="-1.55" calcext:value-type="float">
            <text:p>-1.55</text:p>
          </table:table-cell>
          <table:table-cell table:formula="of:=2*[.A6]" office:value-type="float" office:value="-1.6" calcext:value-type="float">
            <text:p>-1.6</text:p>
          </table:table-cell>
        </table:table-row>
        <table:table-row table:style-name="ro2">
          <table:table-cell table:formula="of:=[.A6]+0.05" office:value-type="float" office:value="-0.75" calcext:value-type="float">
            <text:p>-0.75</text:p>
          </table:table-cell>
          <table:table-cell table:style-name="ce5" table:formula="of:=[.A7]*[.A7]" office:value-type="float" office:value="0.5625" calcext:value-type="float">
            <text:p>0.5625</text:p>
          </table:table-cell>
          <table:table-cell table:formula="of:=([.B8]-[.B7])/([.$A8]-[.$A7])" office:value-type="float" office:value="-1.45" calcext:value-type="float">
            <text:p>-1.45</text:p>
          </table:table-cell>
          <table:table-cell table:formula="of:=2*[.A7]" office:value-type="float" office:value="-1.5" calcext:value-type="float">
            <text:p>-1.5</text:p>
          </table:table-cell>
        </table:table-row>
        <table:table-row table:style-name="ro2">
          <table:table-cell table:formula="of:=[.A7]+0.05" office:value-type="float" office:value="-0.7" calcext:value-type="float">
            <text:p>-0.7</text:p>
          </table:table-cell>
          <table:table-cell table:style-name="ce5" table:formula="of:=[.A8]*[.A8]" office:value-type="float" office:value="0.49" calcext:value-type="float">
            <text:p>0.4900</text:p>
          </table:table-cell>
          <table:table-cell table:formula="of:=([.B9]-[.B8])/([.$A9]-[.$A8])" office:value-type="float" office:value="-1.35" calcext:value-type="float">
            <text:p>-1.35</text:p>
          </table:table-cell>
          <table:table-cell table:formula="of:=2*[.A8]" office:value-type="float" office:value="-1.4" calcext:value-type="float">
            <text:p>-1.4</text:p>
          </table:table-cell>
        </table:table-row>
        <table:table-row table:style-name="ro2">
          <table:table-cell table:formula="of:=[.A8]+0.05" office:value-type="float" office:value="-0.65" calcext:value-type="float">
            <text:p>-0.65</text:p>
          </table:table-cell>
          <table:table-cell table:style-name="ce5" table:formula="of:=[.A9]*[.A9]" office:value-type="float" office:value="0.4225" calcext:value-type="float">
            <text:p>0.4225</text:p>
          </table:table-cell>
          <table:table-cell table:formula="of:=([.B10]-[.B9])/([.$A10]-[.$A9])" office:value-type="float" office:value="-1.25" calcext:value-type="float">
            <text:p>-1.25</text:p>
          </table:table-cell>
          <table:table-cell table:formula="of:=2*[.A9]" office:value-type="float" office:value="-1.3" calcext:value-type="float">
            <text:p>-1.3</text:p>
          </table:table-cell>
        </table:table-row>
        <table:table-row table:style-name="ro2">
          <table:table-cell table:formula="of:=[.A9]+0.05" office:value-type="float" office:value="-0.6" calcext:value-type="float">
            <text:p>-0.6</text:p>
          </table:table-cell>
          <table:table-cell table:style-name="ce5" table:formula="of:=[.A10]*[.A10]" office:value-type="float" office:value="0.36" calcext:value-type="float">
            <text:p>0.3600</text:p>
          </table:table-cell>
          <table:table-cell table:formula="of:=([.B11]-[.B10])/([.$A11]-[.$A10])" office:value-type="float" office:value="-1.15" calcext:value-type="float">
            <text:p>-1.15</text:p>
          </table:table-cell>
          <table:table-cell table:formula="of:=2*[.A10]" office:value-type="float" office:value="-1.2" calcext:value-type="float">
            <text:p>-1.2</text:p>
          </table:table-cell>
        </table:table-row>
        <table:table-row table:style-name="ro2">
          <table:table-cell table:formula="of:=[.A10]+0.05" office:value-type="float" office:value="-0.55" calcext:value-type="float">
            <text:p>-0.55</text:p>
          </table:table-cell>
          <table:table-cell table:style-name="ce5" table:formula="of:=[.A11]*[.A11]" office:value-type="float" office:value="0.3025" calcext:value-type="float">
            <text:p>0.3025</text:p>
          </table:table-cell>
          <table:table-cell table:formula="of:=([.B12]-[.B11])/([.$A12]-[.$A11])" office:value-type="float" office:value="-1.05" calcext:value-type="float">
            <text:p>-1.05</text:p>
          </table:table-cell>
          <table:table-cell table:formula="of:=2*[.A11]" office:value-type="float" office:value="-1.1" calcext:value-type="float">
            <text:p>-1.1</text:p>
          </table:table-cell>
        </table:table-row>
        <table:table-row table:style-name="ro2">
          <table:table-cell table:formula="of:=[.A11]+0.05" office:value-type="float" office:value="-0.5" calcext:value-type="float">
            <text:p>-0.5</text:p>
          </table:table-cell>
          <table:table-cell table:style-name="ce5" table:formula="of:=[.A12]*[.A12]" office:value-type="float" office:value="0.25" calcext:value-type="float">
            <text:p>0.2500</text:p>
          </table:table-cell>
          <table:table-cell table:formula="of:=([.B13]-[.B12])/([.$A13]-[.$A12])" office:value-type="float" office:value="-0.95" calcext:value-type="float">
            <text:p>-0.95</text:p>
          </table:table-cell>
          <table:table-cell table:formula="of:=2*[.A12]" office:value-type="float" office:value="-0.999999999999999" calcext:value-type="float">
            <text:p>-1</text:p>
          </table:table-cell>
        </table:table-row>
        <table:table-row table:style-name="ro2">
          <table:table-cell table:formula="of:=[.A12]+0.05" office:value-type="float" office:value="-0.45" calcext:value-type="float">
            <text:p>-0.45</text:p>
          </table:table-cell>
          <table:table-cell table:style-name="ce5" table:formula="of:=[.A13]*[.A13]" office:value-type="float" office:value="0.2025" calcext:value-type="float">
            <text:p>0.2025</text:p>
          </table:table-cell>
          <table:table-cell table:formula="of:=([.B14]-[.B13])/([.$A14]-[.$A13])" office:value-type="float" office:value="-0.85" calcext:value-type="float">
            <text:p>-0.85</text:p>
          </table:table-cell>
          <table:table-cell table:formula="of:=2*[.A13]" office:value-type="float" office:value="-0.899999999999999" calcext:value-type="float">
            <text:p>-0.9</text:p>
          </table:table-cell>
        </table:table-row>
        <table:table-row table:style-name="ro2">
          <table:table-cell table:formula="of:=[.A13]+0.05" office:value-type="float" office:value="-0.4" calcext:value-type="float">
            <text:p>-0.4</text:p>
          </table:table-cell>
          <table:table-cell table:style-name="ce5" table:formula="of:=[.A14]*[.A14]" office:value-type="float" office:value="0.16" calcext:value-type="float">
            <text:p>0.1600</text:p>
          </table:table-cell>
          <table:table-cell table:formula="of:=([.B15]-[.B14])/([.$A15]-[.$A14])" office:value-type="float" office:value="-0.75" calcext:value-type="float">
            <text:p>-0.75</text:p>
          </table:table-cell>
          <table:table-cell table:formula="of:=2*[.A14]" office:value-type="float" office:value="-0.799999999999999" calcext:value-type="float">
            <text:p>-0.8</text:p>
          </table:table-cell>
        </table:table-row>
        <table:table-row table:style-name="ro2">
          <table:table-cell table:formula="of:=[.A14]+0.05" office:value-type="float" office:value="-0.35" calcext:value-type="float">
            <text:p>-0.35</text:p>
          </table:table-cell>
          <table:table-cell table:style-name="ce5" table:formula="of:=[.A15]*[.A15]" office:value-type="float" office:value="0.1225" calcext:value-type="float">
            <text:p>0.1225</text:p>
          </table:table-cell>
          <table:table-cell table:formula="of:=([.B16]-[.B15])/([.$A16]-[.$A15])" office:value-type="float" office:value="-0.650000000000004" calcext:value-type="float">
            <text:p>-0.65</text:p>
          </table:table-cell>
          <table:table-cell table:formula="of:=2*[.A15]" office:value-type="float" office:value="-0.699999999999999" calcext:value-type="float">
            <text:p>-0.7</text:p>
          </table:table-cell>
        </table:table-row>
        <table:table-row table:style-name="ro2">
          <table:table-cell table:formula="of:=[.A15]+0.05" office:value-type="float" office:value="-0.3" calcext:value-type="float">
            <text:p>-0.3</text:p>
          </table:table-cell>
          <table:table-cell table:style-name="ce5" table:formula="of:=[.A16]*[.A16]" office:value-type="float" office:value="0.0899999999999998" calcext:value-type="float">
            <text:p>0.0900</text:p>
          </table:table-cell>
          <table:table-cell table:formula="of:=([.B17]-[.B16])/([.$A17]-[.$A16])" office:value-type="float" office:value="-0.55" calcext:value-type="float">
            <text:p>-0.55</text:p>
          </table:table-cell>
          <table:table-cell table:formula="of:=2*[.A16]" office:value-type="float" office:value="-0.599999999999999" calcext:value-type="float">
            <text:p>-0.6</text:p>
          </table:table-cell>
        </table:table-row>
        <table:table-row table:style-name="ro2">
          <table:table-cell table:formula="of:=[.A16]+0.05" office:value-type="float" office:value="-0.25" calcext:value-type="float">
            <text:p>-0.25</text:p>
          </table:table-cell>
          <table:table-cell table:style-name="ce5" table:formula="of:=[.A17]*[.A17]" office:value-type="float" office:value="0.0624999999999998" calcext:value-type="float">
            <text:p>0.0625</text:p>
          </table:table-cell>
          <table:table-cell table:formula="of:=([.B18]-[.B17])/([.$A18]-[.$A17])" office:value-type="float" office:value="-0.449999999999998" calcext:value-type="float">
            <text:p>-0.45</text:p>
          </table:table-cell>
          <table:table-cell table:formula="of:=2*[.A17]" office:value-type="float" office:value="-0.499999999999999" calcext:value-type="float">
            <text:p>-0.5</text:p>
          </table:table-cell>
        </table:table-row>
        <table:table-row table:style-name="ro2">
          <table:table-cell table:formula="of:=[.A17]+0.05" office:value-type="float" office:value="-0.2" calcext:value-type="float">
            <text:p>-0.2</text:p>
          </table:table-cell>
          <table:table-cell table:style-name="ce5" table:formula="of:=[.A18]*[.A18]" office:value-type="float" office:value="0.0399999999999999" calcext:value-type="float">
            <text:p>0.0400</text:p>
          </table:table-cell>
          <table:table-cell table:formula="of:=([.B19]-[.B18])/([.$A19]-[.$A18])" office:value-type="float" office:value="-0.35" calcext:value-type="float">
            <text:p>-0.35</text:p>
          </table:table-cell>
          <table:table-cell table:formula="of:=2*[.A18]" office:value-type="float" office:value="-0.399999999999999" calcext:value-type="float">
            <text:p>-0.4</text:p>
          </table:table-cell>
        </table:table-row>
        <table:table-row table:style-name="ro2">
          <table:table-cell table:formula="of:=[.A18]+0.05" office:value-type="float" office:value="-0.15" calcext:value-type="float">
            <text:p>-0.15</text:p>
          </table:table-cell>
          <table:table-cell table:style-name="ce5" table:formula="of:=[.A19]*[.A19]" office:value-type="float" office:value="0.0224999999999999" calcext:value-type="float">
            <text:p>0.0225</text:p>
          </table:table-cell>
          <table:table-cell table:formula="of:=([.B20]-[.B19])/([.$A20]-[.$A19])" office:value-type="float" office:value="-0.249999999999999" calcext:value-type="float">
            <text:p>-0.25</text:p>
          </table:table-cell>
          <table:table-cell table:formula="of:=2*[.A19]" office:value-type="float" office:value="-0.299999999999999" calcext:value-type="float">
            <text:p>-0.3</text:p>
          </table:table-cell>
        </table:table-row>
        <table:table-row table:style-name="ro2">
          <table:table-cell table:formula="of:=[.A19]+0.05" office:value-type="float" office:value="-0.0999999999999997" calcext:value-type="float">
            <text:p>-0.1</text:p>
          </table:table-cell>
          <table:table-cell table:style-name="ce5" table:formula="of:=[.A20]*[.A20]" office:value-type="float" office:value="0.00999999999999994" calcext:value-type="float">
            <text:p>0.0100</text:p>
          </table:table-cell>
          <table:table-cell table:formula="of:=([.B21]-[.B20])/([.$A21]-[.$A20])" office:value-type="float" office:value="-0.149999999999999" calcext:value-type="float">
            <text:p>-0.15</text:p>
          </table:table-cell>
          <table:table-cell table:formula="of:=2*[.A20]" office:value-type="float" office:value="-0.199999999999999" calcext:value-type="float">
            <text:p>-0.2</text:p>
          </table:table-cell>
        </table:table-row>
        <table:table-row table:style-name="ro2">
          <table:table-cell table:formula="of:=[.A20]+0.05" office:value-type="float" office:value="-0.0499999999999997" calcext:value-type="float">
            <text:p>-0.05</text:p>
          </table:table-cell>
          <table:table-cell table:formula="of:=[.A21]*[.A21]" office:value-type="float" office:value="0.00249999999999997" calcext:value-type="float">
            <text:p>0</text:p>
          </table:table-cell>
          <table:table-cell table:formula="of:=([.B22]-[.B21])/([.$A22]-[.$A21])" office:value-type="float" office:value="-0.0499999999999994" calcext:value-type="float">
            <text:p>-0.05</text:p>
          </table:table-cell>
          <table:table-cell table:formula="of:=2*[.A21]" office:value-type="float" office:value="-0.0999999999999994" calcext:value-type="float">
            <text:p>-0.1</text:p>
          </table:table-cell>
        </table:table-row>
        <table:table-row table:style-name="ro2">
          <table:table-cell table:formula="of:=[.A21]+0.05" office:value-type="float" office:value="3.19189119579732E-016" calcext:value-type="float">
            <text:p>0</text:p>
          </table:table-cell>
          <table:table-cell table:formula="of:=[.A22]*[.A22]" office:value-type="float" office:value="1.01881694058085E-031" calcext:value-type="float">
            <text:p>0</text:p>
          </table:table-cell>
          <table:table-cell table:formula="of:=([.B23]-[.B22])/([.$A23]-[.$A22])" office:value-type="float" office:value="0.0500000000000006" calcext:value-type="float">
            <text:p>0.05</text:p>
          </table:table-cell>
          <table:table-cell table:formula="of:=2*[.A22]" office:value-type="float" office:value="6.38378239159465E-016" calcext:value-type="float">
            <text:p>0</text:p>
          </table:table-cell>
        </table:table-row>
        <table:table-row table:style-name="ro2">
          <table:table-cell table:formula="of:=[.A22]+0.05" office:value-type="float" office:value="0.0500000000000003" calcext:value-type="float">
            <text:p>0.05</text:p>
          </table:table-cell>
          <table:table-cell table:formula="of:=[.A23]*[.A23]" office:value-type="float" office:value="0.00250000000000003" calcext:value-type="float">
            <text:p>0</text:p>
          </table:table-cell>
          <table:table-cell table:formula="of:=([.B24]-[.B23])/([.$A24]-[.$A23])" office:value-type="float" office:value="0.150000000000001" calcext:value-type="float">
            <text:p>0.15</text:p>
          </table:table-cell>
          <table:table-cell table:formula="of:=2*[.A23]" office:value-type="float" office:value="0.100000000000001" calcext:value-type="float">
            <text:p>0.1</text:p>
          </table:table-cell>
        </table:table-row>
        <table:table-row table:style-name="ro2">
          <table:table-cell table:formula="of:=[.A23]+0.05" office:value-type="float" office:value="0.1" calcext:value-type="float">
            <text:p>0.1</text:p>
          </table:table-cell>
          <table:table-cell table:formula="of:=[.A24]*[.A24]" office:value-type="float" office:value="0.0100000000000001" calcext:value-type="float">
            <text:p>0.01</text:p>
          </table:table-cell>
          <table:table-cell table:formula="of:=([.B25]-[.B24])/([.$A25]-[.$A24])" office:value-type="float" office:value="0.250000000000001" calcext:value-type="float">
            <text:p>0.25</text:p>
          </table:table-cell>
          <table:table-cell table:formula="of:=2*[.A24]" office:value-type="float" office:value="0.200000000000001" calcext:value-type="float">
            <text:p>0.2</text:p>
          </table:table-cell>
        </table:table-row>
        <table:table-row table:style-name="ro2">
          <table:table-cell table:formula="of:=[.A24]+0.05" office:value-type="float" office:value="0.15" calcext:value-type="float">
            <text:p>0.15</text:p>
          </table:table-cell>
          <table:table-cell table:formula="of:=[.A25]*[.A25]" office:value-type="float" office:value="0.0225000000000001" calcext:value-type="float">
            <text:p>0.02</text:p>
          </table:table-cell>
          <table:table-cell table:formula="of:=([.B26]-[.B25])/([.$A26]-[.$A25])" office:value-type="float" office:value="0.350000000000001" calcext:value-type="float">
            <text:p>0.35</text:p>
          </table:table-cell>
          <table:table-cell table:formula="of:=2*[.A25]" office:value-type="float" office:value="0.300000000000001" calcext:value-type="float">
            <text:p>0.3</text:p>
          </table:table-cell>
        </table:table-row>
        <table:table-row table:style-name="ro2">
          <table:table-cell table:formula="of:=[.A25]+0.05" office:value-type="float" office:value="0.2" calcext:value-type="float">
            <text:p>0.2</text:p>
          </table:table-cell>
          <table:table-cell table:formula="of:=[.A26]*[.A26]" office:value-type="float" office:value="0.0400000000000001" calcext:value-type="float">
            <text:p>0.04</text:p>
          </table:table-cell>
          <table:table-cell table:formula="of:=([.B27]-[.B26])/([.$A27]-[.$A26])" office:value-type="float" office:value="0.450000000000001" calcext:value-type="float">
            <text:p>0.45</text:p>
          </table:table-cell>
          <table:table-cell table:formula="of:=2*[.A26]" office:value-type="float" office:value="0.400000000000001" calcext:value-type="float">
            <text:p>0.4</text:p>
          </table:table-cell>
        </table:table-row>
        <table:table-row table:style-name="ro2">
          <table:table-cell table:formula="of:=[.A26]+0.05" office:value-type="float" office:value="0.25" calcext:value-type="float">
            <text:p>0.25</text:p>
          </table:table-cell>
          <table:table-cell table:formula="of:=[.A27]*[.A27]" office:value-type="float" office:value="0.0625000000000002" calcext:value-type="float">
            <text:p>0.06</text:p>
          </table:table-cell>
          <table:table-cell table:formula="of:=([.B28]-[.B27])/([.$A28]-[.$A27])" office:value-type="float" office:value="0.550000000000001" calcext:value-type="float">
            <text:p>0.55</text:p>
          </table:table-cell>
          <table:table-cell table:formula="of:=2*[.A27]" office:value-type="float" office:value="0.500000000000001" calcext:value-type="float">
            <text:p>0.5</text:p>
          </table:table-cell>
        </table:table-row>
        <table:table-row table:style-name="ro2">
          <table:table-cell table:formula="of:=[.A27]+0.05" office:value-type="float" office:value="0.3" calcext:value-type="float">
            <text:p>0.3</text:p>
          </table:table-cell>
          <table:table-cell table:formula="of:=[.A28]*[.A28]" office:value-type="float" office:value="0.0900000000000002" calcext:value-type="float">
            <text:p>0.09</text:p>
          </table:table-cell>
          <table:table-cell table:formula="of:=([.B29]-[.B28])/([.$A29]-[.$A28])" office:value-type="float" office:value="0.650000000000001" calcext:value-type="float">
            <text:p>0.65</text:p>
          </table:table-cell>
          <table:table-cell table:formula="of:=2*[.A28]" office:value-type="float" office:value="0.600000000000001" calcext:value-type="float">
            <text:p>0.6</text:p>
          </table:table-cell>
        </table:table-row>
        <table:table-row table:style-name="ro2">
          <table:table-cell table:formula="of:=[.A28]+0.05" office:value-type="float" office:value="0.35" calcext:value-type="float">
            <text:p>0.35</text:p>
          </table:table-cell>
          <table:table-cell table:formula="of:=[.A29]*[.A29]" office:value-type="float" office:value="0.1225" calcext:value-type="float">
            <text:p>0.12</text:p>
          </table:table-cell>
          <table:table-cell table:formula="of:=([.B30]-[.B29])/([.$A30]-[.$A29])" office:value-type="float" office:value="0.750000000000001" calcext:value-type="float">
            <text:p>0.75</text:p>
          </table:table-cell>
          <table:table-cell table:formula="of:=2*[.A29]" office:value-type="float" office:value="0.700000000000001" calcext:value-type="float">
            <text:p>0.7</text:p>
          </table:table-cell>
        </table:table-row>
        <table:table-row table:style-name="ro2">
          <table:table-cell table:formula="of:=[.A29]+0.05" office:value-type="float" office:value="0.4" calcext:value-type="float">
            <text:p>0.4</text:p>
          </table:table-cell>
          <table:table-cell table:formula="of:=[.A30]*[.A30]" office:value-type="float" office:value="0.16" calcext:value-type="float">
            <text:p>0.16</text:p>
          </table:table-cell>
          <table:table-cell table:formula="of:=([.B31]-[.B30])/([.$A31]-[.$A30])" office:value-type="float" office:value="0.85" calcext:value-type="float">
            <text:p>0.85</text:p>
          </table:table-cell>
          <table:table-cell table:formula="of:=2*[.A30]" office:value-type="float" office:value="0.800000000000001" calcext:value-type="float">
            <text:p>0.8</text:p>
          </table:table-cell>
        </table:table-row>
        <table:table-row table:style-name="ro2">
          <table:table-cell table:formula="of:=[.A30]+0.05" office:value-type="float" office:value="0.45" calcext:value-type="float">
            <text:p>0.45</text:p>
          </table:table-cell>
          <table:table-cell table:formula="of:=[.A31]*[.A31]" office:value-type="float" office:value="0.2025" calcext:value-type="float">
            <text:p>0.2</text:p>
          </table:table-cell>
          <table:table-cell table:formula="of:=([.B32]-[.B31])/([.$A32]-[.$A31])" office:value-type="float" office:value="0.950000000000001" calcext:value-type="float">
            <text:p>0.95</text:p>
          </table:table-cell>
          <table:table-cell table:formula="of:=2*[.A31]" office:value-type="float" office:value="0.900000000000001" calcext:value-type="float">
            <text:p>0.9</text:p>
          </table:table-cell>
        </table:table-row>
        <table:table-row table:style-name="ro2">
          <table:table-cell table:formula="of:=[.A31]+0.05" office:value-type="float" office:value="0.5" calcext:value-type="float">
            <text:p>0.5</text:p>
          </table:table-cell>
          <table:table-cell table:formula="of:=[.A32]*[.A32]" office:value-type="float" office:value="0.25" calcext:value-type="float">
            <text:p>0.25</text:p>
          </table:table-cell>
          <table:table-cell table:formula="of:=([.B33]-[.B32])/([.$A33]-[.$A32])" office:value-type="float" office:value="1.05" calcext:value-type="float">
            <text:p>1.05</text:p>
          </table:table-cell>
          <table:table-cell table:formula="of:=2*[.A32]" office:value-type="float" office:value="1" calcext:value-type="float">
            <text:p>1</text:p>
          </table:table-cell>
        </table:table-row>
        <table:table-row table:style-name="ro2">
          <table:table-cell table:formula="of:=[.A32]+0.05" office:value-type="float" office:value="0.55" calcext:value-type="float">
            <text:p>0.55</text:p>
          </table:table-cell>
          <table:table-cell table:formula="of:=[.A33]*[.A33]" office:value-type="float" office:value="0.3025" calcext:value-type="float">
            <text:p>0.3</text:p>
          </table:table-cell>
          <table:table-cell table:formula="of:=([.B34]-[.B33])/([.$A34]-[.$A33])" office:value-type="float" office:value="1.15" calcext:value-type="float">
            <text:p>1.15</text:p>
          </table:table-cell>
          <table:table-cell table:formula="of:=2*[.A33]" office:value-type="float" office:value="1.1" calcext:value-type="float">
            <text:p>1.1</text:p>
          </table:table-cell>
        </table:table-row>
        <table:table-row table:style-name="ro2">
          <table:table-cell table:formula="of:=[.A33]+0.05" office:value-type="float" office:value="0.6" calcext:value-type="float">
            <text:p>0.6</text:p>
          </table:table-cell>
          <table:table-cell table:formula="of:=[.A34]*[.A34]" office:value-type="float" office:value="0.36" calcext:value-type="float">
            <text:p>0.36</text:p>
          </table:table-cell>
          <table:table-cell table:formula="of:=([.B35]-[.B34])/([.$A35]-[.$A34])" office:value-type="float" office:value="1.25" calcext:value-type="float">
            <text:p>1.25</text:p>
          </table:table-cell>
          <table:table-cell table:formula="of:=2*[.A34]" office:value-type="float" office:value="1.2" calcext:value-type="float">
            <text:p>1.2</text:p>
          </table:table-cell>
        </table:table-row>
        <table:table-row table:style-name="ro2">
          <table:table-cell table:formula="of:=[.A34]+0.05" office:value-type="float" office:value="0.65" calcext:value-type="float">
            <text:p>0.65</text:p>
          </table:table-cell>
          <table:table-cell table:formula="of:=[.A35]*[.A35]" office:value-type="float" office:value="0.422500000000001" calcext:value-type="float">
            <text:p>0.42</text:p>
          </table:table-cell>
          <table:table-cell table:formula="of:=([.B36]-[.B35])/([.$A36]-[.$A35])" office:value-type="float" office:value="1.35" calcext:value-type="float">
            <text:p>1.35</text:p>
          </table:table-cell>
          <table:table-cell table:formula="of:=2*[.A35]" office:value-type="float" office:value="1.3" calcext:value-type="float">
            <text:p>1.3</text:p>
          </table:table-cell>
        </table:table-row>
        <table:table-row table:style-name="ro2">
          <table:table-cell table:formula="of:=[.A35]+0.05" office:value-type="float" office:value="0.7" calcext:value-type="float">
            <text:p>0.7</text:p>
          </table:table-cell>
          <table:table-cell table:formula="of:=[.A36]*[.A36]" office:value-type="float" office:value="0.490000000000001" calcext:value-type="float">
            <text:p>0.49</text:p>
          </table:table-cell>
          <table:table-cell table:formula="of:=([.B37]-[.B36])/([.$A37]-[.$A36])" office:value-type="float" office:value="1.45" calcext:value-type="float">
            <text:p>1.45</text:p>
          </table:table-cell>
          <table:table-cell table:formula="of:=2*[.A36]" office:value-type="float" office:value="1.4" calcext:value-type="float">
            <text:p>1.4</text:p>
          </table:table-cell>
        </table:table-row>
        <table:table-row table:style-name="ro2">
          <table:table-cell table:formula="of:=[.A36]+0.05" office:value-type="float" office:value="0.750000000000001" calcext:value-type="float">
            <text:p>0.75</text:p>
          </table:table-cell>
          <table:table-cell table:formula="of:=[.A37]*[.A37]" office:value-type="float" office:value="0.562500000000001" calcext:value-type="float">
            <text:p>0.56</text:p>
          </table:table-cell>
          <table:table-cell table:formula="of:=([.B38]-[.B37])/([.$A38]-[.$A37])" office:value-type="float" office:value="1.55" calcext:value-type="float">
            <text:p>1.55</text:p>
          </table:table-cell>
          <table:table-cell table:formula="of:=2*[.A37]" office:value-type="float" office:value="1.5" calcext:value-type="float">
            <text:p>1.5</text:p>
          </table:table-cell>
        </table:table-row>
        <table:table-row table:style-name="ro2">
          <table:table-cell table:formula="of:=[.A37]+0.05" office:value-type="float" office:value="0.800000000000001" calcext:value-type="float">
            <text:p>0.8</text:p>
          </table:table-cell>
          <table:table-cell table:formula="of:=[.A38]*[.A38]" office:value-type="float" office:value="0.640000000000001" calcext:value-type="float">
            <text:p>0.64</text:p>
          </table:table-cell>
          <table:table-cell table:formula="of:=([.B39]-[.B38])/([.$A39]-[.$A38])" office:value-type="float" office:value="1.65" calcext:value-type="float">
            <text:p>1.65</text:p>
          </table:table-cell>
          <table:table-cell table:formula="of:=2*[.A38]" office:value-type="float" office:value="1.6" calcext:value-type="float">
            <text:p>1.6</text:p>
          </table:table-cell>
        </table:table-row>
        <table:table-row table:style-name="ro2">
          <table:table-cell table:formula="of:=[.A38]+0.05" office:value-type="float" office:value="0.850000000000001" calcext:value-type="float">
            <text:p>0.85</text:p>
          </table:table-cell>
          <table:table-cell table:formula="of:=[.A39]*[.A39]" office:value-type="float" office:value="0.722500000000001" calcext:value-type="float">
            <text:p>0.72</text:p>
          </table:table-cell>
          <table:table-cell table:formula="of:=([.B40]-[.B39])/([.$A40]-[.$A39])" office:value-type="float" office:value="1.75" calcext:value-type="float">
            <text:p>1.75</text:p>
          </table:table-cell>
          <table:table-cell table:formula="of:=2*[.A39]" office:value-type="float" office:value="1.7" calcext:value-type="float">
            <text:p>1.7</text:p>
          </table:table-cell>
        </table:table-row>
        <table:table-row table:style-name="ro2">
          <table:table-cell table:formula="of:=[.A39]+0.05" office:value-type="float" office:value="0.900000000000001" calcext:value-type="float">
            <text:p>0.9</text:p>
          </table:table-cell>
          <table:table-cell table:formula="of:=[.A40]*[.A40]" office:value-type="float" office:value="0.810000000000001" calcext:value-type="float">
            <text:p>0.81</text:p>
          </table:table-cell>
          <table:table-cell table:formula="of:=([.B41]-[.B40])/([.$A41]-[.$A40])" office:value-type="float" office:value="1.85" calcext:value-type="float">
            <text:p>1.85</text:p>
          </table:table-cell>
          <table:table-cell table:formula="of:=2*[.A40]" office:value-type="float" office:value="1.8" calcext:value-type="float">
            <text:p>1.8</text:p>
          </table:table-cell>
        </table:table-row>
        <table:table-row table:style-name="ro2">
          <table:table-cell table:formula="of:=[.A40]+0.05" office:value-type="float" office:value="0.950000000000001" calcext:value-type="float">
            <text:p>0.95</text:p>
          </table:table-cell>
          <table:table-cell table:formula="of:=[.A41]*[.A41]" office:value-type="float" office:value="0.902500000000001" calcext:value-type="float">
            <text:p>0.9</text:p>
          </table:table-cell>
          <table:table-cell table:formula="of:=([.B42]-[.B41])/([.$A42]-[.$A41])" office:value-type="float" office:value="1.95" calcext:value-type="float">
            <text:p>1.95</text:p>
          </table:table-cell>
          <table:table-cell table:formula="of:=2*[.A41]" office:value-type="float" office:value="1.9" calcext:value-type="float">
            <text:p>1.9</text:p>
          </table:table-cell>
        </table:table-row>
        <table:table-row table:style-name="ro2">
          <table:table-cell table:formula="of:=[.A41]+0.05" office:value-type="float" office:value="1" calcext:value-type="float">
            <text:p>1</text:p>
          </table:table-cell>
          <table:table-cell table:formula="of:=[.A42]*[.A42]" office:value-type="float" office:value="1" calcext:value-type="float">
            <text:p>1</text:p>
          </table:table-cell>
          <table:table-cell table:formula="of:=([.B43]-[.B42])/([.$A43]-[.$A42])" office:value-type="float" office:value="2.05" calcext:value-type="float">
            <text:p>2.05</text:p>
          </table:table-cell>
          <table:table-cell table:formula="of:=2*[.A42]" office:value-type="float" office:value="2" calcext:value-type="float">
            <text:p>2</text:p>
          </table:table-cell>
        </table:table-row>
        <table:table-row table:style-name="ro2">
          <table:table-cell table:formula="of:=[.A42]+0.05" office:value-type="float" office:value="1.05" calcext:value-type="float">
            <text:p>1.05</text:p>
          </table:table-cell>
          <table:table-cell table:formula="of:=[.A43]*[.A43]" office:value-type="float" office:value="1.1025" calcext:value-type="float">
            <text:p>1.1</text:p>
          </table:table-cell>
          <table:table-cell table:formula="of:=([.B44]-[.B43])/([.$A44]-[.$A43])" office:value-type="float" office:value="2.15" calcext:value-type="float">
            <text:p>2.15</text:p>
          </table:table-cell>
          <table:table-cell table:formula="of:=2*[.A43]" office:value-type="float" office:value="2.1" calcext:value-type="float">
            <text:p>2.1</text:p>
          </table:table-cell>
        </table:table-row>
        <table:table-row table:style-name="ro2">
          <table:table-cell table:formula="of:=[.A43]+0.05" office:value-type="float" office:value="1.1" calcext:value-type="float">
            <text:p>1.1</text:p>
          </table:table-cell>
          <table:table-cell table:formula="of:=[.A44]*[.A44]" office:value-type="float" office:value="1.21" calcext:value-type="float">
            <text:p>1.21</text:p>
          </table:table-cell>
          <table:table-cell table:formula="of:=([.B45]-[.B44])/([.$A45]-[.$A44])" office:value-type="float" office:value="2.25" calcext:value-type="float">
            <text:p>2.25</text:p>
          </table:table-cell>
          <table:table-cell table:formula="of:=2*[.A44]" office:value-type="float" office:value="2.2" calcext:value-type="float">
            <text:p>2.2</text:p>
          </table:table-cell>
        </table:table-row>
        <table:table-row table:style-name="ro2">
          <table:table-cell table:formula="of:=[.A44]+0.05" office:value-type="float" office:value="1.15" calcext:value-type="float">
            <text:p>1.15</text:p>
          </table:table-cell>
          <table:table-cell table:formula="of:=[.A45]*[.A45]" office:value-type="float" office:value="1.3225" calcext:value-type="float">
            <text:p>1.32</text:p>
          </table:table-cell>
          <table:table-cell table:formula="of:=([.B46]-[.B45])/([.$A46]-[.$A45])" office:value-type="float" office:value="2.35" calcext:value-type="float">
            <text:p>2.35</text:p>
          </table:table-cell>
          <table:table-cell table:formula="of:=2*[.A45]" office:value-type="float" office:value="2.3" calcext:value-type="float">
            <text:p>2.3</text:p>
          </table:table-cell>
        </table:table-row>
        <table:table-row table:style-name="ro2">
          <table:table-cell table:formula="of:=[.A45]+0.05" office:value-type="float" office:value="1.2" calcext:value-type="float">
            <text:p>1.2</text:p>
          </table:table-cell>
          <table:table-cell table:formula="of:=[.A46]*[.A46]" office:value-type="float" office:value="1.44" calcext:value-type="float">
            <text:p>1.44</text:p>
          </table:table-cell>
          <table:table-cell table:formula="of:=([.B47]-[.B46])/([.$A47]-[.$A46])" office:value-type="float" office:value="2.45" calcext:value-type="float">
            <text:p>2.45</text:p>
          </table:table-cell>
          <table:table-cell table:formula="of:=2*[.A46]" office:value-type="float" office:value="2.4" calcext:value-type="float">
            <text:p>2.4</text:p>
          </table:table-cell>
        </table:table-row>
        <table:table-row table:style-name="ro2">
          <table:table-cell table:formula="of:=[.A46]+0.05" office:value-type="float" office:value="1.25" calcext:value-type="float">
            <text:p>1.25</text:p>
          </table:table-cell>
          <table:table-cell table:formula="of:=[.A47]*[.A47]" office:value-type="float" office:value="1.5625" calcext:value-type="float">
            <text:p>1.56</text:p>
          </table:table-cell>
          <table:table-cell table:formula="of:=([.B48]-[.B47])/([.$A48]-[.$A47])" office:value-type="float" office:value="2.55" calcext:value-type="float">
            <text:p>2.55</text:p>
          </table:table-cell>
          <table:table-cell table:formula="of:=2*[.A47]" office:value-type="float" office:value="2.5" calcext:value-type="float">
            <text:p>2.5</text:p>
          </table:table-cell>
        </table:table-row>
        <table:table-row table:style-name="ro2">
          <table:table-cell table:formula="of:=[.A47]+0.05" office:value-type="float" office:value="1.3" calcext:value-type="float">
            <text:p>1.3</text:p>
          </table:table-cell>
          <table:table-cell table:formula="of:=[.A48]*[.A48]" office:value-type="float" office:value="1.69" calcext:value-type="float">
            <text:p>1.69</text:p>
          </table:table-cell>
          <table:table-cell table:formula="of:=([.B49]-[.B48])/([.$A49]-[.$A48])" office:value-type="float" office:value="2.65" calcext:value-type="float">
            <text:p>2.65</text:p>
          </table:table-cell>
          <table:table-cell table:formula="of:=2*[.A48]" office:value-type="float" office:value="2.6" calcext:value-type="float">
            <text:p>2.6</text:p>
          </table:table-cell>
        </table:table-row>
        <table:table-row table:style-name="ro2">
          <table:table-cell table:formula="of:=[.A48]+0.05" office:value-type="float" office:value="1.35" calcext:value-type="float">
            <text:p>1.35</text:p>
          </table:table-cell>
          <table:table-cell table:formula="of:=[.A49]*[.A49]" office:value-type="float" office:value="1.8225" calcext:value-type="float">
            <text:p>1.82</text:p>
          </table:table-cell>
          <table:table-cell table:formula="of:=([.B50]-[.B49])/([.$A50]-[.$A49])" office:value-type="float" office:value="2.75" calcext:value-type="float">
            <text:p>2.75</text:p>
          </table:table-cell>
          <table:table-cell table:formula="of:=2*[.A49]" office:value-type="float" office:value="2.7" calcext:value-type="float">
            <text:p>2.7</text:p>
          </table:table-cell>
        </table:table-row>
        <table:table-row table:style-name="ro2">
          <table:table-cell table:formula="of:=[.A49]+0.05" office:value-type="float" office:value="1.4" calcext:value-type="float">
            <text:p>1.4</text:p>
          </table:table-cell>
          <table:table-cell table:formula="of:=[.A50]*[.A50]" office:value-type="float" office:value="1.96" calcext:value-type="float">
            <text:p>1.96</text:p>
          </table:table-cell>
          <table:table-cell table:formula="of:=([.B51]-[.B50])/([.$A51]-[.$A50])" office:value-type="float" office:value="2.85" calcext:value-type="float">
            <text:p>2.85</text:p>
          </table:table-cell>
          <table:table-cell table:formula="of:=2*[.A50]" office:value-type="float" office:value="2.8" calcext:value-type="float">
            <text:p>2.8</text:p>
          </table:table-cell>
        </table:table-row>
        <table:table-row table:style-name="ro2">
          <table:table-cell table:formula="of:=[.A50]+0.05" office:value-type="float" office:value="1.45" calcext:value-type="float">
            <text:p>1.45</text:p>
          </table:table-cell>
          <table:table-cell table:formula="of:=[.A51]*[.A51]" office:value-type="float" office:value="2.1025" calcext:value-type="float">
            <text:p>2.1</text:p>
          </table:table-cell>
          <table:table-cell table:formula="of:=([.B52]-[.B51])/([.$A52]-[.$A51])" office:value-type="float" office:value="2.95000000000001" calcext:value-type="float">
            <text:p>2.95</text:p>
          </table:table-cell>
          <table:table-cell table:formula="of:=2*[.A51]" office:value-type="float" office:value="2.9" calcext:value-type="float">
            <text:p>2.9</text:p>
          </table:table-cell>
        </table:table-row>
        <table:table-row table:style-name="ro2">
          <table:table-cell table:formula="of:=[.A51]+0.05" office:value-type="float" office:value="1.5" calcext:value-type="float">
            <text:p>1.5</text:p>
          </table:table-cell>
          <table:table-cell table:formula="of:=[.A52]*[.A52]" office:value-type="float" office:value="2.25" calcext:value-type="float">
            <text:p>2.25</text:p>
          </table:table-cell>
          <table:table-cell table:formula="of:=([.B53]-[.B52])/([.$A53]-[.$A52])" office:value-type="float" office:value="3.04999999999999" calcext:value-type="float">
            <text:p>3.05</text:p>
          </table:table-cell>
          <table:table-cell table:formula="of:=2*[.A52]" office:value-type="float" office:value="3" calcext:value-type="float">
            <text:p>3</text:p>
          </table:table-cell>
        </table:table-row>
        <table:table-row table:style-name="ro2">
          <table:table-cell table:formula="of:=[.A52]+0.05" office:value-type="float" office:value="1.55" calcext:value-type="float">
            <text:p>1.55</text:p>
          </table:table-cell>
          <table:table-cell table:formula="of:=[.A53]*[.A53]" office:value-type="float" office:value="2.4025" calcext:value-type="float">
            <text:p>2.4</text:p>
          </table:table-cell>
          <table:table-cell table:formula="of:=([.B54]-[.B53])/([.$A54]-[.$A53])" office:value-type="float" office:value="3.15000000000001" calcext:value-type="float">
            <text:p>3.15</text:p>
          </table:table-cell>
          <table:table-cell table:formula="of:=2*[.A53]" office:value-type="float" office:value="3.1" calcext:value-type="float">
            <text:p>3.1</text:p>
          </table:table-cell>
        </table:table-row>
        <table:table-row table:style-name="ro2">
          <table:table-cell table:formula="of:=[.A53]+0.05" office:value-type="float" office:value="1.6" calcext:value-type="float">
            <text:p>1.6</text:p>
          </table:table-cell>
          <table:table-cell table:formula="of:=[.A54]*[.A54]" office:value-type="float" office:value="2.56" calcext:value-type="float">
            <text:p>2.56</text:p>
          </table:table-cell>
          <table:table-cell table:formula="of:=([.B55]-[.B54])/([.$A55]-[.$A54])" office:value-type="float" office:value="3.25" calcext:value-type="float">
            <text:p>3.25</text:p>
          </table:table-cell>
          <table:table-cell table:formula="of:=2*[.A54]" office:value-type="float" office:value="3.2" calcext:value-type="float">
            <text:p>3.2</text:p>
          </table:table-cell>
        </table:table-row>
        <table:table-row table:style-name="ro2">
          <table:table-cell table:formula="of:=[.A54]+0.05" office:value-type="float" office:value="1.65" calcext:value-type="float">
            <text:p>1.65</text:p>
          </table:table-cell>
          <table:table-cell table:formula="of:=[.A55]*[.A55]" office:value-type="float" office:value="2.7225" calcext:value-type="float">
            <text:p>2.72</text:p>
          </table:table-cell>
          <table:table-cell table:formula="of:=([.B56]-[.B55])/([.$A56]-[.$A55])" office:value-type="float" office:value="3.35000000000001" calcext:value-type="float">
            <text:p>3.35</text:p>
          </table:table-cell>
          <table:table-cell table:formula="of:=2*[.A55]" office:value-type="float" office:value="3.3" calcext:value-type="float">
            <text:p>3.3</text:p>
          </table:table-cell>
        </table:table-row>
        <table:table-row table:style-name="ro2">
          <table:table-cell table:formula="of:=[.A55]+0.05" office:value-type="float" office:value="1.7" calcext:value-type="float">
            <text:p>1.7</text:p>
          </table:table-cell>
          <table:table-cell table:formula="of:=[.A56]*[.A56]" office:value-type="float" office:value="2.89" calcext:value-type="float">
            <text:p>2.89</text:p>
          </table:table-cell>
          <table:table-cell table:formula="of:=([.B57]-[.B56])/([.$A57]-[.$A56])" office:value-type="float" office:value="3.45" calcext:value-type="float">
            <text:p>3.45</text:p>
          </table:table-cell>
          <table:table-cell table:formula="of:=2*[.A56]" office:value-type="float" office:value="3.4" calcext:value-type="float">
            <text:p>3.4</text:p>
          </table:table-cell>
        </table:table-row>
        <table:table-row table:style-name="ro2">
          <table:table-cell table:formula="of:=[.A56]+0.05" office:value-type="float" office:value="1.75" calcext:value-type="float">
            <text:p>1.75</text:p>
          </table:table-cell>
          <table:table-cell table:formula="of:=[.A57]*[.A57]" office:value-type="float" office:value="3.0625" calcext:value-type="float">
            <text:p>3.06</text:p>
          </table:table-cell>
          <table:table-cell table:formula="of:=([.B58]-[.B57])/([.$A58]-[.$A57])" office:value-type="float" office:value="3.55" calcext:value-type="float">
            <text:p>3.55</text:p>
          </table:table-cell>
          <table:table-cell table:formula="of:=2*[.A57]" office:value-type="float" office:value="3.5" calcext:value-type="float">
            <text:p>3.5</text:p>
          </table:table-cell>
        </table:table-row>
        <table:table-row table:style-name="ro2">
          <table:table-cell table:formula="of:=[.A57]+0.05" office:value-type="float" office:value="1.8" calcext:value-type="float">
            <text:p>1.8</text:p>
          </table:table-cell>
          <table:table-cell table:formula="of:=[.A58]*[.A58]" office:value-type="float" office:value="3.24" calcext:value-type="float">
            <text:p>3.24</text:p>
          </table:table-cell>
          <table:table-cell table:formula="of:=([.B59]-[.B58])/([.$A59]-[.$A58])" office:value-type="float" office:value="3.65" calcext:value-type="float">
            <text:p>3.65</text:p>
          </table:table-cell>
          <table:table-cell table:formula="of:=2*[.A58]" office:value-type="float" office:value="3.6" calcext:value-type="float">
            <text:p>3.6</text:p>
          </table:table-cell>
        </table:table-row>
        <table:table-row table:style-name="ro2">
          <table:table-cell table:formula="of:=[.A58]+0.05" office:value-type="float" office:value="1.85" calcext:value-type="float">
            <text:p>1.85</text:p>
          </table:table-cell>
          <table:table-cell table:formula="of:=[.A59]*[.A59]" office:value-type="float" office:value="3.42250000000001" calcext:value-type="float">
            <text:p>3.42</text:p>
          </table:table-cell>
          <table:table-cell table:formula="of:=([.B60]-[.B59])/([.$A60]-[.$A59])" office:value-type="float" office:value="3.75000000000001" calcext:value-type="float">
            <text:p>3.75</text:p>
          </table:table-cell>
          <table:table-cell table:formula="of:=2*[.A59]" office:value-type="float" office:value="3.7" calcext:value-type="float">
            <text:p>3.7</text:p>
          </table:table-cell>
        </table:table-row>
        <table:table-row table:style-name="ro2">
          <table:table-cell table:formula="of:=[.A59]+0.05" office:value-type="float" office:value="1.9" calcext:value-type="float">
            <text:p>1.9</text:p>
          </table:table-cell>
          <table:table-cell table:formula="of:=[.A60]*[.A60]" office:value-type="float" office:value="3.61000000000001" calcext:value-type="float">
            <text:p>3.61</text:p>
          </table:table-cell>
          <table:table-cell table:formula="of:=([.B61]-[.B60])/([.$A61]-[.$A60])" office:value-type="float" office:value="3.85" calcext:value-type="float">
            <text:p>3.85</text:p>
          </table:table-cell>
          <table:table-cell table:formula="of:=2*[.A60]" office:value-type="float" office:value="3.8" calcext:value-type="float">
            <text:p>3.8</text:p>
          </table:table-cell>
        </table:table-row>
        <table:table-row table:style-name="ro2">
          <table:table-cell table:formula="of:=[.A60]+0.05" office:value-type="float" office:value="1.95" calcext:value-type="float">
            <text:p>1.95</text:p>
          </table:table-cell>
          <table:table-cell table:formula="of:=[.A61]*[.A61]" office:value-type="float" office:value="3.80250000000001" calcext:value-type="float">
            <text:p>3.8</text:p>
          </table:table-cell>
          <table:table-cell table:formula="of:=([.B62]-[.B61])/([.$A62]-[.$A61])" office:value-type="float" office:value="3.95" calcext:value-type="float">
            <text:p>3.95</text:p>
          </table:table-cell>
          <table:table-cell table:formula="of:=2*[.A61]" office:value-type="float" office:value="3.9" calcext:value-type="float">
            <text:p>3.9</text:p>
          </table:table-cell>
        </table:table-row>
        <table:table-row table:style-name="ro2">
          <table:table-cell table:formula="of:=[.A61]+0.05" office:value-type="float" office:value="2" calcext:value-type="float">
            <text:p>2</text:p>
          </table:table-cell>
          <table:table-cell table:formula="of:=[.A62]*[.A62]" office:value-type="float" office:value="4.00000000000001" calcext:value-type="float">
            <text:p>4</text:p>
          </table:table-cell>
          <table:table-cell table:formula="of:=([.B63]-[.B62])/([.$A63]-[.$A62])" office:value-type="float" office:value="4.05000000000001" calcext:value-type="float">
            <text:p>4.05</text:p>
          </table:table-cell>
          <table:table-cell table:formula="of:=2*[.A62]" office:value-type="float" office:value="4" calcext:value-type="float">
            <text:p>4</text:p>
          </table:table-cell>
        </table:table-row>
        <table:table-row table:style-name="ro2">
          <table:table-cell table:formula="of:=[.A62]+0.05" office:value-type="float" office:value="2.05" calcext:value-type="float">
            <text:p>2.05</text:p>
          </table:table-cell>
          <table:table-cell table:formula="of:=[.A63]*[.A63]" office:value-type="float" office:value="4.20250000000001" calcext:value-type="float">
            <text:p>4.2</text:p>
          </table:table-cell>
          <table:table-cell table:formula="of:=([.B64]-[.B63])/([.$A64]-[.$A63])" office:value-type="float" office:value="4.14999999999999" calcext:value-type="float">
            <text:p>4.15</text:p>
          </table:table-cell>
          <table:table-cell table:formula="of:=2*[.A63]" office:value-type="float" office:value="4.1" calcext:value-type="float">
            <text:p>4.1</text:p>
          </table:table-cell>
        </table:table-row>
        <table:table-row table:style-name="ro2">
          <table:table-cell table:formula="of:=[.A63]+0.05" office:value-type="float" office:value="2.1" calcext:value-type="float">
            <text:p>2.1</text:p>
          </table:table-cell>
          <table:table-cell table:formula="of:=[.A64]*[.A64]" office:value-type="float" office:value="4.41" calcext:value-type="float">
            <text:p>4.41</text:p>
          </table:table-cell>
          <table:table-cell table:formula="of:=([.B65]-[.B64])/([.$A65]-[.$A64])" office:value-type="float" office:value="4.25" calcext:value-type="float">
            <text:p>4.25</text:p>
          </table:table-cell>
          <table:table-cell table:formula="of:=2*[.A64]" office:value-type="float" office:value="4.2" calcext:value-type="float">
            <text:p>4.2</text:p>
          </table:table-cell>
        </table:table-row>
        <table:table-row table:style-name="ro2">
          <table:table-cell table:formula="of:=[.A64]+0.05" office:value-type="float" office:value="2.15" calcext:value-type="float">
            <text:p>2.15</text:p>
          </table:table-cell>
          <table:table-cell table:formula="of:=[.A65]*[.A65]" office:value-type="float" office:value="4.6225" calcext:value-type="float">
            <text:p>4.62</text:p>
          </table:table-cell>
          <table:table-cell table:formula="of:=([.B66]-[.B65])/([.$A66]-[.$A65])" office:value-type="float" office:value="4.35" calcext:value-type="float">
            <text:p>4.35</text:p>
          </table:table-cell>
          <table:table-cell table:formula="of:=2*[.A65]" office:value-type="float" office:value="4.3" calcext:value-type="float">
            <text:p>4.3</text:p>
          </table:table-cell>
        </table:table-row>
        <table:table-row table:style-name="ro2">
          <table:table-cell table:formula="of:=[.A65]+0.05" office:value-type="float" office:value="2.2" calcext:value-type="float">
            <text:p>2.2</text:p>
          </table:table-cell>
          <table:table-cell table:formula="of:=[.A66]*[.A66]" office:value-type="float" office:value="4.84" calcext:value-type="float">
            <text:p>4.84</text:p>
          </table:table-cell>
          <table:table-cell table:formula="of:=([.B67]-[.B66])/([.$A67]-[.$A66])" office:value-type="float" office:value="4.45" calcext:value-type="float">
            <text:p>4.45</text:p>
          </table:table-cell>
          <table:table-cell table:formula="of:=2*[.A66]" office:value-type="float" office:value="4.4" calcext:value-type="float">
            <text:p>4.4</text:p>
          </table:table-cell>
        </table:table-row>
        <table:table-row table:style-name="ro2">
          <table:table-cell table:formula="of:=[.A66]+0.05" office:value-type="float" office:value="2.25" calcext:value-type="float">
            <text:p>2.25</text:p>
          </table:table-cell>
          <table:table-cell table:formula="of:=[.A67]*[.A67]" office:value-type="float" office:value="5.0625" calcext:value-type="float">
            <text:p>5.06</text:p>
          </table:table-cell>
          <table:table-cell table:formula="of:=([.B68]-[.B67])/([.$A68]-[.$A67])" office:value-type="float" office:value="4.55" calcext:value-type="float">
            <text:p>4.55</text:p>
          </table:table-cell>
          <table:table-cell table:formula="of:=2*[.A67]" office:value-type="float" office:value="4.5" calcext:value-type="float">
            <text:p>4.5</text:p>
          </table:table-cell>
        </table:table-row>
        <table:table-row table:style-name="ro2">
          <table:table-cell table:formula="of:=[.A67]+0.05" office:value-type="float" office:value="2.3" calcext:value-type="float">
            <text:p>2.3</text:p>
          </table:table-cell>
          <table:table-cell table:formula="of:=[.A68]*[.A68]" office:value-type="float" office:value="5.29" calcext:value-type="float">
            <text:p>5.29</text:p>
          </table:table-cell>
          <table:table-cell table:formula="of:=([.B69]-[.B68])/([.$A69]-[.$A68])" office:value-type="float" office:value="4.65000000000002" calcext:value-type="float">
            <text:p>4.65</text:p>
          </table:table-cell>
          <table:table-cell table:formula="of:=2*[.A68]" office:value-type="float" office:value="4.6" calcext:value-type="float">
            <text:p>4.6</text:p>
          </table:table-cell>
        </table:table-row>
        <table:table-row table:style-name="ro2">
          <table:table-cell table:formula="of:=[.A68]+0.05" office:value-type="float" office:value="2.35" calcext:value-type="float">
            <text:p>2.35</text:p>
          </table:table-cell>
          <table:table-cell table:formula="of:=[.A69]*[.A69]" office:value-type="float" office:value="5.5225" calcext:value-type="float">
            <text:p>5.52</text:p>
          </table:table-cell>
          <table:table-cell table:formula="of:=([.B70]-[.B69])/([.$A70]-[.$A69])" office:value-type="float" office:value="4.75" calcext:value-type="float">
            <text:p>4.75</text:p>
          </table:table-cell>
          <table:table-cell table:formula="of:=2*[.A69]" office:value-type="float" office:value="4.7" calcext:value-type="float">
            <text:p>4.7</text:p>
          </table:table-cell>
        </table:table-row>
        <table:table-row table:style-name="ro2">
          <table:table-cell table:formula="of:=[.A69]+0.05" office:value-type="float" office:value="2.4" calcext:value-type="float">
            <text:p>2.4</text:p>
          </table:table-cell>
          <table:table-cell table:formula="of:=[.A70]*[.A70]" office:value-type="float" office:value="5.76" calcext:value-type="float">
            <text:p>5.76</text:p>
          </table:table-cell>
          <table:table-cell table:formula="of:=([.B71]-[.B70])/([.$A71]-[.$A70])" office:value-type="float" office:value="4.84999999999999" calcext:value-type="float">
            <text:p>4.85</text:p>
          </table:table-cell>
          <table:table-cell table:formula="of:=2*[.A70]" office:value-type="float" office:value="4.8" calcext:value-type="float">
            <text:p>4.8</text:p>
          </table:table-cell>
        </table:table-row>
        <table:table-row table:style-name="ro2">
          <table:table-cell table:formula="of:=[.A70]+0.05" office:value-type="float" office:value="2.45" calcext:value-type="float">
            <text:p>2.45</text:p>
          </table:table-cell>
          <table:table-cell table:formula="of:=[.A71]*[.A71]" office:value-type="float" office:value="6.0025" calcext:value-type="float">
            <text:p>6</text:p>
          </table:table-cell>
          <table:table-cell table:formula="of:=([.B72]-[.B71])/([.$A72]-[.$A71])" office:value-type="float" office:value="4.95000000000001" calcext:value-type="float">
            <text:p>4.95</text:p>
          </table:table-cell>
          <table:table-cell table:formula="of:=2*[.A71]" office:value-type="float" office:value="4.9" calcext:value-type="float">
            <text:p>4.9</text:p>
          </table:table-cell>
        </table:table-row>
        <table:table-row table:style-name="ro2">
          <table:table-cell table:formula="of:=[.A71]+0.05" office:value-type="float" office:value="2.5" calcext:value-type="float">
            <text:p>2.5</text:p>
          </table:table-cell>
          <table:table-cell table:formula="of:=[.A72]*[.A72]" office:value-type="float" office:value="6.25" calcext:value-type="float">
            <text:p>6.25</text:p>
          </table:table-cell>
          <table:table-cell table:formula="of:=([.B73]-[.B72])/([.$A73]-[.$A72])" office:value-type="float" office:value="5.04999999999999" calcext:value-type="float">
            <text:p>5.05</text:p>
          </table:table-cell>
          <table:table-cell table:formula="of:=2*[.A72]" office:value-type="float" office:value="5" calcext:value-type="float">
            <text:p>5</text:p>
          </table:table-cell>
        </table:table-row>
        <table:table-row table:style-name="ro2">
          <table:table-cell table:formula="of:=[.A72]+0.05" office:value-type="float" office:value="2.55" calcext:value-type="float">
            <text:p>2.55</text:p>
          </table:table-cell>
          <table:table-cell table:formula="of:=[.A73]*[.A73]" office:value-type="float" office:value="6.5025" calcext:value-type="float">
            <text:p>6.5</text:p>
          </table:table-cell>
          <table:table-cell table:formula="of:=([.B74]-[.B73])/([.$A74]-[.$A73])" office:value-type="float" office:value="5.15000000000001" calcext:value-type="float">
            <text:p>5.15</text:p>
          </table:table-cell>
          <table:table-cell table:formula="of:=2*[.A73]" office:value-type="float" office:value="5.1" calcext:value-type="float">
            <text:p>5.1</text:p>
          </table:table-cell>
        </table:table-row>
        <table:table-row table:style-name="ro2">
          <table:table-cell table:formula="of:=[.A73]+0.05" office:value-type="float" office:value="2.6" calcext:value-type="float">
            <text:p>2.6</text:p>
          </table:table-cell>
          <table:table-cell table:formula="of:=[.A74]*[.A74]" office:value-type="float" office:value="6.76" calcext:value-type="float">
            <text:p>6.76</text:p>
          </table:table-cell>
          <table:table-cell table:formula="of:=([.B75]-[.B74])/([.$A75]-[.$A74])" office:value-type="float" office:value="5.24999999999999" calcext:value-type="float">
            <text:p>5.25</text:p>
          </table:table-cell>
          <table:table-cell table:formula="of:=2*[.A74]" office:value-type="float" office:value="5.2" calcext:value-type="float">
            <text:p>5.2</text:p>
          </table:table-cell>
        </table:table-row>
        <table:table-row table:style-name="ro2">
          <table:table-cell table:formula="of:=[.A74]+0.05" office:value-type="float" office:value="2.65" calcext:value-type="float">
            <text:p>2.65</text:p>
          </table:table-cell>
          <table:table-cell table:formula="of:=[.A75]*[.A75]" office:value-type="float" office:value="7.02249999999999" calcext:value-type="float">
            <text:p>7.02</text:p>
          </table:table-cell>
          <table:table-cell table:formula="of:=([.B76]-[.B75])/([.$A76]-[.$A75])" office:value-type="float" office:value="5.35" calcext:value-type="float">
            <text:p>5.35</text:p>
          </table:table-cell>
          <table:table-cell table:formula="of:=2*[.A75]" office:value-type="float" office:value="5.3" calcext:value-type="float">
            <text:p>5.3</text:p>
          </table:table-cell>
        </table:table-row>
        <table:table-row table:style-name="ro2">
          <table:table-cell table:formula="of:=[.A75]+0.05" office:value-type="float" office:value="2.7" calcext:value-type="float">
            <text:p>2.7</text:p>
          </table:table-cell>
          <table:table-cell table:formula="of:=[.A76]*[.A76]" office:value-type="float" office:value="7.28999999999999" calcext:value-type="float">
            <text:p>7.29</text:p>
          </table:table-cell>
          <table:table-cell table:formula="of:=([.B77]-[.B76])/([.$A77]-[.$A76])" office:value-type="float" office:value="5.45" calcext:value-type="float">
            <text:p>5.45</text:p>
          </table:table-cell>
          <table:table-cell table:formula="of:=2*[.A76]" office:value-type="float" office:value="5.4" calcext:value-type="float">
            <text:p>5.4</text:p>
          </table:table-cell>
        </table:table-row>
        <table:table-row table:style-name="ro2">
          <table:table-cell table:formula="of:=[.A76]+0.05" office:value-type="float" office:value="2.75" calcext:value-type="float">
            <text:p>2.75</text:p>
          </table:table-cell>
          <table:table-cell table:formula="of:=[.A77]*[.A77]" office:value-type="float" office:value="7.56249999999999" calcext:value-type="float">
            <text:p>7.56</text:p>
          </table:table-cell>
          <table:table-cell table:formula="of:=([.B78]-[.B77])/([.$A78]-[.$A77])" office:value-type="float" office:value="5.55" calcext:value-type="float">
            <text:p>5.55</text:p>
          </table:table-cell>
          <table:table-cell table:formula="of:=2*[.A77]" office:value-type="float" office:value="5.5" calcext:value-type="float">
            <text:p>5.5</text:p>
          </table:table-cell>
        </table:table-row>
        <table:table-row table:style-name="ro2">
          <table:table-cell table:formula="of:=[.A77]+0.05" office:value-type="float" office:value="2.8" calcext:value-type="float">
            <text:p>2.8</text:p>
          </table:table-cell>
          <table:table-cell table:formula="of:=[.A78]*[.A78]" office:value-type="float" office:value="7.83999999999999" calcext:value-type="float">
            <text:p>7.84</text:p>
          </table:table-cell>
          <table:table-cell table:formula="of:=([.B79]-[.B78])/([.$A79]-[.$A78])" office:value-type="float" office:value="5.64999999999998" calcext:value-type="float">
            <text:p>5.65</text:p>
          </table:table-cell>
          <table:table-cell table:formula="of:=2*[.A78]" office:value-type="float" office:value="5.6" calcext:value-type="float">
            <text:p>5.6</text:p>
          </table:table-cell>
        </table:table-row>
        <table:table-row table:style-name="ro2">
          <table:table-cell table:formula="of:=[.A78]+0.05" office:value-type="float" office:value="2.85" calcext:value-type="float">
            <text:p>2.85</text:p>
          </table:table-cell>
          <table:table-cell table:formula="of:=[.A79]*[.A79]" office:value-type="float" office:value="8.12249999999999" calcext:value-type="float">
            <text:p>8.12</text:p>
          </table:table-cell>
          <table:table-cell table:formula="of:=([.B80]-[.B79])/([.$A80]-[.$A79])" office:value-type="float" office:value="5.75000000000001" calcext:value-type="float">
            <text:p>5.75</text:p>
          </table:table-cell>
          <table:table-cell table:formula="of:=2*[.A79]" office:value-type="float" office:value="5.7" calcext:value-type="float">
            <text:p>5.7</text:p>
          </table:table-cell>
        </table:table-row>
        <table:table-row table:style-name="ro2">
          <table:table-cell table:formula="of:=[.A79]+0.05" office:value-type="float" office:value="2.9" calcext:value-type="float">
            <text:p>2.9</text:p>
          </table:table-cell>
          <table:table-cell table:formula="of:=[.A80]*[.A80]" office:value-type="float" office:value="8.40999999999999" calcext:value-type="float">
            <text:p>8.41</text:p>
          </table:table-cell>
          <table:table-cell table:formula="of:=([.B81]-[.B80])/([.$A81]-[.$A80])" office:value-type="float" office:value="2.9" calcext:value-type="float">
            <text:p>2.9</text:p>
          </table:table-cell>
          <table:table-cell table:formula="of:=2*[.A80]" office:value-type="float" office:value="5.8" calcext:value-type="float">
            <text:p>5.8</text:p>
          </table:table-cell>
        </table:table-row>
      </table:table>
      <table:table table:name="ln微分" table:style-name="ta1">
        <office:forms form:automatic-focus="false" form:apply-design-mode="false"/>
        <table:shapes>
          <draw:frame draw:z-index="0" draw:style-name="gr2" draw:text-style-name="P1" svg:width="13.676cm" svg:height="12.507cm" svg:x="5.741cm" svg:y="7.032cm">
            <draw:object draw:notify-on-update-of-ranges="ln微分.A2:ln微分.A105 ln微分.B1:ln微分.B1 ln微分.B2:ln微分.B105 ln微分.A2:ln微分.A105 ln微分.C1:ln微分.C1 ln微分.C2:ln微分.C105 ln微分.A2:ln微分.A105 ln微分.D1:ln微分.D1 ln微分.D2:ln微分.D10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=ln x</text:p>
          </table:table-cell>
          <table:table-cell office:value-type="string" calcext:value-type="string">
            <text:p>dy/dx</text:p>
          </table:table-cell>
          <table:table-cell office:value-type="string" calcext:value-type="string">
            <text:p>1/x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table:formula="of:=LN([.A2])" office:value-type="float" office:value="-4.60517018598809" calcext:value-type="float">
            <text:p>-4.61</text:p>
          </table:table-cell>
          <table:table-cell table:formula="of:=([.B3]-[.B2])/([.$A3]-[.$A2])" office:value-type="float" office:value="23.9789527279837" calcext:value-type="float">
            <text:p>23.98</text:p>
          </table:table-cell>
          <table:table-cell table:formula="of:=1/[.A2]" office:value-type="float" office:value="100" calcext:value-type="float">
            <text:p>100</text:p>
          </table:table-cell>
        </table:table-row>
        <table:table-row table:style-name="ro2">
          <table:table-cell table:formula="of:=[.A2]+0.1" office:value-type="float" office:value="0.11" calcext:value-type="float">
            <text:p>0.11</text:p>
          </table:table-cell>
          <table:table-cell table:formula="of:=LN([.A3])" office:value-type="float" office:value="-2.20727491318972" calcext:value-type="float">
            <text:p>-2.21</text:p>
          </table:table-cell>
          <table:table-cell table:formula="of:=([.B4]-[.B3])/([.$A4]-[.$A3])" office:value-type="float" office:value="6.46627164925052" calcext:value-type="float">
            <text:p>6.47</text:p>
          </table:table-cell>
          <table:table-cell table:formula="of:=1/[.A3]" office:value-type="float" office:value="9.09090909090909" calcext:value-type="float">
            <text:p>9.09</text:p>
          </table:table-cell>
        </table:table-row>
        <table:table-row table:style-name="ro2">
          <table:table-cell table:formula="of:=[.A3]+0.1" office:value-type="float" office:value="0.21" calcext:value-type="float">
            <text:p>0.21</text:p>
          </table:table-cell>
          <table:table-cell table:formula="of:=LN([.A4])" office:value-type="float" office:value="-1.56064774826467" calcext:value-type="float">
            <text:p>-1.56</text:p>
          </table:table-cell>
          <table:table-cell table:formula="of:=([.B5]-[.B4])/([.$A5]-[.$A4])" office:value-type="float" office:value="3.89464766761723" calcext:value-type="float">
            <text:p>3.89</text:p>
          </table:table-cell>
          <table:table-cell table:formula="of:=1/[.A4]" office:value-type="float" office:value="4.76190476190476" calcext:value-type="float">
            <text:p>4.76</text:p>
          </table:table-cell>
        </table:table-row>
        <table:table-row table:style-name="ro2">
          <table:table-cell table:formula="of:=[.A4]+0.1" office:value-type="float" office:value="0.31" calcext:value-type="float">
            <text:p>0.31</text:p>
          </table:table-cell>
          <table:table-cell table:formula="of:=LN([.A5])" office:value-type="float" office:value="-1.17118298150294" calcext:value-type="float">
            <text:p>-1.17</text:p>
          </table:table-cell>
          <table:table-cell table:formula="of:=([.B6]-[.B5])/([.$A6]-[.$A5])" office:value-type="float" office:value="2.79584862219161" calcext:value-type="float">
            <text:p>2.8</text:p>
          </table:table-cell>
          <table:table-cell table:formula="of:=1/[.A5]" office:value-type="float" office:value="3.2258064516129" calcext:value-type="float">
            <text:p>3.23</text:p>
          </table:table-cell>
        </table:table-row>
        <table:table-row table:style-name="ro2">
          <table:table-cell table:formula="of:=[.A5]+0.1" office:value-type="float" office:value="0.41" calcext:value-type="float">
            <text:p>0.41</text:p>
          </table:table-cell>
          <table:table-cell table:formula="of:=LN([.A6])" office:value-type="float" office:value="-0.891598119283784" calcext:value-type="float">
            <text:p>-0.89</text:p>
          </table:table-cell>
          <table:table-cell table:formula="of:=([.B7]-[.B6])/([.$A7]-[.$A6])" office:value-type="float" office:value="2.18253566020018" calcext:value-type="float">
            <text:p>2.18</text:p>
          </table:table-cell>
          <table:table-cell table:formula="of:=1/[.A6]" office:value-type="float" office:value="2.4390243902439" calcext:value-type="float">
            <text:p>2.44</text:p>
          </table:table-cell>
        </table:table-row>
        <table:table-row table:style-name="ro2">
          <table:table-cell table:formula="of:=[.A6]+0.1" office:value-type="float" office:value="0.51" calcext:value-type="float">
            <text:p>0.51</text:p>
          </table:table-cell>
          <table:table-cell table:formula="of:=LN([.A7])" office:value-type="float" office:value="-0.673344553263766" calcext:value-type="float">
            <text:p>-0.67</text:p>
          </table:table-cell>
          <table:table-cell table:formula="of:=([.B8]-[.B7])/([.$A8]-[.$A7])" office:value-type="float" office:value="1.79048231448986" calcext:value-type="float">
            <text:p>1.79</text:p>
          </table:table-cell>
          <table:table-cell table:formula="of:=1/[.A7]" office:value-type="float" office:value="1.96078431372549" calcext:value-type="float">
            <text:p>1.96</text:p>
          </table:table-cell>
        </table:table-row>
        <table:table-row table:style-name="ro2">
          <table:table-cell table:formula="of:=[.A7]+0.1" office:value-type="float" office:value="0.61" calcext:value-type="float">
            <text:p>0.61</text:p>
          </table:table-cell>
          <table:table-cell table:formula="of:=LN([.A8])" office:value-type="float" office:value="-0.49429632181478" calcext:value-type="float">
            <text:p>-0.49</text:p>
          </table:table-cell>
          <table:table-cell table:formula="of:=([.B9]-[.B8])/([.$A9]-[.$A8])" office:value-type="float" office:value="1.51806012868004" calcext:value-type="float">
            <text:p>1.52</text:p>
          </table:table-cell>
          <table:table-cell table:formula="of:=1/[.A8]" office:value-type="float" office:value="1.63934426229508" calcext:value-type="float">
            <text:p>1.64</text:p>
          </table:table-cell>
        </table:table-row>
        <table:table-row table:style-name="ro2">
          <table:table-cell table:formula="of:=[.A8]+0.1" office:value-type="float" office:value="0.71" calcext:value-type="float">
            <text:p>0.71</text:p>
          </table:table-cell>
          <table:table-cell table:formula="of:=LN([.A9])" office:value-type="float" office:value="-0.342490308946776" calcext:value-type="float">
            <text:p>-0.34</text:p>
          </table:table-cell>
          <table:table-cell table:formula="of:=([.B10]-[.B9])/([.$A10]-[.$A9])" office:value-type="float" office:value="1.31769277631123" calcext:value-type="float">
            <text:p>1.32</text:p>
          </table:table-cell>
          <table:table-cell table:formula="of:=1/[.A9]" office:value-type="float" office:value="1.40845070422535" calcext:value-type="float">
            <text:p>1.41</text:p>
          </table:table-cell>
        </table:table-row>
        <table:table-row table:style-name="ro2">
          <table:table-cell table:formula="of:=[.A9]+0.1" office:value-type="float" office:value="0.81" calcext:value-type="float">
            <text:p>0.81</text:p>
          </table:table-cell>
          <table:table-cell table:formula="of:=LN([.A10])" office:value-type="float" office:value="-0.210721031315653" calcext:value-type="float">
            <text:p>-0.21</text:p>
          </table:table-cell>
          <table:table-cell table:formula="of:=([.B11]-[.B10])/([.$A11]-[.$A10])" office:value-type="float" office:value="1.16410351844411" calcext:value-type="float">
            <text:p>1.16</text:p>
          </table:table-cell>
          <table:table-cell table:formula="of:=1/[.A10]" office:value-type="float" office:value="1.23456790123457" calcext:value-type="float">
            <text:p>1.23</text:p>
          </table:table-cell>
        </table:table-row>
        <table:table-row table:style-name="ro2">
          <table:table-cell table:formula="of:=[.A10]+0.1" office:value-type="float" office:value="0.91" calcext:value-type="float">
            <text:p>0.91</text:p>
          </table:table-cell>
          <table:table-cell table:formula="of:=LN([.A11])" office:value-type="float" office:value="-0.0943106794712414" calcext:value-type="float">
            <text:p>-0.09</text:p>
          </table:table-cell>
          <table:table-cell table:formula="of:=([.B12]-[.B11])/([.$A12]-[.$A11])" office:value-type="float" office:value="1.04261010324409" calcext:value-type="float">
            <text:p>1.04</text:p>
          </table:table-cell>
          <table:table-cell table:formula="of:=1/[.A11]" office:value-type="float" office:value="1.0989010989011" calcext:value-type="float">
            <text:p>1.1</text:p>
          </table:table-cell>
        </table:table-row>
        <table:table-row table:style-name="ro2">
          <table:table-cell table:formula="of:=[.A11]+0.1" office:value-type="float" office:value="1.01" calcext:value-type="float">
            <text:p>1.01</text:p>
          </table:table-cell>
          <table:table-cell table:formula="of:=LN([.A12])" office:value-type="float" office:value="0.00995033085316809" calcext:value-type="float">
            <text:p>0.01</text:p>
          </table:table-cell>
          <table:table-cell table:formula="of:=([.B13]-[.B12])/([.$A13]-[.$A12])" office:value-type="float" office:value="0.944096844710747" calcext:value-type="float">
            <text:p>0.94</text:p>
          </table:table-cell>
          <table:table-cell table:formula="of:=1/[.A12]" office:value-type="float" office:value="0.99009900990099" calcext:value-type="float">
            <text:p>0.99</text:p>
          </table:table-cell>
        </table:table-row>
        <table:table-row table:style-name="ro2">
          <table:table-cell table:formula="of:=[.A12]+0.1" office:value-type="float" office:value="1.11" calcext:value-type="float">
            <text:p>1.11</text:p>
          </table:table-cell>
          <table:table-cell table:formula="of:=LN([.A13])" office:value-type="float" office:value="0.104360015324243" calcext:value-type="float">
            <text:p>0.1</text:p>
          </table:table-cell>
          <table:table-cell table:formula="of:=([.B14]-[.B13])/([.$A14]-[.$A13])" office:value-type="float" office:value="0.862603442844069" calcext:value-type="float">
            <text:p>0.86</text:p>
          </table:table-cell>
          <table:table-cell table:formula="of:=1/[.A13]" office:value-type="float" office:value="0.900900900900901" calcext:value-type="float">
            <text:p>0.9</text:p>
          </table:table-cell>
        </table:table-row>
        <table:table-row table:style-name="ro2">
          <table:table-cell table:formula="of:=[.A13]+0.1" office:value-type="float" office:value="1.21" calcext:value-type="float">
            <text:p>1.21</text:p>
          </table:table-cell>
          <table:table-cell table:formula="of:=LN([.A14])" office:value-type="float" office:value="0.19062035960865" calcext:value-type="float">
            <text:p>0.19</text:p>
          </table:table-cell>
          <table:table-cell table:formula="of:=([.B15]-[.B14])/([.$A15]-[.$A14])" office:value-type="float" office:value="0.794067776044104" calcext:value-type="float">
            <text:p>0.79</text:p>
          </table:table-cell>
          <table:table-cell table:formula="of:=1/[.A14]" office:value-type="float" office:value="0.826446280991735" calcext:value-type="float">
            <text:p>0.83</text:p>
          </table:table-cell>
        </table:table-row>
        <table:table-row table:style-name="ro2">
          <table:table-cell table:formula="of:=[.A14]+0.1" office:value-type="float" office:value="1.31" calcext:value-type="float">
            <text:p>1.31</text:p>
          </table:table-cell>
          <table:table-cell table:formula="of:=LN([.A15])" office:value-type="float" office:value="0.27002713721306" calcext:value-type="float">
            <text:p>0.27</text:p>
          </table:table-cell>
          <table:table-cell table:formula="of:=([.B16]-[.B15])/([.$A16]-[.$A15])" office:value-type="float" office:value="0.735625671770167" calcext:value-type="float">
            <text:p>0.74</text:p>
          </table:table-cell>
          <table:table-cell table:formula="of:=1/[.A15]" office:value-type="float" office:value="0.763358778625954" calcext:value-type="float">
            <text:p>0.76</text:p>
          </table:table-cell>
        </table:table-row>
        <table:table-row table:style-name="ro2">
          <table:table-cell table:formula="of:=[.A15]+0.1" office:value-type="float" office:value="1.41" calcext:value-type="float">
            <text:p>1.41</text:p>
          </table:table-cell>
          <table:table-cell table:formula="of:=LN([.A16])" office:value-type="float" office:value="0.343589704390077" calcext:value-type="float">
            <text:p>0.34</text:p>
          </table:table-cell>
          <table:table-cell table:formula="of:=([.B17]-[.B16])/([.$A17]-[.$A16])" office:value-type="float" office:value="0.68519946436756" calcext:value-type="float">
            <text:p>0.69</text:p>
          </table:table-cell>
          <table:table-cell table:formula="of:=1/[.A16]" office:value-type="float" office:value="0.709219858156028" calcext:value-type="float">
            <text:p>0.71</text:p>
          </table:table-cell>
        </table:table-row>
        <table:table-row table:style-name="ro2">
          <table:table-cell table:formula="of:=[.A16]+0.1" office:value-type="float" office:value="1.51" calcext:value-type="float">
            <text:p>1.51</text:p>
          </table:table-cell>
          <table:table-cell table:formula="of:=LN([.A17])" office:value-type="float" office:value="0.412109650826833" calcext:value-type="float">
            <text:p>0.41</text:p>
          </table:table-cell>
          <table:table-cell table:formula="of:=([.B18]-[.B17])/([.$A18]-[.$A17])" office:value-type="float" office:value="0.641245281695386" calcext:value-type="float">
            <text:p>0.64</text:p>
          </table:table-cell>
          <table:table-cell table:formula="of:=1/[.A17]" office:value-type="float" office:value="0.662251655629139" calcext:value-type="float">
            <text:p>0.66</text:p>
          </table:table-cell>
        </table:table-row>
        <table:table-row table:style-name="ro2">
          <table:table-cell table:formula="of:=[.A17]+0.1" office:value-type="float" office:value="1.61" calcext:value-type="float">
            <text:p>1.61</text:p>
          </table:table-cell>
          <table:table-cell table:formula="of:=LN([.A18])" office:value-type="float" office:value="0.476234178996372" calcext:value-type="float">
            <text:p>0.48</text:p>
          </table:table-cell>
          <table:table-cell table:formula="of:=([.B19]-[.B18])/([.$A19]-[.$A18])" office:value-type="float" office:value="0.602591915181968" calcext:value-type="float">
            <text:p>0.6</text:p>
          </table:table-cell>
          <table:table-cell table:formula="of:=1/[.A18]" office:value-type="float" office:value="0.62111801242236" calcext:value-type="float">
            <text:p>0.62</text:p>
          </table:table-cell>
        </table:table-row>
        <table:table-row table:style-name="ro2">
          <table:table-cell table:formula="of:=[.A18]+0.1" office:value-type="float" office:value="1.71" calcext:value-type="float">
            <text:p>1.71</text:p>
          </table:table-cell>
          <table:table-cell table:formula="of:=LN([.A19])" office:value-type="float" office:value="0.536493370514569" calcext:value-type="float">
            <text:p>0.54</text:p>
          </table:table-cell>
          <table:table-cell table:formula="of:=([.B20]-[.B19])/([.$A20]-[.$A19])" office:value-type="float" office:value="0.56833474763166" calcext:value-type="float">
            <text:p>0.57</text:p>
          </table:table-cell>
          <table:table-cell table:formula="of:=1/[.A19]" office:value-type="float" office:value="0.584795321637427" calcext:value-type="float">
            <text:p>0.58</text:p>
          </table:table-cell>
        </table:table-row>
        <table:table-row table:style-name="ro2">
          <table:table-cell table:formula="of:=[.A19]+0.1" office:value-type="float" office:value="1.81" calcext:value-type="float">
            <text:p>1.81</text:p>
          </table:table-cell>
          <table:table-cell table:formula="of:=LN([.A20])" office:value-type="float" office:value="0.593326845277735" calcext:value-type="float">
            <text:p>0.59</text:p>
          </table:table-cell>
          <table:table-cell table:formula="of:=([.B21]-[.B20])/([.$A21]-[.$A20])" office:value-type="float" office:value="0.537763967808041" calcext:value-type="float">
            <text:p>0.54</text:p>
          </table:table-cell>
          <table:table-cell table:formula="of:=1/[.A20]" office:value-type="float" office:value="0.552486187845304" calcext:value-type="float">
            <text:p>0.55</text:p>
          </table:table-cell>
        </table:table-row>
        <table:table-row table:style-name="ro2">
          <table:table-cell table:formula="of:=[.A20]+0.1" office:value-type="float" office:value="1.91" calcext:value-type="float">
            <text:p>1.91</text:p>
          </table:table-cell>
          <table:table-cell table:formula="of:=LN([.A21])" office:value-type="float" office:value="0.647103242058539" calcext:value-type="float">
            <text:p>0.65</text:p>
          </table:table-cell>
          <table:table-cell table:formula="of:=([.B22]-[.B21])/([.$A22]-[.$A21])" office:value-type="float" office:value="0.510314800124458" calcext:value-type="float">
            <text:p>0.51</text:p>
          </table:table-cell>
          <table:table-cell table:formula="of:=1/[.A21]" office:value-type="float" office:value="0.523560209424084" calcext:value-type="float">
            <text:p>0.52</text:p>
          </table:table-cell>
        </table:table-row>
        <table:table-row table:style-name="ro2">
          <table:table-cell table:formula="of:=[.A21]+0.1" office:value-type="float" office:value="2.01" calcext:value-type="float">
            <text:p>2.01</text:p>
          </table:table-cell>
          <table:table-cell table:formula="of:=LN([.A22])" office:value-type="float" office:value="0.698134722070985" calcext:value-type="float">
            <text:p>0.7</text:p>
          </table:table-cell>
          <table:table-cell table:formula="of:=([.B23]-[.B22])/([.$A23]-[.$A22])" office:value-type="float" office:value="0.485532254169908" calcext:value-type="float">
            <text:p>0.49</text:p>
          </table:table-cell>
          <table:table-cell table:formula="of:=1/[.A22]" office:value-type="float" office:value="0.497512437810945" calcext:value-type="float">
            <text:p>0.5</text:p>
          </table:table-cell>
        </table:table-row>
        <table:table-row table:style-name="ro2">
          <table:table-cell table:formula="of:=[.A22]+0.1" office:value-type="float" office:value="2.11" calcext:value-type="float">
            <text:p>2.11</text:p>
          </table:table-cell>
          <table:table-cell table:formula="of:=LN([.A23])" office:value-type="float" office:value="0.746687947487976" calcext:value-type="float">
            <text:p>0.75</text:p>
          </table:table-cell>
          <table:table-cell table:formula="of:=([.B24]-[.B23])/([.$A24]-[.$A23])" office:value-type="float" office:value="0.463045680416863" calcext:value-type="float">
            <text:p>0.46</text:p>
          </table:table-cell>
          <table:table-cell table:formula="of:=1/[.A23]" office:value-type="float" office:value="0.473933649289099" calcext:value-type="float">
            <text:p>0.47</text:p>
          </table:table-cell>
        </table:table-row>
        <table:table-row table:style-name="ro2">
          <table:table-cell table:formula="of:=[.A23]+0.1" office:value-type="float" office:value="2.21" calcext:value-type="float">
            <text:p>2.21</text:p>
          </table:table-cell>
          <table:table-cell table:formula="of:=LN([.A24])" office:value-type="float" office:value="0.792992515529662" calcext:value-type="float">
            <text:p>0.79</text:p>
          </table:table-cell>
          <table:table-cell table:formula="of:=([.B25]-[.B24])/([.$A25]-[.$A24])" office:value-type="float" office:value="0.442550090040406" calcext:value-type="float">
            <text:p>0.44</text:p>
          </table:table-cell>
          <table:table-cell table:formula="of:=1/[.A24]" office:value-type="float" office:value="0.452488687782805" calcext:value-type="float">
            <text:p>0.45</text:p>
          </table:table-cell>
        </table:table-row>
        <table:table-row table:style-name="ro2">
          <table:table-cell table:formula="of:=[.A24]+0.1" office:value-type="float" office:value="2.31" calcext:value-type="float">
            <text:p>2.31</text:p>
          </table:table-cell>
          <table:table-cell table:formula="of:=LN([.A25])" office:value-type="float" office:value="0.837247524533703" calcext:value-type="float">
            <text:p>0.84</text:p>
          </table:table-cell>
          <table:table-cell table:formula="of:=([.B26]-[.B25])/([.$A26]-[.$A25])" office:value-type="float" office:value="0.423792229688615" calcext:value-type="float">
            <text:p>0.42</text:p>
          </table:table-cell>
          <table:table-cell table:formula="of:=1/[.A25]" office:value-type="float" office:value="0.432900432900433" calcext:value-type="float">
            <text:p>0.43</text:p>
          </table:table-cell>
        </table:table-row>
        <table:table-row table:style-name="ro2">
          <table:table-cell table:formula="of:=[.A25]+0.1" office:value-type="float" office:value="2.41" calcext:value-type="float">
            <text:p>2.41</text:p>
          </table:table-cell>
          <table:table-cell table:formula="of:=LN([.A26])" office:value-type="float" office:value="0.879626747502564" calcext:value-type="float">
            <text:p>0.88</text:p>
          </table:table-cell>
          <table:table-cell table:formula="of:=([.B27]-[.B26])/([.$A27]-[.$A26])" office:value-type="float" office:value="0.406560056411289" calcext:value-type="float">
            <text:p>0.41</text:p>
          </table:table-cell>
          <table:table-cell table:formula="of:=1/[.A26]" office:value-type="float" office:value="0.414937759336099" calcext:value-type="float">
            <text:p>0.41</text:p>
          </table:table-cell>
        </table:table-row>
        <table:table-row table:style-name="ro2">
          <table:table-cell table:formula="of:=[.A26]+0.1" office:value-type="float" office:value="2.51" calcext:value-type="float">
            <text:p>2.51</text:p>
          </table:table-cell>
          <table:table-cell table:formula="of:=LN([.A27])" office:value-type="float" office:value="0.920282753143693" calcext:value-type="float">
            <text:p>0.92</text:p>
          </table:table-cell>
          <table:table-cell table:formula="of:=([.B28]-[.B27])/([.$A28]-[.$A27])" office:value-type="float" office:value="0.390674681909094" calcext:value-type="float">
            <text:p>0.39</text:p>
          </table:table-cell>
          <table:table-cell table:formula="of:=1/[.A27]" office:value-type="float" office:value="0.398406374501992" calcext:value-type="float">
            <text:p>0.4</text:p>
          </table:table-cell>
        </table:table-row>
        <table:table-row table:style-name="ro2">
          <table:table-cell table:formula="of:=[.A27]+0.1" office:value-type="float" office:value="2.61" calcext:value-type="float">
            <text:p>2.61</text:p>
          </table:table-cell>
          <table:table-cell table:formula="of:=LN([.A28])" office:value-type="float" office:value="0.959350221334602" calcext:value-type="float">
            <text:p>0.96</text:p>
          </table:table-cell>
          <table:table-cell table:formula="of:=([.B29]-[.B28])/([.$A29]-[.$A28])" office:value-type="float" office:value="0.375984135570075" calcext:value-type="float">
            <text:p>0.38</text:p>
          </table:table-cell>
          <table:table-cell table:formula="of:=1/[.A28]" office:value-type="float" office:value="0.383141762452107" calcext:value-type="float">
            <text:p>0.38</text:p>
          </table:table-cell>
        </table:table-row>
        <table:table-row table:style-name="ro2">
          <table:table-cell table:formula="of:=[.A28]+0.1" office:value-type="float" office:value="2.71" calcext:value-type="float">
            <text:p>2.71</text:p>
          </table:table-cell>
          <table:table-cell table:formula="of:=LN([.A29])" office:value-type="float" office:value="0.99694863489161" calcext:value-type="float">
            <text:p>1</text:p>
          </table:table-cell>
          <table:table-cell table:formula="of:=([.B30]-[.B29])/([.$A30]-[.$A29])" office:value-type="float" office:value="0.362358484540449" calcext:value-type="float">
            <text:p>0.36</text:p>
          </table:table-cell>
          <table:table-cell table:formula="of:=1/[.A29]" office:value-type="float" office:value="0.3690036900369" calcext:value-type="float">
            <text:p>0.37</text:p>
          </table:table-cell>
        </table:table-row>
        <table:table-row table:style-name="ro2">
          <table:table-cell table:formula="of:=[.A29]+0.1" office:value-type="float" office:value="2.81" calcext:value-type="float">
            <text:p>2.81</text:p>
          </table:table-cell>
          <table:table-cell table:formula="of:=LN([.A30])" office:value-type="float" office:value="1.03318448334566" calcext:value-type="float">
            <text:p>1.03</text:p>
          </table:table-cell>
          <table:table-cell table:formula="of:=([.B31]-[.B30])/([.$A31]-[.$A30])" office:value-type="float" office:value="0.349685978377467" calcext:value-type="float">
            <text:p>0.35</text:p>
          </table:table-cell>
          <table:table-cell table:formula="of:=1/[.A30]" office:value-type="float" office:value="0.355871886120996" calcext:value-type="float">
            <text:p>0.36</text:p>
          </table:table-cell>
        </table:table-row>
        <table:table-row table:style-name="ro2">
          <table:table-cell table:formula="of:=[.A30]+0.1" office:value-type="float" office:value="2.91" calcext:value-type="float">
            <text:p>2.91</text:p>
          </table:table-cell>
          <table:table-cell table:formula="of:=LN([.A31])" office:value-type="float" office:value="1.0681530811834" calcext:value-type="float">
            <text:p>1.07</text:p>
          </table:table-cell>
          <table:table-cell table:formula="of:=([.B32]-[.B31])/([.$A32]-[.$A31])" office:value-type="float" office:value="0.337869975773832" calcext:value-type="float">
            <text:p>0.34</text:p>
          </table:table-cell>
          <table:table-cell table:formula="of:=1/[.A31]" office:value-type="float" office:value="0.343642611683849" calcext:value-type="float">
            <text:p>0.34</text:p>
          </table:table-cell>
        </table:table-row>
        <table:table-row table:style-name="ro2">
          <table:table-cell table:formula="of:=[.A31]+0.1" office:value-type="float" office:value="3.01" calcext:value-type="float">
            <text:p>3.01</text:p>
          </table:table-cell>
          <table:table-cell table:formula="of:=LN([.A32])" office:value-type="float" office:value="1.10194007876079" calcext:value-type="float">
            <text:p>1.1</text:p>
          </table:table-cell>
          <table:table-cell table:formula="of:=([.B33]-[.B32])/([.$A33]-[.$A32])" office:value-type="float" office:value="0.326826474303583" calcext:value-type="float">
            <text:p>0.33</text:p>
          </table:table-cell>
          <table:table-cell table:formula="of:=1/[.A32]" office:value-type="float" office:value="0.332225913621262" calcext:value-type="float">
            <text:p>0.33</text:p>
          </table:table-cell>
        </table:table-row>
        <table:table-row table:style-name="ro2">
          <table:table-cell table:formula="of:=[.A32]+0.1" office:value-type="float" office:value="3.11" calcext:value-type="float">
            <text:p>3.11</text:p>
          </table:table-cell>
          <table:table-cell table:formula="of:=LN([.A33])" office:value-type="float" office:value="1.13462272619114" calcext:value-type="float">
            <text:p>1.13</text:p>
          </table:table-cell>
          <table:table-cell table:formula="of:=([.B34]-[.B33])/([.$A34]-[.$A33])" office:value-type="float" office:value="0.316482109507818" calcext:value-type="float">
            <text:p>0.32</text:p>
          </table:table-cell>
          <table:table-cell table:formula="of:=1/[.A33]" office:value-type="float" office:value="0.321543408360128" calcext:value-type="float">
            <text:p>0.32</text:p>
          </table:table-cell>
        </table:table-row>
        <table:table-row table:style-name="ro2">
          <table:table-cell table:formula="of:=[.A33]+0.1" office:value-type="float" office:value="3.21" calcext:value-type="float">
            <text:p>3.21</text:p>
          </table:table-cell>
          <table:table-cell table:formula="of:=LN([.A34])" office:value-type="float" office:value="1.16627093714193" calcext:value-type="float">
            <text:p>1.17</text:p>
          </table:table-cell>
          <table:table-cell table:formula="of:=([.B35]-[.B34])/([.$A35]-[.$A34])" office:value-type="float" office:value="0.306772522470471" calcext:value-type="float">
            <text:p>0.31</text:p>
          </table:table-cell>
          <table:table-cell table:formula="of:=1/[.A34]" office:value-type="float" office:value="0.311526479750779" calcext:value-type="float">
            <text:p>0.31</text:p>
          </table:table-cell>
        </table:table-row>
        <table:table-row table:style-name="ro2">
          <table:table-cell table:formula="of:=[.A34]+0.1" office:value-type="float" office:value="3.31" calcext:value-type="float">
            <text:p>3.31</text:p>
          </table:table-cell>
          <table:table-cell table:formula="of:=LN([.A35])" office:value-type="float" office:value="1.19694818938897" calcext:value-type="float">
            <text:p>1.2</text:p>
          </table:table-cell>
          <table:table-cell table:formula="of:=([.B36]-[.B35])/([.$A36]-[.$A35])" office:value-type="float" office:value="0.297641019064538" calcext:value-type="float">
            <text:p>0.3</text:p>
          </table:table-cell>
          <table:table-cell table:formula="of:=1/[.A35]" office:value-type="float" office:value="0.302114803625377" calcext:value-type="float">
            <text:p>0.3</text:p>
          </table:table-cell>
        </table:table-row>
        <table:table-row table:style-name="ro2">
          <table:table-cell table:formula="of:=[.A35]+0.1" office:value-type="float" office:value="3.41" calcext:value-type="float">
            <text:p>3.41</text:p>
          </table:table-cell>
          <table:table-cell table:formula="of:=LN([.A36])" office:value-type="float" office:value="1.22671229129543" calcext:value-type="float">
            <text:p>1.23</text:p>
          </table:table-cell>
          <table:table-cell table:formula="of:=([.B37]-[.B36])/([.$A37]-[.$A36])" office:value-type="float" office:value="0.289037461823489" calcext:value-type="float">
            <text:p>0.29</text:p>
          </table:table-cell>
          <table:table-cell table:formula="of:=1/[.A36]" office:value-type="float" office:value="0.293255131964809" calcext:value-type="float">
            <text:p>0.29</text:p>
          </table:table-cell>
        </table:table-row>
        <table:table-row table:style-name="ro2">
          <table:table-cell table:formula="of:=[.A36]+0.1" office:value-type="float" office:value="3.51" calcext:value-type="float">
            <text:p>3.51</text:p>
          </table:table-cell>
          <table:table-cell table:formula="of:=LN([.A37])" office:value-type="float" office:value="1.25561603747778" calcext:value-type="float">
            <text:p>1.26</text:p>
          </table:table-cell>
          <table:table-cell table:formula="of:=([.B38]-[.B37])/([.$A38]-[.$A37])" office:value-type="float" office:value="0.280917348670151" calcext:value-type="float">
            <text:p>0.28</text:p>
          </table:table-cell>
          <table:table-cell table:formula="of:=1/[.A37]" office:value-type="float" office:value="0.284900284900285" calcext:value-type="float">
            <text:p>0.28</text:p>
          </table:table-cell>
        </table:table-row>
        <table:table-row table:style-name="ro2">
          <table:table-cell table:formula="of:=[.A37]+0.1" office:value-type="float" office:value="3.61" calcext:value-type="float">
            <text:p>3.61</text:p>
          </table:table-cell>
          <table:table-cell table:formula="of:=LN([.A38])" office:value-type="float" office:value="1.28370777234479" calcext:value-type="float">
            <text:p>1.28</text:p>
          </table:table-cell>
          <table:table-cell table:formula="of:=([.B39]-[.B38])/([.$A39]-[.$A38])" office:value-type="float" office:value="0.273241042745542" calcext:value-type="float">
            <text:p>0.27</text:p>
          </table:table-cell>
          <table:table-cell table:formula="of:=1/[.A38]" office:value-type="float" office:value="0.277008310249307" calcext:value-type="float">
            <text:p>0.28</text:p>
          </table:table-cell>
        </table:table-row>
        <table:table-row table:style-name="ro2">
          <table:table-cell table:formula="of:=[.A38]+0.1" office:value-type="float" office:value="3.71" calcext:value-type="float">
            <text:p>3.71</text:p>
          </table:table-cell>
          <table:table-cell table:formula="of:=LN([.A39])" office:value-type="float" office:value="1.31103187661934" calcext:value-type="float">
            <text:p>1.31</text:p>
          </table:table-cell>
          <table:table-cell table:formula="of:=([.B40]-[.B39])/([.$A40]-[.$A39])" office:value-type="float" office:value="0.26597312519266" calcext:value-type="float">
            <text:p>0.27</text:p>
          </table:table-cell>
          <table:table-cell table:formula="of:=1/[.A39]" office:value-type="float" office:value="0.269541778975741" calcext:value-type="float">
            <text:p>0.27</text:p>
          </table:table-cell>
        </table:table-row>
        <table:table-row table:style-name="ro2">
          <table:table-cell table:formula="of:=[.A39]+0.1" office:value-type="float" office:value="3.81" calcext:value-type="float">
            <text:p>3.81</text:p>
          </table:table-cell>
          <table:table-cell table:formula="of:=LN([.A40])" office:value-type="float" office:value="1.33762918913861" calcext:value-type="float">
            <text:p>1.34</text:p>
          </table:table-cell>
          <table:table-cell table:formula="of:=([.B41]-[.B40])/([.$A41]-[.$A40])" office:value-type="float" office:value="0.259081848586646" calcext:value-type="float">
            <text:p>0.26</text:p>
          </table:table-cell>
          <table:table-cell table:formula="of:=1/[.A40]" office:value-type="float" office:value="0.26246719160105" calcext:value-type="float">
            <text:p>0.26</text:p>
          </table:table-cell>
        </table:table-row>
        <table:table-row table:style-name="ro2">
          <table:table-cell table:formula="of:=[.A40]+0.1" office:value-type="float" office:value="3.91" calcext:value-type="float">
            <text:p>3.91</text:p>
          </table:table-cell>
          <table:table-cell table:formula="of:=LN([.A41])" office:value-type="float" office:value="1.36353737399728" calcext:value-type="float">
            <text:p>1.36</text:p>
          </table:table-cell>
          <table:table-cell table:formula="of:=([.B42]-[.B41])/([.$A42]-[.$A41])" office:value-type="float" office:value="0.252538673212035" calcext:value-type="float">
            <text:p>0.25</text:p>
          </table:table-cell>
          <table:table-cell table:formula="of:=1/[.A41]" office:value-type="float" office:value="0.255754475703325" calcext:value-type="float">
            <text:p>0.26</text:p>
          </table:table-cell>
        </table:table-row>
        <table:table-row table:style-name="ro2">
          <table:table-cell table:formula="of:=[.A41]+0.1" office:value-type="float" office:value="4.01" calcext:value-type="float">
            <text:p>4.01</text:p>
          </table:table-cell>
          <table:table-cell table:formula="of:=LN([.A42])" office:value-type="float" office:value="1.38879124131848" calcext:value-type="float">
            <text:p>1.39</text:p>
          </table:table-cell>
          <table:table-cell table:formula="of:=([.B43]-[.B42])/([.$A43]-[.$A42])" office:value-type="float" office:value="0.246317871896654" calcext:value-type="float">
            <text:p>0.25</text:p>
          </table:table-cell>
          <table:table-cell table:formula="of:=1/[.A42]" office:value-type="float" office:value="0.249376558603491" calcext:value-type="float">
            <text:p>0.25</text:p>
          </table:table-cell>
        </table:table-row>
        <table:table-row table:style-name="ro2">
          <table:table-cell table:formula="of:=[.A42]+0.1" office:value-type="float" office:value="4.11" calcext:value-type="float">
            <text:p>4.11</text:p>
          </table:table-cell>
          <table:table-cell table:formula="of:=LN([.A43])" office:value-type="float" office:value="1.41342302850814" calcext:value-type="float">
            <text:p>1.41</text:p>
          </table:table-cell>
          <table:table-cell table:formula="of:=([.B44]-[.B43])/([.$A44]-[.$A43])" office:value-type="float" office:value="0.240396191861468" calcext:value-type="float">
            <text:p>0.24</text:p>
          </table:table-cell>
          <table:table-cell table:formula="of:=1/[.A43]" office:value-type="float" office:value="0.24330900243309" calcext:value-type="float">
            <text:p>0.24</text:p>
          </table:table-cell>
        </table:table-row>
        <table:table-row table:style-name="ro2">
          <table:table-cell table:formula="of:=[.A43]+0.1" office:value-type="float" office:value="4.21" calcext:value-type="float">
            <text:p>4.21</text:p>
          </table:table-cell>
          <table:table-cell table:formula="of:=LN([.A44])" office:value-type="float" office:value="1.43746264769429" calcext:value-type="float">
            <text:p>1.44</text:p>
          </table:table-cell>
          <table:table-cell table:formula="of:=([.B45]-[.B44])/([.$A45]-[.$A44])" office:value-type="float" office:value="0.234752564213664" calcext:value-type="float">
            <text:p>0.23</text:p>
          </table:table-cell>
          <table:table-cell table:formula="of:=1/[.A44]" office:value-type="float" office:value="0.237529691211401" calcext:value-type="float">
            <text:p>0.24</text:p>
          </table:table-cell>
        </table:table-row>
        <table:table-row table:style-name="ro2">
          <table:table-cell table:formula="of:=[.A44]+0.1" office:value-type="float" office:value="4.31" calcext:value-type="float">
            <text:p>4.31</text:p>
          </table:table-cell>
          <table:table-cell table:formula="of:=LN([.A45])" office:value-type="float" office:value="1.46093790411566" calcext:value-type="float">
            <text:p>1.46</text:p>
          </table:table-cell>
          <table:table-cell table:formula="of:=([.B46]-[.B45])/([.$A46]-[.$A45])" office:value-type="float" office:value="0.229367853430983" calcext:value-type="float">
            <text:p>0.23</text:p>
          </table:table-cell>
          <table:table-cell table:formula="of:=1/[.A45]" office:value-type="float" office:value="0.232018561484919" calcext:value-type="float">
            <text:p>0.23</text:p>
          </table:table-cell>
        </table:table-row>
        <table:table-row table:style-name="ro2">
          <table:table-cell table:formula="of:=[.A45]+0.1" office:value-type="float" office:value="4.41" calcext:value-type="float">
            <text:p>4.41</text:p>
          </table:table-cell>
          <table:table-cell table:formula="of:=LN([.A46])" office:value-type="float" office:value="1.48387468945875" calcext:value-type="float">
            <text:p>1.48</text:p>
          </table:table-cell>
          <table:table-cell table:formula="of:=([.B47]-[.B46])/([.$A47]-[.$A46])" office:value-type="float" office:value="0.224224640558322" calcext:value-type="float">
            <text:p>0.22</text:p>
          </table:table-cell>
          <table:table-cell table:formula="of:=1/[.A46]" office:value-type="float" office:value="0.226757369614512" calcext:value-type="float">
            <text:p>0.23</text:p>
          </table:table-cell>
        </table:table-row>
        <table:table-row table:style-name="ro2">
          <table:table-cell table:formula="of:=[.A46]+0.1" office:value-type="float" office:value="4.51" calcext:value-type="float">
            <text:p>4.51</text:p>
          </table:table-cell>
          <table:table-cell table:formula="of:=LN([.A47])" office:value-type="float" office:value="1.50629715351459" calcext:value-type="float">
            <text:p>1.51</text:p>
          </table:table-cell>
          <table:table-cell table:formula="of:=([.B48]-[.B47])/([.$A48]-[.$A47])" office:value-type="float" office:value="0.219307034939703" calcext:value-type="float">
            <text:p>0.22</text:p>
          </table:table-cell>
          <table:table-cell table:formula="of:=1/[.A47]" office:value-type="float" office:value="0.221729490022173" calcext:value-type="float">
            <text:p>0.22</text:p>
          </table:table-cell>
        </table:table-row>
        <table:table-row table:style-name="ro2">
          <table:table-cell table:formula="of:=[.A47]+0.1" office:value-type="float" office:value="4.61" calcext:value-type="float">
            <text:p>4.61</text:p>
          </table:table-cell>
          <table:table-cell table:formula="of:=LN([.A48])" office:value-type="float" office:value="1.52822785700856" calcext:value-type="float">
            <text:p>1.53</text:p>
          </table:table-cell>
          <table:table-cell table:formula="of:=([.B49]-[.B48])/([.$A49]-[.$A48])" office:value-type="float" office:value="0.214600510197692" calcext:value-type="float">
            <text:p>0.21</text:p>
          </table:table-cell>
          <table:table-cell table:formula="of:=1/[.A48]" office:value-type="float" office:value="0.216919739696312" calcext:value-type="float">
            <text:p>0.22</text:p>
          </table:table-cell>
        </table:table-row>
        <table:table-row table:style-name="ro2">
          <table:table-cell table:formula="of:=[.A48]+0.1" office:value-type="float" office:value="4.71" calcext:value-type="float">
            <text:p>4.71</text:p>
          </table:table-cell>
          <table:table-cell table:formula="of:=LN([.A49])" office:value-type="float" office:value="1.54968790802833" calcext:value-type="float">
            <text:p>1.55</text:p>
          </table:table-cell>
          <table:table-cell table:formula="of:=([.B50]-[.B49])/([.$A50]-[.$A49])" office:value-type="float" office:value="0.210091760893435" calcext:value-type="float">
            <text:p>0.21</text:p>
          </table:table-cell>
          <table:table-cell table:formula="of:=1/[.A49]" office:value-type="float" office:value="0.212314225053079" calcext:value-type="float">
            <text:p>0.21</text:p>
          </table:table-cell>
        </table:table-row>
        <table:table-row table:style-name="ro2">
          <table:table-cell table:formula="of:=[.A49]+0.1" office:value-type="float" office:value="4.81" calcext:value-type="float">
            <text:p>4.81</text:p>
          </table:table-cell>
          <table:table-cell table:formula="of:=LN([.A50])" office:value-type="float" office:value="1.57069708411767" calcext:value-type="float">
            <text:p>1.57</text:p>
          </table:table-cell>
          <table:table-cell table:formula="of:=([.B51]-[.B50])/([.$A51]-[.$A50])" office:value-type="float" office:value="0.205768576887593" calcext:value-type="float">
            <text:p>0.21</text:p>
          </table:table-cell>
          <table:table-cell table:formula="of:=1/[.A50]" office:value-type="float" office:value="0.207900207900208" calcext:value-type="float">
            <text:p>0.21</text:p>
          </table:table-cell>
        </table:table-row>
        <table:table-row table:style-name="ro2">
          <table:table-cell table:formula="of:=[.A50]+0.1" office:value-type="float" office:value="4.91" calcext:value-type="float">
            <text:p>4.91</text:p>
          </table:table-cell>
          <table:table-cell table:formula="of:=LN([.A51])" office:value-type="float" office:value="1.59127394180643" calcext:value-type="float">
            <text:p>1.59</text:p>
          </table:table-cell>
          <table:table-cell table:formula="of:=([.B52]-[.B51])/([.$A52]-[.$A51])" office:value-type="float" office:value="0.201619732903443" calcext:value-type="float">
            <text:p>0.2</text:p>
          </table:table-cell>
          <table:table-cell table:formula="of:=1/[.A51]" office:value-type="float" office:value="0.203665987780041" calcext:value-type="float">
            <text:p>0.2</text:p>
          </table:table-cell>
        </table:table-row>
        <table:table-row table:style-name="ro2">
          <table:table-cell table:formula="of:=[.A51]+0.1" office:value-type="float" office:value="5.01" calcext:value-type="float">
            <text:p>5.01</text:p>
          </table:table-cell>
          <table:table-cell table:formula="of:=LN([.A52])" office:value-type="float" office:value="1.61143591509677" calcext:value-type="float">
            <text:p>1.61</text:p>
          </table:table-cell>
          <table:table-cell table:formula="of:=([.B53]-[.B52])/([.$A53]-[.$A52])" office:value-type="float" office:value="0.197634891188397" calcext:value-type="float">
            <text:p>0.2</text:p>
          </table:table-cell>
          <table:table-cell table:formula="of:=1/[.A52]" office:value-type="float" office:value="0.199600798403194" calcext:value-type="float">
            <text:p>0.2</text:p>
          </table:table-cell>
        </table:table-row>
        <table:table-row table:style-name="ro2">
          <table:table-cell table:formula="of:=[.A52]+0.1" office:value-type="float" office:value="5.11" calcext:value-type="float">
            <text:p>5.11</text:p>
          </table:table-cell>
          <table:table-cell table:formula="of:=LN([.A53])" office:value-type="float" office:value="1.63119940421561" calcext:value-type="float">
            <text:p>1.63</text:p>
          </table:table-cell>
          <table:table-cell table:formula="of:=([.B54]-[.B53])/([.$A54]-[.$A53])" office:value-type="float" office:value="0.193804515496623" calcext:value-type="float">
            <text:p>0.19</text:p>
          </table:table-cell>
          <table:table-cell table:formula="of:=1/[.A53]" office:value-type="float" office:value="0.195694716242661" calcext:value-type="float">
            <text:p>0.2</text:p>
          </table:table-cell>
        </table:table-row>
        <table:table-row table:style-name="ro2">
          <table:table-cell table:formula="of:=[.A53]+0.1" office:value-type="float" office:value="5.21" calcext:value-type="float">
            <text:p>5.21</text:p>
          </table:table-cell>
          <table:table-cell table:formula="of:=LN([.A54])" office:value-type="float" office:value="1.65057985576528" calcext:value-type="float">
            <text:p>1.65</text:p>
          </table:table-cell>
          <table:table-cell table:formula="of:=([.B55]-[.B54])/([.$A55]-[.$A54])" office:value-type="float" office:value="0.19011979488572" calcext:value-type="float">
            <text:p>0.19</text:p>
          </table:table-cell>
          <table:table-cell table:formula="of:=1/[.A54]" office:value-type="float" office:value="0.191938579654511" calcext:value-type="float">
            <text:p>0.19</text:p>
          </table:table-cell>
        </table:table-row>
        <table:table-row table:style-name="ro2">
          <table:table-cell table:formula="of:=[.A54]+0.1" office:value-type="float" office:value="5.31" calcext:value-type="float">
            <text:p>5.31</text:p>
          </table:table-cell>
          <table:table-cell table:formula="of:=LN([.A55])" office:value-type="float" office:value="1.66959183525385" calcext:value-type="float">
            <text:p>1.67</text:p>
          </table:table-cell>
          <table:table-cell table:formula="of:=([.B56]-[.B55])/([.$A56]-[.$A55])" office:value-type="float" office:value="0.186572576045428" calcext:value-type="float">
            <text:p>0.19</text:p>
          </table:table-cell>
          <table:table-cell table:formula="of:=1/[.A55]" office:value-type="float" office:value="0.188323917137477" calcext:value-type="float">
            <text:p>0.19</text:p>
          </table:table-cell>
        </table:table-row>
        <table:table-row table:style-name="ro2">
          <table:table-cell table:formula="of:=[.A55]+0.1" office:value-type="float" office:value="5.41" calcext:value-type="float">
            <text:p>5.41</text:p>
          </table:table-cell>
          <table:table-cell table:formula="of:=LN([.A56])" office:value-type="float" office:value="1.68824909285839" calcext:value-type="float">
            <text:p>1.69</text:p>
          </table:table-cell>
          <table:table-cell table:formula="of:=([.B57]-[.B56])/([.$A57]-[.$A56])" office:value-type="float" office:value="0.183155303064329" calcext:value-type="float">
            <text:p>0.18</text:p>
          </table:table-cell>
          <table:table-cell table:formula="of:=1/[.A56]" office:value-type="float" office:value="0.184842883548983" calcext:value-type="float">
            <text:p>0.18</text:p>
          </table:table-cell>
        </table:table-row>
        <table:table-row table:style-name="ro2">
          <table:table-cell table:formula="of:=[.A56]+0.1" office:value-type="float" office:value="5.51" calcext:value-type="float">
            <text:p>5.51</text:p>
          </table:table-cell>
          <table:table-cell table:formula="of:=LN([.A57])" office:value-type="float" office:value="1.70656462316482" calcext:value-type="float">
            <text:p>1.71</text:p>
          </table:table-cell>
          <table:table-cell table:formula="of:=([.B58]-[.B57])/([.$A58]-[.$A57])" office:value-type="float" office:value="0.179860963697818" calcext:value-type="float">
            <text:p>0.18</text:p>
          </table:table-cell>
          <table:table-cell table:formula="of:=1/[.A57]" office:value-type="float" office:value="0.181488203266788" calcext:value-type="float">
            <text:p>0.18</text:p>
          </table:table-cell>
        </table:table-row>
        <table:table-row table:style-name="ro2">
          <table:table-cell table:formula="of:=[.A57]+0.1" office:value-type="float" office:value="5.61" calcext:value-type="float">
            <text:p>5.61</text:p>
          </table:table-cell>
          <table:table-cell table:formula="of:=LN([.A58])" office:value-type="float" office:value="1.7245507195346" calcext:value-type="float">
            <text:p>1.72</text:p>
          </table:table-cell>
          <table:table-cell table:formula="of:=([.B59]-[.B58])/([.$A59]-[.$A58])" office:value-type="float" office:value="0.176683041333139" calcext:value-type="float">
            <text:p>0.18</text:p>
          </table:table-cell>
          <table:table-cell table:formula="of:=1/[.A58]" office:value-type="float" office:value="0.17825311942959" calcext:value-type="float">
            <text:p>0.18</text:p>
          </table:table-cell>
        </table:table-row>
        <table:table-row table:style-name="ro2">
          <table:table-cell table:formula="of:=[.A58]+0.1" office:value-type="float" office:value="5.71" calcext:value-type="float">
            <text:p>5.71</text:p>
          </table:table-cell>
          <table:table-cell table:formula="of:=LN([.A59])" office:value-type="float" office:value="1.74221902366792" calcext:value-type="float">
            <text:p>1.74</text:p>
          </table:table-cell>
          <table:table-cell table:formula="of:=([.B60]-[.B59])/([.$A60]-[.$A59])" office:value-type="float" office:value="0.173615471959011" calcext:value-type="float">
            <text:p>0.17</text:p>
          </table:table-cell>
          <table:table-cell table:formula="of:=1/[.A59]" office:value-type="float" office:value="0.175131348511384" calcext:value-type="float">
            <text:p>0.18</text:p>
          </table:table-cell>
        </table:table-row>
        <table:table-row table:style-name="ro2">
          <table:table-cell table:formula="of:=[.A59]+0.1" office:value-type="float" office:value="5.81" calcext:value-type="float">
            <text:p>5.81</text:p>
          </table:table-cell>
          <table:table-cell table:formula="of:=LN([.A60])" office:value-type="float" office:value="1.75958057086382" calcext:value-type="float">
            <text:p>1.76</text:p>
          </table:table-cell>
          <table:table-cell table:formula="of:=([.B61]-[.B60])/([.$A61]-[.$A60])" office:value-type="float" office:value="0.170652605541868" calcext:value-type="float">
            <text:p>0.17</text:p>
          </table:table-cell>
          <table:table-cell table:formula="of:=1/[.A60]" office:value-type="float" office:value="0.172117039586919" calcext:value-type="float">
            <text:p>0.17</text:p>
          </table:table-cell>
        </table:table-row>
        <table:table-row table:style-name="ro2">
          <table:table-cell table:formula="of:=[.A60]+0.1" office:value-type="float" office:value="5.91" calcext:value-type="float">
            <text:p>5.91</text:p>
          </table:table-cell>
          <table:table-cell table:formula="of:=LN([.A61])" office:value-type="float" office:value="1.77664583141801" calcext:value-type="float">
            <text:p>1.78</text:p>
          </table:table-cell>
          <table:table-cell table:formula="of:=([.B62]-[.B61])/([.$A62]-[.$A61])" office:value-type="float" office:value="0.167789171291096" calcext:value-type="float">
            <text:p>0.17</text:p>
          </table:table-cell>
          <table:table-cell table:formula="of:=1/[.A61]" office:value-type="float" office:value="0.169204737732657" calcext:value-type="float">
            <text:p>0.17</text:p>
          </table:table-cell>
        </table:table-row>
        <table:table-row table:style-name="ro2">
          <table:table-cell table:formula="of:=[.A61]+0.1" office:value-type="float" office:value="6.01" calcext:value-type="float">
            <text:p>6.01</text:p>
          </table:table-cell>
          <table:table-cell table:formula="of:=LN([.A62])" office:value-type="float" office:value="1.79342474854712" calcext:value-type="float">
            <text:p>1.79</text:p>
          </table:table-cell>
          <table:table-cell table:formula="of:=([.B63]-[.B62])/([.$A63]-[.$A62])" office:value-type="float" office:value="0.165020246363877" calcext:value-type="float">
            <text:p>0.17</text:p>
          </table:table-cell>
          <table:table-cell table:formula="of:=1/[.A62]" office:value-type="float" office:value="0.166389351081531" calcext:value-type="float">
            <text:p>0.17</text:p>
          </table:table-cell>
        </table:table-row>
        <table:table-row table:style-name="ro2">
          <table:table-cell table:formula="of:=[.A62]+0.1" office:value-type="float" office:value="6.11" calcext:value-type="float">
            <text:p>6.11</text:p>
          </table:table-cell>
          <table:table-cell table:formula="of:=LN([.A63])" office:value-type="float" office:value="1.8099267731835" calcext:value-type="float">
            <text:p>1.81</text:p>
          </table:table-cell>
          <table:table-cell table:formula="of:=([.B64]-[.B63])/([.$A64]-[.$A63])" office:value-type="float" office:value="0.162341227618835" calcext:value-type="float">
            <text:p>0.16</text:p>
          </table:table-cell>
          <table:table-cell table:formula="of:=1/[.A63]" office:value-type="float" office:value="0.16366612111293" calcext:value-type="float">
            <text:p>0.16</text:p>
          </table:table-cell>
        </table:table-row>
        <table:table-row table:style-name="ro2">
          <table:table-cell table:formula="of:=[.A63]+0.1" office:value-type="float" office:value="6.20999999999999" calcext:value-type="float">
            <text:p>6.21</text:p>
          </table:table-cell>
          <table:table-cell table:formula="of:=LN([.A64])" office:value-type="float" office:value="1.82616089594539" calcext:value-type="float">
            <text:p>1.83</text:p>
          </table:table-cell>
          <table:table-cell table:formula="of:=([.B65]-[.B64])/([.$A65]-[.$A64])" office:value-type="float" office:value="0.159747806077344" calcext:value-type="float">
            <text:p>0.16</text:p>
          </table:table-cell>
          <table:table-cell table:formula="of:=1/[.A64]" office:value-type="float" office:value="0.161030595813205" calcext:value-type="float">
            <text:p>0.16</text:p>
          </table:table-cell>
        </table:table-row>
        <table:table-row table:style-name="ro2">
          <table:table-cell table:formula="of:=[.A64]+0.1" office:value-type="float" office:value="6.30999999999999" calcext:value-type="float">
            <text:p>6.31</text:p>
          </table:table-cell>
          <table:table-cell table:formula="of:=LN([.A65])" office:value-type="float" office:value="1.84213567655312" calcext:value-type="float">
            <text:p>1.84</text:p>
          </table:table-cell>
          <table:table-cell table:formula="of:=([.B66]-[.B65])/([.$A66]-[.$A65])" office:value-type="float" office:value="0.157235943794568" calcext:value-type="float">
            <text:p>0.16</text:p>
          </table:table-cell>
          <table:table-cell table:formula="of:=1/[.A65]" office:value-type="float" office:value="0.158478605388273" calcext:value-type="float">
            <text:p>0.16</text:p>
          </table:table-cell>
        </table:table-row>
        <table:table-row table:style-name="ro2">
          <table:table-cell table:formula="of:=[.A65]+0.1" office:value-type="float" office:value="6.40999999999999" calcext:value-type="float">
            <text:p>6.41</text:p>
          </table:table-cell>
          <table:table-cell table:formula="of:=LN([.A66])" office:value-type="float" office:value="1.85785927093258" calcext:value-type="float">
            <text:p>1.86</text:p>
          </table:table-cell>
          <table:table-cell table:formula="of:=([.B67]-[.B66])/([.$A67]-[.$A66])" office:value-type="float" office:value="0.154801852878992" calcext:value-type="float">
            <text:p>0.15</text:p>
          </table:table-cell>
          <table:table-cell table:formula="of:=1/[.A66]" office:value-type="float" office:value="0.15600624024961" calcext:value-type="float">
            <text:p>0.16</text:p>
          </table:table-cell>
        </table:table-row>
        <table:table-row table:style-name="ro2">
          <table:table-cell table:formula="of:=[.A66]+0.1" office:value-type="float" office:value="6.50999999999999" calcext:value-type="float">
            <text:p>6.51</text:p>
          </table:table-cell>
          <table:table-cell table:formula="of:=LN([.A67])" office:value-type="float" office:value="1.87333945622048" calcext:value-type="float">
            <text:p>1.87</text:p>
          </table:table-cell>
          <table:table-cell table:formula="of:=([.B68]-[.B67])/([.$A68]-[.$A67])" office:value-type="float" office:value="0.152441976431171" calcext:value-type="float">
            <text:p>0.15</text:p>
          </table:table-cell>
          <table:table-cell table:formula="of:=1/[.A67]" office:value-type="float" office:value="0.153609831029186" calcext:value-type="float">
            <text:p>0.15</text:p>
          </table:table-cell>
        </table:table-row>
        <table:table-row table:style-name="ro2">
          <table:table-cell table:formula="of:=[.A67]+0.1" office:value-type="float" office:value="6.60999999999999" calcext:value-type="float">
            <text:p>6.61</text:p>
          </table:table-cell>
          <table:table-cell table:formula="of:=LN([.A68])" office:value-type="float" office:value="1.88858365386359" calcext:value-type="float">
            <text:p>1.89</text:p>
          </table:table-cell>
          <table:table-cell table:formula="of:=([.B69]-[.B68])/([.$A69]-[.$A68])" office:value-type="float" office:value="0.150152971199955" calcext:value-type="float">
            <text:p>0.15</text:p>
          </table:table-cell>
          <table:table-cell table:formula="of:=1/[.A68]" office:value-type="float" office:value="0.151285930408472" calcext:value-type="float">
            <text:p>0.15</text:p>
          </table:table-cell>
        </table:table-row>
        <table:table-row table:style-name="ro2">
          <table:table-cell table:formula="of:=[.A68]+0.1" office:value-type="float" office:value="6.70999999999999" calcext:value-type="float">
            <text:p>6.71</text:p>
          </table:table-cell>
          <table:table-cell table:formula="of:=LN([.A69])" office:value-type="float" office:value="1.90359895098359" calcext:value-type="float">
            <text:p>1.9</text:p>
          </table:table-cell>
          <table:table-cell table:formula="of:=([.B70]-[.B69])/([.$A70]-[.$A69])" office:value-type="float" office:value="0.147931691778305" calcext:value-type="float">
            <text:p>0.15</text:p>
          </table:table-cell>
          <table:table-cell table:formula="of:=1/[.A69]" office:value-type="float" office:value="0.14903129657228" calcext:value-type="float">
            <text:p>0.15</text:p>
          </table:table-cell>
        </table:table-row>
        <table:table-row table:style-name="ro2">
          <table:table-cell table:formula="of:=[.A69]+0.1" office:value-type="float" office:value="6.80999999999999" calcext:value-type="float">
            <text:p>6.81</text:p>
          </table:table-cell>
          <table:table-cell table:formula="of:=LN([.A70])" office:value-type="float" office:value="1.91839212016142" calcext:value-type="float">
            <text:p>1.92</text:p>
          </table:table-cell>
          <table:table-cell table:formula="of:=([.B71]-[.B70])/([.$A71]-[.$A70])" office:value-type="float" office:value="0.145775176181576" calcext:value-type="float">
            <text:p>0.15</text:p>
          </table:table-cell>
          <table:table-cell table:formula="of:=1/[.A70]" office:value-type="float" office:value="0.146842878120411" calcext:value-type="float">
            <text:p>0.15</text:p>
          </table:table-cell>
        </table:table-row>
        <table:table-row table:style-name="ro2">
          <table:table-cell table:formula="of:=[.A70]+0.1" office:value-type="float" office:value="6.90999999999999" calcext:value-type="float">
            <text:p>6.91</text:p>
          </table:table-cell>
          <table:table-cell table:formula="of:=LN([.A71])" office:value-type="float" office:value="1.93296963777958" calcext:value-type="float">
            <text:p>1.93</text:p>
          </table:table-cell>
          <table:table-cell table:formula="of:=([.B72]-[.B71])/([.$A72]-[.$A71])" office:value-type="float" office:value="0.143680632669204" calcext:value-type="float">
            <text:p>0.14</text:p>
          </table:table-cell>
          <table:table-cell table:formula="of:=1/[.A71]" office:value-type="float" office:value="0.144717800289436" calcext:value-type="float">
            <text:p>0.14</text:p>
          </table:table-cell>
        </table:table-row>
        <table:table-row table:style-name="ro2">
          <table:table-cell table:formula="of:=[.A71]+0.1" office:value-type="float" office:value="7.00999999999999" calcext:value-type="float">
            <text:p>7.01</text:p>
          </table:table-cell>
          <table:table-cell table:formula="of:=LN([.A72])" office:value-type="float" office:value="1.9473377010465" calcext:value-type="float">
            <text:p>1.95</text:p>
          </table:table-cell>
          <table:table-cell table:formula="of:=([.B73]-[.B72])/([.$A73]-[.$A72])" office:value-type="float" office:value="0.141645427686508" calcext:value-type="float">
            <text:p>0.14</text:p>
          </table:table-cell>
          <table:table-cell table:formula="of:=1/[.A72]" office:value-type="float" office:value="0.14265335235378" calcext:value-type="float">
            <text:p>0.14</text:p>
          </table:table-cell>
        </table:table-row>
        <table:table-row table:style-name="ro2">
          <table:table-cell table:formula="of:=[.A72]+0.1" office:value-type="float" office:value="7.10999999999999" calcext:value-type="float">
            <text:p>7.11</text:p>
          </table:table-cell>
          <table:table-cell table:formula="of:=LN([.A73])" office:value-type="float" office:value="1.96150224381515" calcext:value-type="float">
            <text:p>1.96</text:p>
          </table:table-cell>
          <table:table-cell table:formula="of:=([.B74]-[.B73])/([.$A74]-[.$A73])" office:value-type="float" office:value="0.139667074817081" calcext:value-type="float">
            <text:p>0.14</text:p>
          </table:table-cell>
          <table:table-cell table:formula="of:=1/[.A73]" office:value-type="float" office:value="0.140646976090014" calcext:value-type="float">
            <text:p>0.14</text:p>
          </table:table-cell>
        </table:table-row>
        <table:table-row table:style-name="ro2">
          <table:table-cell table:formula="of:=[.A73]+0.1" office:value-type="float" office:value="7.20999999999999" calcext:value-type="float">
            <text:p>7.21</text:p>
          </table:table-cell>
          <table:table-cell table:formula="of:=LN([.A74])" office:value-type="float" office:value="1.97546895129686" calcext:value-type="float">
            <text:p>1.98</text:p>
          </table:table-cell>
          <table:table-cell table:formula="of:=([.B75]-[.B74])/([.$A75]-[.$A74])" office:value-type="float" office:value="0.137743224648295" calcext:value-type="float">
            <text:p>0.14</text:p>
          </table:table-cell>
          <table:table-cell table:formula="of:=1/[.A74]" office:value-type="float" office:value="0.13869625520111" calcext:value-type="float">
            <text:p>0.14</text:p>
          </table:table-cell>
        </table:table-row>
        <table:table-row table:style-name="ro2">
          <table:table-cell table:formula="of:=[.A74]+0.1" office:value-type="float" office:value="7.30999999999999" calcext:value-type="float">
            <text:p>7.31</text:p>
          </table:table-cell>
          <table:table-cell table:formula="of:=LN([.A75])" office:value-type="float" office:value="1.98924327376169" calcext:value-type="float">
            <text:p>1.99</text:p>
          </table:table-cell>
          <table:table-cell table:formula="of:=([.B76]-[.B75])/([.$A76]-[.$A75])" office:value-type="float" office:value="0.135871655463085" calcext:value-type="float">
            <text:p>0.14</text:p>
          </table:table-cell>
          <table:table-cell table:formula="of:=1/[.A75]" office:value-type="float" office:value="0.136798905608755" calcext:value-type="float">
            <text:p>0.14</text:p>
          </table:table-cell>
        </table:table-row>
        <table:table-row table:style-name="ro2">
          <table:table-cell table:formula="of:=[.A75]+0.1" office:value-type="float" office:value="7.40999999999999" calcext:value-type="float">
            <text:p>7.41</text:p>
          </table:table-cell>
          <table:table-cell table:formula="of:=LN([.A76])" office:value-type="float" office:value="2.00283043930799" calcext:value-type="float">
            <text:p>2</text:p>
          </table:table-cell>
          <table:table-cell table:formula="of:=([.B77]-[.B76])/([.$A77]-[.$A76])" office:value-type="float" office:value="0.134050264680479" calcext:value-type="float">
            <text:p>0.13</text:p>
          </table:table-cell>
          <table:table-cell table:formula="of:=1/[.A76]" office:value-type="float" office:value="0.134952766531714" calcext:value-type="float">
            <text:p>0.13</text:p>
          </table:table-cell>
        </table:table-row>
        <table:table-row table:style-name="ro2">
          <table:table-cell table:formula="of:=[.A76]+0.1" office:value-type="float" office:value="7.50999999999999" calcext:value-type="float">
            <text:p>7.51</text:p>
          </table:table-cell>
          <table:table-cell table:formula="of:=LN([.A77])" office:value-type="float" office:value="2.01623546577604" calcext:value-type="float">
            <text:p>2.02</text:p>
          </table:table-cell>
          <table:table-cell table:formula="of:=([.B78]-[.B77])/([.$A78]-[.$A77])" office:value-type="float" office:value="0.132277060975508" calcext:value-type="float">
            <text:p>0.13</text:p>
          </table:table-cell>
          <table:table-cell table:formula="of:=1/[.A77]" office:value-type="float" office:value="0.133155792276964" calcext:value-type="float">
            <text:p>0.13</text:p>
          </table:table-cell>
        </table:table-row>
        <table:table-row table:style-name="ro2">
          <table:table-cell table:formula="of:=[.A77]+0.1" office:value-type="float" office:value="7.60999999999999" calcext:value-type="float">
            <text:p>7.61</text:p>
          </table:table-cell>
          <table:table-cell table:formula="of:=LN([.A78])" office:value-type="float" office:value="2.02946317187359" calcext:value-type="float">
            <text:p>2.03</text:p>
          </table:table-cell>
          <table:table-cell table:formula="of:=([.B79]-[.B78])/([.$A79]-[.$A78])" office:value-type="float" office:value="0.130550157016441" calcext:value-type="float">
            <text:p>0.13</text:p>
          </table:table-cell>
          <table:table-cell table:formula="of:=1/[.A78]" office:value-type="float" office:value="0.131406044678055" calcext:value-type="float">
            <text:p>0.13</text:p>
          </table:table-cell>
        </table:table-row>
        <table:table-row table:style-name="ro2">
          <table:table-cell table:formula="of:=[.A78]+0.1" office:value-type="float" office:value="7.70999999999999" calcext:value-type="float">
            <text:p>7.71</text:p>
          </table:table-cell>
          <table:table-cell table:formula="of:=LN([.A79])" office:value-type="float" office:value="2.04251818757524" calcext:value-type="float">
            <text:p>2.04</text:p>
          </table:table-cell>
          <table:table-cell table:formula="of:=([.B80]-[.B79])/([.$A80]-[.$A79])" office:value-type="float" office:value="0.128867762763561" calcext:value-type="float">
            <text:p>0.13</text:p>
          </table:table-cell>
          <table:table-cell table:formula="of:=1/[.A79]" office:value-type="float" office:value="0.12970168612192" calcext:value-type="float">
            <text:p>0.13</text:p>
          </table:table-cell>
        </table:table-row>
        <table:table-row table:style-name="ro2">
          <table:table-cell table:formula="of:=[.A79]+0.1" office:value-type="float" office:value="7.80999999999999" calcext:value-type="float">
            <text:p>7.81</text:p>
          </table:table-cell>
          <table:table-cell table:formula="of:=LN([.A80])" office:value-type="float" office:value="2.05540496385159" calcext:value-type="float">
            <text:p>2.06</text:p>
          </table:table-cell>
          <table:table-cell table:formula="of:=([.B81]-[.B80])/([.$A81]-[.$A80])" office:value-type="float" office:value="0.127228179279682" calcext:value-type="float">
            <text:p>0.13</text:p>
          </table:table-cell>
          <table:table-cell table:formula="of:=1/[.A80]" office:value-type="float" office:value="0.128040973111396" calcext:value-type="float">
            <text:p>0.13</text:p>
          </table:table-cell>
        </table:table-row>
        <table:table-row table:style-name="ro2">
          <table:table-cell table:formula="of:=[.A80]+0.1" office:value-type="float" office:value="7.90999999999999" calcext:value-type="float">
            <text:p>7.91</text:p>
          </table:table-cell>
          <table:table-cell table:formula="of:=LN([.A81])" office:value-type="float" office:value="2.06812778177956" calcext:value-type="float">
            <text:p>2.07</text:p>
          </table:table-cell>
          <table:table-cell table:formula="of:=([.B82]-[.B81])/([.$A82]-[.$A81])" office:value-type="float" office:value="0.125629793007053" calcext:value-type="float">
            <text:p>0.13</text:p>
          </table:table-cell>
          <table:table-cell table:formula="of:=1/[.A81]" office:value-type="float" office:value="0.126422250316056" calcext:value-type="float">
            <text:p>0.13</text:p>
          </table:table-cell>
        </table:table-row>
        <table:table-row table:style-name="ro2">
          <table:table-cell table:formula="of:=[.A81]+0.1" office:value-type="float" office:value="8.00999999999999" calcext:value-type="float">
            <text:p>8.01</text:p>
          </table:table-cell>
          <table:table-cell table:formula="of:=LN([.A82])" office:value-type="float" office:value="2.08069076108027" calcext:value-type="float">
            <text:p>2.08</text:p>
          </table:table-cell>
          <table:table-cell table:formula="of:=([.B83]-[.B82])/([.$A83]-[.$A82])" office:value-type="float" office:value="0.124071070470535" calcext:value-type="float">
            <text:p>0.12</text:p>
          </table:table-cell>
          <table:table-cell table:formula="of:=1/[.A82]" office:value-type="float" office:value="0.124843945068664" calcext:value-type="float">
            <text:p>0.12</text:p>
          </table:table-cell>
        </table:table-row>
        <table:table-row table:style-name="ro2">
          <table:table-cell table:formula="of:=[.A82]+0.1" office:value-type="float" office:value="8.10999999999999" calcext:value-type="float">
            <text:p>8.11</text:p>
          </table:table-cell>
          <table:table-cell table:formula="of:=LN([.A83])" office:value-type="float" office:value="2.09309786812732" calcext:value-type="float">
            <text:p>2.09</text:p>
          </table:table-cell>
          <table:table-cell table:formula="of:=([.B84]-[.B83])/([.$A84]-[.$A83])" office:value-type="float" office:value="0.122550553370156" calcext:value-type="float">
            <text:p>0.12</text:p>
          </table:table-cell>
          <table:table-cell table:formula="of:=1/[.A83]" office:value-type="float" office:value="0.123304562268804" calcext:value-type="float">
            <text:p>0.12</text:p>
          </table:table-cell>
        </table:table-row>
        <table:table-row table:style-name="ro2">
          <table:table-cell table:formula="of:=[.A83]+0.1" office:value-type="float" office:value="8.20999999999999" calcext:value-type="float">
            <text:p>8.21</text:p>
          </table:table-cell>
          <table:table-cell table:formula="of:=LN([.A84])" office:value-type="float" office:value="2.10535292346434" calcext:value-type="float">
            <text:p>2.11</text:p>
          </table:table-cell>
          <table:table-cell table:formula="of:=([.B85]-[.B84])/([.$A85]-[.$A84])" office:value-type="float" office:value="0.121066854030199" calcext:value-type="float">
            <text:p>0.12</text:p>
          </table:table-cell>
          <table:table-cell table:formula="of:=1/[.A84]" office:value-type="float" office:value="0.121802679658953" calcext:value-type="float">
            <text:p>0.12</text:p>
          </table:table-cell>
        </table:table-row>
        <table:table-row table:style-name="ro2">
          <table:table-cell table:formula="of:=[.A84]+0.1" office:value-type="float" office:value="8.30999999999999" calcext:value-type="float">
            <text:p>8.31</text:p>
          </table:table-cell>
          <table:table-cell table:formula="of:=LN([.A85])" office:value-type="float" office:value="2.11745960886736" calcext:value-type="float">
            <text:p>2.12</text:p>
          </table:table-cell>
          <table:table-cell table:formula="of:=([.B86]-[.B85])/([.$A86]-[.$A85])" office:value-type="float" office:value="0.119618651174998" calcext:value-type="float">
            <text:p>0.12</text:p>
          </table:table-cell>
          <table:table-cell table:formula="of:=1/[.A85]" office:value-type="float" office:value="0.120336943441637" calcext:value-type="float">
            <text:p>0.12</text:p>
          </table:table-cell>
        </table:table-row>
        <table:table-row table:style-name="ro2">
          <table:table-cell table:formula="of:=[.A85]+0.1" office:value-type="float" office:value="8.40999999999999" calcext:value-type="float">
            <text:p>8.41</text:p>
          </table:table-cell>
          <table:table-cell table:formula="of:=LN([.A86])" office:value-type="float" office:value="2.12942147398486" calcext:value-type="float">
            <text:p>2.13</text:p>
          </table:table-cell>
          <table:table-cell table:formula="of:=([.B87]-[.B86])/([.$A87]-[.$A86])" office:value-type="float" office:value="0.118204686004262" calcext:value-type="float">
            <text:p>0.12</text:p>
          </table:table-cell>
          <table:table-cell table:formula="of:=1/[.A86]" office:value-type="float" office:value="0.118906064209275" calcext:value-type="float">
            <text:p>0.12</text:p>
          </table:table-cell>
        </table:table-row>
        <table:table-row table:style-name="ro2">
          <table:table-cell table:formula="of:=[.A86]+0.1" office:value-type="float" office:value="8.50999999999999" calcext:value-type="float">
            <text:p>8.51</text:p>
          </table:table-cell>
          <table:table-cell table:formula="of:=LN([.A87])" office:value-type="float" office:value="2.14124194258528" calcext:value-type="float">
            <text:p>2.14</text:p>
          </table:table-cell>
          <table:table-cell table:formula="of:=([.B88]-[.B87])/([.$A88]-[.$A87])" office:value-type="float" office:value="0.116823758543565" calcext:value-type="float">
            <text:p>0.12</text:p>
          </table:table-cell>
          <table:table-cell table:formula="of:=1/[.A87]" office:value-type="float" office:value="0.117508813160987" calcext:value-type="float">
            <text:p>0.12</text:p>
          </table:table-cell>
        </table:table-row>
        <table:table-row table:style-name="ro2">
          <table:table-cell table:formula="of:=[.A87]+0.1" office:value-type="float" office:value="8.60999999999999" calcext:value-type="float">
            <text:p>8.61</text:p>
          </table:table-cell>
          <table:table-cell table:formula="of:=LN([.A88])" office:value-type="float" office:value="2.15292431843964" calcext:value-type="float">
            <text:p>2.15</text:p>
          </table:table-cell>
          <table:table-cell table:formula="of:=([.B89]-[.B88])/([.$A89]-[.$A88])" office:value-type="float" office:value="0.11547472424772" calcext:value-type="float">
            <text:p>0.12</text:p>
          </table:table-cell>
          <table:table-cell table:formula="of:=1/[.A88]" office:value-type="float" office:value="0.116144018583043" calcext:value-type="float">
            <text:p>0.12</text:p>
          </table:table-cell>
        </table:table-row>
        <table:table-row table:style-name="ro2">
          <table:table-cell table:formula="of:=[.A88]+0.1" office:value-type="float" office:value="8.70999999999999" calcext:value-type="float">
            <text:p>8.71</text:p>
          </table:table-cell>
          <table:table-cell table:formula="of:=LN([.A89])" office:value-type="float" office:value="2.16447179086441" calcext:value-type="float">
            <text:p>2.16</text:p>
          </table:table-cell>
          <table:table-cell table:formula="of:=([.B90]-[.B89])/([.$A90]-[.$A89])" office:value-type="float" office:value="0.11415649083677" calcext:value-type="float">
            <text:p>0.11</text:p>
          </table:table-cell>
          <table:table-cell table:formula="of:=1/[.A89]" office:value-type="float" office:value="0.114810562571757" calcext:value-type="float">
            <text:p>0.11</text:p>
          </table:table-cell>
        </table:table-row>
        <table:table-row table:style-name="ro2">
          <table:table-cell table:formula="of:=[.A89]+0.1" office:value-type="float" office:value="8.80999999999999" calcext:value-type="float">
            <text:p>8.81</text:p>
          </table:table-cell>
          <table:table-cell table:formula="of:=LN([.A90])" office:value-type="float" office:value="2.17588743994809" calcext:value-type="float">
            <text:p>2.18</text:p>
          </table:table-cell>
          <table:table-cell table:formula="of:=([.B91]-[.B90])/([.$A91]-[.$A90])" office:value-type="float" office:value="0.112868015346295" calcext:value-type="float">
            <text:p>0.11</text:p>
          </table:table-cell>
          <table:table-cell table:formula="of:=1/[.A90]" office:value-type="float" office:value="0.113507377979569" calcext:value-type="float">
            <text:p>0.11</text:p>
          </table:table-cell>
        </table:table-row>
        <table:table-row table:style-name="ro2">
          <table:table-cell table:formula="of:=[.A90]+0.1" office:value-type="float" office:value="8.90999999999999" calcext:value-type="float">
            <text:p>8.91</text:p>
          </table:table-cell>
          <table:table-cell table:formula="of:=LN([.A91])" office:value-type="float" office:value="2.18717424148272" calcext:value-type="float">
            <text:p>2.19</text:p>
          </table:table-cell>
          <table:table-cell table:formula="of:=([.B92]-[.B91])/([.$A92]-[.$A91])" office:value-type="float" office:value="0.111608301375288" calcext:value-type="float">
            <text:p>0.11</text:p>
          </table:table-cell>
          <table:table-cell table:formula="of:=1/[.A91]" office:value-type="float" office:value="0.112233445566779" calcext:value-type="float">
            <text:p>0.11</text:p>
          </table:table-cell>
        </table:table-row>
        <table:table-row table:style-name="ro2">
          <table:table-cell table:formula="of:=[.A91]+0.1" office:value-type="float" office:value="9.00999999999999" calcext:value-type="float">
            <text:p>9.01</text:p>
          </table:table-cell>
          <table:table-cell table:formula="of:=LN([.A92])" office:value-type="float" office:value="2.19833507162024" calcext:value-type="float">
            <text:p>2.2</text:p>
          </table:table-cell>
          <table:table-cell table:formula="of:=([.B93]-[.B92])/([.$A93]-[.$A92])" office:value-type="float" office:value="0.110376396516206" calcext:value-type="float">
            <text:p>0.11</text:p>
          </table:table-cell>
          <table:table-cell table:formula="of:=1/[.A92]" office:value-type="float" office:value="0.110987791342952" calcext:value-type="float">
            <text:p>0.11</text:p>
          </table:table-cell>
        </table:table-row>
        <table:table-row table:style-name="ro2">
          <table:table-cell table:formula="of:=[.A92]+0.1" office:value-type="float" office:value="9.10999999999999" calcext:value-type="float">
            <text:p>9.11</text:p>
          </table:table-cell>
          <table:table-cell table:formula="of:=LN([.A93])" office:value-type="float" office:value="2.20937271127187" calcext:value-type="float">
            <text:p>2.21</text:p>
          </table:table-cell>
          <table:table-cell table:formula="of:=([.B94]-[.B93])/([.$A94]-[.$A93])" office:value-type="float" office:value="0.109171389953482" calcext:value-type="float">
            <text:p>0.11</text:p>
          </table:table-cell>
          <table:table-cell table:formula="of:=1/[.A93]" office:value-type="float" office:value="0.109769484083425" calcext:value-type="float">
            <text:p>0.11</text:p>
          </table:table-cell>
        </table:table-row>
        <table:table-row table:style-name="ro2">
          <table:table-cell table:formula="of:=[.A93]+0.1" office:value-type="float" office:value="9.20999999999999" calcext:value-type="float">
            <text:p>9.21</text:p>
          </table:table-cell>
          <table:table-cell table:formula="of:=LN([.A94])" office:value-type="float" office:value="2.22028985026721" calcext:value-type="float">
            <text:p>2.22</text:p>
          </table:table-cell>
          <table:table-cell table:formula="of:=([.B95]-[.B94])/([.$A95]-[.$A94])" office:value-type="float" office:value="0.107992410217604" calcext:value-type="float">
            <text:p>0.11</text:p>
          </table:table-cell>
          <table:table-cell table:formula="of:=1/[.A94]" office:value-type="float" office:value="0.108577633007601" calcext:value-type="float">
            <text:p>0.11</text:p>
          </table:table-cell>
        </table:table-row>
        <table:table-row table:style-name="ro2">
          <table:table-cell table:formula="of:=[.A94]+0.1" office:value-type="float" office:value="9.30999999999998" calcext:value-type="float">
            <text:p>9.31</text:p>
          </table:table-cell>
          <table:table-cell table:formula="of:=LN([.A95])" office:value-type="float" office:value="2.23108909128897" calcext:value-type="float">
            <text:p>2.23</text:p>
          </table:table-cell>
          <table:table-cell table:formula="of:=([.B96]-[.B95])/([.$A96]-[.$A95])" office:value-type="float" office:value="0.106838623083126" calcext:value-type="float">
            <text:p>0.11</text:p>
          </table:table-cell>
          <table:table-cell table:formula="of:=1/[.A95]" office:value-type="float" office:value="0.107411385606875" calcext:value-type="float">
            <text:p>0.11</text:p>
          </table:table-cell>
        </table:table-row>
        <table:table-row table:style-name="ro2">
          <table:table-cell table:formula="of:=[.A95]+0.1" office:value-type="float" office:value="9.40999999999998" calcext:value-type="float">
            <text:p>9.41</text:p>
          </table:table-cell>
          <table:table-cell table:formula="of:=LN([.A96])" office:value-type="float" office:value="2.24177295359729" calcext:value-type="float">
            <text:p>2.24</text:p>
          </table:table-cell>
          <table:table-cell table:formula="of:=([.B97]-[.B96])/([.$A97]-[.$A96])" office:value-type="float" office:value="0.105709229600106" calcext:value-type="float">
            <text:p>0.11</text:p>
          </table:table-cell>
          <table:table-cell table:formula="of:=1/[.A96]" office:value-type="float" office:value="0.106269925611052" calcext:value-type="float">
            <text:p>0.11</text:p>
          </table:table-cell>
        </table:table-row>
        <table:table-row table:style-name="ro2">
          <table:table-cell table:formula="of:=[.A96]+0.1" office:value-type="float" office:value="9.50999999999998" calcext:value-type="float">
            <text:p>9.51</text:p>
          </table:table-cell>
          <table:table-cell table:formula="of:=LN([.A97])" office:value-type="float" office:value="2.2523438765573" calcext:value-type="float">
            <text:p>2.25</text:p>
          </table:table-cell>
          <table:table-cell table:formula="of:=([.B98]-[.B97])/([.$A98]-[.$A97])" office:value-type="float" office:value="0.104603464249023" calcext:value-type="float">
            <text:p>0.1</text:p>
          </table:table-cell>
          <table:table-cell table:formula="of:=1/[.A97]" office:value-type="float" office:value="0.105152471083071" calcext:value-type="float">
            <text:p>0.11</text:p>
          </table:table-cell>
        </table:table-row>
        <table:table-row table:style-name="ro2">
          <table:table-cell table:formula="of:=[.A97]+0.1" office:value-type="float" office:value="9.60999999999998" calcext:value-type="float">
            <text:p>9.61</text:p>
          </table:table-cell>
          <table:table-cell table:formula="of:=LN([.A98])" office:value-type="float" office:value="2.2628042229822" calcext:value-type="float">
            <text:p>2.26</text:p>
          </table:table-cell>
          <table:table-cell table:formula="of:=([.B99]-[.B98])/([.$A99]-[.$A98])" office:value-type="float" office:value="0.103520593210323" calcext:value-type="float">
            <text:p>0.1</text:p>
          </table:table-cell>
          <table:table-cell table:formula="of:=1/[.A98]" office:value-type="float" office:value="0.104058272632674" calcext:value-type="float">
            <text:p>0.1</text:p>
          </table:table-cell>
        </table:table-row>
        <table:table-row table:style-name="ro2">
          <table:table-cell table:formula="of:=[.A98]+0.1" office:value-type="float" office:value="9.70999999999998" calcext:value-type="float">
            <text:p>9.71</text:p>
          </table:table-cell>
          <table:table-cell table:formula="of:=LN([.A99])" office:value-type="float" office:value="2.27315628230323" calcext:value-type="float">
            <text:p>2.27</text:p>
          </table:table-cell>
          <table:table-cell table:formula="of:=([.B100]-[.B99])/([.$A100]-[.$A99])" office:value-type="float" office:value="0.102459912740383" calcext:value-type="float">
            <text:p>0.1</text:p>
          </table:table-cell>
          <table:table-cell table:formula="of:=1/[.A99]" office:value-type="float" office:value="0.102986611740474" calcext:value-type="float">
            <text:p>0.1</text:p>
          </table:table-cell>
        </table:table-row>
        <table:table-row table:style-name="ro2">
          <table:table-cell table:formula="of:=[.A99]+0.1" office:value-type="float" office:value="9.80999999999998" calcext:value-type="float">
            <text:p>9.81</text:p>
          </table:table-cell>
          <table:table-cell table:formula="of:=LN([.A100])" office:value-type="float" office:value="2.28340227357727" calcext:value-type="float">
            <text:p>2.28</text:p>
          </table:table-cell>
          <table:table-cell table:formula="of:=([.B101]-[.B100])/([.$A101]-[.$A100])" office:value-type="float" office:value="0.101420747646248" calcext:value-type="float">
            <text:p>0.1</text:p>
          </table:table-cell>
          <table:table-cell table:formula="of:=1/[.A100]" office:value-type="float" office:value="0.101936799184506" calcext:value-type="float">
            <text:p>0.1</text:p>
          </table:table-cell>
        </table:table-row>
        <table:table-row table:style-name="ro2">
          <table:table-cell table:formula="of:=[.A100]+0.1" office:value-type="float" office:value="9.90999999999998" calcext:value-type="float">
            <text:p>9.91</text:p>
          </table:table-cell>
          <table:table-cell table:formula="of:=LN([.A101])" office:value-type="float" office:value="2.29354434834189" calcext:value-type="float">
            <text:p>2.29</text:p>
          </table:table-cell>
          <table:table-cell table:formula="of:=([.B102]-[.B101])/([.$A102]-[.$A101])" office:value-type="float" office:value="0.100402449852326" calcext:value-type="float">
            <text:p>0.1</text:p>
          </table:table-cell>
          <table:table-cell table:formula="of:=1/[.A101]" office:value-type="float" office:value="0.100908173562059" calcext:value-type="float">
            <text:p>0.1</text:p>
          </table:table-cell>
        </table:table-row>
        <table:table-row table:style-name="ro2">
          <table:table-cell table:formula="of:=[.A101]+0.1" office:value-type="float" office:value="10.01" calcext:value-type="float">
            <text:p>10.01</text:p>
          </table:table-cell>
          <table:table-cell table:formula="of:=LN([.A102])" office:value-type="float" office:value="2.30358459332713" calcext:value-type="float">
            <text:p>2.3</text:p>
          </table:table-cell>
          <table:table-cell table:formula="of:=([.B103]-[.B102])/([.$A103]-[.$A102])" office:value-type="float" office:value="0.0994043970525119" calcext:value-type="float">
            <text:p>0.1</text:p>
          </table:table-cell>
          <table:table-cell table:formula="of:=1/[.A102]" office:value-type="float" office:value="0.0999000999001001" calcext:value-type="float">
            <text:p>0.1</text:p>
          </table:table-cell>
        </table:table-row>
        <table:table-row table:style-name="ro2">
          <table:table-cell table:formula="of:=[.A102]+0.1" office:value-type="float" office:value="10.11" calcext:value-type="float">
            <text:p>10.11</text:p>
          </table:table-cell>
          <table:table-cell table:formula="of:=LN([.A103])" office:value-type="float" office:value="2.31352503303238" calcext:value-type="float">
            <text:p>2.31</text:p>
          </table:table-cell>
          <table:table-cell table:formula="of:=([.B104]-[.B103])/([.$A104]-[.$A103])" office:value-type="float" office:value="0.0984259914419375" calcext:value-type="float">
            <text:p>0.1</text:p>
          </table:table-cell>
          <table:table-cell table:formula="of:=1/[.A103]" office:value-type="float" office:value="0.0989119683481703" calcext:value-type="float">
            <text:p>0.1</text:p>
          </table:table-cell>
        </table:table-row>
        <table:table-row table:style-name="ro2">
          <table:table-cell table:formula="of:=[.A103]+0.1" office:value-type="float" office:value="10.21" calcext:value-type="float">
            <text:p>10.21</text:p>
          </table:table-cell>
          <table:table-cell table:formula="of:=LN([.A104])" office:value-type="float" office:value="2.32336763217657" calcext:value-type="float">
            <text:p>2.32</text:p>
          </table:table-cell>
          <table:table-cell table:formula="of:=([.B105]-[.B104])/([.$A105]-[.$A104])" office:value-type="float" office:value="0.0974666585229448" calcext:value-type="float">
            <text:p>0.1</text:p>
          </table:table-cell>
          <table:table-cell table:formula="of:=1/[.A104]" office:value-type="float" office:value="0.0979431929480903" calcext:value-type="float">
            <text:p>0.1</text:p>
          </table:table-cell>
        </table:table-row>
        <table:table-row table:style-name="ro2">
          <table:table-cell table:formula="of:=[.A104]+0.1" office:value-type="float" office:value="10.31" calcext:value-type="float">
            <text:p>10.31</text:p>
          </table:table-cell>
          <table:table-cell table:formula="of:=LN([.A105])" office:value-type="float" office:value="2.33311429802887" calcext:value-type="float">
            <text:p>2.33</text:p>
          </table:table-cell>
          <table:table-cell table:formula="of:=([.B106]-[.B105])/([.$A106]-[.$A105])" office:value-type="float" office:value="0.226296246171568" calcext:value-type="float">
            <text:p>0.23</text:p>
          </table:table-cell>
          <table:table-cell table:formula="of:=1/[.A105]" office:value-type="float" office:value="0.0969932104752669" calcext:value-type="float">
            <text:p>0.1</text:p>
          </table:table-cell>
        </table:table-row>
      </table:table>
      <table:table table:name="Sheet4" table:style-name="ta1">
        <table:shapes>
          <draw:frame draw:z-index="0" draw:style-name="gr2" draw:text-style-name="P1" svg:width="12.112cm" svg:height="8.999cm" svg:x="8.14cm" svg:y="1.067cm">
            <draw:object draw:notify-on-update-of-ranges="Sheet4.A4:Sheet4.A84 Sheet4.B3:Sheet4.B3 Sheet4.B4:Sheet4.B84 Sheet4.A4:Sheet4.A84 Sheet4.C3:Sheet4.C3 Sheet4.C4:Sheet4.C8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exp(-x^2)</text:p>
          </table:table-cell>
          <table:table-cell office:value-type="string" calcext:value-type="string">
            <text:p>sekibun</text:p>
          </table:table-cell>
        </table:table-row>
        <table:table-row table:style-name="ro2">
          <table:table-cell office:value-type="float" office:value="-4" calcext:value-type="float">
            <text:p>-4</text:p>
          </table:table-cell>
          <table:table-cell table:formula="of:=EXP(-[.A4]*[.A4])" office:value-type="float" office:value="0.000000112535174719259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]+0.1" office:value-type="float" office:value="-3.9" calcext:value-type="float">
            <text:p>-3.9</text:p>
          </table:table-cell>
          <table:table-cell table:formula="of:=EXP(-[.A5]*[.A5])" office:value-type="float" office:value="0.000000247959601804503" calcext:value-type="float">
            <text:p>0</text:p>
          </table:table-cell>
          <table:table-cell table:formula="of:=[.C4]+[.B5]*([.A5]-[.A4])" office:value-type="float" office:value="0.0000000247959601804503" calcext:value-type="float">
            <text:p>0</text:p>
          </table:table-cell>
        </table:table-row>
        <table:table-row table:style-name="ro2">
          <table:table-cell table:formula="of:=[.A5]+0.1" office:value-type="float" office:value="-3.8" calcext:value-type="float">
            <text:p>-3.8</text:p>
          </table:table-cell>
          <table:table-cell table:formula="of:=EXP(-[.A6]*[.A6])" office:value-type="float" office:value="0.000000535534780279311" calcext:value-type="float">
            <text:p>0</text:p>
          </table:table-cell>
          <table:table-cell table:formula="of:=[.C5]+[.B6]*([.A6]-[.A5])" office:value-type="float" office:value="0.0000000783494382083815" calcext:value-type="float">
            <text:p>0</text:p>
          </table:table-cell>
        </table:table-row>
        <table:table-row table:style-name="ro2">
          <table:table-cell table:formula="of:=[.A6]+0.1" office:value-type="float" office:value="-3.7" calcext:value-type="float">
            <text:p>-3.7</text:p>
          </table:table-cell>
          <table:table-cell table:formula="of:=EXP(-[.A7]*[.A7])" office:value-type="float" office:value="0.00000113372713874797" calcext:value-type="float">
            <text:p>0</text:p>
          </table:table-cell>
          <table:table-cell table:formula="of:=[.C6]+[.B7]*([.A7]-[.A6])" office:value-type="float" office:value="0.000000191722152083178" calcext:value-type="float">
            <text:p>0</text:p>
          </table:table-cell>
        </table:table-row>
        <table:table-row table:style-name="ro2">
          <table:table-cell table:formula="of:=[.A7]+0.1" office:value-type="float" office:value="-3.6" calcext:value-type="float">
            <text:p>-3.6</text:p>
          </table:table-cell>
          <table:table-cell table:formula="of:=EXP(-[.A8]*[.A8])" office:value-type="float" office:value="0.00000235257520000978" calcext:value-type="float">
            <text:p>0</text:p>
          </table:table-cell>
          <table:table-cell table:formula="of:=[.C7]+[.B8]*([.A8]-[.A7])" office:value-type="float" office:value="0.000000426979672084157" calcext:value-type="float">
            <text:p>0</text:p>
          </table:table-cell>
        </table:table-row>
        <table:table-row table:style-name="ro2">
          <table:table-cell table:formula="of:=[.A8]+0.1" office:value-type="float" office:value="-3.5" calcext:value-type="float">
            <text:p>-3.5</text:p>
          </table:table-cell>
          <table:table-cell table:formula="of:=EXP(-[.A9]*[.A9])" office:value-type="float" office:value="0.00000478511739212903" calcext:value-type="float">
            <text:p>0</text:p>
          </table:table-cell>
          <table:table-cell table:formula="of:=[.C8]+[.B9]*([.A9]-[.A8])" office:value-type="float" office:value="0.00000090549141129706" calcext:value-type="float">
            <text:p>0</text:p>
          </table:table-cell>
        </table:table-row>
        <table:table-row table:style-name="ro2">
          <table:table-cell table:formula="of:=[.A9]+0.1" office:value-type="float" office:value="-3.4" calcext:value-type="float">
            <text:p>-3.4</text:p>
          </table:table-cell>
          <table:table-cell table:formula="of:=EXP(-[.A10]*[.A10])" office:value-type="float" office:value="0.00000954016287307926" calcext:value-type="float">
            <text:p>0</text:p>
          </table:table-cell>
          <table:table-cell table:formula="of:=[.C9]+[.B10]*([.A10]-[.A9])" office:value-type="float" office:value="0.00000185950769860499" calcext:value-type="float">
            <text:p>0</text:p>
          </table:table-cell>
        </table:table-row>
        <table:table-row table:style-name="ro2">
          <table:table-cell table:formula="of:=[.A10]+0.1" office:value-type="float" office:value="-3.3" calcext:value-type="float">
            <text:p>-3.3</text:p>
          </table:table-cell>
          <table:table-cell table:formula="of:=EXP(-[.A11]*[.A11])" office:value-type="float" office:value="0.0000186437423315169" calcext:value-type="float">
            <text:p>0</text:p>
          </table:table-cell>
          <table:table-cell table:formula="of:=[.C10]+[.B11]*([.A11]-[.A10])" office:value-type="float" office:value="0.00000372388193175668" calcext:value-type="float">
            <text:p>0</text:p>
          </table:table-cell>
        </table:table-row>
        <table:table-row table:style-name="ro2">
          <table:table-cell table:formula="of:=[.A11]+0.1" office:value-type="float" office:value="-3.2" calcext:value-type="float">
            <text:p>-3.2</text:p>
          </table:table-cell>
          <table:table-cell table:formula="of:=EXP(-[.A12]*[.A12])" office:value-type="float" office:value="0.0000357128496416354" calcext:value-type="float">
            <text:p>0</text:p>
          </table:table-cell>
          <table:table-cell table:formula="of:=[.C11]+[.B12]*([.A12]-[.A11])" office:value-type="float" office:value="0.00000729516689592022" calcext:value-type="float">
            <text:p>0</text:p>
          </table:table-cell>
        </table:table-row>
        <table:table-row table:style-name="ro2">
          <table:table-cell table:formula="of:=[.A12]+0.1" office:value-type="float" office:value="-3.1" calcext:value-type="float">
            <text:p>-3.1</text:p>
          </table:table-cell>
          <table:table-cell table:formula="of:=EXP(-[.A13]*[.A13])" office:value-type="float" office:value="0.0000670548243028114" calcext:value-type="float">
            <text:p>0</text:p>
          </table:table-cell>
          <table:table-cell table:formula="of:=[.C12]+[.B13]*([.A13]-[.A12])" office:value-type="float" office:value="0.0000140006493262014" calcext:value-type="float">
            <text:p>0</text:p>
          </table:table-cell>
        </table:table-row>
        <table:table-row table:style-name="ro2">
          <table:table-cell table:formula="of:=[.A13]+0.1" office:value-type="float" office:value="-3" calcext:value-type="float">
            <text:p>-3</text:p>
          </table:table-cell>
          <table:table-cell table:formula="of:=EXP(-[.A14]*[.A14])" office:value-type="float" office:value="0.00012340980408668" calcext:value-type="float">
            <text:p>0</text:p>
          </table:table-cell>
          <table:table-cell table:formula="of:=[.C13]+[.B14]*([.A14]-[.A13])" office:value-type="float" office:value="0.0000263416297348694" calcext:value-type="float">
            <text:p>0</text:p>
          </table:table-cell>
        </table:table-row>
        <table:table-row table:style-name="ro2">
          <table:table-cell table:formula="of:=[.A14]+0.1" office:value-type="float" office:value="-2.9" calcext:value-type="float">
            <text:p>-2.9</text:p>
          </table:table-cell>
          <table:table-cell table:formula="of:=EXP(-[.A15]*[.A15])" office:value-type="float" office:value="0.00022262985691889" calcext:value-type="float">
            <text:p>0</text:p>
          </table:table-cell>
          <table:table-cell table:formula="of:=[.C14]+[.B15]*([.A15]-[.A14])" office:value-type="float" office:value="0.0000486046154267584" calcext:value-type="float">
            <text:p>0</text:p>
          </table:table-cell>
        </table:table-row>
        <table:table-row table:style-name="ro2">
          <table:table-cell table:formula="of:=[.A15]+0.1" office:value-type="float" office:value="-2.8" calcext:value-type="float">
            <text:p>-2.8</text:p>
          </table:table-cell>
          <table:table-cell table:formula="of:=EXP(-[.A16]*[.A16])" office:value-type="float" office:value="0.000393669040655081" calcext:value-type="float">
            <text:p>0</text:p>
          </table:table-cell>
          <table:table-cell table:formula="of:=[.C15]+[.B16]*([.A16]-[.A15])" office:value-type="float" office:value="0.0000879715194922665" calcext:value-type="float">
            <text:p>0</text:p>
          </table:table-cell>
        </table:table-row>
        <table:table-row table:style-name="ro2">
          <table:table-cell table:formula="of:=[.A16]+0.1" office:value-type="float" office:value="-2.7" calcext:value-type="float">
            <text:p>-2.7</text:p>
          </table:table-cell>
          <table:table-cell table:formula="of:=EXP(-[.A17]*[.A17])" office:value-type="float" office:value="0.000682328052756381" calcext:value-type="float">
            <text:p>0</text:p>
          </table:table-cell>
          <table:table-cell table:formula="of:=[.C16]+[.B17]*([.A17]-[.A16])" office:value-type="float" office:value="0.000156204324767905" calcext:value-type="float">
            <text:p>0</text:p>
          </table:table-cell>
        </table:table-row>
        <table:table-row table:style-name="ro2">
          <table:table-cell table:formula="of:=[.A17]+0.1" office:value-type="float" office:value="-2.6" calcext:value-type="float">
            <text:p>-2.6</text:p>
          </table:table-cell>
          <table:table-cell table:formula="of:=EXP(-[.A18]*[.A18])" office:value-type="float" office:value="0.0011592291739046" calcext:value-type="float">
            <text:p>0</text:p>
          </table:table-cell>
          <table:table-cell table:formula="of:=[.C17]+[.B18]*([.A18]-[.A17])" office:value-type="float" office:value="0.000272127242158365" calcext:value-type="float">
            <text:p>0</text:p>
          </table:table-cell>
        </table:table-row>
        <table:table-row table:style-name="ro2">
          <table:table-cell table:formula="of:=[.A18]+0.1" office:value-type="float" office:value="-2.5" calcext:value-type="float">
            <text:p>-2.5</text:p>
          </table:table-cell>
          <table:table-cell table:formula="of:=EXP(-[.A19]*[.A19])" office:value-type="float" office:value="0.00193045413622772" calcext:value-type="float">
            <text:p>0</text:p>
          </table:table-cell>
          <table:table-cell table:formula="of:=[.C18]+[.B19]*([.A19]-[.A18])" office:value-type="float" office:value="0.000465172655781137" calcext:value-type="float">
            <text:p>0</text:p>
          </table:table-cell>
        </table:table-row>
        <table:table-row table:style-name="ro2">
          <table:table-cell table:formula="of:=[.A19]+0.1" office:value-type="float" office:value="-2.4" calcext:value-type="float">
            <text:p>-2.4</text:p>
          </table:table-cell>
          <table:table-cell table:formula="of:=EXP(-[.A20]*[.A20])" office:value-type="float" office:value="0.00315111159844446" calcext:value-type="float">
            <text:p>0</text:p>
          </table:table-cell>
          <table:table-cell table:formula="of:=[.C19]+[.B20]*([.A20]-[.A19])" office:value-type="float" office:value="0.000780283815625583" calcext:value-type="float">
            <text:p>0</text:p>
          </table:table-cell>
        </table:table-row>
        <table:table-row table:style-name="ro2">
          <table:table-cell table:formula="of:=[.A20]+0.1" office:value-type="float" office:value="-2.3" calcext:value-type="float">
            <text:p>-2.3</text:p>
          </table:table-cell>
          <table:table-cell table:formula="of:=EXP(-[.A21]*[.A21])" office:value-type="float" office:value="0.00504176025969101" calcext:value-type="float">
            <text:p>0.01</text:p>
          </table:table-cell>
          <table:table-cell table:formula="of:=[.C20]+[.B21]*([.A21]-[.A20])" office:value-type="float" office:value="0.00128445984159469" calcext:value-type="float">
            <text:p>0</text:p>
          </table:table-cell>
        </table:table-row>
        <table:table-row table:style-name="ro2">
          <table:table-cell table:formula="of:=[.A21]+0.1" office:value-type="float" office:value="-2.2" calcext:value-type="float">
            <text:p>-2.2</text:p>
          </table:table-cell>
          <table:table-cell table:formula="of:=EXP(-[.A22]*[.A22])" office:value-type="float" office:value="0.0079070540515935" calcext:value-type="float">
            <text:p>0.01</text:p>
          </table:table-cell>
          <table:table-cell table:formula="of:=[.C21]+[.B22]*([.A22]-[.A21])" office:value-type="float" office:value="0.00207516524675404" calcext:value-type="float">
            <text:p>0</text:p>
          </table:table-cell>
        </table:table-row>
        <table:table-row table:style-name="ro2">
          <table:table-cell table:formula="of:=[.A22]+0.1" office:value-type="float" office:value="-2.1" calcext:value-type="float">
            <text:p>-2.1</text:p>
          </table:table-cell>
          <table:table-cell table:formula="of:=EXP(-[.A23]*[.A23])" office:value-type="float" office:value="0.012155178329915" calcext:value-type="float">
            <text:p>0.01</text:p>
          </table:table-cell>
          <table:table-cell table:formula="of:=[.C22]+[.B23]*([.A23]-[.A22])" office:value-type="float" office:value="0.00329068307974554" calcext:value-type="float">
            <text:p>0</text:p>
          </table:table-cell>
        </table:table-row>
        <table:table-row table:style-name="ro2">
          <table:table-cell table:formula="of:=[.A23]+0.1" office:value-type="float" office:value="-2" calcext:value-type="float">
            <text:p>-2</text:p>
          </table:table-cell>
          <table:table-cell table:formula="of:=EXP(-[.A24]*[.A24])" office:value-type="float" office:value="0.0183156388887343" calcext:value-type="float">
            <text:p>0.02</text:p>
          </table:table-cell>
          <table:table-cell table:formula="of:=[.C23]+[.B24]*([.A24]-[.A23])" office:value-type="float" office:value="0.00512224696861897" calcext:value-type="float">
            <text:p>0.01</text:p>
          </table:table-cell>
        </table:table-row>
        <table:table-row table:style-name="ro2">
          <table:table-cell table:formula="of:=[.A24]+0.1" office:value-type="float" office:value="-1.9" calcext:value-type="float">
            <text:p>-1.9</text:p>
          </table:table-cell>
          <table:table-cell table:formula="of:=EXP(-[.A25]*[.A25])" office:value-type="float" office:value="0.0270518468663506" calcext:value-type="float">
            <text:p>0.03</text:p>
          </table:table-cell>
          <table:table-cell table:formula="of:=[.C24]+[.B25]*([.A25]-[.A24])" office:value-type="float" office:value="0.00782743165525403" calcext:value-type="float">
            <text:p>0.01</text:p>
          </table:table-cell>
        </table:table-row>
        <table:table-row table:style-name="ro2">
          <table:table-cell table:formula="of:=[.A25]+0.1" office:value-type="float" office:value="-1.8" calcext:value-type="float">
            <text:p>-1.8</text:p>
          </table:table-cell>
          <table:table-cell table:formula="of:=EXP(-[.A26]*[.A26])" office:value-type="float" office:value="0.0391638950989873" calcext:value-type="float">
            <text:p>0.04</text:p>
          </table:table-cell>
          <table:table-cell table:formula="of:=[.C25]+[.B26]*([.A26]-[.A25])" office:value-type="float" office:value="0.0117438211651528" calcext:value-type="float">
            <text:p>0.01</text:p>
          </table:table-cell>
        </table:table-row>
        <table:table-row table:style-name="ro2">
          <table:table-cell table:formula="of:=[.A26]+0.1" office:value-type="float" office:value="-1.7" calcext:value-type="float">
            <text:p>-1.7</text:p>
          </table:table-cell>
          <table:table-cell table:formula="of:=EXP(-[.A27]*[.A27])" office:value-type="float" office:value="0.0555762126114835" calcext:value-type="float">
            <text:p>0.06</text:p>
          </table:table-cell>
          <table:table-cell table:formula="of:=[.C26]+[.B27]*([.A27]-[.A26])" office:value-type="float" office:value="0.0173014424263011" calcext:value-type="float">
            <text:p>0.02</text:p>
          </table:table-cell>
        </table:table-row>
        <table:table-row table:style-name="ro2">
          <table:table-cell table:formula="of:=[.A27]+0.1" office:value-type="float" office:value="-1.6" calcext:value-type="float">
            <text:p>-1.6</text:p>
          </table:table-cell>
          <table:table-cell table:formula="of:=EXP(-[.A28]*[.A28])" office:value-type="float" office:value="0.0773047404433003" calcext:value-type="float">
            <text:p>0.08</text:p>
          </table:table-cell>
          <table:table-cell table:formula="of:=[.C27]+[.B28]*([.A28]-[.A27])" office:value-type="float" office:value="0.0250319164706312" calcext:value-type="float">
            <text:p>0.03</text:p>
          </table:table-cell>
        </table:table-row>
        <table:table-row table:style-name="ro2">
          <table:table-cell table:formula="of:=[.A28]+0.1" office:value-type="float" office:value="-1.5" calcext:value-type="float">
            <text:p>-1.5</text:p>
          </table:table-cell>
          <table:table-cell table:formula="of:=EXP(-[.A29]*[.A29])" office:value-type="float" office:value="0.105399224561865" calcext:value-type="float">
            <text:p>0.11</text:p>
          </table:table-cell>
          <table:table-cell table:formula="of:=[.C28]+[.B29]*([.A29]-[.A28])" office:value-type="float" office:value="0.0355718389268177" calcext:value-type="float">
            <text:p>0.04</text:p>
          </table:table-cell>
        </table:table-row>
        <table:table-row table:style-name="ro2">
          <table:table-cell table:formula="of:=[.A29]+0.1" office:value-type="float" office:value="-1.4" calcext:value-type="float">
            <text:p>-1.4</text:p>
          </table:table-cell>
          <table:table-cell table:formula="of:=EXP(-[.A30]*[.A30])" office:value-type="float" office:value="0.140858420921046" calcext:value-type="float">
            <text:p>0.14</text:p>
          </table:table-cell>
          <table:table-cell table:formula="of:=[.C29]+[.B30]*([.A30]-[.A29])" office:value-type="float" office:value="0.0496576810189223" calcext:value-type="float">
            <text:p>0.05</text:p>
          </table:table-cell>
        </table:table-row>
        <table:table-row table:style-name="ro2">
          <table:table-cell table:formula="of:=[.A30]+0.1" office:value-type="float" office:value="-1.3" calcext:value-type="float">
            <text:p>-1.3</text:p>
          </table:table-cell>
          <table:table-cell table:formula="of:=EXP(-[.A31]*[.A31])" office:value-type="float" office:value="0.18451952399299" calcext:value-type="float">
            <text:p>0.18</text:p>
          </table:table-cell>
          <table:table-cell table:formula="of:=[.C30]+[.B31]*([.A31]-[.A30])" office:value-type="float" office:value="0.0681096334182213" calcext:value-type="float">
            <text:p>0.07</text:p>
          </table:table-cell>
        </table:table-row>
        <table:table-row table:style-name="ro2">
          <table:table-cell table:formula="of:=[.A31]+0.1" office:value-type="float" office:value="-1.2" calcext:value-type="float">
            <text:p>-1.2</text:p>
          </table:table-cell>
          <table:table-cell table:formula="of:=EXP(-[.A32]*[.A32])" office:value-type="float" office:value="0.236927758682123" calcext:value-type="float">
            <text:p>0.24</text:p>
          </table:table-cell>
          <table:table-cell table:formula="of:=[.C31]+[.B32]*([.A32]-[.A31])" office:value-type="float" office:value="0.0918024092864337" calcext:value-type="float">
            <text:p>0.09</text:p>
          </table:table-cell>
        </table:table-row>
        <table:table-row table:style-name="ro2">
          <table:table-cell table:formula="of:=[.A32]+0.1" office:value-type="float" office:value="-1.1" calcext:value-type="float">
            <text:p>-1.1</text:p>
          </table:table-cell>
          <table:table-cell table:formula="of:=EXP(-[.A33]*[.A33])" office:value-type="float" office:value="0.298197279429889" calcext:value-type="float">
            <text:p>0.3</text:p>
          </table:table-cell>
          <table:table-cell table:formula="of:=[.C32]+[.B33]*([.A33]-[.A32])" office:value-type="float" office:value="0.121622137229423" calcext:value-type="float">
            <text:p>0.12</text:p>
          </table:table-cell>
        </table:table-row>
        <table:table-row table:style-name="ro2">
          <table:table-cell table:formula="of:=[.A33]+0.1" office:value-type="float" office:value="-0.999999999999997" calcext:value-type="float">
            <text:p>-1</text:p>
          </table:table-cell>
          <table:table-cell table:formula="of:=EXP(-[.A34]*[.A34])" office:value-type="float" office:value="0.367879441171444" calcext:value-type="float">
            <text:p>0.37</text:p>
          </table:table-cell>
          <table:table-cell table:formula="of:=[.C33]+[.B34]*([.A34]-[.A33])" office:value-type="float" office:value="0.158410081346567" calcext:value-type="float">
            <text:p>0.16</text:p>
          </table:table-cell>
        </table:table-row>
        <table:table-row table:style-name="ro2">
          <table:table-cell table:formula="of:=[.A34]+0.1" office:value-type="float" office:value="-0.899999999999997" calcext:value-type="float">
            <text:p>-0.9</text:p>
          </table:table-cell>
          <table:table-cell table:formula="of:=EXP(-[.A35]*[.A35])" office:value-type="float" office:value="0.444858066222943" calcext:value-type="float">
            <text:p>0.44</text:p>
          </table:table-cell>
          <table:table-cell table:formula="of:=[.C34]+[.B35]*([.A35]-[.A34])" office:value-type="float" office:value="0.202895887968861" calcext:value-type="float">
            <text:p>0.2</text:p>
          </table:table-cell>
        </table:table-row>
        <table:table-row table:style-name="ro2">
          <table:table-cell table:formula="of:=[.A35]+0.1" office:value-type="float" office:value="-0.799999999999997" calcext:value-type="float">
            <text:p>-0.8</text:p>
          </table:table-cell>
          <table:table-cell table:formula="of:=EXP(-[.A36]*[.A36])" office:value-type="float" office:value="0.527292424043051" calcext:value-type="float">
            <text:p>0.53</text:p>
          </table:table-cell>
          <table:table-cell table:formula="of:=[.C35]+[.B36]*([.A36]-[.A35])" office:value-type="float" office:value="0.255625130373166" calcext:value-type="float">
            <text:p>0.26</text:p>
          </table:table-cell>
        </table:table-row>
        <table:table-row table:style-name="ro2">
          <table:table-cell table:formula="of:=[.A36]+0.1" office:value-type="float" office:value="-0.699999999999998" calcext:value-type="float">
            <text:p>-0.7</text:p>
          </table:table-cell>
          <table:table-cell table:formula="of:=EXP(-[.A37]*[.A37])" office:value-type="float" office:value="0.612626394184418" calcext:value-type="float">
            <text:p>0.61</text:p>
          </table:table-cell>
          <table:table-cell table:formula="of:=[.C36]+[.B37]*([.A37]-[.A36])" office:value-type="float" office:value="0.316887769791608" calcext:value-type="float">
            <text:p>0.32</text:p>
          </table:table-cell>
        </table:table-row>
        <table:table-row table:style-name="ro2">
          <table:table-cell table:formula="of:=[.A37]+0.1" office:value-type="float" office:value="-0.599999999999998" calcext:value-type="float">
            <text:p>-0.6</text:p>
          </table:table-cell>
          <table:table-cell table:formula="of:=EXP(-[.A38]*[.A38])" office:value-type="float" office:value="0.697676326071033" calcext:value-type="float">
            <text:p>0.7</text:p>
          </table:table-cell>
          <table:table-cell table:formula="of:=[.C37]+[.B38]*([.A38]-[.A37])" office:value-type="float" office:value="0.386655402398711" calcext:value-type="float">
            <text:p>0.39</text:p>
          </table:table-cell>
        </table:table-row>
        <table:table-row table:style-name="ro2">
          <table:table-cell table:formula="of:=[.A38]+0.1" office:value-type="float" office:value="-0.499999999999998" calcext:value-type="float">
            <text:p>-0.5</text:p>
          </table:table-cell>
          <table:table-cell table:formula="of:=EXP(-[.A39]*[.A39])" office:value-type="float" office:value="0.778800783071407" calcext:value-type="float">
            <text:p>0.78</text:p>
          </table:table-cell>
          <table:table-cell table:formula="of:=[.C38]+[.B39]*([.A39]-[.A38])" office:value-type="float" office:value="0.464535480705852" calcext:value-type="float">
            <text:p>0.46</text:p>
          </table:table-cell>
        </table:table-row>
        <table:table-row table:style-name="ro2">
          <table:table-cell table:formula="of:=[.A39]+0.1" office:value-type="float" office:value="-0.399999999999998" calcext:value-type="float">
            <text:p>-0.4</text:p>
          </table:table-cell>
          <table:table-cell table:formula="of:=EXP(-[.A40]*[.A40])" office:value-type="float" office:value="0.852143788966213" calcext:value-type="float">
            <text:p>0.85</text:p>
          </table:table-cell>
          <table:table-cell table:formula="of:=[.C39]+[.B40]*([.A40]-[.A39])" office:value-type="float" office:value="0.549749859602473" calcext:value-type="float">
            <text:p>0.55</text:p>
          </table:table-cell>
        </table:table-row>
        <table:table-row table:style-name="ro2">
          <table:table-cell table:formula="of:=[.A40]+0.1" office:value-type="float" office:value="-0.299999999999998" calcext:value-type="float">
            <text:p>-0.3</text:p>
          </table:table-cell>
          <table:table-cell table:formula="of:=EXP(-[.A41]*[.A41])" office:value-type="float" office:value="0.91393118527123" calcext:value-type="float">
            <text:p>0.91</text:p>
          </table:table-cell>
          <table:table-cell table:formula="of:=[.C40]+[.B41]*([.A41]-[.A40])" office:value-type="float" office:value="0.641142978129596" calcext:value-type="float">
            <text:p>0.64</text:p>
          </table:table-cell>
        </table:table-row>
        <table:table-row table:style-name="ro2">
          <table:table-cell table:formula="of:=[.A41]+0.1" office:value-type="float" office:value="-0.199999999999998" calcext:value-type="float">
            <text:p>-0.2</text:p>
          </table:table-cell>
          <table:table-cell table:formula="of:=EXP(-[.A42]*[.A42])" office:value-type="float" office:value="0.960789439152324" calcext:value-type="float">
            <text:p>0.96</text:p>
          </table:table-cell>
          <table:table-cell table:formula="of:=[.C41]+[.B42]*([.A42]-[.A41])" office:value-type="float" office:value="0.737221922044829" calcext:value-type="float">
            <text:p>0.74</text:p>
          </table:table-cell>
        </table:table-row>
        <table:table-row table:style-name="ro2">
          <table:table-cell table:formula="of:=[.A42]+0.1" office:value-type="float" office:value="-0.0999999999999976" calcext:value-type="float">
            <text:p>-0.1</text:p>
          </table:table-cell>
          <table:table-cell table:formula="of:=EXP(-[.A43]*[.A43])" office:value-type="float" office:value="0.990049833749169" calcext:value-type="float">
            <text:p>0.99</text:p>
          </table:table-cell>
          <table:table-cell table:formula="of:=[.C42]+[.B43]*([.A43]-[.A42])" office:value-type="float" office:value="0.836226905419746" calcext:value-type="float">
            <text:p>0.84</text:p>
          </table:table-cell>
        </table:table-row>
        <table:table-row table:style-name="ro2">
          <table:table-cell table:formula="of:=[.A43]+0.1" office:value-type="float" office:value="2.41473507855972E-015" calcext:value-type="float">
            <text:p>0</text:p>
          </table:table-cell>
          <table:table-cell table:formula="of:=EXP(-[.A44]*[.A44])" office:value-type="float" office:value="1" calcext:value-type="float">
            <text:p>1</text:p>
          </table:table-cell>
          <table:table-cell table:formula="of:=[.C43]+[.B44]*([.A44]-[.A43])" office:value-type="float" office:value="0.936226905419746" calcext:value-type="float">
            <text:p>0.94</text:p>
          </table:table-cell>
        </table:table-row>
        <table:table-row table:style-name="ro2">
          <table:table-cell table:formula="of:=[.A44]+0.1" office:value-type="float" office:value="0.100000000000002" calcext:value-type="float">
            <text:p>0.1</text:p>
          </table:table-cell>
          <table:table-cell table:formula="of:=EXP(-[.A45]*[.A45])" office:value-type="float" office:value="0.990049833749167" calcext:value-type="float">
            <text:p>0.99</text:p>
          </table:table-cell>
          <table:table-cell table:formula="of:=[.C44]+[.B45]*([.A45]-[.A44])" office:value-type="float" office:value="1.03523188879466" calcext:value-type="float">
            <text:p>1.04</text:p>
          </table:table-cell>
        </table:table-row>
        <table:table-row table:style-name="ro2">
          <table:table-cell table:formula="of:=[.A45]+0.1" office:value-type="float" office:value="0.200000000000002" calcext:value-type="float">
            <text:p>0.2</text:p>
          </table:table-cell>
          <table:table-cell table:formula="of:=EXP(-[.A46]*[.A46])" office:value-type="float" office:value="0.960789439152322" calcext:value-type="float">
            <text:p>0.96</text:p>
          </table:table-cell>
          <table:table-cell table:formula="of:=[.C45]+[.B46]*([.A46]-[.A45])" office:value-type="float" office:value="1.13131083270989" calcext:value-type="float">
            <text:p>1.13</text:p>
          </table:table-cell>
        </table:table-row>
        <table:table-row table:style-name="ro2">
          <table:table-cell table:formula="of:=[.A46]+0.1" office:value-type="float" office:value="0.300000000000002" calcext:value-type="float">
            <text:p>0.3</text:p>
          </table:table-cell>
          <table:table-cell table:formula="of:=EXP(-[.A47]*[.A47])" office:value-type="float" office:value="0.913931185271227" calcext:value-type="float">
            <text:p>0.91</text:p>
          </table:table-cell>
          <table:table-cell table:formula="of:=[.C46]+[.B47]*([.A47]-[.A46])" office:value-type="float" office:value="1.22270395123702" calcext:value-type="float">
            <text:p>1.22</text:p>
          </table:table-cell>
        </table:table-row>
        <table:table-row table:style-name="ro2">
          <table:table-cell table:formula="of:=[.A47]+0.1" office:value-type="float" office:value="0.400000000000002" calcext:value-type="float">
            <text:p>0.4</text:p>
          </table:table-cell>
          <table:table-cell table:formula="of:=EXP(-[.A48]*[.A48])" office:value-type="float" office:value="0.85214378896621" calcext:value-type="float">
            <text:p>0.85</text:p>
          </table:table-cell>
          <table:table-cell table:formula="of:=[.C47]+[.B48]*([.A48]-[.A47])" office:value-type="float" office:value="1.30791833013364" calcext:value-type="float">
            <text:p>1.31</text:p>
          </table:table-cell>
        </table:table-row>
        <table:table-row table:style-name="ro2">
          <table:table-cell table:formula="of:=[.A48]+0.1" office:value-type="float" office:value="0.500000000000002" calcext:value-type="float">
            <text:p>0.5</text:p>
          </table:table-cell>
          <table:table-cell table:formula="of:=EXP(-[.A49]*[.A49])" office:value-type="float" office:value="0.778800783071403" calcext:value-type="float">
            <text:p>0.78</text:p>
          </table:table-cell>
          <table:table-cell table:formula="of:=[.C48]+[.B49]*([.A49]-[.A48])" office:value-type="float" office:value="1.38579840844078" calcext:value-type="float">
            <text:p>1.39</text:p>
          </table:table-cell>
        </table:table-row>
        <table:table-row table:style-name="ro2">
          <table:table-cell table:formula="of:=[.A49]+0.1" office:value-type="float" office:value="0.600000000000002" calcext:value-type="float">
            <text:p>0.6</text:p>
          </table:table-cell>
          <table:table-cell table:formula="of:=EXP(-[.A50]*[.A50])" office:value-type="float" office:value="0.697676326071029" calcext:value-type="float">
            <text:p>0.7</text:p>
          </table:table-cell>
          <table:table-cell table:formula="of:=[.C49]+[.B50]*([.A50]-[.A49])" office:value-type="float" office:value="1.45556604104788" calcext:value-type="float">
            <text:p>1.46</text:p>
          </table:table-cell>
        </table:table-row>
        <table:table-row table:style-name="ro2">
          <table:table-cell table:formula="of:=[.A50]+0.1" office:value-type="float" office:value="0.700000000000002" calcext:value-type="float">
            <text:p>0.7</text:p>
          </table:table-cell>
          <table:table-cell table:formula="of:=EXP(-[.A51]*[.A51])" office:value-type="float" office:value="0.612626394184414" calcext:value-type="float">
            <text:p>0.61</text:p>
          </table:table-cell>
          <table:table-cell table:formula="of:=[.C50]+[.B51]*([.A51]-[.A50])" office:value-type="float" office:value="1.51682868046632" calcext:value-type="float">
            <text:p>1.52</text:p>
          </table:table-cell>
        </table:table-row>
        <table:table-row table:style-name="ro2">
          <table:table-cell table:formula="of:=[.A51]+0.1" office:value-type="float" office:value="0.800000000000002" calcext:value-type="float">
            <text:p>0.8</text:p>
          </table:table-cell>
          <table:table-cell table:formula="of:=EXP(-[.A52]*[.A52])" office:value-type="float" office:value="0.527292424043047" calcext:value-type="float">
            <text:p>0.53</text:p>
          </table:table-cell>
          <table:table-cell table:formula="of:=[.C51]+[.B52]*([.A52]-[.A51])" office:value-type="float" office:value="1.56955792287063" calcext:value-type="float">
            <text:p>1.57</text:p>
          </table:table-cell>
        </table:table-row>
        <table:table-row table:style-name="ro2">
          <table:table-cell table:formula="of:=[.A52]+0.1" office:value-type="float" office:value="0.900000000000002" calcext:value-type="float">
            <text:p>0.9</text:p>
          </table:table-cell>
          <table:table-cell table:formula="of:=EXP(-[.A53]*[.A53])" office:value-type="float" office:value="0.444858066222939" calcext:value-type="float">
            <text:p>0.44</text:p>
          </table:table-cell>
          <table:table-cell table:formula="of:=[.C52]+[.B53]*([.A53]-[.A52])" office:value-type="float" office:value="1.61404372949292" calcext:value-type="float">
            <text:p>1.61</text:p>
          </table:table-cell>
        </table:table-row>
        <table:table-row table:style-name="ro2">
          <table:table-cell table:formula="of:=[.A53]+0.1" office:value-type="float" office:value="1" calcext:value-type="float">
            <text:p>1</text:p>
          </table:table-cell>
          <table:table-cell table:formula="of:=EXP(-[.A54]*[.A54])" office:value-type="float" office:value="0.36787944117144" calcext:value-type="float">
            <text:p>0.37</text:p>
          </table:table-cell>
          <table:table-cell table:formula="of:=[.C53]+[.B54]*([.A54]-[.A53])" office:value-type="float" office:value="1.65083167361007" calcext:value-type="float">
            <text:p>1.65</text:p>
          </table:table-cell>
        </table:table-row>
        <table:table-row table:style-name="ro2">
          <table:table-cell table:formula="of:=[.A54]+0.1" office:value-type="float" office:value="1.1" calcext:value-type="float">
            <text:p>1.1</text:p>
          </table:table-cell>
          <table:table-cell table:formula="of:=EXP(-[.A55]*[.A55])" office:value-type="float" office:value="0.298197279429886" calcext:value-type="float">
            <text:p>0.3</text:p>
          </table:table-cell>
          <table:table-cell table:formula="of:=[.C54]+[.B55]*([.A55]-[.A54])" office:value-type="float" office:value="1.68065140155305" calcext:value-type="float">
            <text:p>1.68</text:p>
          </table:table-cell>
        </table:table-row>
        <table:table-row table:style-name="ro2">
          <table:table-cell table:formula="of:=[.A55]+0.1" office:value-type="float" office:value="1.2" calcext:value-type="float">
            <text:p>1.2</text:p>
          </table:table-cell>
          <table:table-cell table:formula="of:=EXP(-[.A56]*[.A56])" office:value-type="float" office:value="0.23692775868212" calcext:value-type="float">
            <text:p>0.24</text:p>
          </table:table-cell>
          <table:table-cell table:formula="of:=[.C55]+[.B56]*([.A56]-[.A55])" office:value-type="float" office:value="1.70434417742127" calcext:value-type="float">
            <text:p>1.7</text:p>
          </table:table-cell>
        </table:table-row>
        <table:table-row table:style-name="ro2">
          <table:table-cell table:formula="of:=[.A56]+0.1" office:value-type="float" office:value="1.3" calcext:value-type="float">
            <text:p>1.3</text:p>
          </table:table-cell>
          <table:table-cell table:formula="of:=EXP(-[.A57]*[.A57])" office:value-type="float" office:value="0.184519523992988" calcext:value-type="float">
            <text:p>0.18</text:p>
          </table:table-cell>
          <table:table-cell table:formula="of:=[.C56]+[.B57]*([.A57]-[.A56])" office:value-type="float" office:value="1.72279612982057" calcext:value-type="float">
            <text:p>1.72</text:p>
          </table:table-cell>
        </table:table-row>
        <table:table-row table:style-name="ro2">
          <table:table-cell table:formula="of:=[.A57]+0.1" office:value-type="float" office:value="1.4" calcext:value-type="float">
            <text:p>1.4</text:p>
          </table:table-cell>
          <table:table-cell table:formula="of:=EXP(-[.A58]*[.A58])" office:value-type="float" office:value="0.140858420921044" calcext:value-type="float">
            <text:p>0.14</text:p>
          </table:table-cell>
          <table:table-cell table:formula="of:=[.C57]+[.B58]*([.A58]-[.A57])" office:value-type="float" office:value="1.73688197191267" calcext:value-type="float">
            <text:p>1.74</text:p>
          </table:table-cell>
        </table:table-row>
        <table:table-row table:style-name="ro2">
          <table:table-cell table:formula="of:=[.A58]+0.1" office:value-type="float" office:value="1.5" calcext:value-type="float">
            <text:p>1.5</text:p>
          </table:table-cell>
          <table:table-cell table:formula="of:=EXP(-[.A59]*[.A59])" office:value-type="float" office:value="0.105399224561863" calcext:value-type="float">
            <text:p>0.11</text:p>
          </table:table-cell>
          <table:table-cell table:formula="of:=[.C58]+[.B59]*([.A59]-[.A58])" office:value-type="float" office:value="1.74742189436886" calcext:value-type="float">
            <text:p>1.75</text:p>
          </table:table-cell>
        </table:table-row>
        <table:table-row table:style-name="ro2">
          <table:table-cell table:formula="of:=[.A59]+0.1" office:value-type="float" office:value="1.6" calcext:value-type="float">
            <text:p>1.6</text:p>
          </table:table-cell>
          <table:table-cell table:formula="of:=EXP(-[.A60]*[.A60])" office:value-type="float" office:value="0.077304740443299" calcext:value-type="float">
            <text:p>0.08</text:p>
          </table:table-cell>
          <table:table-cell table:formula="of:=[.C59]+[.B60]*([.A60]-[.A59])" office:value-type="float" office:value="1.75515236841319" calcext:value-type="float">
            <text:p>1.76</text:p>
          </table:table-cell>
        </table:table-row>
        <table:table-row table:style-name="ro2">
          <table:table-cell table:formula="of:=[.A60]+0.1" office:value-type="float" office:value="1.7" calcext:value-type="float">
            <text:p>1.7</text:p>
          </table:table-cell>
          <table:table-cell table:formula="of:=EXP(-[.A61]*[.A61])" office:value-type="float" office:value="0.0555762126114825" calcext:value-type="float">
            <text:p>0.06</text:p>
          </table:table-cell>
          <table:table-cell table:formula="of:=[.C60]+[.B61]*([.A61]-[.A60])" office:value-type="float" office:value="1.76070998967433" calcext:value-type="float">
            <text:p>1.76</text:p>
          </table:table-cell>
        </table:table-row>
        <table:table-row table:style-name="ro2">
          <table:table-cell table:formula="of:=[.A61]+0.1" office:value-type="float" office:value="1.8" calcext:value-type="float">
            <text:p>1.8</text:p>
          </table:table-cell>
          <table:table-cell table:formula="of:=EXP(-[.A62]*[.A62])" office:value-type="float" office:value="0.0391638950989866" calcext:value-type="float">
            <text:p>0.04</text:p>
          </table:table-cell>
          <table:table-cell table:formula="of:=[.C61]+[.B62]*([.A62]-[.A61])" office:value-type="float" office:value="1.76462637918423" calcext:value-type="float">
            <text:p>1.76</text:p>
          </table:table-cell>
        </table:table-row>
        <table:table-row table:style-name="ro2">
          <table:table-cell table:formula="of:=[.A62]+0.1" office:value-type="float" office:value="1.9" calcext:value-type="float">
            <text:p>1.9</text:p>
          </table:table-cell>
          <table:table-cell table:formula="of:=EXP(-[.A63]*[.A63])" office:value-type="float" office:value="0.0270518468663501" calcext:value-type="float">
            <text:p>0.03</text:p>
          </table:table-cell>
          <table:table-cell table:formula="of:=[.C62]+[.B63]*([.A63]-[.A62])" office:value-type="float" office:value="1.76733156387087" calcext:value-type="float">
            <text:p>1.77</text:p>
          </table:table-cell>
        </table:table-row>
        <table:table-row table:style-name="ro2">
          <table:table-cell table:formula="of:=[.A63]+0.1" office:value-type="float" office:value="2" calcext:value-type="float">
            <text:p>2</text:p>
          </table:table-cell>
          <table:table-cell table:formula="of:=EXP(-[.A64]*[.A64])" office:value-type="float" office:value="0.018315638888734" calcext:value-type="float">
            <text:p>0.02</text:p>
          </table:table-cell>
          <table:table-cell table:formula="of:=[.C63]+[.B64]*([.A64]-[.A63])" office:value-type="float" office:value="1.76916312775974" calcext:value-type="float">
            <text:p>1.77</text:p>
          </table:table-cell>
        </table:table-row>
        <table:table-row table:style-name="ro2">
          <table:table-cell table:formula="of:=[.A64]+0.1" office:value-type="float" office:value="2.1" calcext:value-type="float">
            <text:p>2.1</text:p>
          </table:table-cell>
          <table:table-cell table:formula="of:=EXP(-[.A65]*[.A65])" office:value-type="float" office:value="0.0121551783299148" calcext:value-type="float">
            <text:p>0.01</text:p>
          </table:table-cell>
          <table:table-cell table:formula="of:=[.C64]+[.B65]*([.A65]-[.A64])" office:value-type="float" office:value="1.77037864559273" calcext:value-type="float">
            <text:p>1.77</text:p>
          </table:table-cell>
        </table:table-row>
        <table:table-row table:style-name="ro2">
          <table:table-cell table:formula="of:=[.A65]+0.1" office:value-type="float" office:value="2.2" calcext:value-type="float">
            <text:p>2.2</text:p>
          </table:table-cell>
          <table:table-cell table:formula="of:=EXP(-[.A66]*[.A66])" office:value-type="float" office:value="0.00790705405159333" calcext:value-type="float">
            <text:p>0.01</text:p>
          </table:table-cell>
          <table:table-cell table:formula="of:=[.C65]+[.B66]*([.A66]-[.A65])" office:value-type="float" office:value="1.77116935099789" calcext:value-type="float">
            <text:p>1.77</text:p>
          </table:table-cell>
        </table:table-row>
        <table:table-row table:style-name="ro2">
          <table:table-cell table:formula="of:=[.A66]+0.1" office:value-type="float" office:value="2.3" calcext:value-type="float">
            <text:p>2.3</text:p>
          </table:table-cell>
          <table:table-cell table:formula="of:=EXP(-[.A67]*[.A67])" office:value-type="float" office:value="0.0050417602596909" calcext:value-type="float">
            <text:p>0.01</text:p>
          </table:table-cell>
          <table:table-cell table:formula="of:=[.C66]+[.B67]*([.A67]-[.A66])" office:value-type="float" office:value="1.77167352702386" calcext:value-type="float">
            <text:p>1.77</text:p>
          </table:table-cell>
        </table:table-row>
        <table:table-row table:style-name="ro2">
          <table:table-cell table:formula="of:=[.A67]+0.1" office:value-type="float" office:value="2.4" calcext:value-type="float">
            <text:p>2.4</text:p>
          </table:table-cell>
          <table:table-cell table:formula="of:=EXP(-[.A68]*[.A68])" office:value-type="float" office:value="0.00315111159844439" calcext:value-type="float">
            <text:p>0</text:p>
          </table:table-cell>
          <table:table-cell table:formula="of:=[.C67]+[.B68]*([.A68]-[.A67])" office:value-type="float" office:value="1.77198863818371" calcext:value-type="float">
            <text:p>1.77</text:p>
          </table:table-cell>
        </table:table-row>
        <table:table-row table:style-name="ro2">
          <table:table-cell table:formula="of:=[.A68]+0.1" office:value-type="float" office:value="2.5" calcext:value-type="float">
            <text:p>2.5</text:p>
          </table:table-cell>
          <table:table-cell table:formula="of:=EXP(-[.A69]*[.A69])" office:value-type="float" office:value="0.00193045413622768" calcext:value-type="float">
            <text:p>0</text:p>
          </table:table-cell>
          <table:table-cell table:formula="of:=[.C68]+[.B69]*([.A69]-[.A68])" office:value-type="float" office:value="1.77218168359733" calcext:value-type="float">
            <text:p>1.77</text:p>
          </table:table-cell>
        </table:table-row>
        <table:table-row table:style-name="ro2">
          <table:table-cell table:formula="of:=[.A69]+0.1" office:value-type="float" office:value="2.6" calcext:value-type="float">
            <text:p>2.6</text:p>
          </table:table-cell>
          <table:table-cell table:formula="of:=EXP(-[.A70]*[.A70])" office:value-type="float" office:value="0.00115922917390457" calcext:value-type="float">
            <text:p>0</text:p>
          </table:table-cell>
          <table:table-cell table:formula="of:=[.C69]+[.B70]*([.A70]-[.A69])" office:value-type="float" office:value="1.77229760651472" calcext:value-type="float">
            <text:p>1.77</text:p>
          </table:table-cell>
        </table:table-row>
        <table:table-row table:style-name="ro2">
          <table:table-cell table:formula="of:=[.A70]+0.1" office:value-type="float" office:value="2.7" calcext:value-type="float">
            <text:p>2.7</text:p>
          </table:table-cell>
          <table:table-cell table:formula="of:=EXP(-[.A71]*[.A71])" office:value-type="float" office:value="0.000682328052756363" calcext:value-type="float">
            <text:p>0</text:p>
          </table:table-cell>
          <table:table-cell table:formula="of:=[.C70]+[.B71]*([.A71]-[.A70])" office:value-type="float" office:value="1.77236583931999" calcext:value-type="float">
            <text:p>1.77</text:p>
          </table:table-cell>
        </table:table-row>
        <table:table-row table:style-name="ro2">
          <table:table-cell table:formula="of:=[.A71]+0.1" office:value-type="float" office:value="2.8" calcext:value-type="float">
            <text:p>2.8</text:p>
          </table:table-cell>
          <table:table-cell table:formula="of:=EXP(-[.A72]*[.A72])" office:value-type="float" office:value="0.00039366904065507" calcext:value-type="float">
            <text:p>0</text:p>
          </table:table-cell>
          <table:table-cell table:formula="of:=[.C71]+[.B72]*([.A72]-[.A71])" office:value-type="float" office:value="1.77240520622406" calcext:value-type="float">
            <text:p>1.77</text:p>
          </table:table-cell>
        </table:table-row>
        <table:table-row table:style-name="ro2">
          <table:table-cell table:formula="of:=[.A72]+0.1" office:value-type="float" office:value="2.9" calcext:value-type="float">
            <text:p>2.9</text:p>
          </table:table-cell>
          <table:table-cell table:formula="of:=EXP(-[.A73]*[.A73])" office:value-type="float" office:value="0.000222629856918884" calcext:value-type="float">
            <text:p>0</text:p>
          </table:table-cell>
          <table:table-cell table:formula="of:=[.C72]+[.B73]*([.A73]-[.A72])" office:value-type="float" office:value="1.77242746920975" calcext:value-type="float">
            <text:p>1.77</text:p>
          </table:table-cell>
        </table:table-row>
        <table:table-row table:style-name="ro2">
          <table:table-cell table:formula="of:=[.A73]+0.1" office:value-type="float" office:value="3" calcext:value-type="float">
            <text:p>3</text:p>
          </table:table-cell>
          <table:table-cell table:formula="of:=EXP(-[.A74]*[.A74])" office:value-type="float" office:value="0.000123409804086676" calcext:value-type="float">
            <text:p>0</text:p>
          </table:table-cell>
          <table:table-cell table:formula="of:=[.C73]+[.B74]*([.A74]-[.A73])" office:value-type="float" office:value="1.77243981019016" calcext:value-type="float">
            <text:p>1.77</text:p>
          </table:table-cell>
        </table:table-row>
        <table:table-row table:style-name="ro2">
          <table:table-cell table:formula="of:=[.A74]+0.1" office:value-type="float" office:value="3.1" calcext:value-type="float">
            <text:p>3.1</text:p>
          </table:table-cell>
          <table:table-cell table:formula="of:=EXP(-[.A75]*[.A75])" office:value-type="float" office:value="0.0000670548243028093" calcext:value-type="float">
            <text:p>0</text:p>
          </table:table-cell>
          <table:table-cell table:formula="of:=[.C74]+[.B75]*([.A75]-[.A74])" office:value-type="float" office:value="1.77244651567259" calcext:value-type="float">
            <text:p>1.77</text:p>
          </table:table-cell>
        </table:table-row>
        <table:table-row table:style-name="ro2">
          <table:table-cell table:formula="of:=[.A75]+0.1" office:value-type="float" office:value="3.2" calcext:value-type="float">
            <text:p>3.2</text:p>
          </table:table-cell>
          <table:table-cell table:formula="of:=EXP(-[.A76]*[.A76])" office:value-type="float" office:value="0.0000357128496416343" calcext:value-type="float">
            <text:p>0</text:p>
          </table:table-cell>
          <table:table-cell table:formula="of:=[.C75]+[.B76]*([.A76]-[.A75])" office:value-type="float" office:value="1.77245008695755" calcext:value-type="float">
            <text:p>1.77</text:p>
          </table:table-cell>
        </table:table-row>
        <table:table-row table:style-name="ro2">
          <table:table-cell table:formula="of:=[.A76]+0.1" office:value-type="float" office:value="3.3" calcext:value-type="float">
            <text:p>3.3</text:p>
          </table:table-cell>
          <table:table-cell table:formula="of:=EXP(-[.A77]*[.A77])" office:value-type="float" office:value="0.0000186437423315163" calcext:value-type="float">
            <text:p>0</text:p>
          </table:table-cell>
          <table:table-cell table:formula="of:=[.C76]+[.B77]*([.A77]-[.A76])" office:value-type="float" office:value="1.77245195133179" calcext:value-type="float">
            <text:p>1.77</text:p>
          </table:table-cell>
        </table:table-row>
        <table:table-row table:style-name="ro2">
          <table:table-cell table:formula="of:=[.A77]+0.1" office:value-type="float" office:value="3.4" calcext:value-type="float">
            <text:p>3.4</text:p>
          </table:table-cell>
          <table:table-cell table:formula="of:=EXP(-[.A78]*[.A78])" office:value-type="float" office:value="0.00000954016287307896" calcext:value-type="float">
            <text:p>0</text:p>
          </table:table-cell>
          <table:table-cell table:formula="of:=[.C77]+[.B78]*([.A78]-[.A77])" office:value-type="float" office:value="1.77245290534808" calcext:value-type="float">
            <text:p>1.77</text:p>
          </table:table-cell>
        </table:table-row>
        <table:table-row table:style-name="ro2">
          <table:table-cell table:formula="of:=[.A78]+0.1" office:value-type="float" office:value="3.5" calcext:value-type="float">
            <text:p>3.5</text:p>
          </table:table-cell>
          <table:table-cell table:formula="of:=EXP(-[.A79]*[.A79])" office:value-type="float" office:value="0.00000478511739212886" calcext:value-type="float">
            <text:p>0</text:p>
          </table:table-cell>
          <table:table-cell table:formula="of:=[.C78]+[.B79]*([.A79]-[.A78])" office:value-type="float" office:value="1.77245338385981" calcext:value-type="float">
            <text:p>1.77</text:p>
          </table:table-cell>
        </table:table-row>
        <table:table-row table:style-name="ro2">
          <table:table-cell table:formula="of:=[.A79]+0.1" office:value-type="float" office:value="3.6" calcext:value-type="float">
            <text:p>3.6</text:p>
          </table:table-cell>
          <table:table-cell table:formula="of:=EXP(-[.A80]*[.A80])" office:value-type="float" office:value="0.0000023525752000097" calcext:value-type="float">
            <text:p>0</text:p>
          </table:table-cell>
          <table:table-cell table:formula="of:=[.C79]+[.B80]*([.A80]-[.A79])" office:value-type="float" office:value="1.77245361911733" calcext:value-type="float">
            <text:p>1.77</text:p>
          </table:table-cell>
        </table:table-row>
        <table:table-row table:style-name="ro2">
          <table:table-cell table:formula="of:=[.A80]+0.1" office:value-type="float" office:value="3.7" calcext:value-type="float">
            <text:p>3.7</text:p>
          </table:table-cell>
          <table:table-cell table:formula="of:=EXP(-[.A81]*[.A81])" office:value-type="float" office:value="0.00000113372713874793" calcext:value-type="float">
            <text:p>0</text:p>
          </table:table-cell>
          <table:table-cell table:formula="of:=[.C80]+[.B81]*([.A81]-[.A80])" office:value-type="float" office:value="1.77245373249005" calcext:value-type="float">
            <text:p>1.77</text:p>
          </table:table-cell>
        </table:table-row>
        <table:table-row table:style-name="ro2">
          <table:table-cell table:formula="of:=[.A81]+0.1" office:value-type="float" office:value="3.8" calcext:value-type="float">
            <text:p>3.8</text:p>
          </table:table-cell>
          <table:table-cell table:formula="of:=EXP(-[.A82]*[.A82])" office:value-type="float" office:value="0.000000535534780279292" calcext:value-type="float">
            <text:p>0</text:p>
          </table:table-cell>
          <table:table-cell table:formula="of:=[.C81]+[.B82]*([.A82]-[.A81])" office:value-type="float" office:value="1.77245378604353" calcext:value-type="float">
            <text:p>1.77</text:p>
          </table:table-cell>
        </table:table-row>
        <table:table-row table:style-name="ro2">
          <table:table-cell table:formula="of:=[.A82]+0.1" office:value-type="float" office:value="3.9" calcext:value-type="float">
            <text:p>3.9</text:p>
          </table:table-cell>
          <table:table-cell table:formula="of:=EXP(-[.A83]*[.A83])" office:value-type="float" office:value="0.000000247959601804494" calcext:value-type="float">
            <text:p>0</text:p>
          </table:table-cell>
          <table:table-cell table:formula="of:=[.C82]+[.B83]*([.A83]-[.A82])" office:value-type="float" office:value="1.77245381083949" calcext:value-type="float">
            <text:p>1.77</text:p>
          </table:table-cell>
        </table:table-row>
        <table:table-row table:style-name="ro2">
          <table:table-cell table:formula="of:=[.A83]+0.1" office:value-type="float" office:value="4" calcext:value-type="float">
            <text:p>4</text:p>
          </table:table-cell>
          <table:table-cell table:formula="of:=EXP(-[.A84]*[.A84])" office:value-type="float" office:value="0.000000112535174719255" calcext:value-type="float">
            <text:p>0</text:p>
          </table:table-cell>
          <table:table-cell table:formula="of:=[.C83]+[.B84]*([.A84]-[.A83])" office:value-type="float" office:value="1.772453822093" calcext:value-type="float">
            <text:p>1.77</text:p>
          </table:table-cell>
        </table:table-row>
        <table:table-row table:style-name="ro2">
          <table:table-cell table:formula="of:=[.A84]+0.1" office:value-type="float" office:value="4.1" calcext:value-type="float">
            <text:p>4.1</text:p>
          </table:table-cell>
          <table:table-cell table:formula="of:=EXP(-[.A85]*[.A85])" office:value-type="float" office:value="0.0000000500621802076687" calcext:value-type="float">
            <text:p>0</text:p>
          </table:table-cell>
          <table:table-cell table:formula="of:=[.C84]+[.B85]*([.A85]-[.A84])" office:value-type="float" office:value="1.77245382709922" calcext:value-type="float">
            <text:p>1.77</text:p>
          </table:table-cell>
        </table:table-row>
        <table:table-row table:style-name="ro2">
          <table:table-cell table:formula="of:=[.A85]+0.1" office:value-type="float" office:value="4.2" calcext:value-type="float">
            <text:p>4.2</text:p>
          </table:table-cell>
          <table:table-cell table:formula="of:=EXP(-[.A86]*[.A86])" office:value-type="float" office:value="0.0000000218295779512541" calcext:value-type="float">
            <text:p>0</text:p>
          </table:table-cell>
          <table:table-cell table:formula="of:=[.C85]+[.B86]*([.A86]-[.A85])" office:value-type="float" office:value="1.77245382928218" calcext:value-type="float">
            <text:p>1.77</text:p>
          </table:table-cell>
        </table:table-row>
        <table:table-row table:style-name="ro2">
          <table:table-cell table:formula="of:=[.A86]+0.1" office:value-type="float" office:value="4.3" calcext:value-type="float">
            <text:p>4.3</text:p>
          </table:table-cell>
          <table:table-cell table:formula="of:=EXP(-[.A87]*[.A87])" office:value-type="float" office:value="0.00000000933028757450471" calcext:value-type="float">
            <text:p>0</text:p>
          </table:table-cell>
          <table:table-cell table:formula="of:=[.C86]+[.B87]*([.A87]-[.A86])" office:value-type="float" office:value="1.77245383021521" calcext:value-type="float">
            <text:p>1.77</text:p>
          </table:table-cell>
        </table:table-row>
        <table:table-row table:style-name="ro2">
          <table:table-cell table:formula="of:=[.A87]+0.1" office:value-type="float" office:value="4.4" calcext:value-type="float">
            <text:p>4.4</text:p>
          </table:table-cell>
          <table:table-cell table:formula="of:=EXP(-[.A88]*[.A88])" office:value-type="float" office:value="0.00000000390893843426475" calcext:value-type="float">
            <text:p>0</text:p>
          </table:table-cell>
          <table:table-cell table:formula="of:=[.C87]+[.B88]*([.A88]-[.A87])" office:value-type="float" office:value="1.7724538306061" calcext:value-type="float">
            <text:p>1.77</text:p>
          </table:table-cell>
        </table:table-row>
        <table:table-row table:style-name="ro2">
          <table:table-cell table:formula="of:=[.A88]+0.1" office:value-type="float" office:value="4.5" calcext:value-type="float">
            <text:p>4.5</text:p>
          </table:table-cell>
          <table:table-cell table:formula="of:=EXP(-[.A89]*[.A89])" office:value-type="float" office:value="0.00000000160522805518557" calcext:value-type="float">
            <text:p>0</text:p>
          </table:table-cell>
          <table:table-cell table:formula="of:=[.C88]+[.B89]*([.A89]-[.A88])" office:value-type="float" office:value="1.77245383076663" calcext:value-type="float">
            <text:p>1.77</text:p>
          </table:table-cell>
        </table:table-row>
        <table:table-row table:style-name="ro2">
          <table:table-cell table:formula="of:=[.A89]+0.1" office:value-type="float" office:value="4.6" calcext:value-type="float">
            <text:p>4.6</text:p>
          </table:table-cell>
          <table:table-cell table:formula="of:=EXP(-[.A90]*[.A90])" office:value-type="float" office:value="0.000000000646143177310597" calcext:value-type="float">
            <text:p>0</text:p>
          </table:table-cell>
          <table:table-cell table:formula="of:=[.C89]+[.B90]*([.A90]-[.A89])" office:value-type="float" office:value="1.77245383083124" calcext:value-type="float">
            <text:p>1.77</text:p>
          </table:table-cell>
        </table:table-row>
        <table:table-row table:style-name="ro2">
          <table:table-cell table:formula="of:=[.A90]+0.1" office:value-type="float" office:value="4.7" calcext:value-type="float">
            <text:p>4.7</text:p>
          </table:table-cell>
          <table:table-cell table:formula="of:=EXP(-[.A91]*[.A91])" office:value-type="float" office:value="0.000000000254938188039192" calcext:value-type="float">
            <text:p>0</text:p>
          </table:table-cell>
          <table:table-cell table:formula="of:=[.C90]+[.B91]*([.A91]-[.A90])" office:value-type="float" office:value="1.77245383085673" calcext:value-type="float">
            <text:p>1.77</text:p>
          </table:table-cell>
        </table:table-row>
        <table:table-row table:style-name="ro2">
          <table:table-cell table:formula="of:=[.A91]+0.1" office:value-type="float" office:value="4.8" calcext:value-type="float">
            <text:p>4.8</text:p>
          </table:table-cell>
          <table:table-cell table:formula="of:=EXP(-[.A92]*[.A92])" office:value-type="float" office:value="0.0000000000985950557599134" calcext:value-type="float">
            <text:p>0</text:p>
          </table:table-cell>
          <table:table-cell table:formula="of:=[.C91]+[.B92]*([.A92]-[.A91])" office:value-type="float" office:value="1.77245383086659" calcext:value-type="float">
            <text:p>1.77</text:p>
          </table:table-cell>
        </table:table-row>
        <table:table-row table:style-name="ro2">
          <table:table-cell table:formula="of:=[.A92]+0.1" office:value-type="float" office:value="4.9" calcext:value-type="float">
            <text:p>4.9</text:p>
          </table:table-cell>
          <table:table-cell table:formula="of:=EXP(-[.A93]*[.A93])" office:value-type="float" office:value="0.0000000000373757132794422" calcext:value-type="float">
            <text:p>0</text:p>
          </table:table-cell>
          <table:table-cell table:formula="of:=[.C92]+[.B93]*([.A93]-[.A92])" office:value-type="float" office:value="1.77245383087033" calcext:value-type="float">
            <text:p>1.77</text:p>
          </table:table-cell>
        </table:table-row>
        <table:table-row table:style-name="ro2">
          <table:table-cell table:formula="of:=[.A93]+0.1" office:value-type="float" office:value="5" calcext:value-type="float">
            <text:p>5</text:p>
          </table:table-cell>
          <table:table-cell table:formula="of:=EXP(-[.A94]*[.A94])" office:value-type="float" office:value="0.0000000000138879438649639" calcext:value-type="float">
            <text:p>0</text:p>
          </table:table-cell>
          <table:table-cell table:formula="of:=[.C93]+[.B94]*([.A94]-[.A93])" office:value-type="float" office:value="1.77245383087172" calcext:value-type="float">
            <text:p>1.77</text:p>
          </table:table-cell>
        </table:table-row>
        <table:table-row table:style-name="ro2">
          <table:table-cell table:formula="of:=[.A94]+0.1" office:value-type="float" office:value="5.1" calcext:value-type="float">
            <text:p>5.1</text:p>
          </table:table-cell>
          <table:table-cell table:formula="of:=EXP(-[.A95]*[.A95])" office:value-type="float" office:value="0.00000000000505825274284377" calcext:value-type="float">
            <text:p>0</text:p>
          </table:table-cell>
          <table:table-cell table:formula="of:=[.C94]+[.B95]*([.A95]-[.A94])" office:value-type="float" office:value="1.77245383087223" calcext:value-type="float">
            <text:p>1.77</text:p>
          </table:table-cell>
        </table:table-row>
        <table:table-row table:style-name="ro2">
          <table:table-cell table:formula="of:=[.A95]+0.1" office:value-type="float" office:value="5.2" calcext:value-type="float">
            <text:p>5.2</text:p>
          </table:table-cell>
          <table:table-cell table:formula="of:=EXP(-[.A96]*[.A96])" office:value-type="float" office:value="0.00000000000180583143751321" calcext:value-type="float">
            <text:p>0</text:p>
          </table:table-cell>
          <table:table-cell table:formula="of:=[.C95]+[.B96]*([.A96]-[.A95])" office:value-type="float" office:value="1.77245383087241" calcext:value-type="float">
            <text:p>1.77</text:p>
          </table:table-cell>
        </table:table-row>
        <table:table-row table:style-name="ro2">
          <table:table-cell table:formula="of:=[.A96]+0.1" office:value-type="float" office:value="5.3" calcext:value-type="float">
            <text:p>5.3</text:p>
          </table:table-cell>
          <table:table-cell table:formula="of:=EXP(-[.A97]*[.A97])" office:value-type="float" office:value="0.000000000000631928588517537" calcext:value-type="float">
            <text:p>0</text:p>
          </table:table-cell>
          <table:table-cell table:formula="of:=[.C96]+[.B97]*([.A97]-[.A96])" office:value-type="float" office:value="1.77245383087247" calcext:value-type="float">
            <text:p>1.77</text:p>
          </table:table-cell>
        </table:table-row>
        <table:table-row table:style-name="ro2">
          <table:table-cell table:formula="of:=[.A97]+0.1" office:value-type="float" office:value="5.4" calcext:value-type="float">
            <text:p>5.4</text:p>
          </table:table-cell>
          <table:table-cell table:formula="of:=EXP(-[.A98]*[.A98])" office:value-type="float" office:value="0.000000000000216756888261898" calcext:value-type="float">
            <text:p>0</text:p>
          </table:table-cell>
          <table:table-cell table:formula="of:=[.C97]+[.B98]*([.A98]-[.A97])" office:value-type="float" office:value="1.77245383087249" calcext:value-type="float">
            <text:p>1.77</text:p>
          </table:table-cell>
        </table:table-row>
        <table:table-row table:style-name="ro2">
          <table:table-cell table:formula="of:=[.A98]+0.1" office:value-type="float" office:value="5.5" calcext:value-type="float">
            <text:p>5.5</text:p>
          </table:table-cell>
          <table:table-cell table:formula="of:=EXP(-[.A99]*[.A99])" office:value-type="float" office:value="0.0000000000000728772409581977" calcext:value-type="float">
            <text:p>0</text:p>
          </table:table-cell>
          <table:table-cell table:formula="of:=[.C98]+[.B99]*([.A99]-[.A98])" office:value-type="float" office:value="1.7724538308725" calcext:value-type="float">
            <text:p>1.77</text:p>
          </table:table-cell>
        </table:table-row>
        <table:table-row table:style-name="ro2">
          <table:table-cell table:formula="of:=[.A99]+0.1" office:value-type="float" office:value="5.6" calcext:value-type="float">
            <text:p>5.6</text:p>
          </table:table-cell>
          <table:table-cell table:formula="of:=EXP(-[.A100]*[.A100])" office:value-type="float" office:value="0.0000000000000240173478162099" calcext:value-type="float">
            <text:p>0</text:p>
          </table:table-cell>
          <table:table-cell table:formula="of:=[.C99]+[.B100]*([.A100]-[.A99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00]+0.1" office:value-type="float" office:value="5.7" calcext:value-type="float">
            <text:p>5.7</text:p>
          </table:table-cell>
          <table:table-cell table:formula="of:=EXP(-[.A101]*[.A101])" office:value-type="float" office:value="7.75840207569622E-015" calcext:value-type="float">
            <text:p>0</text:p>
          </table:table-cell>
          <table:table-cell table:formula="of:=[.C100]+[.B101]*([.A101]-[.A100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01]+0.1" office:value-type="float" office:value="5.8" calcext:value-type="float">
            <text:p>5.8</text:p>
          </table:table-cell>
          <table:table-cell table:formula="of:=EXP(-[.A102]*[.A102])" office:value-type="float" office:value="2.45659536879219E-015" calcext:value-type="float">
            <text:p>0</text:p>
          </table:table-cell>
          <table:table-cell table:formula="of:=[.C101]+[.B102]*([.A102]-[.A101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02]+0.1" office:value-type="float" office:value="5.9" calcext:value-type="float">
            <text:p>5.9</text:p>
          </table:table-cell>
          <table:table-cell table:formula="of:=EXP(-[.A103]*[.A103])" office:value-type="float" office:value="7.62445990538994E-016" calcext:value-type="float">
            <text:p>0</text:p>
          </table:table-cell>
          <table:table-cell table:formula="of:=[.C102]+[.B103]*([.A103]-[.A102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03]+0.1" office:value-type="float" office:value="6" calcext:value-type="float">
            <text:p>6</text:p>
          </table:table-cell>
          <table:table-cell table:formula="of:=EXP(-[.A104]*[.A104])" office:value-type="float" office:value="2.31952283024364E-016" calcext:value-type="float">
            <text:p>0</text:p>
          </table:table-cell>
          <table:table-cell table:formula="of:=[.C103]+[.B104]*([.A104]-[.A103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04]+0.1" office:value-type="float" office:value="6.1" calcext:value-type="float">
            <text:p>6.1</text:p>
          </table:table-cell>
          <table:table-cell table:formula="of:=EXP(-[.A105]*[.A105])" office:value-type="float" office:value="6.91675397554169E-017" calcext:value-type="float">
            <text:p>0</text:p>
          </table:table-cell>
          <table:table-cell table:formula="of:=[.C104]+[.B105]*([.A105]-[.A104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05]+0.1" office:value-type="float" office:value="6.2" calcext:value-type="float">
            <text:p>6.2</text:p>
          </table:table-cell>
          <table:table-cell table:formula="of:=EXP(-[.A106]*[.A106])" office:value-type="float" office:value="2.02171584869543E-017" calcext:value-type="float">
            <text:p>0</text:p>
          </table:table-cell>
          <table:table-cell table:formula="of:=[.C105]+[.B106]*([.A106]-[.A105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06]+0.1" office:value-type="float" office:value="6.3" calcext:value-type="float">
            <text:p>6.3</text:p>
          </table:table-cell>
          <table:table-cell table:formula="of:=EXP(-[.A107]*[.A107])" office:value-type="float" office:value="5.79231288539512E-018" calcext:value-type="float">
            <text:p>0</text:p>
          </table:table-cell>
          <table:table-cell table:formula="of:=[.C106]+[.B107]*([.A107]-[.A106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07]+0.1" office:value-type="float" office:value="6.4" calcext:value-type="float">
            <text:p>6.4</text:p>
          </table:table-cell>
          <table:table-cell table:formula="of:=EXP(-[.A108]*[.A108])" office:value-type="float" office:value="1.62666462145332E-018" calcext:value-type="float">
            <text:p>0</text:p>
          </table:table-cell>
          <table:table-cell table:formula="of:=[.C107]+[.B108]*([.A108]-[.A107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08]+0.1" office:value-type="float" office:value="6.5" calcext:value-type="float">
            <text:p>6.5</text:p>
          </table:table-cell>
          <table:table-cell table:formula="of:=EXP(-[.A109]*[.A109])" office:value-type="float" office:value="4.47773244171856E-019" calcext:value-type="float">
            <text:p>0</text:p>
          </table:table-cell>
          <table:table-cell table:formula="of:=[.C108]+[.B109]*([.A109]-[.A108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09]+0.1" office:value-type="float" office:value="6.6" calcext:value-type="float">
            <text:p>6.6</text:p>
          </table:table-cell>
          <table:table-cell table:formula="of:=EXP(-[.A110]*[.A110])" office:value-type="float" office:value="1.20818201990005E-019" calcext:value-type="float">
            <text:p>0</text:p>
          </table:table-cell>
          <table:table-cell table:formula="of:=[.C109]+[.B110]*([.A110]-[.A109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10]+0.1" office:value-type="float" office:value="6.7" calcext:value-type="float">
            <text:p>6.7</text:p>
          </table:table-cell>
          <table:table-cell table:formula="of:=EXP(-[.A111]*[.A111])" office:value-type="float" office:value="3.19536671774857E-020" calcext:value-type="float">
            <text:p>0</text:p>
          </table:table-cell>
          <table:table-cell table:formula="of:=[.C110]+[.B111]*([.A111]-[.A110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11]+0.1" office:value-type="float" office:value="6.79999999999999" calcext:value-type="float">
            <text:p>6.8</text:p>
          </table:table-cell>
          <table:table-cell table:formula="of:=EXP(-[.A112]*[.A112])" office:value-type="float" office:value="8.28367700768351E-021" calcext:value-type="float">
            <text:p>0</text:p>
          </table:table-cell>
          <table:table-cell table:formula="of:=[.C111]+[.B112]*([.A112]-[.A111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12]+0.1" office:value-type="float" office:value="6.89999999999999" calcext:value-type="float">
            <text:p>6.9</text:p>
          </table:table-cell>
          <table:table-cell table:formula="of:=EXP(-[.A113]*[.A113])" office:value-type="float" office:value="2.1049399783399E-021" calcext:value-type="float">
            <text:p>0</text:p>
          </table:table-cell>
          <table:table-cell table:formula="of:=[.C112]+[.B113]*([.A113]-[.A112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13]+0.1" office:value-type="float" office:value="7" calcext:value-type="float">
            <text:p>7</text:p>
          </table:table-cell>
          <table:table-cell table:formula="of:=EXP(-[.A114]*[.A114])" office:value-type="float" office:value="5.24288566336391E-022" calcext:value-type="float">
            <text:p>0</text:p>
          </table:table-cell>
          <table:table-cell table:formula="of:=[.C113]+[.B114]*([.A114]-[.A113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14]+0.1" office:value-type="float" office:value="7.09999999999999" calcext:value-type="float">
            <text:p>7.1</text:p>
          </table:table-cell>
          <table:table-cell table:formula="of:=EXP(-[.A115]*[.A115])" office:value-type="float" office:value="1.28001531905176E-022" calcext:value-type="float">
            <text:p>0</text:p>
          </table:table-cell>
          <table:table-cell table:formula="of:=[.C114]+[.B115]*([.A115]-[.A114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15]+0.1" office:value-type="float" office:value="7.19999999999999" calcext:value-type="float">
            <text:p>7.2</text:p>
          </table:table-cell>
          <table:table-cell table:formula="of:=EXP(-[.A116]*[.A116])" office:value-type="float" office:value="3.06319086457776E-023" calcext:value-type="float">
            <text:p>0</text:p>
          </table:table-cell>
          <table:table-cell table:formula="of:=[.C115]+[.B116]*([.A116]-[.A115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16]+0.1" office:value-type="float" office:value="7.29999999999999" calcext:value-type="float">
            <text:p>7.3</text:p>
          </table:table-cell>
          <table:table-cell table:formula="of:=EXP(-[.A117]*[.A117])" office:value-type="float" office:value="7.18533563590297E-024" calcext:value-type="float">
            <text:p>0</text:p>
          </table:table-cell>
          <table:table-cell table:formula="of:=[.C116]+[.B117]*([.A117]-[.A116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17]+0.1" office:value-type="float" office:value="7.39999999999999" calcext:value-type="float">
            <text:p>7.4</text:p>
          </table:table-cell>
          <table:table-cell table:formula="of:=EXP(-[.A118]*[.A118])" office:value-type="float" office:value="1.65209178231446E-024" calcext:value-type="float">
            <text:p>0</text:p>
          </table:table-cell>
          <table:table-cell table:formula="of:=[.C117]+[.B118]*([.A118]-[.A117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18]+0.1" office:value-type="float" office:value="7.49999999999999" calcext:value-type="float">
            <text:p>7.5</text:p>
          </table:table-cell>
          <table:table-cell table:formula="of:=EXP(-[.A119]*[.A119])" office:value-type="float" office:value="3.72336312175096E-025" calcext:value-type="float">
            <text:p>0</text:p>
          </table:table-cell>
          <table:table-cell table:formula="of:=[.C118]+[.B119]*([.A119]-[.A118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19]+0.1" office:value-type="float" office:value="7.59999999999999" calcext:value-type="float">
            <text:p>7.6</text:p>
          </table:table-cell>
          <table:table-cell table:formula="of:=EXP(-[.A120]*[.A120])" office:value-type="float" office:value="8.22528065160774E-026" calcext:value-type="float">
            <text:p>0</text:p>
          </table:table-cell>
          <table:table-cell table:formula="of:=[.C119]+[.B120]*([.A120]-[.A119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20]+0.1" office:value-type="float" office:value="7.69999999999999" calcext:value-type="float">
            <text:p>7.7</text:p>
          </table:table-cell>
          <table:table-cell table:formula="of:=EXP(-[.A121]*[.A121])" office:value-type="float" office:value="1.78106663475733E-026" calcext:value-type="float">
            <text:p>0</text:p>
          </table:table-cell>
          <table:table-cell table:formula="of:=[.C120]+[.B121]*([.A121]-[.A120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21]+0.1" office:value-type="float" office:value="7.79999999999999" calcext:value-type="float">
            <text:p>7.8</text:p>
          </table:table-cell>
          <table:table-cell table:formula="of:=EXP(-[.A122]*[.A122])" office:value-type="float" office:value="3.78027784477661E-027" calcext:value-type="float">
            <text:p>0</text:p>
          </table:table-cell>
          <table:table-cell table:formula="of:=[.C121]+[.B122]*([.A122]-[.A121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22]+0.1" office:value-type="float" office:value="7.89999999999999" calcext:value-type="float">
            <text:p>7.9</text:p>
          </table:table-cell>
          <table:table-cell table:formula="of:=EXP(-[.A123]*[.A123])" office:value-type="float" office:value="7.86468593576759E-028" calcext:value-type="float">
            <text:p>0</text:p>
          </table:table-cell>
          <table:table-cell table:formula="of:=[.C122]+[.B123]*([.A123]-[.A122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23]+0.1" office:value-type="float" office:value="7.99999999999999" calcext:value-type="float">
            <text:p>8</text:p>
          </table:table-cell>
          <table:table-cell table:formula="of:=EXP(-[.A124]*[.A124])" office:value-type="float" office:value="1.60381089054889E-028" calcext:value-type="float">
            <text:p>0</text:p>
          </table:table-cell>
          <table:table-cell table:formula="of:=[.C123]+[.B124]*([.A124]-[.A123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24]+0.1" office:value-type="float" office:value="8.09999999999999" calcext:value-type="float">
            <text:p>8.1</text:p>
          </table:table-cell>
          <table:table-cell table:formula="of:=EXP(-[.A125]*[.A125])" office:value-type="float" office:value="3.20581932339546E-029" calcext:value-type="float">
            <text:p>0</text:p>
          </table:table-cell>
          <table:table-cell table:formula="of:=[.C124]+[.B125]*([.A125]-[.A124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25]+0.1" office:value-type="float" office:value="8.19999999999999" calcext:value-type="float">
            <text:p>8.2</text:p>
          </table:table-cell>
          <table:table-cell table:formula="of:=EXP(-[.A126]*[.A126])" office:value-type="float" office:value="6.281148147607E-030" calcext:value-type="float">
            <text:p>0</text:p>
          </table:table-cell>
          <table:table-cell table:formula="of:=[.C125]+[.B126]*([.A126]-[.A125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26]+0.1" office:value-type="float" office:value="8.29999999999999" calcext:value-type="float">
            <text:p>8.3</text:p>
          </table:table-cell>
          <table:table-cell table:formula="of:=EXP(-[.A127]*[.A127])" office:value-type="float" office:value="1.20629392778135E-030" calcext:value-type="float">
            <text:p>0</text:p>
          </table:table-cell>
          <table:table-cell table:formula="of:=[.C126]+[.B127]*([.A127]-[.A126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27]+0.1" office:value-type="float" office:value="8.39999999999999" calcext:value-type="float">
            <text:p>8.4</text:p>
          </table:table-cell>
          <table:table-cell table:formula="of:=EXP(-[.A128]*[.A128])" office:value-type="float" office:value="2.27081292202678E-031" calcext:value-type="float">
            <text:p>0</text:p>
          </table:table-cell>
          <table:table-cell table:formula="of:=[.C127]+[.B128]*([.A128]-[.A127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28]+0.1" office:value-type="float" office:value="8.49999999999999" calcext:value-type="float">
            <text:p>8.5</text:p>
          </table:table-cell>
          <table:table-cell table:formula="of:=EXP(-[.A129]*[.A129])" office:value-type="float" office:value="4.19009319449517E-032" calcext:value-type="float">
            <text:p>0</text:p>
          </table:table-cell>
          <table:table-cell table:formula="of:=[.C128]+[.B129]*([.A129]-[.A128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29]+0.1" office:value-type="float" office:value="8.59999999999999" calcext:value-type="float">
            <text:p>8.6</text:p>
          </table:table-cell>
          <table:table-cell table:formula="of:=EXP(-[.A130]*[.A130])" office:value-type="float" office:value="7.57844526761983E-033" calcext:value-type="float">
            <text:p>0</text:p>
          </table:table-cell>
          <table:table-cell table:formula="of:=[.C129]+[.B130]*([.A130]-[.A129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30]+0.1" office:value-type="float" office:value="8.69999999999999" calcext:value-type="float">
            <text:p>8.7</text:p>
          </table:table-cell>
          <table:table-cell table:formula="of:=EXP(-[.A131]*[.A131])" office:value-type="float" office:value="1.34354019775901E-033" calcext:value-type="float">
            <text:p>0</text:p>
          </table:table-cell>
          <table:table-cell table:formula="of:=[.C130]+[.B131]*([.A131]-[.A130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31]+0.1" office:value-type="float" office:value="8.79999999999999" calcext:value-type="float">
            <text:p>8.8</text:p>
          </table:table-cell>
          <table:table-cell table:formula="of:=EXP(-[.A132]*[.A132])" office:value-type="float" office:value="2.33472278348774E-034" calcext:value-type="float">
            <text:p>0</text:p>
          </table:table-cell>
          <table:table-cell table:formula="of:=[.C131]+[.B132]*([.A132]-[.A131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32]+0.1" office:value-type="float" office:value="8.89999999999999" calcext:value-type="float">
            <text:p>8.9</text:p>
          </table:table-cell>
          <table:table-cell table:formula="of:=EXP(-[.A133]*[.A133])" office:value-type="float" office:value="3.97680309790253E-035" calcext:value-type="float">
            <text:p>0</text:p>
          </table:table-cell>
          <table:table-cell table:formula="of:=[.C132]+[.B133]*([.A133]-[.A132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33]+0.1" office:value-type="float" office:value="8.99999999999999" calcext:value-type="float">
            <text:p>9</text:p>
          </table:table-cell>
          <table:table-cell table:formula="of:=EXP(-[.A134]*[.A134])" office:value-type="float" office:value="6.63967719958224E-036" calcext:value-type="float">
            <text:p>0</text:p>
          </table:table-cell>
          <table:table-cell table:formula="of:=[.C133]+[.B134]*([.A134]-[.A133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34]+0.1" office:value-type="float" office:value="9.09999999999999" calcext:value-type="float">
            <text:p>9.1</text:p>
          </table:table-cell>
          <table:table-cell table:formula="of:=EXP(-[.A135]*[.A135])" office:value-type="float" office:value="1.08661064074624E-036" calcext:value-type="float">
            <text:p>0</text:p>
          </table:table-cell>
          <table:table-cell table:formula="of:=[.C134]+[.B135]*([.A135]-[.A134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35]+0.1" office:value-type="float" office:value="9.19999999999999" calcext:value-type="float">
            <text:p>9.2</text:p>
          </table:table-cell>
          <table:table-cell table:formula="of:=EXP(-[.A136]*[.A136])" office:value-type="float" office:value="1.74307089664571E-037" calcext:value-type="float">
            <text:p>0</text:p>
          </table:table-cell>
          <table:table-cell table:formula="of:=[.C135]+[.B136]*([.A136]-[.A135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36]+0.1" office:value-type="float" office:value="9.29999999999999" calcext:value-type="float">
            <text:p>9.3</text:p>
          </table:table-cell>
          <table:table-cell table:formula="of:=EXP(-[.A137]*[.A137])" office:value-type="float" office:value="2.74075528472328E-038" calcext:value-type="float">
            <text:p>0</text:p>
          </table:table-cell>
          <table:table-cell table:formula="of:=[.C136]+[.B137]*([.A137]-[.A136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37]+0.1" office:value-type="float" office:value="9.39999999999999" calcext:value-type="float">
            <text:p>9.4</text:p>
          </table:table-cell>
          <table:table-cell table:formula="of:=EXP(-[.A138]*[.A138])" office:value-type="float" office:value="4.22415240620728E-039" calcext:value-type="float">
            <text:p>0</text:p>
          </table:table-cell>
          <table:table-cell table:formula="of:=[.C137]+[.B138]*([.A138]-[.A137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38]+0.1" office:value-type="float" office:value="9.49999999999999" calcext:value-type="float">
            <text:p>9.5</text:p>
          </table:table-cell>
          <table:table-cell table:formula="of:=EXP(-[.A139]*[.A139])" office:value-type="float" office:value="6.38150344806251E-040" calcext:value-type="float">
            <text:p>0</text:p>
          </table:table-cell>
          <table:table-cell table:formula="of:=[.C138]+[.B139]*([.A139]-[.A138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39]+0.1" office:value-type="float" office:value="9.59999999999999" calcext:value-type="float">
            <text:p>9.6</text:p>
          </table:table-cell>
          <table:table-cell table:formula="of:=EXP(-[.A140]*[.A140])" office:value-type="float" office:value="9.44975497649377E-041" calcext:value-type="float">
            <text:p>0</text:p>
          </table:table-cell>
          <table:table-cell table:formula="of:=[.C139]+[.B140]*([.A140]-[.A139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40]+0.1" office:value-type="float" office:value="9.69999999999999" calcext:value-type="float">
            <text:p>9.7</text:p>
          </table:table-cell>
          <table:table-cell table:formula="of:=EXP(-[.A141]*[.A141])" office:value-type="float" office:value="1.37161491094976E-041" calcext:value-type="float">
            <text:p>0</text:p>
          </table:table-cell>
          <table:table-cell table:formula="of:=[.C140]+[.B141]*([.A141]-[.A140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41]+0.1" office:value-type="float" office:value="9.79999999999999" calcext:value-type="float">
            <text:p>9.8</text:p>
          </table:table-cell>
          <table:table-cell table:formula="of:=EXP(-[.A142]*[.A142])" office:value-type="float" office:value="1.95145238029598E-042" calcext:value-type="float">
            <text:p>0</text:p>
          </table:table-cell>
          <table:table-cell table:formula="of:=[.C141]+[.B142]*([.A142]-[.A141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42]+0.1" office:value-type="float" office:value="9.89999999999998" calcext:value-type="float">
            <text:p>9.9</text:p>
          </table:table-cell>
          <table:table-cell table:formula="of:=EXP(-[.A143]*[.A143])" office:value-type="float" office:value="2.72143414009455E-043" calcext:value-type="float">
            <text:p>0</text:p>
          </table:table-cell>
          <table:table-cell table:formula="of:=[.C142]+[.B143]*([.A143]-[.A142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43]+0.1" office:value-type="float" office:value="9.99999999999998" calcext:value-type="float">
            <text:p>10</text:p>
          </table:table-cell>
          <table:table-cell table:formula="of:=EXP(-[.A144]*[.A144])" office:value-type="float" office:value="3.720075976022E-044" calcext:value-type="float">
            <text:p>0</text:p>
          </table:table-cell>
          <table:table-cell table:formula="of:=[.C143]+[.B144]*([.A144]-[.A143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44]+0.1" office:value-type="float" office:value="10.1" calcext:value-type="float">
            <text:p>10.1</text:p>
          </table:table-cell>
          <table:table-cell table:formula="of:=EXP(-[.A145]*[.A145])" office:value-type="float" office:value="4.9844804969446E-045" calcext:value-type="float">
            <text:p>0</text:p>
          </table:table-cell>
          <table:table-cell table:formula="of:=[.C144]+[.B145]*([.A145]-[.A144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45]+0.1" office:value-type="float" office:value="10.2" calcext:value-type="float">
            <text:p>10.2</text:p>
          </table:table-cell>
          <table:table-cell table:formula="of:=EXP(-[.A146]*[.A146])" office:value-type="float" office:value="6.54639343720718E-046" calcext:value-type="float">
            <text:p>0</text:p>
          </table:table-cell>
          <table:table-cell table:formula="of:=[.C145]+[.B146]*([.A146]-[.A145])" office:value-type="float" office:value="1.7724538308725" calcext:value-type="float">
            <text:p>1.77</text:p>
          </table:table-cell>
        </table:table-row>
        <table:table-row table:style-name="ro2">
          <table:table-cell table:formula="of:=[.A146]+0.1" office:value-type="float" office:value="10.3" calcext:value-type="float">
            <text:p>10.3</text:p>
          </table:table-cell>
          <table:table-cell table:formula="of:=EXP(-[.A147]*[.A147])" office:value-type="float" office:value="8.42749327986716E-047" calcext:value-type="float">
            <text:p>0</text:p>
          </table:table-cell>
          <table:table-cell table:formula="of:=[.C146]+[.B147]*([.A147]-[.A146])" office:value-type="float" office:value="1.7724538308725" calcext:value-type="float">
            <text:p>1.77</text:p>
          </table:table-cell>
        </table:table-row>
      </table:table>
      <table:table table:name="Sheet5" table:style-name="ta1">
        <table:shapes>
          <draw:frame draw:z-index="0" draw:style-name="gr2" draw:text-style-name="P1" svg:width="8.58cm" svg:height="12.58cm" svg:x="1.129cm" svg:y="1.322cm">
            <draw:object draw:notify-on-update-of-ranges="Sheet5.A2:Sheet5.A32 Sheet5.B1:Sheet5.B1 Sheet5.B2:Sheet5.B32 Sheet5.A2:Sheet5.A32 Sheet5.C1:Sheet5.C1 Sheet5.C2:Sheet5.C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=f(x)=2x</text:p>
          </table:table-cell>
          <table:table-cell office:value-type="string" calcext:value-type="string">
            <text:p>∫f(x)dx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2*[.A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C3]-[.C2])/([.A3]-[.A2])" office:value-type="float" office:value="0.2" calcext:value-type="float">
            <text:p>0.2</text:p>
          </table:table-cell>
        </table:table-row>
        <table:table-row table:style-name="ro2">
          <table:table-cell table:formula="of:=[.A2]+0.1" office:value-type="float" office:value="0.1" calcext:value-type="float">
            <text:p>0.1</text:p>
          </table:table-cell>
          <table:table-cell table:formula="of:=2*[.A3]" office:value-type="float" office:value="0.2" calcext:value-type="float">
            <text:p>0.2</text:p>
          </table:table-cell>
          <table:table-cell table:formula="of:=[.C2]+[.B3]*([.A3]-[.A2])" office:value-type="float" office:value="0.02" calcext:value-type="float">
            <text:p>0.02</text:p>
          </table:table-cell>
          <table:table-cell table:formula="of:=([.C4]-[.C3])/([.A4]-[.A3])" office:value-type="float" office:value="0.4" calcext:value-type="float">
            <text:p>0.4</text:p>
          </table:table-cell>
        </table:table-row>
        <table:table-row table:style-name="ro2">
          <table:table-cell table:formula="of:=[.A3]+0.1" office:value-type="float" office:value="0.2" calcext:value-type="float">
            <text:p>0.2</text:p>
          </table:table-cell>
          <table:table-cell table:formula="of:=2*[.A4]" office:value-type="float" office:value="0.4" calcext:value-type="float">
            <text:p>0.4</text:p>
          </table:table-cell>
          <table:table-cell table:formula="of:=[.C3]+[.B4]*([.A4]-[.A3])" office:value-type="float" office:value="0.06" calcext:value-type="float">
            <text:p>0.06</text:p>
          </table:table-cell>
          <table:table-cell table:formula="of:=([.C5]-[.C4])/([.A5]-[.A4])" office:value-type="float" office:value="0.6" calcext:value-type="float">
            <text:p>0.6</text:p>
          </table:table-cell>
        </table:table-row>
        <table:table-row table:style-name="ro2">
          <table:table-cell table:formula="of:=[.A4]+0.1" office:value-type="float" office:value="0.3" calcext:value-type="float">
            <text:p>0.3</text:p>
          </table:table-cell>
          <table:table-cell table:formula="of:=2*[.A5]" office:value-type="float" office:value="0.6" calcext:value-type="float">
            <text:p>0.6</text:p>
          </table:table-cell>
          <table:table-cell table:formula="of:=[.C4]+[.B5]*([.A5]-[.A4])" office:value-type="float" office:value="0.12" calcext:value-type="float">
            <text:p>0.12</text:p>
          </table:table-cell>
          <table:table-cell table:formula="of:=([.C6]-[.C5])/([.A6]-[.A5])" office:value-type="float" office:value="0.8" calcext:value-type="float">
            <text:p>0.8</text:p>
          </table:table-cell>
        </table:table-row>
        <table:table-row table:style-name="ro2">
          <table:table-cell table:formula="of:=[.A5]+0.1" office:value-type="float" office:value="0.4" calcext:value-type="float">
            <text:p>0.4</text:p>
          </table:table-cell>
          <table:table-cell table:formula="of:=2*[.A6]" office:value-type="float" office:value="0.8" calcext:value-type="float">
            <text:p>0.8</text:p>
          </table:table-cell>
          <table:table-cell table:formula="of:=[.C5]+[.B6]*([.A6]-[.A5])" office:value-type="float" office:value="0.2" calcext:value-type="float">
            <text:p>0.2</text:p>
          </table:table-cell>
          <table:table-cell table:formula="of:=([.C7]-[.C6])/([.A7]-[.A6])" office:value-type="float" office:value="1" calcext:value-type="float">
            <text:p>1</text:p>
          </table:table-cell>
        </table:table-row>
        <table:table-row table:style-name="ro2">
          <table:table-cell table:formula="of:=[.A6]+0.1" office:value-type="float" office:value="0.5" calcext:value-type="float">
            <text:p>0.5</text:p>
          </table:table-cell>
          <table:table-cell table:formula="of:=2*[.A7]" office:value-type="float" office:value="1" calcext:value-type="float">
            <text:p>1</text:p>
          </table:table-cell>
          <table:table-cell table:formula="of:=[.C6]+[.B7]*([.A7]-[.A6])" office:value-type="float" office:value="0.3" calcext:value-type="float">
            <text:p>0.3</text:p>
          </table:table-cell>
          <table:table-cell table:formula="of:=([.C8]-[.C7])/([.A8]-[.A7])" office:value-type="float" office:value="1.2" calcext:value-type="float">
            <text:p>1.2</text:p>
          </table:table-cell>
        </table:table-row>
        <table:table-row table:style-name="ro2">
          <table:table-cell table:formula="of:=[.A7]+0.1" office:value-type="float" office:value="0.6" calcext:value-type="float">
            <text:p>0.6</text:p>
          </table:table-cell>
          <table:table-cell table:formula="of:=2*[.A8]" office:value-type="float" office:value="1.2" calcext:value-type="float">
            <text:p>1.2</text:p>
          </table:table-cell>
          <table:table-cell table:formula="of:=[.C7]+[.B8]*([.A8]-[.A7])" office:value-type="float" office:value="0.42" calcext:value-type="float">
            <text:p>0.42</text:p>
          </table:table-cell>
          <table:table-cell table:formula="of:=([.C9]-[.C8])/([.A9]-[.A8])" office:value-type="float" office:value="1.4" calcext:value-type="float">
            <text:p>1.4</text:p>
          </table:table-cell>
        </table:table-row>
        <table:table-row table:style-name="ro2">
          <table:table-cell table:formula="of:=[.A8]+0.1" office:value-type="float" office:value="0.7" calcext:value-type="float">
            <text:p>0.7</text:p>
          </table:table-cell>
          <table:table-cell table:formula="of:=2*[.A9]" office:value-type="float" office:value="1.4" calcext:value-type="float">
            <text:p>1.4</text:p>
          </table:table-cell>
          <table:table-cell table:formula="of:=[.C8]+[.B9]*([.A9]-[.A8])" office:value-type="float" office:value="0.56" calcext:value-type="float">
            <text:p>0.56</text:p>
          </table:table-cell>
          <table:table-cell table:formula="of:=([.C10]-[.C9])/([.A10]-[.A9])" office:value-type="float" office:value="1.6" calcext:value-type="float">
            <text:p>1.6</text:p>
          </table:table-cell>
        </table:table-row>
        <table:table-row table:style-name="ro2">
          <table:table-cell table:formula="of:=[.A9]+0.1" office:value-type="float" office:value="0.8" calcext:value-type="float">
            <text:p>0.8</text:p>
          </table:table-cell>
          <table:table-cell table:formula="of:=2*[.A10]" office:value-type="float" office:value="1.6" calcext:value-type="float">
            <text:p>1.6</text:p>
          </table:table-cell>
          <table:table-cell table:formula="of:=[.C9]+[.B10]*([.A10]-[.A9])" office:value-type="float" office:value="0.72" calcext:value-type="float">
            <text:p>0.72</text:p>
          </table:table-cell>
          <table:table-cell table:formula="of:=([.C11]-[.C10])/([.A11]-[.A10])" office:value-type="float" office:value="1.8" calcext:value-type="float">
            <text:p>1.8</text:p>
          </table:table-cell>
        </table:table-row>
        <table:table-row table:style-name="ro2">
          <table:table-cell table:formula="of:=[.A10]+0.1" office:value-type="float" office:value="0.9" calcext:value-type="float">
            <text:p>0.9</text:p>
          </table:table-cell>
          <table:table-cell table:formula="of:=2*[.A11]" office:value-type="float" office:value="1.8" calcext:value-type="float">
            <text:p>1.8</text:p>
          </table:table-cell>
          <table:table-cell table:formula="of:=[.C10]+[.B11]*([.A11]-[.A10])" office:value-type="float" office:value="0.9" calcext:value-type="float">
            <text:p>0.9</text:p>
          </table:table-cell>
          <table:table-cell table:formula="of:=([.C12]-[.C11])/([.A12]-[.A11])" office:value-type="float" office:value="2" calcext:value-type="float">
            <text:p>2</text:p>
          </table:table-cell>
        </table:table-row>
        <table:table-row table:style-name="ro2">
          <table:table-cell table:formula="of:=[.A11]+0.1" office:value-type="float" office:value="1" calcext:value-type="float">
            <text:p>1</text:p>
          </table:table-cell>
          <table:table-cell table:formula="of:=2*[.A12]" office:value-type="float" office:value="2" calcext:value-type="float">
            <text:p>2</text:p>
          </table:table-cell>
          <table:table-cell table:formula="of:=[.C11]+[.B12]*([.A12]-[.A11])" office:value-type="float" office:value="1.1" calcext:value-type="float">
            <text:p>1.1</text:p>
          </table:table-cell>
          <table:table-cell table:formula="of:=([.C13]-[.C12])/([.A13]-[.A12])" office:value-type="float" office:value="2.2" calcext:value-type="float">
            <text:p>2.2</text:p>
          </table:table-cell>
        </table:table-row>
        <table:table-row table:style-name="ro2">
          <table:table-cell table:formula="of:=[.A12]+0.1" office:value-type="float" office:value="1.1" calcext:value-type="float">
            <text:p>1.1</text:p>
          </table:table-cell>
          <table:table-cell table:formula="of:=2*[.A13]" office:value-type="float" office:value="2.2" calcext:value-type="float">
            <text:p>2.2</text:p>
          </table:table-cell>
          <table:table-cell table:formula="of:=[.C12]+[.B13]*([.A13]-[.A12])" office:value-type="float" office:value="1.32" calcext:value-type="float">
            <text:p>1.32</text:p>
          </table:table-cell>
          <table:table-cell table:formula="of:=([.C14]-[.C13])/([.A14]-[.A13])" office:value-type="float" office:value="2.4" calcext:value-type="float">
            <text:p>2.4</text:p>
          </table:table-cell>
        </table:table-row>
        <table:table-row table:style-name="ro2">
          <table:table-cell table:formula="of:=[.A13]+0.1" office:value-type="float" office:value="1.2" calcext:value-type="float">
            <text:p>1.2</text:p>
          </table:table-cell>
          <table:table-cell table:formula="of:=2*[.A14]" office:value-type="float" office:value="2.4" calcext:value-type="float">
            <text:p>2.4</text:p>
          </table:table-cell>
          <table:table-cell table:formula="of:=[.C13]+[.B14]*([.A14]-[.A13])" office:value-type="float" office:value="1.56" calcext:value-type="float">
            <text:p>1.56</text:p>
          </table:table-cell>
          <table:table-cell table:formula="of:=([.C15]-[.C14])/([.A15]-[.A14])" office:value-type="float" office:value="2.6" calcext:value-type="float">
            <text:p>2.6</text:p>
          </table:table-cell>
        </table:table-row>
        <table:table-row table:style-name="ro2">
          <table:table-cell table:formula="of:=[.A14]+0.1" office:value-type="float" office:value="1.3" calcext:value-type="float">
            <text:p>1.3</text:p>
          </table:table-cell>
          <table:table-cell table:formula="of:=2*[.A15]" office:value-type="float" office:value="2.6" calcext:value-type="float">
            <text:p>2.6</text:p>
          </table:table-cell>
          <table:table-cell table:formula="of:=[.C14]+[.B15]*([.A15]-[.A14])" office:value-type="float" office:value="1.82" calcext:value-type="float">
            <text:p>1.82</text:p>
          </table:table-cell>
          <table:table-cell table:formula="of:=([.C16]-[.C15])/([.A16]-[.A15])" office:value-type="float" office:value="2.8" calcext:value-type="float">
            <text:p>2.8</text:p>
          </table:table-cell>
        </table:table-row>
        <table:table-row table:style-name="ro2">
          <table:table-cell table:formula="of:=[.A15]+0.1" office:value-type="float" office:value="1.4" calcext:value-type="float">
            <text:p>1.4</text:p>
          </table:table-cell>
          <table:table-cell table:formula="of:=2*[.A16]" office:value-type="float" office:value="2.8" calcext:value-type="float">
            <text:p>2.8</text:p>
          </table:table-cell>
          <table:table-cell table:formula="of:=[.C15]+[.B16]*([.A16]-[.A15])" office:value-type="float" office:value="2.1" calcext:value-type="float">
            <text:p>2.1</text:p>
          </table:table-cell>
          <table:table-cell table:formula="of:=([.C17]-[.C16])/([.A17]-[.A16])" office:value-type="float" office:value="3" calcext:value-type="float">
            <text:p>3</text:p>
          </table:table-cell>
        </table:table-row>
        <table:table-row table:style-name="ro2">
          <table:table-cell table:formula="of:=[.A16]+0.1" office:value-type="float" office:value="1.5" calcext:value-type="float">
            <text:p>1.5</text:p>
          </table:table-cell>
          <table:table-cell table:formula="of:=2*[.A17]" office:value-type="float" office:value="3" calcext:value-type="float">
            <text:p>3</text:p>
          </table:table-cell>
          <table:table-cell table:formula="of:=[.C16]+[.B17]*([.A17]-[.A16])" office:value-type="float" office:value="2.4" calcext:value-type="float">
            <text:p>2.4</text:p>
          </table:table-cell>
          <table:table-cell table:formula="of:=([.C18]-[.C17])/([.A18]-[.A17])" office:value-type="float" office:value="3.2" calcext:value-type="float">
            <text:p>3.2</text:p>
          </table:table-cell>
        </table:table-row>
        <table:table-row table:style-name="ro2">
          <table:table-cell table:formula="of:=[.A17]+0.1" office:value-type="float" office:value="1.6" calcext:value-type="float">
            <text:p>1.6</text:p>
          </table:table-cell>
          <table:table-cell table:formula="of:=2*[.A18]" office:value-type="float" office:value="3.2" calcext:value-type="float">
            <text:p>3.2</text:p>
          </table:table-cell>
          <table:table-cell table:formula="of:=[.C17]+[.B18]*([.A18]-[.A17])" office:value-type="float" office:value="2.72" calcext:value-type="float">
            <text:p>2.72</text:p>
          </table:table-cell>
          <table:table-cell table:formula="of:=([.C19]-[.C18])/([.A19]-[.A18])" office:value-type="float" office:value="3.4" calcext:value-type="float">
            <text:p>3.4</text:p>
          </table:table-cell>
        </table:table-row>
        <table:table-row table:style-name="ro2">
          <table:table-cell table:formula="of:=[.A18]+0.1" office:value-type="float" office:value="1.7" calcext:value-type="float">
            <text:p>1.7</text:p>
          </table:table-cell>
          <table:table-cell table:formula="of:=2*[.A19]" office:value-type="float" office:value="3.4" calcext:value-type="float">
            <text:p>3.4</text:p>
          </table:table-cell>
          <table:table-cell table:formula="of:=[.C18]+[.B19]*([.A19]-[.A18])" office:value-type="float" office:value="3.06" calcext:value-type="float">
            <text:p>3.06</text:p>
          </table:table-cell>
          <table:table-cell table:formula="of:=([.C20]-[.C19])/([.A20]-[.A19])" office:value-type="float" office:value="3.6" calcext:value-type="float">
            <text:p>3.6</text:p>
          </table:table-cell>
        </table:table-row>
        <table:table-row table:style-name="ro2">
          <table:table-cell table:formula="of:=[.A19]+0.1" office:value-type="float" office:value="1.8" calcext:value-type="float">
            <text:p>1.8</text:p>
          </table:table-cell>
          <table:table-cell table:formula="of:=2*[.A20]" office:value-type="float" office:value="3.6" calcext:value-type="float">
            <text:p>3.6</text:p>
          </table:table-cell>
          <table:table-cell table:formula="of:=[.C19]+[.B20]*([.A20]-[.A19])" office:value-type="float" office:value="3.42" calcext:value-type="float">
            <text:p>3.42</text:p>
          </table:table-cell>
          <table:table-cell table:formula="of:=([.C21]-[.C20])/([.A21]-[.A20])" office:value-type="float" office:value="3.8" calcext:value-type="float">
            <text:p>3.8</text:p>
          </table:table-cell>
        </table:table-row>
        <table:table-row table:style-name="ro2">
          <table:table-cell table:formula="of:=[.A20]+0.1" office:value-type="float" office:value="1.9" calcext:value-type="float">
            <text:p>1.9</text:p>
          </table:table-cell>
          <table:table-cell table:formula="of:=2*[.A21]" office:value-type="float" office:value="3.8" calcext:value-type="float">
            <text:p>3.8</text:p>
          </table:table-cell>
          <table:table-cell table:formula="of:=[.C20]+[.B21]*([.A21]-[.A20])" office:value-type="float" office:value="3.8" calcext:value-type="float">
            <text:p>3.8</text:p>
          </table:table-cell>
          <table:table-cell table:formula="of:=([.C22]-[.C21])/([.A22]-[.A21])" office:value-type="float" office:value="4" calcext:value-type="float">
            <text:p>4</text:p>
          </table:table-cell>
        </table:table-row>
        <table:table-row table:style-name="ro2">
          <table:table-cell table:formula="of:=[.A21]+0.1" office:value-type="float" office:value="2" calcext:value-type="float">
            <text:p>2</text:p>
          </table:table-cell>
          <table:table-cell table:formula="of:=2*[.A22]" office:value-type="float" office:value="4" calcext:value-type="float">
            <text:p>4</text:p>
          </table:table-cell>
          <table:table-cell table:formula="of:=[.C21]+[.B22]*([.A22]-[.A21])" office:value-type="float" office:value="4.2" calcext:value-type="float">
            <text:p>4.2</text:p>
          </table:table-cell>
          <table:table-cell table:formula="of:=([.C23]-[.C22])/([.A23]-[.A22])" office:value-type="float" office:value="4.2" calcext:value-type="float">
            <text:p>4.2</text:p>
          </table:table-cell>
        </table:table-row>
        <table:table-row table:style-name="ro2">
          <table:table-cell table:formula="of:=[.A22]+0.1" office:value-type="float" office:value="2.1" calcext:value-type="float">
            <text:p>2.1</text:p>
          </table:table-cell>
          <table:table-cell table:formula="of:=2*[.A23]" office:value-type="float" office:value="4.2" calcext:value-type="float">
            <text:p>4.2</text:p>
          </table:table-cell>
          <table:table-cell table:formula="of:=[.C22]+[.B23]*([.A23]-[.A22])" office:value-type="float" office:value="4.62" calcext:value-type="float">
            <text:p>4.62</text:p>
          </table:table-cell>
          <table:table-cell table:formula="of:=([.C24]-[.C23])/([.A24]-[.A23])" office:value-type="float" office:value="4.4" calcext:value-type="float">
            <text:p>4.4</text:p>
          </table:table-cell>
        </table:table-row>
        <table:table-row table:style-name="ro2">
          <table:table-cell table:formula="of:=[.A23]+0.1" office:value-type="float" office:value="2.2" calcext:value-type="float">
            <text:p>2.2</text:p>
          </table:table-cell>
          <table:table-cell table:formula="of:=2*[.A24]" office:value-type="float" office:value="4.4" calcext:value-type="float">
            <text:p>4.4</text:p>
          </table:table-cell>
          <table:table-cell table:formula="of:=[.C23]+[.B24]*([.A24]-[.A23])" office:value-type="float" office:value="5.06" calcext:value-type="float">
            <text:p>5.06</text:p>
          </table:table-cell>
          <table:table-cell table:formula="of:=([.C25]-[.C24])/([.A25]-[.A24])" office:value-type="float" office:value="4.6" calcext:value-type="float">
            <text:p>4.6</text:p>
          </table:table-cell>
        </table:table-row>
        <table:table-row table:style-name="ro2">
          <table:table-cell table:formula="of:=[.A24]+0.1" office:value-type="float" office:value="2.3" calcext:value-type="float">
            <text:p>2.3</text:p>
          </table:table-cell>
          <table:table-cell table:formula="of:=2*[.A25]" office:value-type="float" office:value="4.6" calcext:value-type="float">
            <text:p>4.6</text:p>
          </table:table-cell>
          <table:table-cell table:formula="of:=[.C24]+[.B25]*([.A25]-[.A24])" office:value-type="float" office:value="5.52" calcext:value-type="float">
            <text:p>5.52</text:p>
          </table:table-cell>
          <table:table-cell table:formula="of:=([.C26]-[.C25])/([.A26]-[.A25])" office:value-type="float" office:value="4.8" calcext:value-type="float">
            <text:p>4.8</text:p>
          </table:table-cell>
        </table:table-row>
        <table:table-row table:style-name="ro2">
          <table:table-cell table:formula="of:=[.A25]+0.1" office:value-type="float" office:value="2.4" calcext:value-type="float">
            <text:p>2.4</text:p>
          </table:table-cell>
          <table:table-cell table:formula="of:=2*[.A26]" office:value-type="float" office:value="4.8" calcext:value-type="float">
            <text:p>4.8</text:p>
          </table:table-cell>
          <table:table-cell table:formula="of:=[.C25]+[.B26]*([.A26]-[.A25])" office:value-type="float" office:value="6" calcext:value-type="float">
            <text:p>6</text:p>
          </table:table-cell>
          <table:table-cell table:formula="of:=([.C27]-[.C26])/([.A27]-[.A26])" office:value-type="float" office:value="5" calcext:value-type="float">
            <text:p>5</text:p>
          </table:table-cell>
        </table:table-row>
        <table:table-row table:style-name="ro2">
          <table:table-cell table:formula="of:=[.A26]+0.1" office:value-type="float" office:value="2.5" calcext:value-type="float">
            <text:p>2.5</text:p>
          </table:table-cell>
          <table:table-cell table:formula="of:=2*[.A27]" office:value-type="float" office:value="5" calcext:value-type="float">
            <text:p>5</text:p>
          </table:table-cell>
          <table:table-cell table:formula="of:=[.C26]+[.B27]*([.A27]-[.A26])" office:value-type="float" office:value="6.50000000000001" calcext:value-type="float">
            <text:p>6.5</text:p>
          </table:table-cell>
          <table:table-cell table:formula="of:=([.C28]-[.C27])/([.A28]-[.A27])" office:value-type="float" office:value="5.2" calcext:value-type="float">
            <text:p>5.2</text:p>
          </table:table-cell>
        </table:table-row>
        <table:table-row table:style-name="ro2">
          <table:table-cell table:formula="of:=[.A27]+0.1" office:value-type="float" office:value="2.6" calcext:value-type="float">
            <text:p>2.6</text:p>
          </table:table-cell>
          <table:table-cell table:formula="of:=2*[.A28]" office:value-type="float" office:value="5.2" calcext:value-type="float">
            <text:p>5.2</text:p>
          </table:table-cell>
          <table:table-cell table:formula="of:=[.C27]+[.B28]*([.A28]-[.A27])" office:value-type="float" office:value="7.02000000000001" calcext:value-type="float">
            <text:p>7.02</text:p>
          </table:table-cell>
          <table:table-cell table:formula="of:=([.C29]-[.C28])/([.A29]-[.A28])" office:value-type="float" office:value="5.40000000000001" calcext:value-type="float">
            <text:p>5.4</text:p>
          </table:table-cell>
        </table:table-row>
        <table:table-row table:style-name="ro2">
          <table:table-cell table:formula="of:=[.A28]+0.1" office:value-type="float" office:value="2.7" calcext:value-type="float">
            <text:p>2.7</text:p>
          </table:table-cell>
          <table:table-cell table:formula="of:=2*[.A29]" office:value-type="float" office:value="5.4" calcext:value-type="float">
            <text:p>5.4</text:p>
          </table:table-cell>
          <table:table-cell table:formula="of:=[.C28]+[.B29]*([.A29]-[.A28])" office:value-type="float" office:value="7.56000000000001" calcext:value-type="float">
            <text:p>7.56</text:p>
          </table:table-cell>
          <table:table-cell table:formula="of:=([.C30]-[.C29])/([.A30]-[.A29])" office:value-type="float" office:value="5.60000000000001" calcext:value-type="float">
            <text:p>5.6</text:p>
          </table:table-cell>
        </table:table-row>
        <table:table-row table:style-name="ro2">
          <table:table-cell table:formula="of:=[.A29]+0.1" office:value-type="float" office:value="2.8" calcext:value-type="float">
            <text:p>2.8</text:p>
          </table:table-cell>
          <table:table-cell table:formula="of:=2*[.A30]" office:value-type="float" office:value="5.6" calcext:value-type="float">
            <text:p>5.6</text:p>
          </table:table-cell>
          <table:table-cell table:formula="of:=[.C29]+[.B30]*([.A30]-[.A29])" office:value-type="float" office:value="8.12000000000001" calcext:value-type="float">
            <text:p>8.12</text:p>
          </table:table-cell>
          <table:table-cell table:formula="of:=([.C32]-[.C30])/([.A32]-[.A30])" office:value-type="float" office:value="5.9" calcext:value-type="float">
            <text:p>5.9</text:p>
          </table:table-cell>
        </table:table-row>
        <table:table-row table:style-name="ro2">
          <table:table-cell table:formula="of:=[.A30]+0.1" office:value-type="float" office:value="2.9" calcext:value-type="float">
            <text:p>2.9</text:p>
          </table:table-cell>
          <table:table-cell table:formula="of:=2*[.A31]" office:value-type="float" office:value="5.8" calcext:value-type="float">
            <text:p>5.8</text:p>
          </table:table-cell>
          <table:table-cell table:formula="of:=[.C30]+[.B31]*([.A31]-[.A30])" office:value-type="float" office:value="8.70000000000001" calcext:value-type="float">
            <text:p>8.7</text:p>
          </table:table-cell>
          <table:table-cell table:formula="of:=([.C33]-[.C31])/([.A33]-[.A31])" office:value-type="float" office:value="3" calcext:value-type="float">
            <text:p>3</text:p>
          </table:table-cell>
        </table:table-row>
        <table:table-row table:style-name="ro2">
          <table:table-cell table:formula="of:=[.A31]+0.1" office:value-type="float" office:value="3" calcext:value-type="float">
            <text:p>3</text:p>
          </table:table-cell>
          <table:table-cell table:formula="of:=2*[.A32]" office:value-type="float" office:value="6" calcext:value-type="float">
            <text:p>6</text:p>
          </table:table-cell>
          <table:table-cell table:formula="of:=[.C31]+[.B32]*([.A32]-[.A31])" office:value-type="float" office:value="9.30000000000001" calcext:value-type="float">
            <text:p>9.3</text:p>
          </table:table-cell>
          <table:table-cell table:formula="of:=([.C34]-[.C32])/([.A34]-[.A32])" office:value-type="float" office:value="3.1" calcext:value-type="float">
            <text:p>3.1</text:p>
          </table:table-cell>
        </table:table-row>
      </table:table>
      <table:table table:name="Sheet5_2" table:style-name="ta1">
        <office:forms form:automatic-focus="false" form:apply-design-mode="false"/>
        <table:shapes>
          <draw:frame draw:z-index="0" draw:style-name="gr2" draw:text-style-name="P1" svg:width="15.999cm" svg:height="8.999cm" svg:x="0.875cm" svg:y="4.035cm">
            <draw:object draw:notify-on-update-of-ranges="Sheet5_2.A2:Sheet5_2.A80 Sheet5_2.B1:Sheet5_2.B1 Sheet5_2.B2:Sheet5_2.B80 Sheet5_2.A2:Sheet5_2.A80 Sheet5_2.C1:Sheet5_2.C1 Sheet5_2.C2:Sheet5_2.C80 Sheet5_2.A2:Sheet5_2.A80 Sheet5_2.D1:Sheet5_2.D1 Sheet5_2.D2:Sheet5_2.D8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=f(x)=cos(x)</text:p>
          </table:table-cell>
          <table:table-cell office:value-type="string" calcext:value-type="string">
            <text:p>F=∫f(x)dx</text:p>
          </table:table-cell>
          <table:table-cell office:value-type="string" calcext:value-type="string">
            <text:p>dF/dx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S([.A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3]-[.C2])/([.A3]-[.A2])" office:value-type="float" office:value="0.995004165278026" calcext:value-type="float">
            <text:p>1</text:p>
          </table:table-cell>
        </table:table-row>
        <table:table-row table:style-name="ro2">
          <table:table-cell table:formula="of:=[.A2]+0.1" office:value-type="float" office:value="0.1" calcext:value-type="float">
            <text:p>0.1</text:p>
          </table:table-cell>
          <table:table-cell table:formula="of:=COS([.A3])" office:value-type="float" office:value="0.995004165278026" calcext:value-type="float">
            <text:p>1</text:p>
          </table:table-cell>
          <table:table-cell table:formula="of:=[.C2]+[.B3]*([.A3]-[.A2])" office:value-type="float" office:value="0.0995004165278026" calcext:value-type="float">
            <text:p>0.1</text:p>
          </table:table-cell>
          <table:table-cell table:formula="of:=([.C4]-[.C3])/([.A4]-[.A3])" office:value-type="float" office:value="0.980066577841242" calcext:value-type="float">
            <text:p>0.98</text:p>
          </table:table-cell>
        </table:table-row>
        <table:table-row table:style-name="ro2">
          <table:table-cell table:formula="of:=[.A3]+0.1" office:value-type="float" office:value="0.2" calcext:value-type="float">
            <text:p>0.2</text:p>
          </table:table-cell>
          <table:table-cell table:formula="of:=COS([.A4])" office:value-type="float" office:value="0.980066577841242" calcext:value-type="float">
            <text:p>0.98</text:p>
          </table:table-cell>
          <table:table-cell table:formula="of:=[.C3]+[.B4]*([.A4]-[.A3])" office:value-type="float" office:value="0.197507074311927" calcext:value-type="float">
            <text:p>0.2</text:p>
          </table:table-cell>
          <table:table-cell table:formula="of:=([.C5]-[.C4])/([.A5]-[.A4])" office:value-type="float" office:value="0.955336489125606" calcext:value-type="float">
            <text:p>0.96</text:p>
          </table:table-cell>
        </table:table-row>
        <table:table-row table:style-name="ro2">
          <table:table-cell table:formula="of:=[.A4]+0.1" office:value-type="float" office:value="0.3" calcext:value-type="float">
            <text:p>0.3</text:p>
          </table:table-cell>
          <table:table-cell table:formula="of:=COS([.A5])" office:value-type="float" office:value="0.955336489125606" calcext:value-type="float">
            <text:p>0.96</text:p>
          </table:table-cell>
          <table:table-cell table:formula="of:=[.C4]+[.B5]*([.A5]-[.A4])" office:value-type="float" office:value="0.293040723224487" calcext:value-type="float">
            <text:p>0.29</text:p>
          </table:table-cell>
          <table:table-cell table:formula="of:=([.C6]-[.C5])/([.A6]-[.A5])" office:value-type="float" office:value="0.921060994002885" calcext:value-type="float">
            <text:p>0.92</text:p>
          </table:table-cell>
        </table:table-row>
        <table:table-row table:style-name="ro2">
          <table:table-cell table:formula="of:=[.A5]+0.1" office:value-type="float" office:value="0.4" calcext:value-type="float">
            <text:p>0.4</text:p>
          </table:table-cell>
          <table:table-cell table:formula="of:=COS([.A6])" office:value-type="float" office:value="0.921060994002885" calcext:value-type="float">
            <text:p>0.92</text:p>
          </table:table-cell>
          <table:table-cell table:formula="of:=[.C5]+[.B6]*([.A6]-[.A5])" office:value-type="float" office:value="0.385146822624776" calcext:value-type="float">
            <text:p>0.39</text:p>
          </table:table-cell>
          <table:table-cell table:formula="of:=([.C7]-[.C6])/([.A7]-[.A6])" office:value-type="float" office:value="0.877582561890373" calcext:value-type="float">
            <text:p>0.88</text:p>
          </table:table-cell>
        </table:table-row>
        <table:table-row table:style-name="ro2">
          <table:table-cell table:formula="of:=[.A6]+0.1" office:value-type="float" office:value="0.5" calcext:value-type="float">
            <text:p>0.5</text:p>
          </table:table-cell>
          <table:table-cell table:formula="of:=COS([.A7])" office:value-type="float" office:value="0.877582561890373" calcext:value-type="float">
            <text:p>0.88</text:p>
          </table:table-cell>
          <table:table-cell table:formula="of:=[.C6]+[.B7]*([.A7]-[.A6])" office:value-type="float" office:value="0.472905078813813" calcext:value-type="float">
            <text:p>0.47</text:p>
          </table:table-cell>
          <table:table-cell table:formula="of:=([.C8]-[.C7])/([.A8]-[.A7])" office:value-type="float" office:value="0.825335614909679" calcext:value-type="float">
            <text:p>0.83</text:p>
          </table:table-cell>
        </table:table-row>
        <table:table-row table:style-name="ro2">
          <table:table-cell table:formula="of:=[.A7]+0.1" office:value-type="float" office:value="0.6" calcext:value-type="float">
            <text:p>0.6</text:p>
          </table:table-cell>
          <table:table-cell table:formula="of:=COS([.A8])" office:value-type="float" office:value="0.825335614909678" calcext:value-type="float">
            <text:p>0.83</text:p>
          </table:table-cell>
          <table:table-cell table:formula="of:=[.C7]+[.B8]*([.A8]-[.A7])" office:value-type="float" office:value="0.555438640304781" calcext:value-type="float">
            <text:p>0.56</text:p>
          </table:table-cell>
          <table:table-cell table:formula="of:=([.C9]-[.C8])/([.A9]-[.A8])" office:value-type="float" office:value="0.764842187284488" calcext:value-type="float">
            <text:p>0.76</text:p>
          </table:table-cell>
        </table:table-row>
        <table:table-row table:style-name="ro2">
          <table:table-cell table:formula="of:=[.A8]+0.1" office:value-type="float" office:value="0.7" calcext:value-type="float">
            <text:p>0.7</text:p>
          </table:table-cell>
          <table:table-cell table:formula="of:=COS([.A9])" office:value-type="float" office:value="0.764842187284488" calcext:value-type="float">
            <text:p>0.76</text:p>
          </table:table-cell>
          <table:table-cell table:formula="of:=[.C8]+[.B9]*([.A9]-[.A8])" office:value-type="float" office:value="0.63192285903323" calcext:value-type="float">
            <text:p>0.63</text:p>
          </table:table-cell>
          <table:table-cell table:formula="of:=([.C10]-[.C9])/([.A10]-[.A9])" office:value-type="float" office:value="0.696706709347166" calcext:value-type="float">
            <text:p>0.7</text:p>
          </table:table-cell>
        </table:table-row>
        <table:table-row table:style-name="ro2">
          <table:table-cell table:formula="of:=[.A9]+0.1" office:value-type="float" office:value="0.8" calcext:value-type="float">
            <text:p>0.8</text:p>
          </table:table-cell>
          <table:table-cell table:formula="of:=COS([.A10])" office:value-type="float" office:value="0.696706709347165" calcext:value-type="float">
            <text:p>0.7</text:p>
          </table:table-cell>
          <table:table-cell table:formula="of:=[.C9]+[.B10]*([.A10]-[.A9])" office:value-type="float" office:value="0.701593529967946" calcext:value-type="float">
            <text:p>0.7</text:p>
          </table:table-cell>
          <table:table-cell table:formula="of:=([.C11]-[.C10])/([.A11]-[.A10])" office:value-type="float" office:value="0.621609968270665" calcext:value-type="float">
            <text:p>0.62</text:p>
          </table:table-cell>
        </table:table-row>
        <table:table-row table:style-name="ro2">
          <table:table-cell table:formula="of:=[.A10]+0.1" office:value-type="float" office:value="0.9" calcext:value-type="float">
            <text:p>0.9</text:p>
          </table:table-cell>
          <table:table-cell table:formula="of:=COS([.A11])" office:value-type="float" office:value="0.621609968270665" calcext:value-type="float">
            <text:p>0.62</text:p>
          </table:table-cell>
          <table:table-cell table:formula="of:=[.C10]+[.B11]*([.A11]-[.A10])" office:value-type="float" office:value="0.763754526795013" calcext:value-type="float">
            <text:p>0.76</text:p>
          </table:table-cell>
          <table:table-cell table:formula="of:=([.C12]-[.C11])/([.A12]-[.A11])" office:value-type="float" office:value="0.54030230586814" calcext:value-type="float">
            <text:p>0.54</text:p>
          </table:table-cell>
        </table:table-row>
        <table:table-row table:style-name="ro2">
          <table:table-cell table:formula="of:=[.A11]+0.1" office:value-type="float" office:value="1" calcext:value-type="float">
            <text:p>1</text:p>
          </table:table-cell>
          <table:table-cell table:formula="of:=COS([.A12])" office:value-type="float" office:value="0.54030230586814" calcext:value-type="float">
            <text:p>0.54</text:p>
          </table:table-cell>
          <table:table-cell table:formula="of:=[.C11]+[.B12]*([.A12]-[.A11])" office:value-type="float" office:value="0.817784757381827" calcext:value-type="float">
            <text:p>0.82</text:p>
          </table:table-cell>
          <table:table-cell table:formula="of:=([.C13]-[.C12])/([.A13]-[.A12])" office:value-type="float" office:value="0.453596121425578" calcext:value-type="float">
            <text:p>0.45</text:p>
          </table:table-cell>
        </table:table-row>
        <table:table-row table:style-name="ro2">
          <table:table-cell table:formula="of:=[.A12]+0.1" office:value-type="float" office:value="1.1" calcext:value-type="float">
            <text:p>1.1</text:p>
          </table:table-cell>
          <table:table-cell table:formula="of:=COS([.A13])" office:value-type="float" office:value="0.453596121425577" calcext:value-type="float">
            <text:p>0.45</text:p>
          </table:table-cell>
          <table:table-cell table:formula="of:=[.C12]+[.B13]*([.A13]-[.A12])" office:value-type="float" office:value="0.863144369524385" calcext:value-type="float">
            <text:p>0.86</text:p>
          </table:table-cell>
          <table:table-cell table:formula="of:=([.C14]-[.C13])/([.A14]-[.A13])" office:value-type="float" office:value="0.362357754476674" calcext:value-type="float">
            <text:p>0.36</text:p>
          </table:table-cell>
        </table:table-row>
        <table:table-row table:style-name="ro2">
          <table:table-cell table:formula="of:=[.A13]+0.1" office:value-type="float" office:value="1.2" calcext:value-type="float">
            <text:p>1.2</text:p>
          </table:table-cell>
          <table:table-cell table:formula="of:=COS([.A14])" office:value-type="float" office:value="0.362357754476674" calcext:value-type="float">
            <text:p>0.36</text:p>
          </table:table-cell>
          <table:table-cell table:formula="of:=[.C13]+[.B14]*([.A14]-[.A13])" office:value-type="float" office:value="0.899380144972052" calcext:value-type="float">
            <text:p>0.9</text:p>
          </table:table-cell>
          <table:table-cell table:formula="of:=([.C15]-[.C14])/([.A15]-[.A14])" office:value-type="float" office:value="0.267498828624587" calcext:value-type="float">
            <text:p>0.27</text:p>
          </table:table-cell>
        </table:table-row>
        <table:table-row table:style-name="ro2">
          <table:table-cell table:formula="of:=[.A14]+0.1" office:value-type="float" office:value="1.3" calcext:value-type="float">
            <text:p>1.3</text:p>
          </table:table-cell>
          <table:table-cell table:formula="of:=COS([.A15])" office:value-type="float" office:value="0.267498828624587" calcext:value-type="float">
            <text:p>0.27</text:p>
          </table:table-cell>
          <table:table-cell table:formula="of:=[.C14]+[.B15]*([.A15]-[.A14])" office:value-type="float" office:value="0.926130027834511" calcext:value-type="float">
            <text:p>0.93</text:p>
          </table:table-cell>
          <table:table-cell table:formula="of:=([.C16]-[.C15])/([.A16]-[.A15])" office:value-type="float" office:value="0.169967142900241" calcext:value-type="float">
            <text:p>0.17</text:p>
          </table:table-cell>
        </table:table-row>
        <table:table-row table:style-name="ro2">
          <table:table-cell table:formula="of:=[.A15]+0.1" office:value-type="float" office:value="1.4" calcext:value-type="float">
            <text:p>1.4</text:p>
          </table:table-cell>
          <table:table-cell table:formula="of:=COS([.A16])" office:value-type="float" office:value="0.169967142900241" calcext:value-type="float">
            <text:p>0.17</text:p>
          </table:table-cell>
          <table:table-cell table:formula="of:=[.C15]+[.B16]*([.A16]-[.A15])" office:value-type="float" office:value="0.943126742124535" calcext:value-type="float">
            <text:p>0.94</text:p>
          </table:table-cell>
          <table:table-cell table:formula="of:=([.C17]-[.C16])/([.A17]-[.A16])" office:value-type="float" office:value="0.0707372016677032" calcext:value-type="float">
            <text:p>0.07</text:p>
          </table:table-cell>
        </table:table-row>
        <table:table-row table:style-name="ro2">
          <table:table-cell table:formula="of:=[.A16]+0.1" office:value-type="float" office:value="1.5" calcext:value-type="float">
            <text:p>1.5</text:p>
          </table:table-cell>
          <table:table-cell table:formula="of:=COS([.A17])" office:value-type="float" office:value="0.0707372016677027" calcext:value-type="float">
            <text:p>0.07</text:p>
          </table:table-cell>
          <table:table-cell table:formula="of:=[.C16]+[.B17]*([.A17]-[.A16])" office:value-type="float" office:value="0.950200462291305" calcext:value-type="float">
            <text:p>0.95</text:p>
          </table:table-cell>
          <table:table-cell table:formula="of:=([.C18]-[.C17])/([.A18]-[.A17])" office:value-type="float" office:value="-0.0291995223012886" calcext:value-type="float">
            <text:p>-0.03</text:p>
          </table:table-cell>
        </table:table-row>
        <table:table-row table:style-name="ro2">
          <table:table-cell table:formula="of:=[.A17]+0.1" office:value-type="float" office:value="1.6" calcext:value-type="float">
            <text:p>1.6</text:p>
          </table:table-cell>
          <table:table-cell table:formula="of:=COS([.A18])" office:value-type="float" office:value="-0.029199522301289" calcext:value-type="float">
            <text:p>-0.03</text:p>
          </table:table-cell>
          <table:table-cell table:formula="of:=[.C17]+[.B18]*([.A18]-[.A17])" office:value-type="float" office:value="0.947280510061176" calcext:value-type="float">
            <text:p>0.95</text:p>
          </table:table-cell>
          <table:table-cell table:formula="of:=([.C19]-[.C18])/([.A19]-[.A18])" office:value-type="float" office:value="-0.128844494295525" calcext:value-type="float">
            <text:p>-0.13</text:p>
          </table:table-cell>
        </table:table-row>
        <table:table-row table:style-name="ro2">
          <table:table-cell table:formula="of:=[.A18]+0.1" office:value-type="float" office:value="1.7" calcext:value-type="float">
            <text:p>1.7</text:p>
          </table:table-cell>
          <table:table-cell table:formula="of:=COS([.A19])" office:value-type="float" office:value="-0.128844494295525" calcext:value-type="float">
            <text:p>-0.13</text:p>
          </table:table-cell>
          <table:table-cell table:formula="of:=[.C18]+[.B19]*([.A19]-[.A18])" office:value-type="float" office:value="0.934396060631624" calcext:value-type="float">
            <text:p>0.93</text:p>
          </table:table-cell>
          <table:table-cell table:formula="of:=([.C20]-[.C19])/([.A20]-[.A19])" office:value-type="float" office:value="-0.227202094693087" calcext:value-type="float">
            <text:p>-0.23</text:p>
          </table:table-cell>
        </table:table-row>
        <table:table-row table:style-name="ro2">
          <table:table-cell table:formula="of:=[.A19]+0.1" office:value-type="float" office:value="1.8" calcext:value-type="float">
            <text:p>1.8</text:p>
          </table:table-cell>
          <table:table-cell table:formula="of:=COS([.A20])" office:value-type="float" office:value="-0.227202094693087" calcext:value-type="float">
            <text:p>-0.23</text:p>
          </table:table-cell>
          <table:table-cell table:formula="of:=[.C19]+[.B20]*([.A20]-[.A19])" office:value-type="float" office:value="0.911675851162315" calcext:value-type="float">
            <text:p>0.91</text:p>
          </table:table-cell>
          <table:table-cell table:formula="of:=([.C21]-[.C20])/([.A21]-[.A20])" office:value-type="float" office:value="-0.323289566863504" calcext:value-type="float">
            <text:p>-0.32</text:p>
          </table:table-cell>
        </table:table-row>
        <table:table-row table:style-name="ro2">
          <table:table-cell table:formula="of:=[.A20]+0.1" office:value-type="float" office:value="1.9" calcext:value-type="float">
            <text:p>1.9</text:p>
          </table:table-cell>
          <table:table-cell table:formula="of:=COS([.A21])" office:value-type="float" office:value="-0.323289566863504" calcext:value-type="float">
            <text:p>-0.32</text:p>
          </table:table-cell>
          <table:table-cell table:formula="of:=[.C20]+[.B21]*([.A21]-[.A20])" office:value-type="float" office:value="0.879346894475965" calcext:value-type="float">
            <text:p>0.88</text:p>
          </table:table-cell>
          <table:table-cell table:formula="of:=([.C22]-[.C21])/([.A22]-[.A21])" office:value-type="float" office:value="-0.416146836547143" calcext:value-type="float">
            <text:p>-0.42</text:p>
          </table:table-cell>
        </table:table-row>
        <table:table-row table:style-name="ro2">
          <table:table-cell table:formula="of:=[.A21]+0.1" office:value-type="float" office:value="2" calcext:value-type="float">
            <text:p>2</text:p>
          </table:table-cell>
          <table:table-cell table:formula="of:=COS([.A22])" office:value-type="float" office:value="-0.416146836547143" calcext:value-type="float">
            <text:p>-0.42</text:p>
          </table:table-cell>
          <table:table-cell table:formula="of:=[.C21]+[.B22]*([.A22]-[.A21])" office:value-type="float" office:value="0.837732210821251" calcext:value-type="float">
            <text:p>0.84</text:p>
          </table:table-cell>
          <table:table-cell table:formula="of:=([.C23]-[.C22])/([.A23]-[.A22])" office:value-type="float" office:value="-0.504846104599858" calcext:value-type="float">
            <text:p>-0.5</text:p>
          </table:table-cell>
        </table:table-row>
        <table:table-row table:style-name="ro2">
          <table:table-cell table:formula="of:=[.A22]+0.1" office:value-type="float" office:value="2.1" calcext:value-type="float">
            <text:p>2.1</text:p>
          </table:table-cell>
          <table:table-cell table:formula="of:=COS([.A23])" office:value-type="float" office:value="-0.504846104599858" calcext:value-type="float">
            <text:p>-0.5</text:p>
          </table:table-cell>
          <table:table-cell table:formula="of:=[.C22]+[.B23]*([.A23]-[.A22])" office:value-type="float" office:value="0.787247600361265" calcext:value-type="float">
            <text:p>0.79</text:p>
          </table:table-cell>
          <table:table-cell table:formula="of:=([.C24]-[.C23])/([.A24]-[.A23])" office:value-type="float" office:value="-0.588501117255346" calcext:value-type="float">
            <text:p>-0.59</text:p>
          </table:table-cell>
        </table:table-row>
        <table:table-row table:style-name="ro2">
          <table:table-cell table:formula="of:=[.A23]+0.1" office:value-type="float" office:value="2.2" calcext:value-type="float">
            <text:p>2.2</text:p>
          </table:table-cell>
          <table:table-cell table:formula="of:=COS([.A24])" office:value-type="float" office:value="-0.588501117255346" calcext:value-type="float">
            <text:p>-0.59</text:p>
          </table:table-cell>
          <table:table-cell table:formula="of:=[.C23]+[.B24]*([.A24]-[.A23])" office:value-type="float" office:value="0.72839748863573" calcext:value-type="float">
            <text:p>0.73</text:p>
          </table:table-cell>
          <table:table-cell table:formula="of:=([.C25]-[.C24])/([.A25]-[.A24])" office:value-type="float" office:value="-0.666276021279825" calcext:value-type="float">
            <text:p>-0.67</text:p>
          </table:table-cell>
        </table:table-row>
        <table:table-row table:style-name="ro2">
          <table:table-cell table:formula="of:=[.A24]+0.1" office:value-type="float" office:value="2.3" calcext:value-type="float">
            <text:p>2.3</text:p>
          </table:table-cell>
          <table:table-cell table:formula="of:=COS([.A25])" office:value-type="float" office:value="-0.666276021279825" calcext:value-type="float">
            <text:p>-0.67</text:p>
          </table:table-cell>
          <table:table-cell table:formula="of:=[.C24]+[.B25]*([.A25]-[.A24])" office:value-type="float" office:value="0.661769886507747" calcext:value-type="float">
            <text:p>0.66</text:p>
          </table:table-cell>
          <table:table-cell table:formula="of:=([.C26]-[.C25])/([.A26]-[.A25])" office:value-type="float" office:value="-0.737393715541246" calcext:value-type="float">
            <text:p>-0.74</text:p>
          </table:table-cell>
        </table:table-row>
        <table:table-row table:style-name="ro2">
          <table:table-cell table:formula="of:=[.A25]+0.1" office:value-type="float" office:value="2.4" calcext:value-type="float">
            <text:p>2.4</text:p>
          </table:table-cell>
          <table:table-cell table:formula="of:=COS([.A26])" office:value-type="float" office:value="-0.737393715541246" calcext:value-type="float">
            <text:p>-0.74</text:p>
          </table:table-cell>
          <table:table-cell table:formula="of:=[.C25]+[.B26]*([.A26]-[.A25])" office:value-type="float" office:value="0.588030514953623" calcext:value-type="float">
            <text:p>0.59</text:p>
          </table:table-cell>
          <table:table-cell table:formula="of:=([.C27]-[.C26])/([.A27]-[.A26])" office:value-type="float" office:value="-0.801143615546935" calcext:value-type="float">
            <text:p>-0.8</text:p>
          </table:table-cell>
        </table:table-row>
        <table:table-row table:style-name="ro2">
          <table:table-cell table:formula="of:=[.A26]+0.1" office:value-type="float" office:value="2.5" calcext:value-type="float">
            <text:p>2.5</text:p>
          </table:table-cell>
          <table:table-cell table:formula="of:=COS([.A27])" office:value-type="float" office:value="-0.801143615546934" calcext:value-type="float">
            <text:p>-0.8</text:p>
          </table:table-cell>
          <table:table-cell table:formula="of:=[.C26]+[.B27]*([.A27]-[.A26])" office:value-type="float" office:value="0.507916153398929" calcext:value-type="float">
            <text:p>0.51</text:p>
          </table:table-cell>
          <table:table-cell table:formula="of:=([.C28]-[.C27])/([.A28]-[.A27])" office:value-type="float" office:value="-0.856888753368948" calcext:value-type="float">
            <text:p>-0.86</text:p>
          </table:table-cell>
        </table:table-row>
        <table:table-row table:style-name="ro2">
          <table:table-cell table:formula="of:=[.A27]+0.1" office:value-type="float" office:value="2.6" calcext:value-type="float">
            <text:p>2.6</text:p>
          </table:table-cell>
          <table:table-cell table:formula="of:=COS([.A28])" office:value-type="float" office:value="-0.856888753368948" calcext:value-type="float">
            <text:p>-0.86</text:p>
          </table:table-cell>
          <table:table-cell table:formula="of:=[.C27]+[.B28]*([.A28]-[.A27])" office:value-type="float" office:value="0.422227278062034" calcext:value-type="float">
            <text:p>0.42</text:p>
          </table:table-cell>
          <table:table-cell table:formula="of:=([.C29]-[.C28])/([.A29]-[.A28])" office:value-type="float" office:value="-0.904072142017062" calcext:value-type="float">
            <text:p>-0.9</text:p>
          </table:table-cell>
        </table:table-row>
        <table:table-row table:style-name="ro2">
          <table:table-cell table:formula="of:=[.A28]+0.1" office:value-type="float" office:value="2.7" calcext:value-type="float">
            <text:p>2.7</text:p>
          </table:table-cell>
          <table:table-cell table:formula="of:=COS([.A29])" office:value-type="float" office:value="-0.904072142017062" calcext:value-type="float">
            <text:p>-0.9</text:p>
          </table:table-cell>
          <table:table-cell table:formula="of:=[.C28]+[.B29]*([.A29]-[.A28])" office:value-type="float" office:value="0.331820063860328" calcext:value-type="float">
            <text:p>0.33</text:p>
          </table:table-cell>
          <table:table-cell table:formula="of:=([.C30]-[.C29])/([.A30]-[.A29])" office:value-type="float" office:value="-0.942222340668658" calcext:value-type="float">
            <text:p>-0.94</text:p>
          </table:table-cell>
        </table:table-row>
        <table:table-row table:style-name="ro2">
          <table:table-cell table:formula="of:=[.A29]+0.1" office:value-type="float" office:value="2.8" calcext:value-type="float">
            <text:p>2.8</text:p>
          </table:table-cell>
          <table:table-cell table:formula="of:=COS([.A30])" office:value-type="float" office:value="-0.942222340668658" calcext:value-type="float">
            <text:p>-0.94</text:p>
          </table:table-cell>
          <table:table-cell table:formula="of:=[.C29]+[.B30]*([.A30]-[.A29])" office:value-type="float" office:value="0.237597829793462" calcext:value-type="float">
            <text:p>0.24</text:p>
          </table:table-cell>
          <table:table-cell table:formula="of:=([.C32]-[.C30])/([.A32]-[.A30])" office:value-type="float" office:value="-0.980475330875018" calcext:value-type="float">
            <text:p>-0.98</text:p>
          </table:table-cell>
        </table:table-row>
        <table:table-row table:style-name="ro2">
          <table:table-cell table:formula="of:=[.A30]+0.1" office:value-type="float" office:value="2.9" calcext:value-type="float">
            <text:p>2.9</text:p>
          </table:table-cell>
          <table:table-cell table:formula="of:=COS([.A31])" office:value-type="float" office:value="-0.970958165149591" calcext:value-type="float">
            <text:p>-0.97</text:p>
          </table:table-cell>
          <table:table-cell table:formula="of:=[.C30]+[.B31]*([.A31]-[.A30])" office:value-type="float" office:value="0.140502013278503" calcext:value-type="float">
            <text:p>0.14</text:p>
          </table:table-cell>
          <table:table-cell table:formula="of:=([.C33]-[.C31])/([.A33]-[.A31])" office:value-type="float" office:value="-0.994563823436863" calcext:value-type="float">
            <text:p>-0.99</text:p>
          </table:table-cell>
        </table:table-row>
        <table:table-row table:style-name="ro2">
          <table:table-cell table:formula="of:=[.A31]+0.1" office:value-type="float" office:value="3" calcext:value-type="float">
            <text:p>3</text:p>
          </table:table-cell>
          <table:table-cell table:formula="of:=COS([.A32])" office:value-type="float" office:value="-0.989992496600446" calcext:value-type="float">
            <text:p>-0.99</text:p>
          </table:table-cell>
          <table:table-cell table:formula="of:=[.C31]+[.B32]*([.A32]-[.A31])" office:value-type="float" office:value="0.0415027636184583" calcext:value-type="float">
            <text:p>0.04</text:p>
          </table:table-cell>
          <table:table-cell table:formula="of:=([.C34]-[.C32])/([.A34]-[.A32])" office:value-type="float" office:value="-0.998714963034016" calcext:value-type="float">
            <text:p>-1</text:p>
          </table:table-cell>
        </table:table-row>
        <table:table-row table:style-name="ro2">
          <table:table-cell table:formula="of:=[.A32]+0.1" office:value-type="float" office:value="3.1" calcext:value-type="float">
            <text:p>3.1</text:p>
          </table:table-cell>
          <table:table-cell table:formula="of:=COS([.A33])" office:value-type="float" office:value="-0.999135150273279" calcext:value-type="float">
            <text:p>-1</text:p>
          </table:table-cell>
          <table:table-cell table:formula="of:=[.C32]+[.B33]*([.A33]-[.A32])" office:value-type="float" office:value="-0.0584107514088697" calcext:value-type="float">
            <text:p>-0.06</text:p>
          </table:table-cell>
          <table:table-cell table:formula="of:=([.C35]-[.C33])/([.A35]-[.A33])" office:value-type="float" office:value="-0.992887272851809" calcext:value-type="float">
            <text:p>-0.99</text:p>
          </table:table-cell>
        </table:table-row>
        <table:table-row table:style-name="ro2">
          <table:table-cell table:formula="of:=[.A33]+0.1" office:value-type="float" office:value="3.2" calcext:value-type="float">
            <text:p>3.2</text:p>
          </table:table-cell>
          <table:table-cell table:formula="of:=COS([.A34])" office:value-type="float" office:value="-0.998294775794753" calcext:value-type="float">
            <text:p>-1</text:p>
          </table:table-cell>
          <table:table-cell table:formula="of:=[.C33]+[.B34]*([.A34]-[.A33])" office:value-type="float" office:value="-0.158240228988345" calcext:value-type="float">
            <text:p>-0.16</text:p>
          </table:table-cell>
          <table:table-cell table:formula="of:=([.C36]-[.C34])/([.A36]-[.A34])" office:value-type="float" office:value="-0.977138981244162" calcext:value-type="float">
            <text:p>-0.98</text:p>
          </table:table-cell>
        </table:table-row>
        <table:table-row table:style-name="ro2">
          <table:table-cell table:formula="of:=[.A34]+0.1" office:value-type="float" office:value="3.3" calcext:value-type="float">
            <text:p>3.3</text:p>
          </table:table-cell>
          <table:table-cell table:formula="of:=COS([.A35])" office:value-type="float" office:value="-0.987479769908865" calcext:value-type="float">
            <text:p>-0.99</text:p>
          </table:table-cell>
          <table:table-cell table:formula="of:=[.C34]+[.B35]*([.A35]-[.A34])" office:value-type="float" office:value="-0.256988205979232" calcext:value-type="float">
            <text:p>-0.26</text:p>
          </table:table-cell>
          <table:table-cell table:formula="of:=([.C37]-[.C35])/([.A37]-[.A35])" office:value-type="float" office:value="-0.951627439935128" calcext:value-type="float">
            <text:p>-0.95</text:p>
          </table:table-cell>
        </table:table-row>
        <table:table-row table:style-name="ro2">
          <table:table-cell table:formula="of:=[.A35]+0.1" office:value-type="float" office:value="3.4" calcext:value-type="float">
            <text:p>3.4</text:p>
          </table:table-cell>
          <table:table-cell table:formula="of:=COS([.A36])" office:value-type="float" office:value="-0.966798192579461" calcext:value-type="float">
            <text:p>-0.97</text:p>
          </table:table-cell>
          <table:table-cell table:formula="of:=[.C35]+[.B36]*([.A36]-[.A35])" office:value-type="float" office:value="-0.353668025237178" calcext:value-type="float">
            <text:p>-0.35</text:p>
          </table:table-cell>
          <table:table-cell table:formula="of:=([.C38]-[.C36])/([.A38]-[.A36])" office:value-type="float" office:value="-0.916607551812471" calcext:value-type="float">
            <text:p>-0.92</text:p>
          </table:table-cell>
        </table:table-row>
        <table:table-row table:style-name="ro2">
          <table:table-cell table:formula="of:=[.A36]+0.1" office:value-type="float" office:value="3.5" calcext:value-type="float">
            <text:p>3.5</text:p>
          </table:table-cell>
          <table:table-cell table:formula="of:=COS([.A37])" office:value-type="float" office:value="-0.936456687290796" calcext:value-type="float">
            <text:p>-0.94</text:p>
          </table:table-cell>
          <table:table-cell table:formula="of:=[.C36]+[.B37]*([.A37]-[.A36])" office:value-type="float" office:value="-0.447313693966257" calcext:value-type="float">
            <text:p>-0.45</text:p>
          </table:table-cell>
          <table:table-cell table:formula="of:=([.C39]-[.C37])/([.A39]-[.A37])" office:value-type="float" office:value="-0.872429224022277" calcext:value-type="float">
            <text:p>-0.87</text:p>
          </table:table-cell>
        </table:table-row>
        <table:table-row table:style-name="ro2">
          <table:table-cell table:formula="of:=[.A37]+0.1" office:value-type="float" office:value="3.6" calcext:value-type="float">
            <text:p>3.6</text:p>
          </table:table-cell>
          <table:table-cell table:formula="of:=COS([.A38])" office:value-type="float" office:value="-0.896758416334146" calcext:value-type="float">
            <text:p>-0.9</text:p>
          </table:table-cell>
          <table:table-cell table:formula="of:=[.C37]+[.B38]*([.A38]-[.A37])" office:value-type="float" office:value="-0.536989535599672" calcext:value-type="float">
            <text:p>-0.54</text:p>
          </table:table-cell>
          <table:table-cell table:formula="of:=([.C40]-[.C38])/([.A40]-[.A38])" office:value-type="float" office:value="-0.819533871812411" calcext:value-type="float">
            <text:p>-0.82</text:p>
          </table:table-cell>
        </table:table-row>
        <table:table-row table:style-name="ro2">
          <table:table-cell table:formula="of:=[.A38]+0.1" office:value-type="float" office:value="3.7" calcext:value-type="float">
            <text:p>3.7</text:p>
          </table:table-cell>
          <table:table-cell table:formula="of:=COS([.A39])" office:value-type="float" office:value="-0.848100031710407" calcext:value-type="float">
            <text:p>-0.85</text:p>
          </table:table-cell>
          <table:table-cell table:formula="of:=[.C38]+[.B39]*([.A39]-[.A38])" office:value-type="float" office:value="-0.621799538770713" calcext:value-type="float">
            <text:p>-0.62</text:p>
          </table:table-cell>
          <table:table-cell table:formula="of:=([.C41]-[.C39])/([.A41]-[.A39])" office:value-type="float" office:value="-0.758450008057277" calcext:value-type="float">
            <text:p>-0.76</text:p>
          </table:table-cell>
        </table:table-row>
        <table:table-row table:style-name="ro2">
          <table:table-cell table:formula="of:=[.A39]+0.1" office:value-type="float" office:value="3.8" calcext:value-type="float">
            <text:p>3.8</text:p>
          </table:table-cell>
          <table:table-cell table:formula="of:=COS([.A40])" office:value-type="float" office:value="-0.790967711914415" calcext:value-type="float">
            <text:p>-0.79</text:p>
          </table:table-cell>
          <table:table-cell table:formula="of:=[.C39]+[.B40]*([.A40]-[.A39])" office:value-type="float" office:value="-0.700896309962155" calcext:value-type="float">
            <text:p>-0.7</text:p>
          </table:table-cell>
          <table:table-cell table:formula="of:=([.C42]-[.C40])/([.A42]-[.A40])" office:value-type="float" office:value="-0.689787962531875" calcext:value-type="float">
            <text:p>-0.69</text:p>
          </table:table-cell>
        </table:table-row>
        <table:table-row table:style-name="ro2">
          <table:table-cell table:formula="of:=[.A40]+0.1" office:value-type="float" office:value="3.9" calcext:value-type="float">
            <text:p>3.9</text:p>
          </table:table-cell>
          <table:table-cell table:formula="of:=COS([.A41])" office:value-type="float" office:value="-0.725932304200139" calcext:value-type="float">
            <text:p>-0.73</text:p>
          </table:table-cell>
          <table:table-cell table:formula="of:=[.C40]+[.B41]*([.A41]-[.A40])" office:value-type="float" office:value="-0.773489540382169" calcext:value-type="float">
            <text:p>-0.77</text:p>
          </table:table-cell>
          <table:table-cell table:formula="of:=([.C43]-[.C41])/([.A43]-[.A41])" office:value-type="float" office:value="-0.61423378369844" calcext:value-type="float">
            <text:p>-0.61</text:p>
          </table:table-cell>
        </table:table-row>
        <table:table-row table:style-name="ro2">
          <table:table-cell table:formula="of:=[.A41]+0.1" office:value-type="float" office:value="4" calcext:value-type="float">
            <text:p>4</text:p>
          </table:table-cell>
          <table:table-cell table:formula="of:=COS([.A42])" office:value-type="float" office:value="-0.653643620863611" calcext:value-type="float">
            <text:p>-0.65</text:p>
          </table:table-cell>
          <table:table-cell table:formula="of:=[.C41]+[.B42]*([.A42]-[.A41])" office:value-type="float" office:value="-0.838853902468529" calcext:value-type="float">
            <text:p>-0.84</text:p>
          </table:table-cell>
          <table:table-cell table:formula="of:=([.C44]-[.C42])/([.A44]-[.A42])" office:value-type="float" office:value="-0.532542383936983" calcext:value-type="float">
            <text:p>-0.53</text:p>
          </table:table-cell>
        </table:table-row>
        <table:table-row table:style-name="ro2">
          <table:table-cell table:formula="of:=[.A42]+0.1" office:value-type="float" office:value="4.1" calcext:value-type="float">
            <text:p>4.1</text:p>
          </table:table-cell>
          <table:table-cell table:formula="of:=COS([.A43])" office:value-type="float" office:value="-0.574823946533268" calcext:value-type="float">
            <text:p>-0.57</text:p>
          </table:table-cell>
          <table:table-cell table:formula="of:=[.C42]+[.B43]*([.A43]-[.A42])" office:value-type="float" office:value="-0.896336297121856" calcext:value-type="float">
            <text:p>-0.9</text:p>
          </table:table-cell>
          <table:table-cell table:formula="of:=([.C45]-[.C43])/([.A45]-[.A43])" office:value-type="float" office:value="-0.445529996710336" calcext:value-type="float">
            <text:p>-0.45</text:p>
          </table:table-cell>
        </table:table-row>
        <table:table-row table:style-name="ro2">
          <table:table-cell table:formula="of:=[.A43]+0.1" office:value-type="float" office:value="4.2" calcext:value-type="float">
            <text:p>4.2</text:p>
          </table:table-cell>
          <table:table-cell table:formula="of:=COS([.A44])" office:value-type="float" office:value="-0.490260821340699" calcext:value-type="float">
            <text:p>-0.49</text:p>
          </table:table-cell>
          <table:table-cell table:formula="of:=[.C43]+[.B44]*([.A44]-[.A43])" office:value-type="float" office:value="-0.945362379255926" calcext:value-type="float">
            <text:p>-0.95</text:p>
          </table:table-cell>
          <table:table-cell table:formula="of:=([.C46]-[.C44])/([.A46]-[.A44])" office:value-type="float" office:value="-0.354066021029196" calcext:value-type="float">
            <text:p>-0.35</text:p>
          </table:table-cell>
        </table:table-row>
        <table:table-row table:style-name="ro2">
          <table:table-cell table:formula="of:=[.A44]+0.1" office:value-type="float" office:value="4.3" calcext:value-type="float">
            <text:p>4.3</text:p>
          </table:table-cell>
          <table:table-cell table:formula="of:=COS([.A45])" office:value-type="float" office:value="-0.400799172079975" calcext:value-type="float">
            <text:p>-0.4</text:p>
          </table:table-cell>
          <table:table-cell table:formula="of:=[.C44]+[.B45]*([.A45]-[.A44])" office:value-type="float" office:value="-0.985442296463923" calcext:value-type="float">
            <text:p>-0.99</text:p>
          </table:table-cell>
          <table:table-cell table:formula="of:=([.C47]-[.C45])/([.A47]-[.A45])" office:value-type="float" office:value="-0.259064334704599" calcext:value-type="float">
            <text:p>-0.26</text:p>
          </table:table-cell>
        </table:table-row>
        <table:table-row table:style-name="ro2">
          <table:table-cell table:formula="of:=[.A45]+0.1" office:value-type="float" office:value="4.4" calcext:value-type="float">
            <text:p>4.4</text:p>
          </table:table-cell>
          <table:table-cell table:formula="of:=COS([.A46])" office:value-type="float" office:value="-0.307332869978419" calcext:value-type="float">
            <text:p>-0.31</text:p>
          </table:table-cell>
          <table:table-cell table:formula="of:=[.C45]+[.B46]*([.A46]-[.A45])" office:value-type="float" office:value="-1.01617558346176" calcext:value-type="float">
            <text:p>-1.02</text:p>
          </table:table-cell>
          <table:table-cell table:formula="of:=([.C48]-[.C46])/([.A48]-[.A46])" office:value-type="float" office:value="-0.161474163182917" calcext:value-type="float">
            <text:p>-0.16</text:p>
          </table:table-cell>
        </table:table-row>
        <table:table-row table:style-name="ro2">
          <table:table-cell table:formula="of:=[.A46]+0.1" office:value-type="float" office:value="4.5" calcext:value-type="float">
            <text:p>4.5</text:p>
          </table:table-cell>
          <table:table-cell table:formula="of:=COS([.A47])" office:value-type="float" office:value="-0.21079579943078" calcext:value-type="float">
            <text:p>-0.21</text:p>
          </table:table-cell>
          <table:table-cell table:formula="of:=[.C46]+[.B47]*([.A47]-[.A46])" office:value-type="float" office:value="-1.03725516340484" calcext:value-type="float">
            <text:p>-1.04</text:p>
          </table:table-cell>
          <table:table-cell table:formula="of:=([.C49]-[.C47])/([.A49]-[.A47])" office:value-type="float" office:value="-0.0622705951989735" calcext:value-type="float">
            <text:p>-0.06</text:p>
          </table:table-cell>
        </table:table-row>
        <table:table-row table:style-name="ro2">
          <table:table-cell table:formula="of:=[.A47]+0.1" office:value-type="float" office:value="4.6" calcext:value-type="float">
            <text:p>4.6</text:p>
          </table:table-cell>
          <table:table-cell table:formula="of:=COS([.A48])" office:value-type="float" office:value="-0.112152526935055" calcext:value-type="float">
            <text:p>-0.11</text:p>
          </table:table-cell>
          <table:table-cell table:formula="of:=[.C47]+[.B48]*([.A48]-[.A47])" office:value-type="float" office:value="-1.04847041609835" calcext:value-type="float">
            <text:p>-1.05</text:p>
          </table:table-cell>
          <table:table-cell table:formula="of:=([.C50]-[.C48])/([.A50]-[.A48])" office:value-type="float" office:value="0.0375551599882763" calcext:value-type="float">
            <text:p>0.04</text:p>
          </table:table-cell>
        </table:table-row>
        <table:table-row table:style-name="ro2">
          <table:table-cell table:formula="of:=[.A48]+0.1" office:value-type="float" office:value="4.7" calcext:value-type="float">
            <text:p>4.7</text:p>
          </table:table-cell>
          <table:table-cell table:formula="of:=COS([.A49])" office:value-type="float" office:value="-0.0123886634628914" calcext:value-type="float">
            <text:p>-0.01</text:p>
          </table:table-cell>
          <table:table-cell table:formula="of:=[.C48]+[.B49]*([.A49]-[.A48])" office:value-type="float" office:value="-1.04970928244464" calcext:value-type="float">
            <text:p>-1.05</text:p>
          </table:table-cell>
          <table:table-cell table:formula="of:=([.C51]-[.C49])/([.A51]-[.A49])" office:value-type="float" office:value="0.13700567643101" calcext:value-type="float">
            <text:p>0.14</text:p>
          </table:table-cell>
        </table:table-row>
        <table:table-row table:style-name="ro2">
          <table:table-cell table:formula="of:=[.A49]+0.1" office:value-type="float" office:value="4.8" calcext:value-type="float">
            <text:p>4.8</text:p>
          </table:table-cell>
          <table:table-cell table:formula="of:=COS([.A50])" office:value-type="float" office:value="0.0874989834394455" calcext:value-type="float">
            <text:p>0.09</text:p>
          </table:table-cell>
          <table:table-cell table:formula="of:=[.C49]+[.B50]*([.A50]-[.A49])" office:value-type="float" office:value="-1.04095938410069" calcext:value-type="float">
            <text:p>-1.04</text:p>
          </table:table-cell>
          <table:table-cell table:formula="of:=([.C52]-[.C50])/([.A52]-[.A50])" office:value-type="float" office:value="0.235087277442899" calcext:value-type="float">
            <text:p>0.24</text:p>
          </table:table-cell>
        </table:table-row>
        <table:table-row table:style-name="ro2">
          <table:table-cell table:formula="of:=[.A50]+0.1" office:value-type="float" office:value="4.9" calcext:value-type="float">
            <text:p>4.9</text:p>
          </table:table-cell>
          <table:table-cell table:formula="of:=COS([.A51])" office:value-type="float" office:value="0.186512369422574" calcext:value-type="float">
            <text:p>0.19</text:p>
          </table:table-cell>
          <table:table-cell table:formula="of:=[.C50]+[.B51]*([.A51]-[.A50])" office:value-type="float" office:value="-1.02230814715844" calcext:value-type="float">
            <text:p>-1.02</text:p>
          </table:table-cell>
          <table:table-cell table:formula="of:=([.C53]-[.C51])/([.A53]-[.A51])" office:value-type="float" office:value="0.330819964088102" calcext:value-type="float">
            <text:p>0.33</text:p>
          </table:table-cell>
        </table:table-row>
        <table:table-row table:style-name="ro2">
          <table:table-cell table:formula="of:=[.A51]+0.1" office:value-type="float" office:value="5" calcext:value-type="float">
            <text:p>5</text:p>
          </table:table-cell>
          <table:table-cell table:formula="of:=COS([.A52])" office:value-type="float" office:value="0.283662185463225" calcext:value-type="float">
            <text:p>0.28</text:p>
          </table:table-cell>
          <table:table-cell table:formula="of:=[.C51]+[.B52]*([.A52]-[.A51])" office:value-type="float" office:value="-0.993941928612113" calcext:value-type="float">
            <text:p>-0.99</text:p>
          </table:table-cell>
          <table:table-cell table:formula="of:=([.C54]-[.C52])/([.A54]-[.A52])" office:value-type="float" office:value="0.423247207006677" calcext:value-type="float">
            <text:p>0.42</text:p>
          </table:table-cell>
        </table:table-row>
        <table:table-row table:style-name="ro2">
          <table:table-cell table:formula="of:=[.A52]+0.1" office:value-type="float" office:value="5.1" calcext:value-type="float">
            <text:p>5.1</text:p>
          </table:table-cell>
          <table:table-cell table:formula="of:=COS([.A53])" office:value-type="float" office:value="0.377977742712979" calcext:value-type="float">
            <text:p>0.38</text:p>
          </table:table-cell>
          <table:table-cell table:formula="of:=[.C52]+[.B53]*([.A53]-[.A52])" office:value-type="float" office:value="-0.956144154340815" calcext:value-type="float">
            <text:p>-0.96</text:p>
          </table:table-cell>
          <table:table-cell table:formula="of:=([.C55]-[.C53])/([.A55]-[.A53])" office:value-type="float" office:value="0.511445503739767" calcext:value-type="float">
            <text:p>0.51</text:p>
          </table:table-cell>
        </table:table-row>
        <table:table-row table:style-name="ro2">
          <table:table-cell table:formula="of:=[.A53]+0.1" office:value-type="float" office:value="5.2" calcext:value-type="float">
            <text:p>5.2</text:p>
          </table:table-cell>
          <table:table-cell table:formula="of:=COS([.A54])" office:value-type="float" office:value="0.468516671300375" calcext:value-type="float">
            <text:p>0.47</text:p>
          </table:table-cell>
          <table:table-cell table:formula="of:=[.C53]+[.B54]*([.A54]-[.A53])" office:value-type="float" office:value="-0.909292487210778" calcext:value-type="float">
            <text:p>-0.91</text:p>
          </table:table-cell>
          <table:table-cell table:formula="of:=([.C56]-[.C54])/([.A56]-[.A54])" office:value-type="float" office:value="0.594533606060895" calcext:value-type="float">
            <text:p>0.59</text:p>
          </table:table-cell>
        </table:table-row>
        <table:table-row table:style-name="ro2">
          <table:table-cell table:formula="of:=[.A54]+0.1" office:value-type="float" office:value="5.3" calcext:value-type="float">
            <text:p>5.3</text:p>
          </table:table-cell>
          <table:table-cell table:formula="of:=COS([.A55])" office:value-type="float" office:value="0.554374336179159" calcext:value-type="float">
            <text:p>0.55</text:p>
          </table:table-cell>
          <table:table-cell table:formula="of:=[.C54]+[.B55]*([.A55]-[.A54])" office:value-type="float" office:value="-0.853855053592862" calcext:value-type="float">
            <text:p>-0.85</text:p>
          </table:table-cell>
          <table:table-cell table:formula="of:=([.C57]-[.C55])/([.A57]-[.A55])" office:value-type="float" office:value="0.671681325116945" calcext:value-type="float">
            <text:p>0.67</text:p>
          </table:table-cell>
        </table:table-row>
        <table:table-row table:style-name="ro2">
          <table:table-cell table:formula="of:=[.A55]+0.1" office:value-type="float" office:value="5.4" calcext:value-type="float">
            <text:p>5.4</text:p>
          </table:table-cell>
          <table:table-cell table:formula="of:=COS([.A56])" office:value-type="float" office:value="0.634692875942632" calcext:value-type="float">
            <text:p>0.63</text:p>
          </table:table-cell>
          <table:table-cell table:formula="of:=[.C55]+[.B56]*([.A56]-[.A55])" office:value-type="float" office:value="-0.790385765998599" calcext:value-type="float">
            <text:p>-0.79</text:p>
          </table:table-cell>
          <table:table-cell table:formula="of:=([.C58]-[.C56])/([.A58]-[.A56])" office:value-type="float" office:value="0.742117826400753" calcext:value-type="float">
            <text:p>0.74</text:p>
          </table:table-cell>
        </table:table-row>
        <table:table-row table:style-name="ro2">
          <table:table-cell table:formula="of:=[.A56]+0.1" office:value-type="float" office:value="5.5" calcext:value-type="float">
            <text:p>5.5</text:p>
          </table:table-cell>
          <table:table-cell table:formula="of:=COS([.A57])" office:value-type="float" office:value="0.708669774291258" calcext:value-type="float">
            <text:p>0.71</text:p>
          </table:table-cell>
          <table:table-cell table:formula="of:=[.C56]+[.B57]*([.A57]-[.A56])" office:value-type="float" office:value="-0.719518788569474" calcext:value-type="float">
            <text:p>-0.72</text:p>
          </table:table-cell>
          <table:table-cell table:formula="of:=([.C59]-[.C57])/([.A59]-[.A57])" office:value-type="float" office:value="0.805139331674702" calcext:value-type="float">
            <text:p>0.81</text:p>
          </table:table-cell>
        </table:table-row>
        <table:table-row table:style-name="ro2">
          <table:table-cell table:formula="of:=[.A57]+0.1" office:value-type="float" office:value="5.6" calcext:value-type="float">
            <text:p>5.6</text:p>
          </table:table-cell>
          <table:table-cell table:formula="of:=COS([.A58])" office:value-type="float" office:value="0.775565878510247" calcext:value-type="float">
            <text:p>0.78</text:p>
          </table:table-cell>
          <table:table-cell table:formula="of:=[.C57]+[.B58]*([.A58]-[.A57])" office:value-type="float" office:value="-0.641962200718449" calcext:value-type="float">
            <text:p>-0.64</text:p>
          </table:table-cell>
          <table:table-cell table:formula="of:=([.C60]-[.C58])/([.A60]-[.A58])" office:value-type="float" office:value="0.860116150890237" calcext:value-type="float">
            <text:p>0.86</text:p>
          </table:table-cell>
        </table:table-row>
        <table:table-row table:style-name="ro2">
          <table:table-cell table:formula="of:=[.A58]+0.1" office:value-type="float" office:value="5.7" calcext:value-type="float">
            <text:p>5.7</text:p>
          </table:table-cell>
          <table:table-cell table:formula="of:=COS([.A59])" office:value-type="float" office:value="0.834712784839157" calcext:value-type="float">
            <text:p>0.83</text:p>
          </table:table-cell>
          <table:table-cell table:formula="of:=[.C58]+[.B59]*([.A59]-[.A58])" office:value-type="float" office:value="-0.558490922234534" calcext:value-type="float">
            <text:p>-0.56</text:p>
          </table:table-cell>
          <table:table-cell table:formula="of:=([.C61]-[.C59])/([.A61]-[.A59])" office:value-type="float" office:value="0.906498973842675" calcext:value-type="float">
            <text:p>0.91</text:p>
          </table:table-cell>
        </table:table-row>
        <table:table-row table:style-name="ro2">
          <table:table-cell table:formula="of:=[.A59]+0.1" office:value-type="float" office:value="5.8" calcext:value-type="float">
            <text:p>5.8</text:p>
          </table:table-cell>
          <table:table-cell table:formula="of:=COS([.A60])" office:value-type="float" office:value="0.885519516941317" calcext:value-type="float">
            <text:p>0.89</text:p>
          </table:table-cell>
          <table:table-cell table:formula="of:=[.C59]+[.B60]*([.A60]-[.A59])" office:value-type="float" office:value="-0.469938970540403" calcext:value-type="float">
            <text:p>-0.47</text:p>
          </table:table-cell>
          <table:table-cell table:formula="of:=([.C62]-[.C60])/([.A62]-[.A60])" office:value-type="float" office:value="0.943824358697199" calcext:value-type="float">
            <text:p>0.94</text:p>
          </table:table-cell>
        </table:table-row>
        <table:table-row table:style-name="ro2">
          <table:table-cell table:formula="of:=[.A60]+0.1" office:value-type="float" office:value="5.9" calcext:value-type="float">
            <text:p>5.9</text:p>
          </table:table-cell>
          <table:table-cell table:formula="of:=COS([.A61])" office:value-type="float" office:value="0.927478430744034" calcext:value-type="float">
            <text:p>0.93</text:p>
          </table:table-cell>
          <table:table-cell table:formula="of:=[.C60]+[.B61]*([.A61]-[.A60])" office:value-type="float" office:value="-0.377191127466" calcext:value-type="float">
            <text:p>-0.38</text:p>
          </table:table-cell>
          <table:table-cell table:formula="of:=([.C63]-[.C61])/([.A63]-[.A61])" office:value-type="float" office:value="0.971719362546474" calcext:value-type="float">
            <text:p>0.97</text:p>
          </table:table-cell>
        </table:table-row>
        <table:table-row table:style-name="ro2">
          <table:table-cell table:formula="of:=[.A61]+0.1" office:value-type="float" office:value="6" calcext:value-type="float">
            <text:p>6</text:p>
          </table:table-cell>
          <table:table-cell table:formula="of:=COS([.A62])" office:value-type="float" office:value="0.960170286650365" calcext:value-type="float">
            <text:p>0.96</text:p>
          </table:table-cell>
          <table:table-cell table:formula="of:=[.C61]+[.B62]*([.A62]-[.A61])" office:value-type="float" office:value="-0.281174098800963" calcext:value-type="float">
            <text:p>-0.28</text:p>
          </table:table-cell>
          <table:table-cell table:formula="of:=([.C64]-[.C62])/([.A64]-[.A62])" office:value-type="float" office:value="0.9899052677329" calcext:value-type="float">
            <text:p>0.99</text:p>
          </table:table-cell>
        </table:table-row>
        <table:table-row table:style-name="ro2">
          <table:table-cell table:formula="of:=[.A62]+0.1" office:value-type="float" office:value="6.09999999999999" calcext:value-type="float">
            <text:p>6.1</text:p>
          </table:table-cell>
          <table:table-cell table:formula="of:=COS([.A63])" office:value-type="float" office:value="0.983268438442584" calcext:value-type="float">
            <text:p>0.98</text:p>
          </table:table-cell>
          <table:table-cell table:formula="of:=[.C62]+[.B63]*([.A63]-[.A62])" office:value-type="float" office:value="-0.182847254956705" calcext:value-type="float">
            <text:p>-0.18</text:p>
          </table:table-cell>
          <table:table-cell table:formula="of:=([.C65]-[.C63])/([.A65]-[.A63])" office:value-type="float" office:value="0.998200366703316" calcext:value-type="float">
            <text:p>1</text:p>
          </table:table-cell>
        </table:table-row>
        <table:table-row table:style-name="ro2">
          <table:table-cell table:formula="of:=[.A63]+0.1" office:value-type="float" office:value="6.19999999999999" calcext:value-type="float">
            <text:p>6.2</text:p>
          </table:table-cell>
          <table:table-cell table:formula="of:=COS([.A64])" office:value-type="float" office:value="0.996542097023217" calcext:value-type="float">
            <text:p>1</text:p>
          </table:table-cell>
          <table:table-cell table:formula="of:=[.C63]+[.B64]*([.A64]-[.A63])" office:value-type="float" office:value="-0.0831930452543841" calcext:value-type="float">
            <text:p>-0.08</text:p>
          </table:table-cell>
          <table:table-cell table:formula="of:=([.C66]-[.C64])/([.A66]-[.A64])" office:value-type="float" office:value="0.996521777570804" calcext:value-type="float">
            <text:p>1</text:p>
          </table:table-cell>
        </table:table-row>
        <table:table-row table:style-name="ro2">
          <table:table-cell table:formula="of:=[.A64]+0.1" office:value-type="float" office:value="6.29999999999999" calcext:value-type="float">
            <text:p>6.3</text:p>
          </table:table-cell>
          <table:table-cell table:formula="of:=COS([.A65])" office:value-type="float" office:value="0.999858636383415" calcext:value-type="float">
            <text:p>1</text:p>
          </table:table-cell>
          <table:table-cell table:formula="of:=[.C64]+[.B65]*([.A65]-[.A64])" office:value-type="float" office:value="0.016792818383957" calcext:value-type="float">
            <text:p>0.02</text:p>
          </table:table-cell>
          <table:table-cell table:formula="of:=([.C67]-[.C65])/([.A67]-[.A65])" office:value-type="float" office:value="0.984886272243109" calcext:value-type="float">
            <text:p>0.98</text:p>
          </table:table-cell>
        </table:table-row>
        <table:table-row table:style-name="ro2">
          <table:table-cell table:formula="of:=[.A65]+0.1" office:value-type="float" office:value="6.39999999999999" calcext:value-type="float">
            <text:p>6.4</text:p>
          </table:table-cell>
          <table:table-cell table:formula="of:=COS([.A66])" office:value-type="float" office:value="0.993184918758193" calcext:value-type="float">
            <text:p>0.99</text:p>
          </table:table-cell>
          <table:table-cell table:formula="of:=[.C65]+[.B66]*([.A66]-[.A65])" office:value-type="float" office:value="0.116111310259776" calcext:value-type="float">
            <text:p>0.12</text:p>
          </table:table-cell>
          <table:table-cell table:formula="of:=([.C68]-[.C66])/([.A68]-[.A66])" office:value-type="float" office:value="0.963410108843278" calcext:value-type="float">
            <text:p>0.96</text:p>
          </table:table-cell>
        </table:table-row>
        <table:table-row table:style-name="ro2">
          <table:table-cell table:formula="of:=[.A66]+0.1" office:value-type="float" office:value="6.49999999999999" calcext:value-type="float">
            <text:p>6.5</text:p>
          </table:table-cell>
          <table:table-cell table:formula="of:=COS([.A67])" office:value-type="float" office:value="0.976587625728025" calcext:value-type="float">
            <text:p>0.98</text:p>
          </table:table-cell>
          <table:table-cell table:formula="of:=[.C66]+[.B67]*([.A67]-[.A66])" office:value-type="float" office:value="0.213770072832578" calcext:value-type="float">
            <text:p>0.21</text:p>
          </table:table-cell>
          <table:table-cell table:formula="of:=([.C69]-[.C67])/([.A69]-[.A67])" office:value-type="float" office:value="0.932307870096927" calcext:value-type="float">
            <text:p>0.93</text:p>
          </table:table-cell>
        </table:table-row>
        <table:table-row table:style-name="ro2">
          <table:table-cell table:formula="of:=[.A67]+0.1" office:value-type="float" office:value="6.59999999999999" calcext:value-type="float">
            <text:p>6.6</text:p>
          </table:table-cell>
          <table:table-cell table:formula="of:=COS([.A68])" office:value-type="float" office:value="0.950232591958532" calcext:value-type="float">
            <text:p>0.95</text:p>
          </table:table-cell>
          <table:table-cell table:formula="of:=[.C67]+[.B68]*([.A68]-[.A67])" office:value-type="float" office:value="0.308793332028431" calcext:value-type="float">
            <text:p>0.31</text:p>
          </table:table-cell>
          <table:table-cell table:formula="of:=([.C70]-[.C68])/([.A70]-[.A68])" office:value-type="float" office:value="0.891890319292576" calcext:value-type="float">
            <text:p>0.89</text:p>
          </table:table-cell>
        </table:table-row>
        <table:table-row table:style-name="ro2">
          <table:table-cell table:formula="of:=[.A68]+0.1" office:value-type="float" office:value="6.69999999999999" calcext:value-type="float">
            <text:p>6.7</text:p>
          </table:table-cell>
          <table:table-cell table:formula="of:=COS([.A69])" office:value-type="float" office:value="0.914383148235323" calcext:value-type="float">
            <text:p>0.91</text:p>
          </table:table-cell>
          <table:table-cell table:formula="of:=[.C68]+[.B69]*([.A69]-[.A68])" office:value-type="float" office:value="0.400231646851963" calcext:value-type="float">
            <text:p>0.4</text:p>
          </table:table-cell>
          <table:table-cell table:formula="of:=([.C71]-[.C69])/([.A71]-[.A69])" office:value-type="float" office:value="0.842561295237596" calcext:value-type="float">
            <text:p>0.84</text:p>
          </table:table-cell>
        </table:table-row>
        <table:table-row table:style-name="ro2">
          <table:table-cell table:formula="of:=[.A69]+0.1" office:value-type="float" office:value="6.79999999999999" calcext:value-type="float">
            <text:p>6.8</text:p>
          </table:table-cell>
          <table:table-cell table:formula="of:=COS([.A70])" office:value-type="float" office:value="0.869397490349829" calcext:value-type="float">
            <text:p>0.87</text:p>
          </table:table-cell>
          <table:table-cell table:formula="of:=[.C69]+[.B70]*([.A70]-[.A69])" office:value-type="float" office:value="0.487171395886946" calcext:value-type="float">
            <text:p>0.49</text:p>
          </table:table-cell>
          <table:table-cell table:formula="of:=([.C72]-[.C70])/([.A72]-[.A70])" office:value-type="float" office:value="0.784813677234337" calcext:value-type="float">
            <text:p>0.78</text:p>
          </table:table-cell>
        </table:table-row>
        <table:table-row table:style-name="ro2">
          <table:table-cell table:formula="of:=[.A70]+0.1" office:value-type="float" office:value="6.89999999999999" calcext:value-type="float">
            <text:p>6.9</text:p>
          </table:table-cell>
          <table:table-cell table:formula="of:=COS([.A71])" office:value-type="float" office:value="0.815725100125362" calcext:value-type="float">
            <text:p>0.82</text:p>
          </table:table-cell>
          <table:table-cell table:formula="of:=[.C70]+[.B71]*([.A71]-[.A70])" office:value-type="float" office:value="0.568743905899482" calcext:value-type="float">
            <text:p>0.57</text:p>
          </table:table-cell>
          <table:table-cell table:formula="of:=([.C73]-[.C71])/([.A73]-[.A71])" office:value-type="float" office:value="0.719224460393062" calcext:value-type="float">
            <text:p>0.72</text:p>
          </table:table-cell>
        </table:table-row>
        <table:table-row table:style-name="ro2">
          <table:table-cell table:formula="of:=[.A71]+0.1" office:value-type="float" office:value="6.99999999999999" calcext:value-type="float">
            <text:p>7</text:p>
          </table:table-cell>
          <table:table-cell table:formula="of:=COS([.A72])" office:value-type="float" office:value="0.753902254343311" calcext:value-type="float">
            <text:p>0.75</text:p>
          </table:table-cell>
          <table:table-cell table:formula="of:=[.C71]+[.B72]*([.A72]-[.A71])" office:value-type="float" office:value="0.644134131333812" calcext:value-type="float">
            <text:p>0.64</text:p>
          </table:table-cell>
          <table:table-cell table:formula="of:=([.C74]-[.C72])/([.A74]-[.A72])" office:value-type="float" office:value="0.646448990487538" calcext:value-type="float">
            <text:p>0.65</text:p>
          </table:table-cell>
        </table:table-row>
        <table:table-row table:style-name="ro2">
          <table:table-cell table:formula="of:=[.A72]+0.1" office:value-type="float" office:value="7.09999999999999" calcext:value-type="float">
            <text:p>7.1</text:p>
          </table:table-cell>
          <table:table-cell table:formula="of:=COS([.A73])" office:value-type="float" office:value="0.684546666442813" calcext:value-type="float">
            <text:p>0.68</text:p>
          </table:table-cell>
          <table:table-cell table:formula="of:=[.C72]+[.B73]*([.A73]-[.A72])" office:value-type="float" office:value="0.712588797978093" calcext:value-type="float">
            <text:p>0.71</text:p>
          </table:table-cell>
          <table:table-cell table:formula="of:=([.C75]-[.C73])/([.A75]-[.A73])" office:value-type="float" office:value="0.567214415956688" calcext:value-type="float">
            <text:p>0.57</text:p>
          </table:table-cell>
        </table:table-row>
        <table:table-row table:style-name="ro2">
          <table:table-cell table:formula="of:=[.A73]+0.1" office:value-type="float" office:value="7.19999999999999" calcext:value-type="float">
            <text:p>7.2</text:p>
          </table:table-cell>
          <table:table-cell table:formula="of:=COS([.A74])" office:value-type="float" office:value="0.608351314532262" calcext:value-type="float">
            <text:p>0.61</text:p>
          </table:table-cell>
          <table:table-cell table:formula="of:=[.C73]+[.B74]*([.A74]-[.A73])" office:value-type="float" office:value="0.773423929431319" calcext:value-type="float">
            <text:p>0.77</text:p>
          </table:table-cell>
          <table:table-cell table:formula="of:=([.C76]-[.C74])/([.A76]-[.A74])" office:value-type="float" office:value="0.482312422477756" calcext:value-type="float">
            <text:p>0.48</text:p>
          </table:table-cell>
        </table:table-row>
        <table:table-row table:style-name="ro2">
          <table:table-cell table:formula="of:=[.A74]+0.1" office:value-type="float" office:value="7.29999999999999" calcext:value-type="float">
            <text:p>7.3</text:p>
          </table:table-cell>
          <table:table-cell table:formula="of:=COS([.A75])" office:value-type="float" office:value="0.526077517381114" calcext:value-type="float">
            <text:p>0.53</text:p>
          </table:table-cell>
          <table:table-cell table:formula="of:=[.C74]+[.B75]*([.A75]-[.A74])" office:value-type="float" office:value="0.826031681169431" calcext:value-type="float">
            <text:p>0.83</text:p>
          </table:table-cell>
          <table:table-cell table:formula="of:=([.C77]-[.C75])/([.A77]-[.A75])" office:value-type="float" office:value="0.392591322704718" calcext:value-type="float">
            <text:p>0.39</text:p>
          </table:table-cell>
        </table:table-row>
        <table:table-row table:style-name="ro2">
          <table:table-cell table:formula="of:=[.A75]+0.1" office:value-type="float" office:value="7.39999999999999" calcext:value-type="float">
            <text:p>7.4</text:p>
          </table:table-cell>
          <table:table-cell table:formula="of:=COS([.A76])" office:value-type="float" office:value="0.4385473275744" calcext:value-type="float">
            <text:p>0.44</text:p>
          </table:table-cell>
          <table:table-cell table:formula="of:=[.C75]+[.B76]*([.A76]-[.A75])" office:value-type="float" office:value="0.86988641392687" calcext:value-type="float">
            <text:p>0.87</text:p>
          </table:table-cell>
          <table:table-cell table:formula="of:=([.C78]-[.C76])/([.A78]-[.A76])" office:value-type="float" office:value="0.298947580208651" calcext:value-type="float">
            <text:p>0.3</text:p>
          </table:table-cell>
        </table:table-row>
        <table:table-row table:style-name="ro2">
          <table:table-cell table:formula="of:=[.A76]+0.1" office:value-type="float" office:value="7.49999999999999" calcext:value-type="float">
            <text:p>7.5</text:p>
          </table:table-cell>
          <table:table-cell table:formula="of:=COS([.A77])" office:value-type="float" office:value="0.346635317835036" calcext:value-type="float">
            <text:p>0.35</text:p>
          </table:table-cell>
          <table:table-cell table:formula="of:=[.C76]+[.B77]*([.A77]-[.A76])" office:value-type="float" office:value="0.904549945710374" calcext:value-type="float">
            <text:p>0.9</text:p>
          </table:table-cell>
          <table:table-cell table:formula="of:=([.C79]-[.C77])/([.A79]-[.A77])" office:value-type="float" office:value="0.202316852310071" calcext:value-type="float">
            <text:p>0.2</text:p>
          </table:table-cell>
        </table:table-row>
        <table:table-row table:style-name="ro2">
          <table:table-cell table:formula="of:=[.A77]+0.1" office:value-type="float" office:value="7.59999999999999" calcext:value-type="float">
            <text:p>7.6</text:p>
          </table:table-cell>
          <table:table-cell table:formula="of:=COS([.A78])" office:value-type="float" office:value="0.251259842582266" calcext:value-type="float">
            <text:p>0.25</text:p>
          </table:table-cell>
          <table:table-cell table:formula="of:=[.C77]+[.B78]*([.A78]-[.A77])" office:value-type="float" office:value="0.9296759299686" calcext:value-type="float">
            <text:p>0.93</text:p>
          </table:table-cell>
          <table:table-cell table:formula="of:=([.C80]-[.C78])/([.A80]-[.A78])" office:value-type="float" office:value="0.103664641300269" calcext:value-type="float">
            <text:p>0.1</text:p>
          </table:table-cell>
        </table:table-row>
        <table:table-row table:style-name="ro2">
          <table:table-cell table:formula="of:=[.A78]+0.1" office:value-type="float" office:value="7.69999999999999" calcext:value-type="float">
            <text:p>7.7</text:p>
          </table:table-cell>
          <table:table-cell table:formula="of:=COS([.A79])" office:value-type="float" office:value="0.153373862037876" calcext:value-type="float">
            <text:p>0.15</text:p>
          </table:table-cell>
          <table:table-cell table:formula="of:=[.C78]+[.B79]*([.A79]-[.A78])" office:value-type="float" office:value="0.945013316172388" calcext:value-type="float">
            <text:p>0.95</text:p>
          </table:table-cell>
          <table:table-cell table:formula="of:=([.C81]-[.C79])/([.A81]-[.A79])" office:value-type="float" office:value="0.12272900210031" calcext:value-type="float">
            <text:p>0.12</text:p>
          </table:table-cell>
        </table:table-row>
        <table:table-row table:style-name="ro2">
          <table:table-cell table:formula="of:=[.A79]+0.1" office:value-type="float" office:value="7.79999999999999" calcext:value-type="float">
            <text:p>7.8</text:p>
          </table:table-cell>
          <table:table-cell table:formula="of:=COS([.A80])" office:value-type="float" office:value="0.0539554205626613" calcext:value-type="float">
            <text:p>0.05</text:p>
          </table:table-cell>
          <table:table-cell table:formula="of:=[.C79]+[.B80]*([.A80]-[.A79])" office:value-type="float" office:value="0.950408858228654" calcext:value-type="float">
            <text:p>0.95</text:p>
          </table:table-cell>
          <table:table-cell table:formula="of:=([.C82]-[.C80])/([.A82]-[.A80])" office:value-type="float" office:value="0.121847289516494" calcext:value-type="float">
            <text:p>0.12</text:p>
          </table:table-cell>
        </table:table-row>
      </table:table>
      <table:table table:name="sin 微分" table:style-name="ta1">
        <table:shapes>
          <draw:frame draw:z-index="0" draw:style-name="gr2" draw:text-style-name="P1" svg:width="15.999cm" svg:height="8.999cm" svg:x="3.456cm" svg:y="3.809cm">
            <draw:object draw:notify-on-update-of-ranges="'sin 微分'.A2:'sin 微分'.A80 'sin 微分'.B1:'sin 微分'.B1 'sin 微分'.B2:'sin 微分'.B80 'sin 微分'.A2:'sin 微分'.A80 'sin 微分'.C1:'sin 微分'.C1 'sin 微分'.C2:'sin 微分'.C80 'sin 微分'.A2:'sin 微分'.A80 'sin 微分'.D1:'sin 微分'.D1 'sin 微分'.D2:'sin 微分'.D8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=sin(x)</text:p>
          </table:table-cell>
          <table:table-cell office:value-type="string" calcext:value-type="string">
            <text:p>dy/dx</text:p>
          </table:table-cell>
          <table:table-cell office:value-type="string" calcext:value-type="string">
            <text:p>cos x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A2])" office:value-type="float" office:value="0" calcext:value-type="float">
            <text:p>0</text:p>
          </table:table-cell>
          <table:table-cell table:formula="of:=([.B3]-[.B2])/([.$A3]-[.$A2])" office:value-type="float" office:value="0.998334166468282" calcext:value-type="float">
            <text:p>1</text:p>
          </table:table-cell>
          <table:table-cell table:formula="of:=COS([.A2])" office:value-type="float" office:value="1" calcext:value-type="float">
            <text:p>1</text:p>
          </table:table-cell>
        </table:table-row>
        <table:table-row table:style-name="ro2">
          <table:table-cell table:formula="of:=[.A2]+0.1" office:value-type="float" office:value="0.1" calcext:value-type="float">
            <text:p>0.1</text:p>
          </table:table-cell>
          <table:table-cell table:formula="of:=SIN([.A3])" office:value-type="float" office:value="0.0998334166468282" calcext:value-type="float">
            <text:p>0.1</text:p>
          </table:table-cell>
          <table:table-cell table:formula="of:=([.B4]-[.B3])/([.$A4]-[.$A3])" office:value-type="float" office:value="0.988359141482331" calcext:value-type="float">
            <text:p>0.99</text:p>
          </table:table-cell>
          <table:table-cell table:formula="of:=COS([.A3])" office:value-type="float" office:value="0.995004165278026" calcext:value-type="float">
            <text:p>1</text:p>
          </table:table-cell>
        </table:table-row>
        <table:table-row table:style-name="ro2">
          <table:table-cell table:formula="of:=[.A3]+0.1" office:value-type="float" office:value="0.2" calcext:value-type="float">
            <text:p>0.2</text:p>
          </table:table-cell>
          <table:table-cell table:formula="of:=SIN([.A4])" office:value-type="float" office:value="0.198669330795061" calcext:value-type="float">
            <text:p>0.2</text:p>
          </table:table-cell>
          <table:table-cell table:formula="of:=([.B5]-[.B4])/([.$A5]-[.$A4])" office:value-type="float" office:value="0.968508758662784" calcext:value-type="float">
            <text:p>0.97</text:p>
          </table:table-cell>
          <table:table-cell table:formula="of:=COS([.A4])" office:value-type="float" office:value="0.980066577841242" calcext:value-type="float">
            <text:p>0.98</text:p>
          </table:table-cell>
        </table:table-row>
        <table:table-row table:style-name="ro2">
          <table:table-cell table:formula="of:=[.A4]+0.1" office:value-type="float" office:value="0.3" calcext:value-type="float">
            <text:p>0.3</text:p>
          </table:table-cell>
          <table:table-cell table:formula="of:=SIN([.A5])" office:value-type="float" office:value="0.29552020666134" calcext:value-type="float">
            <text:p>0.3</text:p>
          </table:table-cell>
          <table:table-cell table:formula="of:=([.B6]-[.B5])/([.$A6]-[.$A5])" office:value-type="float" office:value="0.938981356473109" calcext:value-type="float">
            <text:p>0.94</text:p>
          </table:table-cell>
          <table:table-cell table:formula="of:=COS([.A5])" office:value-type="float" office:value="0.955336489125606" calcext:value-type="float">
            <text:p>0.96</text:p>
          </table:table-cell>
        </table:table-row>
        <table:table-row table:style-name="ro2">
          <table:table-cell table:formula="of:=[.A5]+0.1" office:value-type="float" office:value="0.4" calcext:value-type="float">
            <text:p>0.4</text:p>
          </table:table-cell>
          <table:table-cell table:formula="of:=SIN([.A6])" office:value-type="float" office:value="0.38941834230865" calcext:value-type="float">
            <text:p>0.39</text:p>
          </table:table-cell>
          <table:table-cell table:formula="of:=([.B7]-[.B6])/([.$A7]-[.$A6])" office:value-type="float" office:value="0.900071962955525" calcext:value-type="float">
            <text:p>0.9</text:p>
          </table:table-cell>
          <table:table-cell table:formula="of:=COS([.A6])" office:value-type="float" office:value="0.921060994002885" calcext:value-type="float">
            <text:p>0.92</text:p>
          </table:table-cell>
        </table:table-row>
        <table:table-row table:style-name="ro2">
          <table:table-cell table:formula="of:=[.A6]+0.1" office:value-type="float" office:value="0.5" calcext:value-type="float">
            <text:p>0.5</text:p>
          </table:table-cell>
          <table:table-cell table:formula="of:=SIN([.A7])" office:value-type="float" office:value="0.479425538604203" calcext:value-type="float">
            <text:p>0.48</text:p>
          </table:table-cell>
          <table:table-cell table:formula="of:=([.B8]-[.B7])/([.$A8]-[.$A7])" office:value-type="float" office:value="0.852169347908324" calcext:value-type="float">
            <text:p>0.85</text:p>
          </table:table-cell>
          <table:table-cell table:formula="of:=COS([.A7])" office:value-type="float" office:value="0.877582561890373" calcext:value-type="float">
            <text:p>0.88</text:p>
          </table:table-cell>
        </table:table-row>
        <table:table-row table:style-name="ro2">
          <table:table-cell table:formula="of:=[.A7]+0.1" office:value-type="float" office:value="0.6" calcext:value-type="float">
            <text:p>0.6</text:p>
          </table:table-cell>
          <table:table-cell table:formula="of:=SIN([.A8])" office:value-type="float" office:value="0.564642473395035" calcext:value-type="float">
            <text:p>0.56</text:p>
          </table:table-cell>
          <table:table-cell table:formula="of:=([.B9]-[.B8])/([.$A9]-[.$A8])" office:value-type="float" office:value="0.795752138426557" calcext:value-type="float">
            <text:p>0.8</text:p>
          </table:table-cell>
          <table:table-cell table:formula="of:=COS([.A8])" office:value-type="float" office:value="0.825335614909678" calcext:value-type="float">
            <text:p>0.83</text:p>
          </table:table-cell>
        </table:table-row>
        <table:table-row table:style-name="ro2">
          <table:table-cell table:formula="of:=[.A8]+0.1" office:value-type="float" office:value="0.7" calcext:value-type="float">
            <text:p>0.7</text:p>
          </table:table-cell>
          <table:table-cell table:formula="of:=SIN([.A9])" office:value-type="float" office:value="0.644217687237691" calcext:value-type="float">
            <text:p>0.64</text:p>
          </table:table-cell>
          <table:table-cell table:formula="of:=([.B10]-[.B9])/([.$A10]-[.$A9])" office:value-type="float" office:value="0.731384036618317" calcext:value-type="float">
            <text:p>0.73</text:p>
          </table:table-cell>
          <table:table-cell table:formula="of:=COS([.A9])" office:value-type="float" office:value="0.764842187284488" calcext:value-type="float">
            <text:p>0.76</text:p>
          </table:table-cell>
        </table:table-row>
        <table:table-row table:style-name="ro2">
          <table:table-cell table:formula="of:=[.A9]+0.1" office:value-type="float" office:value="0.8" calcext:value-type="float">
            <text:p>0.8</text:p>
          </table:table-cell>
          <table:table-cell table:formula="of:=SIN([.A10])" office:value-type="float" office:value="0.717356090899523" calcext:value-type="float">
            <text:p>0.72</text:p>
          </table:table-cell>
          <table:table-cell table:formula="of:=([.B11]-[.B10])/([.$A11]-[.$A10])" office:value-type="float" office:value="0.659708187279606" calcext:value-type="float">
            <text:p>0.66</text:p>
          </table:table-cell>
          <table:table-cell table:formula="of:=COS([.A10])" office:value-type="float" office:value="0.696706709347165" calcext:value-type="float">
            <text:p>0.7</text:p>
          </table:table-cell>
        </table:table-row>
        <table:table-row table:style-name="ro2">
          <table:table-cell table:formula="of:=[.A10]+0.1" office:value-type="float" office:value="0.9" calcext:value-type="float">
            <text:p>0.9</text:p>
          </table:table-cell>
          <table:table-cell table:formula="of:=SIN([.A11])" office:value-type="float" office:value="0.783326909627483" calcext:value-type="float">
            <text:p>0.78</text:p>
          </table:table-cell>
          <table:table-cell table:formula="of:=([.B12]-[.B11])/([.$A12]-[.$A11])" office:value-type="float" office:value="0.581440751804131" calcext:value-type="float">
            <text:p>0.58</text:p>
          </table:table-cell>
          <table:table-cell table:formula="of:=COS([.A11])" office:value-type="float" office:value="0.621609968270665" calcext:value-type="float">
            <text:p>0.62</text:p>
          </table:table-cell>
        </table:table-row>
        <table:table-row table:style-name="ro2">
          <table:table-cell table:formula="of:=[.A11]+0.1" office:value-type="float" office:value="1" calcext:value-type="float">
            <text:p>1</text:p>
          </table:table-cell>
          <table:table-cell table:formula="of:=SIN([.A12])" office:value-type="float" office:value="0.841470984807896" calcext:value-type="float">
            <text:p>0.84</text:p>
          </table:table-cell>
          <table:table-cell table:formula="of:=([.B13]-[.B12])/([.$A13]-[.$A12])" office:value-type="float" office:value="0.497363752535389" calcext:value-type="float">
            <text:p>0.5</text:p>
          </table:table-cell>
          <table:table-cell table:formula="of:=COS([.A12])" office:value-type="float" office:value="0.54030230586814" calcext:value-type="float">
            <text:p>0.54</text:p>
          </table:table-cell>
        </table:table-row>
        <table:table-row table:style-name="ro2">
          <table:table-cell table:formula="of:=[.A12]+0.1" office:value-type="float" office:value="1.1" calcext:value-type="float">
            <text:p>1.1</text:p>
          </table:table-cell>
          <table:table-cell table:formula="of:=SIN([.A13])" office:value-type="float" office:value="0.891207360061435" calcext:value-type="float">
            <text:p>0.89</text:p>
          </table:table-cell>
          <table:table-cell table:formula="of:=([.B14]-[.B13])/([.$A14]-[.$A13])" office:value-type="float" office:value="0.408317259057909" calcext:value-type="float">
            <text:p>0.41</text:p>
          </table:table-cell>
          <table:table-cell table:formula="of:=COS([.A13])" office:value-type="float" office:value="0.453596121425577" calcext:value-type="float">
            <text:p>0.45</text:p>
          </table:table-cell>
        </table:table-row>
        <table:table-row table:style-name="ro2">
          <table:table-cell table:formula="of:=[.A13]+0.1" office:value-type="float" office:value="1.2" calcext:value-type="float">
            <text:p>1.2</text:p>
          </table:table-cell>
          <table:table-cell table:formula="of:=SIN([.A14])" office:value-type="float" office:value="0.932039085967226" calcext:value-type="float">
            <text:p>0.93</text:p>
          </table:table-cell>
          <table:table-cell table:formula="of:=([.B15]-[.B14])/([.$A15]-[.$A14])" office:value-type="float" office:value="0.315190994499666" calcext:value-type="float">
            <text:p>0.32</text:p>
          </table:table-cell>
          <table:table-cell table:formula="of:=COS([.A14])" office:value-type="float" office:value="0.362357754476674" calcext:value-type="float">
            <text:p>0.36</text:p>
          </table:table-cell>
        </table:table-row>
        <table:table-row table:style-name="ro2">
          <table:table-cell table:formula="of:=[.A14]+0.1" office:value-type="float" office:value="1.3" calcext:value-type="float">
            <text:p>1.3</text:p>
          </table:table-cell>
          <table:table-cell table:formula="of:=SIN([.A15])" office:value-type="float" office:value="0.963558185417193" calcext:value-type="float">
            <text:p>0.96</text:p>
          </table:table-cell>
          <table:table-cell table:formula="of:=([.B16]-[.B15])/([.$A16]-[.$A15])" office:value-type="float" office:value="0.218915445712673" calcext:value-type="float">
            <text:p>0.22</text:p>
          </table:table-cell>
          <table:table-cell table:formula="of:=COS([.A15])" office:value-type="float" office:value="0.267498828624587" calcext:value-type="float">
            <text:p>0.27</text:p>
          </table:table-cell>
        </table:table-row>
        <table:table-row table:style-name="ro2">
          <table:table-cell table:formula="of:=[.A15]+0.1" office:value-type="float" office:value="1.4" calcext:value-type="float">
            <text:p>1.4</text:p>
          </table:table-cell>
          <table:table-cell table:formula="of:=SIN([.A16])" office:value-type="float" office:value="0.98544972998846" calcext:value-type="float">
            <text:p>0.99</text:p>
          </table:table-cell>
          <table:table-cell table:formula="of:=([.B17]-[.B16])/([.$A17]-[.$A16])" office:value-type="float" office:value="0.120452566155942" calcext:value-type="float">
            <text:p>0.12</text:p>
          </table:table-cell>
          <table:table-cell table:formula="of:=COS([.A16])" office:value-type="float" office:value="0.169967142900241" calcext:value-type="float">
            <text:p>0.17</text:p>
          </table:table-cell>
        </table:table-row>
        <table:table-row table:style-name="ro2">
          <table:table-cell table:formula="of:=[.A16]+0.1" office:value-type="float" office:value="1.5" calcext:value-type="float">
            <text:p>1.5</text:p>
          </table:table-cell>
          <table:table-cell table:formula="of:=SIN([.A17])" office:value-type="float" office:value="0.997494986604055" calcext:value-type="float">
            <text:p>1</text:p>
          </table:table-cell>
          <table:table-cell table:formula="of:=([.B18]-[.B17])/([.$A18]-[.$A17])" office:value-type="float" office:value="0.0207861643745066" calcext:value-type="float">
            <text:p>0.02</text:p>
          </table:table-cell>
          <table:table-cell table:formula="of:=COS([.A17])" office:value-type="float" office:value="0.0707372016677027" calcext:value-type="float">
            <text:p>0.07</text:p>
          </table:table-cell>
        </table:table-row>
        <table:table-row table:style-name="ro2">
          <table:table-cell table:formula="of:=[.A17]+0.1" office:value-type="float" office:value="1.6" calcext:value-type="float">
            <text:p>1.6</text:p>
          </table:table-cell>
          <table:table-cell table:formula="of:=SIN([.A18])" office:value-type="float" office:value="0.999573603041505" calcext:value-type="float">
            <text:p>1</text:p>
          </table:table-cell>
          <table:table-cell table:formula="of:=([.B19]-[.B18])/([.$A19]-[.$A18])" office:value-type="float" office:value="-0.0790879258903653" calcext:value-type="float">
            <text:p>-0.08</text:p>
          </table:table-cell>
          <table:table-cell table:formula="of:=COS([.A18])" office:value-type="float" office:value="-0.029199522301289" calcext:value-type="float">
            <text:p>-0.03</text:p>
          </table:table-cell>
        </table:table-row>
        <table:table-row table:style-name="ro2">
          <table:table-cell table:formula="of:=[.A18]+0.1" office:value-type="float" office:value="1.7" calcext:value-type="float">
            <text:p>1.7</text:p>
          </table:table-cell>
          <table:table-cell table:formula="of:=SIN([.A19])" office:value-type="float" office:value="0.991664810452468" calcext:value-type="float">
            <text:p>0.99</text:p>
          </table:table-cell>
          <table:table-cell table:formula="of:=([.B20]-[.B19])/([.$A20]-[.$A19])" office:value-type="float" office:value="-0.178171795742735" calcext:value-type="float">
            <text:p>-0.18</text:p>
          </table:table-cell>
          <table:table-cell table:formula="of:=COS([.A19])" office:value-type="float" office:value="-0.128844494295525" calcext:value-type="float">
            <text:p>-0.13</text:p>
          </table:table-cell>
        </table:table-row>
        <table:table-row table:style-name="ro2">
          <table:table-cell table:formula="of:=[.A19]+0.1" office:value-type="float" office:value="1.8" calcext:value-type="float">
            <text:p>1.8</text:p>
          </table:table-cell>
          <table:table-cell table:formula="of:=SIN([.A20])" office:value-type="float" office:value="0.973847630878195" calcext:value-type="float">
            <text:p>0.97</text:p>
          </table:table-cell>
          <table:table-cell table:formula="of:=([.B21]-[.B20])/([.$A21]-[.$A20])" office:value-type="float" office:value="-0.275475431907808" calcext:value-type="float">
            <text:p>-0.28</text:p>
          </table:table-cell>
          <table:table-cell table:formula="of:=COS([.A20])" office:value-type="float" office:value="-0.227202094693087" calcext:value-type="float">
            <text:p>-0.23</text:p>
          </table:table-cell>
        </table:table-row>
        <table:table-row table:style-name="ro2">
          <table:table-cell table:formula="of:=[.A20]+0.1" office:value-type="float" office:value="1.9" calcext:value-type="float">
            <text:p>1.9</text:p>
          </table:table-cell>
          <table:table-cell table:formula="of:=SIN([.A21])" office:value-type="float" office:value="0.946300087687414" calcext:value-type="float">
            <text:p>0.95</text:p>
          </table:table-cell>
          <table:table-cell table:formula="of:=([.B22]-[.B21])/([.$A22]-[.$A21])" office:value-type="float" office:value="-0.370026608617328" calcext:value-type="float">
            <text:p>-0.37</text:p>
          </table:table-cell>
          <table:table-cell table:formula="of:=COS([.A21])" office:value-type="float" office:value="-0.323289566863504" calcext:value-type="float">
            <text:p>-0.32</text:p>
          </table:table-cell>
        </table:table-row>
        <table:table-row table:style-name="ro2">
          <table:table-cell table:formula="of:=[.A21]+0.1" office:value-type="float" office:value="2" calcext:value-type="float">
            <text:p>2</text:p>
          </table:table-cell>
          <table:table-cell table:formula="of:=SIN([.A22])" office:value-type="float" office:value="0.909297426825681" calcext:value-type="float">
            <text:p>0.91</text:p>
          </table:table-cell>
          <table:table-cell table:formula="of:=([.B23]-[.B22])/([.$A23]-[.$A22])" office:value-type="float" office:value="-0.46088060176808" calcext:value-type="float">
            <text:p>-0.46</text:p>
          </table:table-cell>
          <table:table-cell table:formula="of:=COS([.A22])" office:value-type="float" office:value="-0.416146836547143" calcext:value-type="float">
            <text:p>-0.42</text:p>
          </table:table-cell>
        </table:table-row>
        <table:table-row table:style-name="ro2">
          <table:table-cell table:formula="of:=[.A22]+0.1" office:value-type="float" office:value="2.1" calcext:value-type="float">
            <text:p>2.1</text:p>
          </table:table-cell>
          <table:table-cell table:formula="of:=SIN([.A23])" office:value-type="float" office:value="0.863209366648873" calcext:value-type="float">
            <text:p>0.86</text:p>
          </table:table-cell>
          <table:table-cell table:formula="of:=([.B24]-[.B23])/([.$A24]-[.$A23])" office:value-type="float" office:value="-0.547129628292836" calcext:value-type="float">
            <text:p>-0.55</text:p>
          </table:table-cell>
          <table:table-cell table:formula="of:=COS([.A23])" office:value-type="float" office:value="-0.504846104599858" calcext:value-type="float">
            <text:p>-0.5</text:p>
          </table:table-cell>
        </table:table-row>
        <table:table-row table:style-name="ro2">
          <table:table-cell table:formula="of:=[.A23]+0.1" office:value-type="float" office:value="2.2" calcext:value-type="float">
            <text:p>2.2</text:p>
          </table:table-cell>
          <table:table-cell table:formula="of:=SIN([.A24])" office:value-type="float" office:value="0.80849640381959" calcext:value-type="float">
            <text:p>0.81</text:p>
          </table:table-cell>
          <table:table-cell table:formula="of:=([.B25]-[.B24])/([.$A25]-[.$A24])" office:value-type="float" office:value="-0.627911916428701" calcext:value-type="float">
            <text:p>-0.63</text:p>
          </table:table-cell>
          <table:table-cell table:formula="of:=COS([.A24])" office:value-type="float" office:value="-0.588501117255346" calcext:value-type="float">
            <text:p>-0.59</text:p>
          </table:table-cell>
        </table:table-row>
        <table:table-row table:style-name="ro2">
          <table:table-cell table:formula="of:=[.A24]+0.1" office:value-type="float" office:value="2.3" calcext:value-type="float">
            <text:p>2.3</text:p>
          </table:table-cell>
          <table:table-cell table:formula="of:=SIN([.A25])" office:value-type="float" office:value="0.74570521217672" calcext:value-type="float">
            <text:p>0.75</text:p>
          </table:table-cell>
          <table:table-cell table:formula="of:=([.B26]-[.B25])/([.$A26]-[.$A25])" office:value-type="float" office:value="-0.702420316255693" calcext:value-type="float">
            <text:p>-0.7</text:p>
          </table:table-cell>
          <table:table-cell table:formula="of:=COS([.A25])" office:value-type="float" office:value="-0.666276021279825" calcext:value-type="float">
            <text:p>-0.67</text:p>
          </table:table-cell>
        </table:table-row>
        <table:table-row table:style-name="ro2">
          <table:table-cell table:formula="of:=[.A25]+0.1" office:value-type="float" office:value="2.4" calcext:value-type="float">
            <text:p>2.4</text:p>
          </table:table-cell>
          <table:table-cell table:formula="of:=SIN([.A26])" office:value-type="float" office:value="0.67546318055115" calcext:value-type="float">
            <text:p>0.68</text:p>
          </table:table-cell>
          <table:table-cell table:formula="of:=([.B27]-[.B26])/([.$A27]-[.$A26])" office:value-type="float" office:value="-0.769910364471945" calcext:value-type="float">
            <text:p>-0.77</text:p>
          </table:table-cell>
          <table:table-cell table:formula="of:=COS([.A26])" office:value-type="float" office:value="-0.737393715541246" calcext:value-type="float">
            <text:p>-0.74</text:p>
          </table:table-cell>
        </table:table-row>
        <table:table-row table:style-name="ro2">
          <table:table-cell table:formula="of:=[.A26]+0.1" office:value-type="float" office:value="2.5" calcext:value-type="float">
            <text:p>2.5</text:p>
          </table:table-cell>
          <table:table-cell table:formula="of:=SIN([.A27])" office:value-type="float" office:value="0.598472144103956" calcext:value-type="float">
            <text:p>0.6</text:p>
          </table:table-cell>
          <table:table-cell table:formula="of:=([.B28]-[.B27])/([.$A28]-[.$A27])" office:value-type="float" office:value="-0.829707722824923" calcext:value-type="float">
            <text:p>-0.83</text:p>
          </table:table-cell>
          <table:table-cell table:formula="of:=COS([.A27])" office:value-type="float" office:value="-0.801143615546934" calcext:value-type="float">
            <text:p>-0.8</text:p>
          </table:table-cell>
        </table:table-row>
        <table:table-row table:style-name="ro2">
          <table:table-cell table:formula="of:=[.A27]+0.1" office:value-type="float" office:value="2.6" calcext:value-type="float">
            <text:p>2.6</text:p>
          </table:table-cell>
          <table:table-cell table:formula="of:=SIN([.A28])" office:value-type="float" office:value="0.515501371821463" calcext:value-type="float">
            <text:p>0.52</text:p>
          </table:table-cell>
          <table:table-cell table:formula="of:=([.B29]-[.B28])/([.$A29]-[.$A28])" office:value-type="float" office:value="-0.881214915876344" calcext:value-type="float">
            <text:p>-0.88</text:p>
          </table:table-cell>
          <table:table-cell table:formula="of:=COS([.A28])" office:value-type="float" office:value="-0.856888753368948" calcext:value-type="float">
            <text:p>-0.86</text:p>
          </table:table-cell>
        </table:table-row>
        <table:table-row table:style-name="ro2">
          <table:table-cell table:formula="of:=[.A28]+0.1" office:value-type="float" office:value="2.7" calcext:value-type="float">
            <text:p>2.7</text:p>
          </table:table-cell>
          <table:table-cell table:formula="of:=SIN([.A29])" office:value-type="float" office:value="0.427379880233829" calcext:value-type="float">
            <text:p>0.43</text:p>
          </table:table-cell>
          <table:table-cell table:formula="of:=([.B30]-[.B29])/([.$A30]-[.$A29])" office:value-type="float" office:value="-0.92391730077925" calcext:value-type="float">
            <text:p>-0.92</text:p>
          </table:table-cell>
          <table:table-cell table:formula="of:=COS([.A29])" office:value-type="float" office:value="-0.904072142017062" calcext:value-type="float">
            <text:p>-0.9</text:p>
          </table:table-cell>
        </table:table-row>
        <table:table-row table:style-name="ro2">
          <table:table-cell table:formula="of:=[.A29]+0.1" office:value-type="float" office:value="2.8" calcext:value-type="float">
            <text:p>2.8</text:p>
          </table:table-cell>
          <table:table-cell table:formula="of:=SIN([.A30])" office:value-type="float" office:value="0.334988150155904" calcext:value-type="float">
            <text:p>0.33</text:p>
          </table:table-cell>
          <table:table-cell table:formula="of:=([.B31]-[.B30])/([.$A31]-[.$A30])" office:value-type="float" office:value="-0.957388209419226" calcext:value-type="float">
            <text:p>-0.96</text:p>
          </table:table-cell>
          <table:table-cell table:formula="of:=COS([.A30])" office:value-type="float" office:value="-0.942222340668658" calcext:value-type="float">
            <text:p>-0.94</text:p>
          </table:table-cell>
        </table:table-row>
        <table:table-row table:style-name="ro2">
          <table:table-cell table:formula="of:=[.A30]+0.1" office:value-type="float" office:value="2.9" calcext:value-type="float">
            <text:p>2.9</text:p>
          </table:table-cell>
          <table:table-cell table:formula="of:=SIN([.A31])" office:value-type="float" office:value="0.239249329213981" calcext:value-type="float">
            <text:p>0.24</text:p>
          </table:table-cell>
          <table:table-cell table:formula="of:=([.B32]-[.B31])/([.$A32]-[.$A31])" office:value-type="float" office:value="-0.981293211541151" calcext:value-type="float">
            <text:p>-0.98</text:p>
          </table:table-cell>
          <table:table-cell table:formula="of:=COS([.A31])" office:value-type="float" office:value="-0.970958165149591" calcext:value-type="float">
            <text:p>-0.97</text:p>
          </table:table-cell>
        </table:table-row>
        <table:table-row table:style-name="ro2">
          <table:table-cell table:formula="of:=[.A31]+0.1" office:value-type="float" office:value="3" calcext:value-type="float">
            <text:p>3</text:p>
          </table:table-cell>
          <table:table-cell table:formula="of:=SIN([.A32])" office:value-type="float" office:value="0.141120008059866" calcext:value-type="float">
            <text:p>0.14</text:p>
          </table:table-cell>
          <table:table-cell table:formula="of:=([.B33]-[.B32])/([.$A33]-[.$A32])" office:value-type="float" office:value="-0.995393456265767" calcext:value-type="float">
            <text:p>-1</text:p>
          </table:table-cell>
          <table:table-cell table:formula="of:=COS([.A32])" office:value-type="float" office:value="-0.989992496600446" calcext:value-type="float">
            <text:p>-0.99</text:p>
          </table:table-cell>
        </table:table-row>
        <table:table-row table:style-name="ro2">
          <table:table-cell table:formula="of:=[.A32]+0.1" office:value-type="float" office:value="3.1" calcext:value-type="float">
            <text:p>3.1</text:p>
          </table:table-cell>
          <table:table-cell table:formula="of:=SIN([.A33])" office:value-type="float" office:value="0.0415806624332892" calcext:value-type="float">
            <text:p>0.04</text:p>
          </table:table-cell>
          <table:table-cell table:formula="of:=([.B34]-[.B33])/([.$A34]-[.$A33])" office:value-type="float" office:value="-0.999548058608705" calcext:value-type="float">
            <text:p>-1</text:p>
          </table:table-cell>
          <table:table-cell table:formula="of:=COS([.A33])" office:value-type="float" office:value="-0.999135150273279" calcext:value-type="float">
            <text:p>-1</text:p>
          </table:table-cell>
        </table:table-row>
        <table:table-row table:style-name="ro2">
          <table:table-cell table:formula="of:=[.A33]+0.1" office:value-type="float" office:value="3.2" calcext:value-type="float">
            <text:p>3.2</text:p>
          </table:table-cell>
          <table:table-cell table:formula="of:=SIN([.A34])" office:value-type="float" office:value="-0.0583741434275814" calcext:value-type="float">
            <text:p>-0.06</text:p>
          </table:table-cell>
          <table:table-cell table:formula="of:=([.B35]-[.B34])/([.$A35]-[.$A34])" office:value-type="float" office:value="-0.993715507156685" calcext:value-type="float">
            <text:p>-0.99</text:p>
          </table:table-cell>
          <table:table-cell table:formula="of:=COS([.A34])" office:value-type="float" office:value="-0.998294775794753" calcext:value-type="float">
            <text:p>-1</text:p>
          </table:table-cell>
        </table:table-row>
        <table:table-row table:style-name="ro2">
          <table:table-cell table:formula="of:=[.A34]+0.1" office:value-type="float" office:value="3.3" calcext:value-type="float">
            <text:p>3.3</text:p>
          </table:table-cell>
          <table:table-cell table:formula="of:=SIN([.A35])" office:value-type="float" office:value="-0.15774569414325" calcext:value-type="float">
            <text:p>-0.16</text:p>
          </table:table-cell>
          <table:table-cell table:formula="of:=([.B36]-[.B35])/([.$A36]-[.$A35])" office:value-type="float" office:value="-0.977954078835829" calcext:value-type="float">
            <text:p>-0.98</text:p>
          </table:table-cell>
          <table:table-cell table:formula="of:=COS([.A35])" office:value-type="float" office:value="-0.987479769908865" calcext:value-type="float">
            <text:p>-0.99</text:p>
          </table:table-cell>
        </table:table-row>
        <table:table-row table:style-name="ro2">
          <table:table-cell table:formula="of:=[.A35]+0.1" office:value-type="float" office:value="3.4" calcext:value-type="float">
            <text:p>3.4</text:p>
          </table:table-cell>
          <table:table-cell table:formula="of:=SIN([.A36])" office:value-type="float" office:value="-0.255541102026833" calcext:value-type="float">
            <text:p>-0.26</text:p>
          </table:table-cell>
          <table:table-cell table:formula="of:=([.B37]-[.B36])/([.$A37]-[.$A36])" office:value-type="float" office:value="-0.952421256627885" calcext:value-type="float">
            <text:p>-0.95</text:p>
          </table:table-cell>
          <table:table-cell table:formula="of:=COS([.A36])" office:value-type="float" office:value="-0.966798192579461" calcext:value-type="float">
            <text:p>-0.97</text:p>
          </table:table-cell>
        </table:table-row>
        <table:table-row table:style-name="ro2">
          <table:table-cell table:formula="of:=[.A36]+0.1" office:value-type="float" office:value="3.5" calcext:value-type="float">
            <text:p>3.5</text:p>
          </table:table-cell>
          <table:table-cell table:formula="of:=SIN([.A37])" office:value-type="float" office:value="-0.350783227689621" calcext:value-type="float">
            <text:p>-0.35</text:p>
          </table:table-cell>
          <table:table-cell table:formula="of:=([.B38]-[.B37])/([.$A38]-[.$A37])" office:value-type="float" office:value="-0.917372156052325" calcext:value-type="float">
            <text:p>-0.92</text:p>
          </table:table-cell>
          <table:table-cell table:formula="of:=COS([.A37])" office:value-type="float" office:value="-0.936456687290796" calcext:value-type="float">
            <text:p>-0.94</text:p>
          </table:table-cell>
        </table:table-row>
        <table:table-row table:style-name="ro2">
          <table:table-cell table:formula="of:=[.A37]+0.1" office:value-type="float" office:value="3.6" calcext:value-type="float">
            <text:p>3.6</text:p>
          </table:table-cell>
          <table:table-cell table:formula="of:=SIN([.A38])" office:value-type="float" office:value="-0.442520443294854" calcext:value-type="float">
            <text:p>-0.44</text:p>
          </table:table-cell>
          <table:table-cell table:formula="of:=([.B39]-[.B38])/([.$A39]-[.$A38])" office:value-type="float" office:value="-0.873156976136407" calcext:value-type="float">
            <text:p>-0.87</text:p>
          </table:table-cell>
          <table:table-cell table:formula="of:=COS([.A38])" office:value-type="float" office:value="-0.896758416334146" calcext:value-type="float">
            <text:p>-0.9</text:p>
          </table:table-cell>
        </table:table-row>
        <table:table-row table:style-name="ro2">
          <table:table-cell table:formula="of:=[.A38]+0.1" office:value-type="float" office:value="3.7" calcext:value-type="float">
            <text:p>3.7</text:p>
          </table:table-cell>
          <table:table-cell table:formula="of:=SIN([.A39])" office:value-type="float" office:value="-0.529836140908495" calcext:value-type="float">
            <text:p>-0.53</text:p>
          </table:table-cell>
          <table:table-cell table:formula="of:=([.B40]-[.B39])/([.$A40]-[.$A39])" office:value-type="float" office:value="-0.820217500342258" calcext:value-type="float">
            <text:p>-0.82</text:p>
          </table:table-cell>
          <table:table-cell table:formula="of:=COS([.A39])" office:value-type="float" office:value="-0.848100031710407" calcext:value-type="float">
            <text:p>-0.85</text:p>
          </table:table-cell>
        </table:table-row>
        <table:table-row table:style-name="ro2">
          <table:table-cell table:formula="of:=[.A39]+0.1" office:value-type="float" office:value="3.8" calcext:value-type="float">
            <text:p>3.8</text:p>
          </table:table-cell>
          <table:table-cell table:formula="of:=SIN([.A40])" office:value-type="float" office:value="-0.611857890942721" calcext:value-type="float">
            <text:p>-0.61</text:p>
          </table:table-cell>
          <table:table-cell table:formula="of:=([.B41]-[.B40])/([.$A41]-[.$A40])" office:value-type="float" office:value="-0.759082682412546" calcext:value-type="float">
            <text:p>-0.76</text:p>
          </table:table-cell>
          <table:table-cell table:formula="of:=COS([.A40])" office:value-type="float" office:value="-0.790967711914415" calcext:value-type="float">
            <text:p>-0.79</text:p>
          </table:table-cell>
        </table:table-row>
        <table:table-row table:style-name="ro2">
          <table:table-cell table:formula="of:=[.A40]+0.1" office:value-type="float" office:value="3.9" calcext:value-type="float">
            <text:p>3.9</text:p>
          </table:table-cell>
          <table:table-cell table:formula="of:=SIN([.A41])" office:value-type="float" office:value="-0.687766159183975" calcext:value-type="float">
            <text:p>-0.69</text:p>
          </table:table-cell>
          <table:table-cell table:formula="of:=([.B42]-[.B41])/([.$A42]-[.$A41])" office:value-type="float" office:value="-0.690363361239543" calcext:value-type="float">
            <text:p>-0.69</text:p>
          </table:table-cell>
          <table:table-cell table:formula="of:=COS([.A41])" office:value-type="float" office:value="-0.725932304200139" calcext:value-type="float">
            <text:p>-0.73</text:p>
          </table:table-cell>
        </table:table-row>
        <table:table-row table:style-name="ro2">
          <table:table-cell table:formula="of:=[.A41]+0.1" office:value-type="float" office:value="4" calcext:value-type="float">
            <text:p>4</text:p>
          </table:table-cell>
          <table:table-cell table:formula="of:=SIN([.A42])" office:value-type="float" office:value="-0.756802495307929" calcext:value-type="float">
            <text:p>-0.76</text:p>
          </table:table-cell>
          <table:table-cell table:formula="of:=([.B43]-[.B42])/([.$A43]-[.$A42])" office:value-type="float" office:value="-0.614746157564822" calcext:value-type="float">
            <text:p>-0.61</text:p>
          </table:table-cell>
          <table:table-cell table:formula="of:=COS([.A42])" office:value-type="float" office:value="-0.653643620863611" calcext:value-type="float">
            <text:p>-0.65</text:p>
          </table:table-cell>
        </table:table-row>
        <table:table-row table:style-name="ro2">
          <table:table-cell table:formula="of:=[.A42]+0.1" office:value-type="float" office:value="4.1" calcext:value-type="float">
            <text:p>4.1</text:p>
          </table:table-cell>
          <table:table-cell table:formula="of:=SIN([.A43])" office:value-type="float" office:value="-0.818277111064411" calcext:value-type="float">
            <text:p>-0.82</text:p>
          </table:table-cell>
          <table:table-cell table:formula="of:=([.B44]-[.B43])/([.$A44]-[.$A43])" office:value-type="float" office:value="-0.532986613491775" calcext:value-type="float">
            <text:p>-0.53</text:p>
          </table:table-cell>
          <table:table-cell table:formula="of:=COS([.A43])" office:value-type="float" office:value="-0.574823946533268" calcext:value-type="float">
            <text:p>-0.57</text:p>
          </table:table-cell>
        </table:table-row>
        <table:table-row table:style-name="ro2">
          <table:table-cell table:formula="of:=[.A43]+0.1" office:value-type="float" office:value="4.2" calcext:value-type="float">
            <text:p>4.2</text:p>
          </table:table-cell>
          <table:table-cell table:formula="of:=SIN([.A44])" office:value-type="float" office:value="-0.871575772413589" calcext:value-type="float">
            <text:p>-0.87</text:p>
          </table:table-cell>
          <table:table-cell table:formula="of:=([.B45]-[.B44])/([.$A45]-[.$A44])" office:value-type="float" office:value="-0.445901643358668" calcext:value-type="float">
            <text:p>-0.45</text:p>
          </table:table-cell>
          <table:table-cell table:formula="of:=COS([.A44])" office:value-type="float" office:value="-0.490260821340699" calcext:value-type="float">
            <text:p>-0.49</text:p>
          </table:table-cell>
        </table:table-row>
        <table:table-row table:style-name="ro2">
          <table:table-cell table:formula="of:=[.A44]+0.1" office:value-type="float" office:value="4.3" calcext:value-type="float">
            <text:p>4.3</text:p>
          </table:table-cell>
          <table:table-cell table:formula="of:=SIN([.A45])" office:value-type="float" office:value="-0.916165936749455" calcext:value-type="float">
            <text:p>-0.92</text:p>
          </table:table-cell>
          <table:table-cell table:formula="of:=([.B46]-[.B45])/([.$A46]-[.$A45])" office:value-type="float" office:value="-0.354361371400609" calcext:value-type="float">
            <text:p>-0.35</text:p>
          </table:table-cell>
          <table:table-cell table:formula="of:=COS([.A45])" office:value-type="float" office:value="-0.400799172079975" calcext:value-type="float">
            <text:p>-0.4</text:p>
          </table:table-cell>
        </table:table-row>
        <table:table-row table:style-name="ro2">
          <table:table-cell table:formula="of:=[.A45]+0.1" office:value-type="float" office:value="4.4" calcext:value-type="float">
            <text:p>4.4</text:p>
          </table:table-cell>
          <table:table-cell table:formula="of:=SIN([.A46])" office:value-type="float" office:value="-0.951602073889516" calcext:value-type="float">
            <text:p>-0.95</text:p>
          </table:table-cell>
          <table:table-cell table:formula="of:=([.B47]-[.B46])/([.$A47]-[.$A46])" office:value-type="float" office:value="-0.259280437755811" calcext:value-type="float">
            <text:p>-0.26</text:p>
          </table:table-cell>
          <table:table-cell table:formula="of:=COS([.A46])" office:value-type="float" office:value="-0.307332869978419" calcext:value-type="float">
            <text:p>-0.31</text:p>
          </table:table-cell>
        </table:table-row>
        <table:table-row table:style-name="ro2">
          <table:table-cell table:formula="of:=[.A46]+0.1" office:value-type="float" office:value="4.5" calcext:value-type="float">
            <text:p>4.5</text:p>
          </table:table-cell>
          <table:table-cell table:formula="of:=SIN([.A47])" office:value-type="float" office:value="-0.977530117665097" calcext:value-type="float">
            <text:p>-0.98</text:p>
          </table:table-cell>
          <table:table-cell table:formula="of:=([.B48]-[.B47])/([.$A48]-[.$A47])" office:value-type="float" office:value="-0.161608859683675" calcext:value-type="float">
            <text:p>-0.16</text:p>
          </table:table-cell>
          <table:table-cell table:formula="of:=COS([.A47])" office:value-type="float" office:value="-0.21079579943078" calcext:value-type="float">
            <text:p>-0.21</text:p>
          </table:table-cell>
        </table:table-row>
        <table:table-row table:style-name="ro2">
          <table:table-cell table:formula="of:=[.A47]+0.1" office:value-type="float" office:value="4.6" calcext:value-type="float">
            <text:p>4.6</text:p>
          </table:table-cell>
          <table:table-cell table:formula="of:=SIN([.A48])" office:value-type="float" office:value="-0.993691003633464" calcext:value-type="float">
            <text:p>-0.99</text:p>
          </table:table-cell>
          <table:table-cell table:formula="of:=([.B49]-[.B48])/([.$A49]-[.$A48])" office:value-type="float" office:value="-0.0623225393063644" calcext:value-type="float">
            <text:p>-0.06</text:p>
          </table:table-cell>
          <table:table-cell table:formula="of:=COS([.A48])" office:value-type="float" office:value="-0.112152526935055" calcext:value-type="float">
            <text:p>-0.11</text:p>
          </table:table-cell>
        </table:table-row>
        <table:table-row table:style-name="ro2">
          <table:table-cell table:formula="of:=[.A48]+0.1" office:value-type="float" office:value="4.7" calcext:value-type="float">
            <text:p>4.7</text:p>
          </table:table-cell>
          <table:table-cell table:formula="of:=SIN([.A49])" office:value-type="float" office:value="-0.999923257564101" calcext:value-type="float">
            <text:p>-1</text:p>
          </table:table-cell>
          <table:table-cell table:formula="of:=([.B50]-[.B49])/([.$A50]-[.$A49])" office:value-type="float" office:value="0.0375864872826005" calcext:value-type="float">
            <text:p>0.04</text:p>
          </table:table-cell>
          <table:table-cell table:formula="of:=COS([.A49])" office:value-type="float" office:value="-0.0123886634628914" calcext:value-type="float">
            <text:p>-0.01</text:p>
          </table:table-cell>
        </table:table-row>
        <table:table-row table:style-name="ro2">
          <table:table-cell table:formula="of:=[.A49]+0.1" office:value-type="float" office:value="4.8" calcext:value-type="float">
            <text:p>4.8</text:p>
          </table:table-cell>
          <table:table-cell table:formula="of:=SIN([.A50])" office:value-type="float" office:value="-0.996164608835841" calcext:value-type="float">
            <text:p>-1</text:p>
          </table:table-cell>
          <table:table-cell table:formula="of:=([.B51]-[.B50])/([.$A51]-[.$A50])" office:value-type="float" office:value="0.13711996211508" calcext:value-type="float">
            <text:p>0.14</text:p>
          </table:table-cell>
          <table:table-cell table:formula="of:=COS([.A50])" office:value-type="float" office:value="0.0874989834394455" calcext:value-type="float">
            <text:p>0.09</text:p>
          </table:table-cell>
        </table:table-row>
        <table:table-row table:style-name="ro2">
          <table:table-cell table:formula="of:=[.A50]+0.1" office:value-type="float" office:value="4.9" calcext:value-type="float">
            <text:p>4.9</text:p>
          </table:table-cell>
          <table:table-cell table:formula="of:=SIN([.A51])" office:value-type="float" office:value="-0.982452612624333" calcext:value-type="float">
            <text:p>-0.98</text:p>
          </table:table-cell>
          <table:table-cell table:formula="of:=([.B52]-[.B51])/([.$A52]-[.$A51])" office:value-type="float" office:value="0.235283379611939" calcext:value-type="float">
            <text:p>0.24</text:p>
          </table:table-cell>
          <table:table-cell table:formula="of:=COS([.A51])" office:value-type="float" office:value="0.186512369422574" calcext:value-type="float">
            <text:p>0.19</text:p>
          </table:table-cell>
        </table:table-row>
        <table:table-row table:style-name="ro2">
          <table:table-cell table:formula="of:=[.A51]+0.1" office:value-type="float" office:value="5" calcext:value-type="float">
            <text:p>5</text:p>
          </table:table-cell>
          <table:table-cell table:formula="of:=SIN([.A52])" office:value-type="float" office:value="-0.958924274663139" calcext:value-type="float">
            <text:p>-0.96</text:p>
          </table:table-cell>
          <table:table-cell table:formula="of:=([.B53]-[.B52])/([.$A53]-[.$A52])" office:value-type="float" office:value="0.33109592335406" calcext:value-type="float">
            <text:p>0.33</text:p>
          </table:table-cell>
          <table:table-cell table:formula="of:=COS([.A52])" office:value-type="float" office:value="0.283662185463225" calcext:value-type="float">
            <text:p>0.28</text:p>
          </table:table-cell>
        </table:table-row>
        <table:table-row table:style-name="ro2">
          <table:table-cell table:formula="of:=[.A52]+0.1" office:value-type="float" office:value="5.1" calcext:value-type="float">
            <text:p>5.1</text:p>
          </table:table-cell>
          <table:table-cell table:formula="of:=SIN([.A53])" office:value-type="float" office:value="-0.925814682327733" calcext:value-type="float">
            <text:p>-0.93</text:p>
          </table:table-cell>
          <table:table-cell table:formula="of:=([.B54]-[.B53])/([.$A54]-[.$A53])" office:value-type="float" office:value="0.423600266075788" calcext:value-type="float">
            <text:p>0.42</text:p>
          </table:table-cell>
          <table:table-cell table:formula="of:=COS([.A53])" office:value-type="float" office:value="0.377977742712979" calcext:value-type="float">
            <text:p>0.38</text:p>
          </table:table-cell>
        </table:table-row>
        <table:table-row table:style-name="ro2">
          <table:table-cell table:formula="of:=[.A53]+0.1" office:value-type="float" office:value="5.2" calcext:value-type="float">
            <text:p>5.2</text:p>
          </table:table-cell>
          <table:table-cell table:formula="of:=SIN([.A54])" office:value-type="float" office:value="-0.883454655720155" calcext:value-type="float">
            <text:p>-0.88</text:p>
          </table:table-cell>
          <table:table-cell table:formula="of:=([.B55]-[.B54])/([.$A55]-[.$A54])" office:value-type="float" office:value="0.511872134962519" calcext:value-type="float">
            <text:p>0.51</text:p>
          </table:table-cell>
          <table:table-cell table:formula="of:=COS([.A54])" office:value-type="float" office:value="0.468516671300375" calcext:value-type="float">
            <text:p>0.47</text:p>
          </table:table-cell>
        </table:table-row>
        <table:table-row table:style-name="ro2">
          <table:table-cell table:formula="of:=[.A54]+0.1" office:value-type="float" office:value="5.3" calcext:value-type="float">
            <text:p>5.3</text:p>
          </table:table-cell>
          <table:table-cell table:formula="of:=SIN([.A55])" office:value-type="float" office:value="-0.832267442223903" calcext:value-type="float">
            <text:p>-0.83</text:p>
          </table:table-cell>
          <table:table-cell table:formula="of:=([.B56]-[.B55])/([.$A56]-[.$A55])" office:value-type="float" office:value="0.595029546679135" calcext:value-type="float">
            <text:p>0.6</text:p>
          </table:table-cell>
          <table:table-cell table:formula="of:=COS([.A55])" office:value-type="float" office:value="0.554374336179159" calcext:value-type="float">
            <text:p>0.55</text:p>
          </table:table-cell>
        </table:table-row>
        <table:table-row table:style-name="ro2">
          <table:table-cell table:formula="of:=[.A55]+0.1" office:value-type="float" office:value="5.4" calcext:value-type="float">
            <text:p>5.4</text:p>
          </table:table-cell>
          <table:table-cell table:formula="of:=SIN([.A56])" office:value-type="float" office:value="-0.772764487555989" calcext:value-type="float">
            <text:p>-0.77</text:p>
          </table:table-cell>
          <table:table-cell table:formula="of:=([.B57]-[.B56])/([.$A57]-[.$A56])" office:value-type="float" office:value="0.672241619855951" calcext:value-type="float">
            <text:p>0.67</text:p>
          </table:table-cell>
          <table:table-cell table:formula="of:=COS([.A56])" office:value-type="float" office:value="0.634692875942632" calcext:value-type="float">
            <text:p>0.63</text:p>
          </table:table-cell>
        </table:table-row>
        <table:table-row table:style-name="ro2">
          <table:table-cell table:formula="of:=[.A56]+0.1" office:value-type="float" office:value="5.5" calcext:value-type="float">
            <text:p>5.5</text:p>
          </table:table-cell>
          <table:table-cell table:formula="of:=SIN([.A57])" office:value-type="float" office:value="-0.705540325570394" calcext:value-type="float">
            <text:p>-0.71</text:p>
          </table:table-cell>
          <table:table-cell table:formula="of:=([.B58]-[.B57])/([.$A58]-[.$A57])" office:value-type="float" office:value="0.742736876980705" calcext:value-type="float">
            <text:p>0.74</text:p>
          </table:table-cell>
          <table:table-cell table:formula="of:=COS([.A57])" office:value-type="float" office:value="0.708669774291258" calcext:value-type="float">
            <text:p>0.71</text:p>
          </table:table-cell>
        </table:table-row>
        <table:table-row table:style-name="ro2">
          <table:table-cell table:formula="of:=[.A57]+0.1" office:value-type="float" office:value="5.6" calcext:value-type="float">
            <text:p>5.6</text:p>
          </table:table-cell>
          <table:table-cell table:formula="of:=SIN([.A58])" office:value-type="float" office:value="-0.631266637872324" calcext:value-type="float">
            <text:p>-0.63</text:p>
          </table:table-cell>
          <table:table-cell table:formula="of:=([.B59]-[.B58])/([.$A59]-[.$A58])" office:value-type="float" office:value="0.805810952746832" calcext:value-type="float">
            <text:p>0.81</text:p>
          </table:table-cell>
          <table:table-cell table:formula="of:=COS([.A58])" office:value-type="float" office:value="0.775565878510247" calcext:value-type="float">
            <text:p>0.78</text:p>
          </table:table-cell>
        </table:table-row>
        <table:table-row table:style-name="ro2">
          <table:table-cell table:formula="of:=[.A58]+0.1" office:value-type="float" office:value="5.7" calcext:value-type="float">
            <text:p>5.7</text:p>
          </table:table-cell>
          <table:table-cell table:formula="of:=SIN([.A59])" office:value-type="float" office:value="-0.550685542597641" calcext:value-type="float">
            <text:p>-0.55</text:p>
          </table:table-cell>
          <table:table-cell table:formula="of:=([.B60]-[.B59])/([.$A60]-[.$A59])" office:value-type="float" office:value="0.860833631838804" calcext:value-type="float">
            <text:p>0.86</text:p>
          </table:table-cell>
          <table:table-cell table:formula="of:=COS([.A59])" office:value-type="float" office:value="0.834712784839157" calcext:value-type="float">
            <text:p>0.83</text:p>
          </table:table-cell>
        </table:table-row>
        <table:table-row table:style-name="ro2">
          <table:table-cell table:formula="of:=[.A59]+0.1" office:value-type="float" office:value="5.8" calcext:value-type="float">
            <text:p>5.8</text:p>
          </table:table-cell>
          <table:table-cell table:formula="of:=SIN([.A60])" office:value-type="float" office:value="-0.464602179413761" calcext:value-type="float">
            <text:p>-0.46</text:p>
          </table:table-cell>
          <table:table-cell table:formula="of:=([.B61]-[.B60])/([.$A61]-[.$A60])" office:value-type="float" office:value="0.907255145835207" calcext:value-type="float">
            <text:p>0.91</text:p>
          </table:table-cell>
          <table:table-cell table:formula="of:=COS([.A60])" office:value-type="float" office:value="0.885519516941317" calcext:value-type="float">
            <text:p>0.89</text:p>
          </table:table-cell>
        </table:table-row>
        <table:table-row table:style-name="ro2">
          <table:table-cell table:formula="of:=[.A60]+0.1" office:value-type="float" office:value="5.9" calcext:value-type="float">
            <text:p>5.9</text:p>
          </table:table-cell>
          <table:table-cell table:formula="of:=SIN([.A61])" office:value-type="float" office:value="-0.373876664830241" calcext:value-type="float">
            <text:p>-0.37</text:p>
          </table:table-cell>
          <table:table-cell table:formula="of:=([.B62]-[.B61])/([.$A62]-[.$A61])" office:value-type="float" office:value="0.944611666313103" calcext:value-type="float">
            <text:p>0.94</text:p>
          </table:table-cell>
          <table:table-cell table:formula="of:=COS([.A61])" office:value-type="float" office:value="0.927478430744034" calcext:value-type="float">
            <text:p>0.93</text:p>
          </table:table-cell>
        </table:table-row>
        <table:table-row table:style-name="ro2">
          <table:table-cell table:formula="of:=[.A61]+0.1" office:value-type="float" office:value="6" calcext:value-type="float">
            <text:p>6</text:p>
          </table:table-cell>
          <table:table-cell table:formula="of:=SIN([.A62])" office:value-type="float" office:value="-0.279415498198931" calcext:value-type="float">
            <text:p>-0.28</text:p>
          </table:table-cell>
          <table:table-cell table:formula="of:=([.B63]-[.B62])/([.$A63]-[.$A62])" office:value-type="float" office:value="0.972529939268302" calcext:value-type="float">
            <text:p>0.97</text:p>
          </table:table-cell>
          <table:table-cell table:formula="of:=COS([.A62])" office:value-type="float" office:value="0.960170286650365" calcext:value-type="float">
            <text:p>0.96</text:p>
          </table:table-cell>
        </table:table-row>
        <table:table-row table:style-name="ro2">
          <table:table-cell table:formula="of:=[.A62]+0.1" office:value-type="float" office:value="6.09999999999999" calcext:value-type="float">
            <text:p>6.1</text:p>
          </table:table-cell>
          <table:table-cell table:formula="of:=SIN([.A63])" office:value-type="float" office:value="-0.182162504272101" calcext:value-type="float">
            <text:p>-0.18</text:p>
          </table:table-cell>
          <table:table-cell table:formula="of:=([.B64]-[.B63])/([.$A64]-[.$A63])" office:value-type="float" office:value="0.990731014545989" calcext:value-type="float">
            <text:p>0.99</text:p>
          </table:table-cell>
          <table:table-cell table:formula="of:=COS([.A63])" office:value-type="float" office:value="0.983268438442584" calcext:value-type="float">
            <text:p>0.98</text:p>
          </table:table-cell>
        </table:table-row>
        <table:table-row table:style-name="ro2">
          <table:table-cell table:formula="of:=[.A63]+0.1" office:value-type="float" office:value="6.19999999999999" calcext:value-type="float">
            <text:p>6.2</text:p>
          </table:table-cell>
          <table:table-cell table:formula="of:=SIN([.A64])" office:value-type="float" office:value="-0.0830894028175026" calcext:value-type="float">
            <text:p>-0.08</text:p>
          </table:table-cell>
          <table:table-cell table:formula="of:=([.B65]-[.B64])/([.$A65]-[.$A64])" office:value-type="float" office:value="0.999033033018465" calcext:value-type="float">
            <text:p>1</text:p>
          </table:table-cell>
          <table:table-cell table:formula="of:=COS([.A64])" office:value-type="float" office:value="0.996542097023217" calcext:value-type="float">
            <text:p>1</text:p>
          </table:table-cell>
        </table:table-row>
        <table:table-row table:style-name="ro2">
          <table:table-cell table:formula="of:=[.A64]+0.1" office:value-type="float" office:value="6.29999999999999" calcext:value-type="float">
            <text:p>6.3</text:p>
          </table:table-cell>
          <table:table-cell table:formula="of:=SIN([.A65])" office:value-type="float" office:value="0.0168139004843435" calcext:value-type="float">
            <text:p>0.02</text:p>
          </table:table-cell>
          <table:table-cell table:formula="of:=([.B66]-[.B65])/([.$A66]-[.$A65])" office:value-type="float" office:value="0.997353043661434" calcext:value-type="float">
            <text:p>1</text:p>
          </table:table-cell>
          <table:table-cell table:formula="of:=COS([.A65])" office:value-type="float" office:value="0.999858636383415" calcext:value-type="float">
            <text:p>1</text:p>
          </table:table-cell>
        </table:table-row>
        <table:table-row table:style-name="ro2">
          <table:table-cell table:formula="of:=[.A65]+0.1" office:value-type="float" office:value="6.39999999999999" calcext:value-type="float">
            <text:p>6.4</text:p>
          </table:table-cell>
          <table:table-cell table:formula="of:=SIN([.A66])" office:value-type="float" office:value="0.116549204850487" calcext:value-type="float">
            <text:p>0.12</text:p>
          </table:table-cell>
          <table:table-cell table:formula="of:=([.B67]-[.B66])/([.$A67]-[.$A66])" office:value-type="float" office:value="0.985707832373223" calcext:value-type="float">
            <text:p>0.99</text:p>
          </table:table-cell>
          <table:table-cell table:formula="of:=COS([.A66])" office:value-type="float" office:value="0.993184918758193" calcext:value-type="float">
            <text:p>0.99</text:p>
          </table:table-cell>
        </table:table-row>
        <table:table-row table:style-name="ro2">
          <table:table-cell table:formula="of:=[.A66]+0.1" office:value-type="float" office:value="6.49999999999999" calcext:value-type="float">
            <text:p>6.5</text:p>
          </table:table-cell>
          <table:table-cell table:formula="of:=SIN([.A67])" office:value-type="float" office:value="0.215119988087809" calcext:value-type="float">
            <text:p>0.22</text:p>
          </table:table-cell>
          <table:table-cell table:formula="of:=([.B68]-[.B67])/([.$A68]-[.$A67])" office:value-type="float" office:value="0.964213754255628" calcext:value-type="float">
            <text:p>0.96</text:p>
          </table:table-cell>
          <table:table-cell table:formula="of:=COS([.A67])" office:value-type="float" office:value="0.976587625728025" calcext:value-type="float">
            <text:p>0.98</text:p>
          </table:table-cell>
        </table:table-row>
        <table:table-row table:style-name="ro2">
          <table:table-cell table:formula="of:=[.A67]+0.1" office:value-type="float" office:value="6.59999999999999" calcext:value-type="float">
            <text:p>6.6</text:p>
          </table:table-cell>
          <table:table-cell table:formula="of:=SIN([.A68])" office:value-type="float" office:value="0.311541363513371" calcext:value-type="float">
            <text:p>0.31</text:p>
          </table:table-cell>
          <table:table-cell table:formula="of:=([.B69]-[.B68])/([.$A69]-[.$A68])" office:value-type="float" office:value="0.933085571032203" calcext:value-type="float">
            <text:p>0.93</text:p>
          </table:table-cell>
          <table:table-cell table:formula="of:=COS([.A68])" office:value-type="float" office:value="0.950232591958532" calcext:value-type="float">
            <text:p>0.95</text:p>
          </table:table-cell>
        </table:table-row>
        <table:table-row table:style-name="ro2">
          <table:table-cell table:formula="of:=[.A68]+0.1" office:value-type="float" office:value="6.69999999999999" calcext:value-type="float">
            <text:p>6.7</text:p>
          </table:table-cell>
          <table:table-cell table:formula="of:=SIN([.A69])" office:value-type="float" office:value="0.404849920616591" calcext:value-type="float">
            <text:p>0.4</text:p>
          </table:table-cell>
          <table:table-cell table:formula="of:=([.B70]-[.B69])/([.$A70]-[.$A69])" office:value-type="float" office:value="0.892634305220105" calcext:value-type="float">
            <text:p>0.89</text:p>
          </table:table-cell>
          <table:table-cell table:formula="of:=COS([.A69])" office:value-type="float" office:value="0.914383148235323" calcext:value-type="float">
            <text:p>0.91</text:p>
          </table:table-cell>
        </table:table-row>
        <table:table-row table:style-name="ro2">
          <table:table-cell table:formula="of:=[.A69]+0.1" office:value-type="float" office:value="6.79999999999999" calcext:value-type="float">
            <text:p>6.8</text:p>
          </table:table-cell>
          <table:table-cell table:formula="of:=SIN([.A70])" office:value-type="float" office:value="0.494113351138601" calcext:value-type="float">
            <text:p>0.49</text:p>
          </table:table-cell>
          <table:table-cell table:formula="of:=([.B71]-[.B70])/([.$A71]-[.$A70])" office:value-type="float" office:value="0.84326413249592" calcext:value-type="float">
            <text:p>0.84</text:p>
          </table:table-cell>
          <table:table-cell table:formula="of:=COS([.A70])" office:value-type="float" office:value="0.869397490349829" calcext:value-type="float">
            <text:p>0.87</text:p>
          </table:table-cell>
        </table:table-row>
        <table:table-row table:style-name="ro2">
          <table:table-cell table:formula="of:=[.A70]+0.1" office:value-type="float" office:value="6.89999999999999" calcext:value-type="float">
            <text:p>6.9</text:p>
          </table:table-cell>
          <table:table-cell table:formula="of:=SIN([.A71])" office:value-type="float" office:value="0.578439764388193" calcext:value-type="float">
            <text:p>0.58</text:p>
          </table:table-cell>
          <table:table-cell table:formula="of:=([.B72]-[.B71])/([.$A72]-[.$A71])" office:value-type="float" office:value="0.785468343305898" calcext:value-type="float">
            <text:p>0.79</text:p>
          </table:table-cell>
          <table:table-cell table:formula="of:=COS([.A71])" office:value-type="float" office:value="0.815725100125362" calcext:value-type="float">
            <text:p>0.82</text:p>
          </table:table-cell>
        </table:table-row>
        <table:table-row table:style-name="ro2">
          <table:table-cell table:formula="of:=[.A71]+0.1" office:value-type="float" office:value="6.99999999999999" calcext:value-type="float">
            <text:p>7</text:p>
          </table:table-cell>
          <table:table-cell table:formula="of:=SIN([.A72])" office:value-type="float" office:value="0.656986598718782" calcext:value-type="float">
            <text:p>0.66</text:p>
          </table:table-cell>
          <table:table-cell table:formula="of:=([.B73]-[.B72])/([.$A73]-[.$A72])" office:value-type="float" office:value="0.719824414070877" calcext:value-type="float">
            <text:p>0.72</text:p>
          </table:table-cell>
          <table:table-cell table:formula="of:=COS([.A72])" office:value-type="float" office:value="0.753902254343311" calcext:value-type="float">
            <text:p>0.75</text:p>
          </table:table-cell>
        </table:table-row>
        <table:table-row table:style-name="ro2">
          <table:table-cell table:formula="of:=[.A72]+0.1" office:value-type="float" office:value="7.09999999999999" calcext:value-type="float">
            <text:p>7.1</text:p>
          </table:table-cell>
          <table:table-cell table:formula="of:=SIN([.A73])" office:value-type="float" office:value="0.72896904012587" calcext:value-type="float">
            <text:p>0.73</text:p>
          </table:table-cell>
          <table:table-cell table:formula="of:=([.B74]-[.B73])/([.$A74]-[.$A73])" office:value-type="float" office:value="0.646988237232776" calcext:value-type="float">
            <text:p>0.65</text:p>
          </table:table-cell>
          <table:table-cell table:formula="of:=COS([.A73])" office:value-type="float" office:value="0.684546666442813" calcext:value-type="float">
            <text:p>0.68</text:p>
          </table:table-cell>
        </table:table-row>
        <table:table-row table:style-name="ro2">
          <table:table-cell table:formula="of:=[.A73]+0.1" office:value-type="float" office:value="7.19999999999999" calcext:value-type="float">
            <text:p>7.2</text:p>
          </table:table-cell>
          <table:table-cell table:formula="of:=SIN([.A74])" office:value-type="float" office:value="0.793667863849147" calcext:value-type="float">
            <text:p>0.79</text:p>
          </table:table-cell>
          <table:table-cell table:formula="of:=([.B75]-[.B74])/([.$A75]-[.$A74])" office:value-type="float" office:value="0.567687567794123" calcext:value-type="float">
            <text:p>0.57</text:p>
          </table:table-cell>
          <table:table-cell table:formula="of:=COS([.A74])" office:value-type="float" office:value="0.608351314532262" calcext:value-type="float">
            <text:p>0.61</text:p>
          </table:table-cell>
        </table:table-row>
        <table:table-row table:style-name="ro2">
          <table:table-cell table:formula="of:=[.A74]+0.1" office:value-type="float" office:value="7.29999999999999" calcext:value-type="float">
            <text:p>7.3</text:p>
          </table:table-cell>
          <table:table-cell table:formula="of:=SIN([.A75])" office:value-type="float" office:value="0.850436620628559" calcext:value-type="float">
            <text:p>0.85</text:p>
          </table:table-cell>
          <table:table-cell table:formula="of:=([.B76]-[.B75])/([.$A76]-[.$A75])" office:value-type="float" office:value="0.482714751830631" calcext:value-type="float">
            <text:p>0.48</text:p>
          </table:table-cell>
          <table:table-cell table:formula="of:=COS([.A75])" office:value-type="float" office:value="0.526077517381114" calcext:value-type="float">
            <text:p>0.53</text:p>
          </table:table-cell>
        </table:table-row>
        <table:table-row table:style-name="ro2">
          <table:table-cell table:formula="of:=[.A75]+0.1" office:value-type="float" office:value="7.39999999999999" calcext:value-type="float">
            <text:p>7.4</text:p>
          </table:table-cell>
          <table:table-cell table:formula="of:=SIN([.A76])" office:value-type="float" office:value="0.898708095811622" calcext:value-type="float">
            <text:p>0.9</text:p>
          </table:table-cell>
          <table:table-cell table:formula="of:=([.B77]-[.B76])/([.$A77]-[.$A76])" office:value-type="float" office:value="0.39291880963113" calcext:value-type="float">
            <text:p>0.39</text:p>
          </table:table-cell>
          <table:table-cell table:formula="of:=COS([.A76])" office:value-type="float" office:value="0.4385473275744" calcext:value-type="float">
            <text:p>0.44</text:p>
          </table:table-cell>
        </table:table-row>
        <table:table-row table:style-name="ro2">
          <table:table-cell table:formula="of:=[.A76]+0.1" office:value-type="float" office:value="7.49999999999999" calcext:value-type="float">
            <text:p>7.5</text:p>
          </table:table-cell>
          <table:table-cell table:formula="of:=SIN([.A77])" office:value-type="float" office:value="0.937999976774735" calcext:value-type="float">
            <text:p>0.94</text:p>
          </table:table-cell>
          <table:table-cell table:formula="of:=([.B78]-[.B77])/([.$A78]-[.$A77])" office:value-type="float" office:value="0.299196952567486" calcext:value-type="float">
            <text:p>0.3</text:p>
          </table:table-cell>
          <table:table-cell table:formula="of:=COS([.A77])" office:value-type="float" office:value="0.346635317835036" calcext:value-type="float">
            <text:p>0.35</text:p>
          </table:table-cell>
        </table:table-row>
        <table:table-row table:style-name="ro2">
          <table:table-cell table:formula="of:=[.A77]+0.1" office:value-type="float" office:value="7.59999999999999" calcext:value-type="float">
            <text:p>7.6</text:p>
          </table:table-cell>
          <table:table-cell table:formula="of:=SIN([.A78])" office:value-type="float" office:value="0.967919672031484" calcext:value-type="float">
            <text:p>0.97</text:p>
          </table:table-cell>
          <table:table-cell table:formula="of:=([.B79]-[.B78])/([.$A79]-[.$A78])" office:value-type="float" office:value="0.20248561845515" calcext:value-type="float">
            <text:p>0.2</text:p>
          </table:table-cell>
          <table:table-cell table:formula="of:=COS([.A78])" office:value-type="float" office:value="0.251259842582266" calcext:value-type="float">
            <text:p>0.25</text:p>
          </table:table-cell>
        </table:table-row>
        <table:table-row table:style-name="ro2">
          <table:table-cell table:formula="of:=[.A78]+0.1" office:value-type="float" office:value="7.69999999999999" calcext:value-type="float">
            <text:p>7.7</text:p>
          </table:table-cell>
          <table:table-cell table:formula="of:=SIN([.A79])" office:value-type="float" office:value="0.988168233876999" calcext:value-type="float">
            <text:p>0.99</text:p>
          </table:table-cell>
          <table:table-cell table:formula="of:=([.B80]-[.B79])/([.$A80]-[.$A79])" office:value-type="float" office:value="0.103751114976058" calcext:value-type="float">
            <text:p>0.1</text:p>
          </table:table-cell>
          <table:table-cell table:formula="of:=COS([.A79])" office:value-type="float" office:value="0.153373862037876" calcext:value-type="float">
            <text:p>0.15</text:p>
          </table:table-cell>
        </table:table-row>
        <table:table-row table:style-name="ro2">
          <table:table-cell table:formula="of:=[.A79]+0.1" office:value-type="float" office:value="7.79999999999999" calcext:value-type="float">
            <text:p>7.8</text:p>
          </table:table-cell>
          <table:table-cell table:formula="of:=SIN([.A80])" office:value-type="float" office:value="0.998543345374604" calcext:value-type="float">
            <text:p>1</text:p>
          </table:table-cell>
          <table:table-cell table:formula="of:=([.B81]-[.B80])/([.$A81]-[.$A80])" office:value-type="float" office:value="0.128018377612129" calcext:value-type="float">
            <text:p>0.13</text:p>
          </table:table-cell>
          <table:table-cell table:formula="of:=COS([.A80])" office:value-type="float" office:value="0.0539554205626613" calcext:value-type="float">
            <text:p>0.05</text:p>
          </table:table-cell>
        </table:table-row>
      </table:table>
      <table:table table:name="cos 微分" table:style-name="ta1">
        <table:shapes>
          <draw:frame draw:z-index="0" draw:style-name="gr2" draw:text-style-name="P1" svg:width="15.999cm" svg:height="8.999cm" svg:x="3.456cm" svg:y="3.809cm">
            <draw:object draw:notify-on-update-of-ranges="'cos 微分'.A2:'cos 微分'.A80 'cos 微分'.B1:'cos 微分'.B1 'cos 微分'.B2:'cos 微分'.B80 'cos 微分'.A2:'cos 微分'.A80 'cos 微分'.C1:'cos 微分'.C1 'cos 微分'.C2:'cos 微分'.C80 'cos 微分'.A2:'cos 微分'.A80 'cos 微分'.D1:'cos 微分'.D1 'cos 微分'.D2:'cos 微分'.D8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=cos(x)</text:p>
          </table:table-cell>
          <table:table-cell office:value-type="string" calcext:value-type="string">
            <text:p>dy/dx</text:p>
          </table:table-cell>
          <table:table-cell office:value-type="string" calcext:value-type="string">
            <text:p>-sin x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S([.A2])" office:value-type="float" office:value="1" calcext:value-type="float">
            <text:p>1</text:p>
          </table:table-cell>
          <table:table-cell table:formula="of:=([.B3]-[.B2])/([.$A3]-[.$A2])" office:value-type="float" office:value="-0.0499583472197418" calcext:value-type="float">
            <text:p>-0.05</text:p>
          </table:table-cell>
          <table:table-cell table:formula="of:=-SIN([.A2])" office:value-type="float" office:value="-0" calcext:value-type="float">
            <text:p>0</text:p>
          </table:table-cell>
        </table:table-row>
        <table:table-row table:style-name="ro2">
          <table:table-cell table:formula="of:=[.A2]+0.1" office:value-type="float" office:value="0.1" calcext:value-type="float">
            <text:p>0.1</text:p>
          </table:table-cell>
          <table:table-cell table:formula="of:=COS([.A3])" office:value-type="float" office:value="0.995004165278026" calcext:value-type="float">
            <text:p>1</text:p>
          </table:table-cell>
          <table:table-cell table:formula="of:=([.B4]-[.B3])/([.$A4]-[.$A3])" office:value-type="float" office:value="-0.149375874367842" calcext:value-type="float">
            <text:p>-0.15</text:p>
          </table:table-cell>
          <table:table-cell table:formula="of:=-SIN([.A3])" office:value-type="float" office:value="-0.0998334166468282" calcext:value-type="float">
            <text:p>-0.1</text:p>
          </table:table-cell>
        </table:table-row>
        <table:table-row table:style-name="ro2">
          <table:table-cell table:formula="of:=[.A3]+0.1" office:value-type="float" office:value="0.2" calcext:value-type="float">
            <text:p>0.2</text:p>
          </table:table-cell>
          <table:table-cell table:formula="of:=COS([.A4])" office:value-type="float" office:value="0.980066577841242" calcext:value-type="float">
            <text:p>0.98</text:p>
          </table:table-cell>
          <table:table-cell table:formula="of:=([.B5]-[.B4])/([.$A5]-[.$A4])" office:value-type="float" office:value="-0.247300887156356" calcext:value-type="float">
            <text:p>-0.25</text:p>
          </table:table-cell>
          <table:table-cell table:formula="of:=-SIN([.A4])" office:value-type="float" office:value="-0.198669330795061" calcext:value-type="float">
            <text:p>-0.2</text:p>
          </table:table-cell>
        </table:table-row>
        <table:table-row table:style-name="ro2">
          <table:table-cell table:formula="of:=[.A4]+0.1" office:value-type="float" office:value="0.3" calcext:value-type="float">
            <text:p>0.3</text:p>
          </table:table-cell>
          <table:table-cell table:formula="of:=COS([.A5])" office:value-type="float" office:value="0.955336489125606" calcext:value-type="float">
            <text:p>0.96</text:p>
          </table:table-cell>
          <table:table-cell table:formula="of:=([.B6]-[.B5])/([.$A6]-[.$A5])" office:value-type="float" office:value="-0.342754951227209" calcext:value-type="float">
            <text:p>-0.34</text:p>
          </table:table-cell>
          <table:table-cell table:formula="of:=-SIN([.A5])" office:value-type="float" office:value="-0.29552020666134" calcext:value-type="float">
            <text:p>-0.3</text:p>
          </table:table-cell>
        </table:table-row>
        <table:table-row table:style-name="ro2">
          <table:table-cell table:formula="of:=[.A5]+0.1" office:value-type="float" office:value="0.4" calcext:value-type="float">
            <text:p>0.4</text:p>
          </table:table-cell>
          <table:table-cell table:formula="of:=COS([.A6])" office:value-type="float" office:value="0.921060994002885" calcext:value-type="float">
            <text:p>0.92</text:p>
          </table:table-cell>
          <table:table-cell table:formula="of:=([.B7]-[.B6])/([.$A7]-[.$A6])" office:value-type="float" office:value="-0.434784321125124" calcext:value-type="float">
            <text:p>-0.43</text:p>
          </table:table-cell>
          <table:table-cell table:formula="of:=-SIN([.A6])" office:value-type="float" office:value="-0.38941834230865" calcext:value-type="float">
            <text:p>-0.39</text:p>
          </table:table-cell>
        </table:table-row>
        <table:table-row table:style-name="ro2">
          <table:table-cell table:formula="of:=[.A6]+0.1" office:value-type="float" office:value="0.5" calcext:value-type="float">
            <text:p>0.5</text:p>
          </table:table-cell>
          <table:table-cell table:formula="of:=COS([.A7])" office:value-type="float" office:value="0.877582561890373" calcext:value-type="float">
            <text:p>0.88</text:p>
          </table:table-cell>
          <table:table-cell table:formula="of:=([.B8]-[.B7])/([.$A8]-[.$A7])" office:value-type="float" office:value="-0.522469469806944" calcext:value-type="float">
            <text:p>-0.52</text:p>
          </table:table-cell>
          <table:table-cell table:formula="of:=-SIN([.A7])" office:value-type="float" office:value="-0.479425538604203" calcext:value-type="float">
            <text:p>-0.48</text:p>
          </table:table-cell>
        </table:table-row>
        <table:table-row table:style-name="ro2">
          <table:table-cell table:formula="of:=[.A7]+0.1" office:value-type="float" office:value="0.6" calcext:value-type="float">
            <text:p>0.6</text:p>
          </table:table-cell>
          <table:table-cell table:formula="of:=COS([.A8])" office:value-type="float" office:value="0.825335614909678" calcext:value-type="float">
            <text:p>0.83</text:p>
          </table:table-cell>
          <table:table-cell table:formula="of:=([.B9]-[.B8])/([.$A9]-[.$A8])" office:value-type="float" office:value="-0.604934276251898" calcext:value-type="float">
            <text:p>-0.6</text:p>
          </table:table-cell>
          <table:table-cell table:formula="of:=-SIN([.A8])" office:value-type="float" office:value="-0.564642473395035" calcext:value-type="float">
            <text:p>-0.56</text:p>
          </table:table-cell>
        </table:table-row>
        <table:table-row table:style-name="ro2">
          <table:table-cell table:formula="of:=[.A8]+0.1" office:value-type="float" office:value="0.7" calcext:value-type="float">
            <text:p>0.7</text:p>
          </table:table-cell>
          <table:table-cell table:formula="of:=COS([.A9])" office:value-type="float" office:value="0.764842187284488" calcext:value-type="float">
            <text:p>0.76</text:p>
          </table:table-cell>
          <table:table-cell table:formula="of:=([.B10]-[.B9])/([.$A10]-[.$A9])" office:value-type="float" office:value="-0.68135477937323" calcext:value-type="float">
            <text:p>-0.68</text:p>
          </table:table-cell>
          <table:table-cell table:formula="of:=-SIN([.A9])" office:value-type="float" office:value="-0.644217687237691" calcext:value-type="float">
            <text:p>-0.64</text:p>
          </table:table-cell>
        </table:table-row>
        <table:table-row table:style-name="ro2">
          <table:table-cell table:formula="of:=[.A9]+0.1" office:value-type="float" office:value="0.8" calcext:value-type="float">
            <text:p>0.8</text:p>
          </table:table-cell>
          <table:table-cell table:formula="of:=COS([.A10])" office:value-type="float" office:value="0.696706709347165" calcext:value-type="float">
            <text:p>0.7</text:p>
          </table:table-cell>
          <table:table-cell table:formula="of:=([.B11]-[.B10])/([.$A11]-[.$A10])" office:value-type="float" office:value="-0.75096741076501" calcext:value-type="float">
            <text:p>-0.75</text:p>
          </table:table-cell>
          <table:table-cell table:formula="of:=-SIN([.A10])" office:value-type="float" office:value="-0.717356090899523" calcext:value-type="float">
            <text:p>-0.72</text:p>
          </table:table-cell>
        </table:table-row>
        <table:table-row table:style-name="ro2">
          <table:table-cell table:formula="of:=[.A10]+0.1" office:value-type="float" office:value="0.9" calcext:value-type="float">
            <text:p>0.9</text:p>
          </table:table-cell>
          <table:table-cell table:formula="of:=COS([.A11])" office:value-type="float" office:value="0.621609968270665" calcext:value-type="float">
            <text:p>0.62</text:p>
          </table:table-cell>
          <table:table-cell table:formula="of:=([.B12]-[.B11])/([.$A12]-[.$A11])" office:value-type="float" office:value="-0.813076624025248" calcext:value-type="float">
            <text:p>-0.81</text:p>
          </table:table-cell>
          <table:table-cell table:formula="of:=-SIN([.A11])" office:value-type="float" office:value="-0.783326909627483" calcext:value-type="float">
            <text:p>-0.78</text:p>
          </table:table-cell>
        </table:table-row>
        <table:table-row table:style-name="ro2">
          <table:table-cell table:formula="of:=[.A11]+0.1" office:value-type="float" office:value="1" calcext:value-type="float">
            <text:p>1</text:p>
          </table:table-cell>
          <table:table-cell table:formula="of:=COS([.A12])" office:value-type="float" office:value="0.54030230586814" calcext:value-type="float">
            <text:p>0.54</text:p>
          </table:table-cell>
          <table:table-cell table:formula="of:=([.B13]-[.B12])/([.$A13]-[.$A12])" office:value-type="float" office:value="-0.867061844425623" calcext:value-type="float">
            <text:p>-0.87</text:p>
          </table:table-cell>
          <table:table-cell table:formula="of:=-SIN([.A12])" office:value-type="float" office:value="-0.841470984807896" calcext:value-type="float">
            <text:p>-0.84</text:p>
          </table:table-cell>
        </table:table-row>
        <table:table-row table:style-name="ro2">
          <table:table-cell table:formula="of:=[.A12]+0.1" office:value-type="float" office:value="1.1" calcext:value-type="float">
            <text:p>1.1</text:p>
          </table:table-cell>
          <table:table-cell table:formula="of:=COS([.A13])" office:value-type="float" office:value="0.453596121425577" calcext:value-type="float">
            <text:p>0.45</text:p>
          </table:table-cell>
          <table:table-cell table:formula="of:=([.B14]-[.B13])/([.$A14]-[.$A13])" office:value-type="float" office:value="-0.912383669489038" calcext:value-type="float">
            <text:p>-0.91</text:p>
          </table:table-cell>
          <table:table-cell table:formula="of:=-SIN([.A13])" office:value-type="float" office:value="-0.891207360061435" calcext:value-type="float">
            <text:p>-0.89</text:p>
          </table:table-cell>
        </table:table-row>
        <table:table-row table:style-name="ro2">
          <table:table-cell table:formula="of:=[.A13]+0.1" office:value-type="float" office:value="1.2" calcext:value-type="float">
            <text:p>1.2</text:p>
          </table:table-cell>
          <table:table-cell table:formula="of:=COS([.A14])" office:value-type="float" office:value="0.362357754476674" calcext:value-type="float">
            <text:p>0.36</text:p>
          </table:table-cell>
          <table:table-cell table:formula="of:=([.B15]-[.B14])/([.$A15]-[.$A14])" office:value-type="float" office:value="-0.948589258520862" calcext:value-type="float">
            <text:p>-0.95</text:p>
          </table:table-cell>
          <table:table-cell table:formula="of:=-SIN([.A14])" office:value-type="float" office:value="-0.932039085967226" calcext:value-type="float">
            <text:p>-0.93</text:p>
          </table:table-cell>
        </table:table-row>
        <table:table-row table:style-name="ro2">
          <table:table-cell table:formula="of:=[.A14]+0.1" office:value-type="float" office:value="1.3" calcext:value-type="float">
            <text:p>1.3</text:p>
          </table:table-cell>
          <table:table-cell table:formula="of:=COS([.A15])" office:value-type="float" office:value="0.267498828624587" calcext:value-type="float">
            <text:p>0.27</text:p>
          </table:table-cell>
          <table:table-cell table:formula="of:=([.B16]-[.B15])/([.$A16]-[.$A15])" office:value-type="float" office:value="-0.975316857243464" calcext:value-type="float">
            <text:p>-0.98</text:p>
          </table:table-cell>
          <table:table-cell table:formula="of:=-SIN([.A15])" office:value-type="float" office:value="-0.963558185417193" calcext:value-type="float">
            <text:p>-0.96</text:p>
          </table:table-cell>
        </table:table-row>
        <table:table-row table:style-name="ro2">
          <table:table-cell table:formula="of:=[.A15]+0.1" office:value-type="float" office:value="1.4" calcext:value-type="float">
            <text:p>1.4</text:p>
          </table:table-cell>
          <table:table-cell table:formula="of:=COS([.A16])" office:value-type="float" office:value="0.169967142900241" calcext:value-type="float">
            <text:p>0.17</text:p>
          </table:table-cell>
          <table:table-cell table:formula="of:=([.B17]-[.B16])/([.$A17]-[.$A16])" office:value-type="float" office:value="-0.99229941232538" calcext:value-type="float">
            <text:p>-0.99</text:p>
          </table:table-cell>
          <table:table-cell table:formula="of:=-SIN([.A16])" office:value-type="float" office:value="-0.98544972998846" calcext:value-type="float">
            <text:p>-0.99</text:p>
          </table:table-cell>
        </table:table-row>
        <table:table-row table:style-name="ro2">
          <table:table-cell table:formula="of:=[.A16]+0.1" office:value-type="float" office:value="1.5" calcext:value-type="float">
            <text:p>1.5</text:p>
          </table:table-cell>
          <table:table-cell table:formula="of:=COS([.A17])" office:value-type="float" office:value="0.0707372016677027" calcext:value-type="float">
            <text:p>0.07</text:p>
          </table:table-cell>
          <table:table-cell table:formula="of:=([.B18]-[.B17])/([.$A18]-[.$A17])" office:value-type="float" office:value="-0.999367239689916" calcext:value-type="float">
            <text:p>-1</text:p>
          </table:table-cell>
          <table:table-cell table:formula="of:=-SIN([.A17])" office:value-type="float" office:value="-0.997494986604055" calcext:value-type="float">
            <text:p>-1</text:p>
          </table:table-cell>
        </table:table-row>
        <table:table-row table:style-name="ro2">
          <table:table-cell table:formula="of:=[.A17]+0.1" office:value-type="float" office:value="1.6" calcext:value-type="float">
            <text:p>1.6</text:p>
          </table:table-cell>
          <table:table-cell table:formula="of:=COS([.A18])" office:value-type="float" office:value="-0.029199522301289" calcext:value-type="float">
            <text:p>-0.03</text:p>
          </table:table-cell>
          <table:table-cell table:formula="of:=([.B19]-[.B18])/([.$A19]-[.$A18])" office:value-type="float" office:value="-0.99644971994236" calcext:value-type="float">
            <text:p>-1</text:p>
          </table:table-cell>
          <table:table-cell table:formula="of:=-SIN([.A18])" office:value-type="float" office:value="-0.999573603041505" calcext:value-type="float">
            <text:p>-1</text:p>
          </table:table-cell>
        </table:table-row>
        <table:table-row table:style-name="ro2">
          <table:table-cell table:formula="of:=[.A18]+0.1" office:value-type="float" office:value="1.7" calcext:value-type="float">
            <text:p>1.7</text:p>
          </table:table-cell>
          <table:table-cell table:formula="of:=COS([.A19])" office:value-type="float" office:value="-0.128844494295525" calcext:value-type="float">
            <text:p>-0.13</text:p>
          </table:table-cell>
          <table:table-cell table:formula="of:=([.B20]-[.B19])/([.$A20]-[.$A19])" office:value-type="float" office:value="-0.983576003975624" calcext:value-type="float">
            <text:p>-0.98</text:p>
          </table:table-cell>
          <table:table-cell table:formula="of:=-SIN([.A19])" office:value-type="float" office:value="-0.991664810452468" calcext:value-type="float">
            <text:p>-0.99</text:p>
          </table:table-cell>
        </table:table-row>
        <table:table-row table:style-name="ro2">
          <table:table-cell table:formula="of:=[.A19]+0.1" office:value-type="float" office:value="1.8" calcext:value-type="float">
            <text:p>1.8</text:p>
          </table:table-cell>
          <table:table-cell table:formula="of:=COS([.A20])" office:value-type="float" office:value="-0.227202094693087" calcext:value-type="float">
            <text:p>-0.23</text:p>
          </table:table-cell>
          <table:table-cell table:formula="of:=([.B21]-[.B20])/([.$A21]-[.$A20])" office:value-type="float" office:value="-0.960874721704164" calcext:value-type="float">
            <text:p>-0.96</text:p>
          </table:table-cell>
          <table:table-cell table:formula="of:=-SIN([.A20])" office:value-type="float" office:value="-0.973847630878195" calcext:value-type="float">
            <text:p>-0.97</text:p>
          </table:table-cell>
        </table:table-row>
        <table:table-row table:style-name="ro2">
          <table:table-cell table:formula="of:=[.A20]+0.1" office:value-type="float" office:value="1.9" calcext:value-type="float">
            <text:p>1.9</text:p>
          </table:table-cell>
          <table:table-cell table:formula="of:=COS([.A21])" office:value-type="float" office:value="-0.323289566863504" calcext:value-type="float">
            <text:p>-0.32</text:p>
          </table:table-cell>
          <table:table-cell table:formula="of:=([.B22]-[.B21])/([.$A22]-[.$A21])" office:value-type="float" office:value="-0.928572696836389" calcext:value-type="float">
            <text:p>-0.93</text:p>
          </table:table-cell>
          <table:table-cell table:formula="of:=-SIN([.A21])" office:value-type="float" office:value="-0.946300087687414" calcext:value-type="float">
            <text:p>-0.95</text:p>
          </table:table-cell>
        </table:table-row>
        <table:table-row table:style-name="ro2">
          <table:table-cell table:formula="of:=[.A21]+0.1" office:value-type="float" office:value="2" calcext:value-type="float">
            <text:p>2</text:p>
          </table:table-cell>
          <table:table-cell table:formula="of:=COS([.A22])" office:value-type="float" office:value="-0.416146836547143" calcext:value-type="float">
            <text:p>-0.42</text:p>
          </table:table-cell>
          <table:table-cell table:formula="of:=([.B23]-[.B22])/([.$A23]-[.$A22])" office:value-type="float" office:value="-0.88699268052715" calcext:value-type="float">
            <text:p>-0.89</text:p>
          </table:table-cell>
          <table:table-cell table:formula="of:=-SIN([.A22])" office:value-type="float" office:value="-0.909297426825681" calcext:value-type="float">
            <text:p>-0.91</text:p>
          </table:table-cell>
        </table:table-row>
        <table:table-row table:style-name="ro2">
          <table:table-cell table:formula="of:=[.A22]+0.1" office:value-type="float" office:value="2.1" calcext:value-type="float">
            <text:p>2.1</text:p>
          </table:table-cell>
          <table:table-cell table:formula="of:=COS([.A23])" office:value-type="float" office:value="-0.504846104599858" calcext:value-type="float">
            <text:p>-0.5</text:p>
          </table:table-cell>
          <table:table-cell table:formula="of:=([.B24]-[.B23])/([.$A24]-[.$A23])" office:value-type="float" office:value="-0.836550126554883" calcext:value-type="float">
            <text:p>-0.84</text:p>
          </table:table-cell>
          <table:table-cell table:formula="of:=-SIN([.A23])" office:value-type="float" office:value="-0.863209366648873" calcext:value-type="float">
            <text:p>-0.86</text:p>
          </table:table-cell>
        </table:table-row>
        <table:table-row table:style-name="ro2">
          <table:table-cell table:formula="of:=[.A23]+0.1" office:value-type="float" office:value="2.2" calcext:value-type="float">
            <text:p>2.2</text:p>
          </table:table-cell>
          <table:table-cell table:formula="of:=COS([.A24])" office:value-type="float" office:value="-0.588501117255346" calcext:value-type="float">
            <text:p>-0.59</text:p>
          </table:table-cell>
          <table:table-cell table:formula="of:=([.B25]-[.B24])/([.$A25]-[.$A24])" office:value-type="float" office:value="-0.777749040244784" calcext:value-type="float">
            <text:p>-0.78</text:p>
          </table:table-cell>
          <table:table-cell table:formula="of:=-SIN([.A24])" office:value-type="float" office:value="-0.80849640381959" calcext:value-type="float">
            <text:p>-0.81</text:p>
          </table:table-cell>
        </table:table-row>
        <table:table-row table:style-name="ro2">
          <table:table-cell table:formula="of:=[.A24]+0.1" office:value-type="float" office:value="2.3" calcext:value-type="float">
            <text:p>2.3</text:p>
          </table:table-cell>
          <table:table-cell table:formula="of:=COS([.A25])" office:value-type="float" office:value="-0.666276021279825" calcext:value-type="float">
            <text:p>-0.67</text:p>
          </table:table-cell>
          <table:table-cell table:formula="of:=([.B26]-[.B25])/([.$A26]-[.$A25])" office:value-type="float" office:value="-0.711176942614212" calcext:value-type="float">
            <text:p>-0.71</text:p>
          </table:table-cell>
          <table:table-cell table:formula="of:=-SIN([.A25])" office:value-type="float" office:value="-0.74570521217672" calcext:value-type="float">
            <text:p>-0.75</text:p>
          </table:table-cell>
        </table:table-row>
        <table:table-row table:style-name="ro2">
          <table:table-cell table:formula="of:=[.A25]+0.1" office:value-type="float" office:value="2.4" calcext:value-type="float">
            <text:p>2.4</text:p>
          </table:table-cell>
          <table:table-cell table:formula="of:=COS([.A26])" office:value-type="float" office:value="-0.737393715541246" calcext:value-type="float">
            <text:p>-0.74</text:p>
          </table:table-cell>
          <table:table-cell table:formula="of:=([.B27]-[.B26])/([.$A27]-[.$A26])" office:value-type="float" office:value="-0.637499000056882" calcext:value-type="float">
            <text:p>-0.64</text:p>
          </table:table-cell>
          <table:table-cell table:formula="of:=-SIN([.A26])" office:value-type="float" office:value="-0.67546318055115" calcext:value-type="float">
            <text:p>-0.68</text:p>
          </table:table-cell>
        </table:table-row>
        <table:table-row table:style-name="ro2">
          <table:table-cell table:formula="of:=[.A26]+0.1" office:value-type="float" office:value="2.5" calcext:value-type="float">
            <text:p>2.5</text:p>
          </table:table-cell>
          <table:table-cell table:formula="of:=COS([.A27])" office:value-type="float" office:value="-0.801143615546934" calcext:value-type="float">
            <text:p>-0.8</text:p>
          </table:table-cell>
          <table:table-cell table:formula="of:=([.B28]-[.B27])/([.$A28]-[.$A27])" office:value-type="float" office:value="-0.557451378220135" calcext:value-type="float">
            <text:p>-0.56</text:p>
          </table:table-cell>
          <table:table-cell table:formula="of:=-SIN([.A27])" office:value-type="float" office:value="-0.598472144103956" calcext:value-type="float">
            <text:p>-0.6</text:p>
          </table:table-cell>
        </table:table-row>
        <table:table-row table:style-name="ro2">
          <table:table-cell table:formula="of:=[.A27]+0.1" office:value-type="float" office:value="2.6" calcext:value-type="float">
            <text:p>2.6</text:p>
          </table:table-cell>
          <table:table-cell table:formula="of:=COS([.A28])" office:value-type="float" office:value="-0.856888753368948" calcext:value-type="float">
            <text:p>-0.86</text:p>
          </table:table-cell>
          <table:table-cell table:formula="of:=([.B29]-[.B28])/([.$A29]-[.$A28])" office:value-type="float" office:value="-0.471833886481138" calcext:value-type="float">
            <text:p>-0.47</text:p>
          </table:table-cell>
          <table:table-cell table:formula="of:=-SIN([.A28])" office:value-type="float" office:value="-0.515501371821463" calcext:value-type="float">
            <text:p>-0.52</text:p>
          </table:table-cell>
        </table:table-row>
        <table:table-row table:style-name="ro2">
          <table:table-cell table:formula="of:=[.A28]+0.1" office:value-type="float" office:value="2.7" calcext:value-type="float">
            <text:p>2.7</text:p>
          </table:table-cell>
          <table:table-cell table:formula="of:=COS([.A29])" office:value-type="float" office:value="-0.904072142017062" calcext:value-type="float">
            <text:p>-0.9</text:p>
          </table:table-cell>
          <table:table-cell table:formula="of:=([.B30]-[.B29])/([.$A30]-[.$A29])" office:value-type="float" office:value="-0.381501986515968" calcext:value-type="float">
            <text:p>-0.38</text:p>
          </table:table-cell>
          <table:table-cell table:formula="of:=-SIN([.A29])" office:value-type="float" office:value="-0.427379880233829" calcext:value-type="float">
            <text:p>-0.43</text:p>
          </table:table-cell>
        </table:table-row>
        <table:table-row table:style-name="ro2">
          <table:table-cell table:formula="of:=[.A29]+0.1" office:value-type="float" office:value="2.8" calcext:value-type="float">
            <text:p>2.8</text:p>
          </table:table-cell>
          <table:table-cell table:formula="of:=COS([.A30])" office:value-type="float" office:value="-0.942222340668658" calcext:value-type="float">
            <text:p>-0.94</text:p>
          </table:table-cell>
          <table:table-cell table:formula="of:=([.B31]-[.B30])/([.$A31]-[.$A30])" office:value-type="float" office:value="-0.287358244809322" calcext:value-type="float">
            <text:p>-0.29</text:p>
          </table:table-cell>
          <table:table-cell table:formula="of:=-SIN([.A30])" office:value-type="float" office:value="-0.334988150155904" calcext:value-type="float">
            <text:p>-0.33</text:p>
          </table:table-cell>
        </table:table-row>
        <table:table-row table:style-name="ro2">
          <table:table-cell table:formula="of:=[.A30]+0.1" office:value-type="float" office:value="2.9" calcext:value-type="float">
            <text:p>2.9</text:p>
          </table:table-cell>
          <table:table-cell table:formula="of:=COS([.A31])" office:value-type="float" office:value="-0.970958165149591" calcext:value-type="float">
            <text:p>-0.97</text:p>
          </table:table-cell>
          <table:table-cell table:formula="of:=([.B32]-[.B31])/([.$A32]-[.$A31])" office:value-type="float" office:value="-0.190343314508549" calcext:value-type="float">
            <text:p>-0.19</text:p>
          </table:table-cell>
          <table:table-cell table:formula="of:=-SIN([.A31])" office:value-type="float" office:value="-0.239249329213981" calcext:value-type="float">
            <text:p>-0.24</text:p>
          </table:table-cell>
        </table:table-row>
        <table:table-row table:style-name="ro2">
          <table:table-cell table:formula="of:=[.A31]+0.1" office:value-type="float" office:value="3" calcext:value-type="float">
            <text:p>3</text:p>
          </table:table-cell>
          <table:table-cell table:formula="of:=COS([.A32])" office:value-type="float" office:value="-0.989992496600446" calcext:value-type="float">
            <text:p>-0.99</text:p>
          </table:table-cell>
          <table:table-cell table:formula="of:=([.B33]-[.B32])/([.$A33]-[.$A32])" office:value-type="float" office:value="-0.0914265367283384" calcext:value-type="float">
            <text:p>-0.09</text:p>
          </table:table-cell>
          <table:table-cell table:formula="of:=-SIN([.A32])" office:value-type="float" office:value="-0.141120008059866" calcext:value-type="float">
            <text:p>-0.14</text:p>
          </table:table-cell>
        </table:table-row>
        <table:table-row table:style-name="ro2">
          <table:table-cell table:formula="of:=[.A32]+0.1" office:value-type="float" office:value="3.1" calcext:value-type="float">
            <text:p>3.1</text:p>
          </table:table-cell>
          <table:table-cell table:formula="of:=COS([.A33])" office:value-type="float" office:value="-0.999135150273279" calcext:value-type="float">
            <text:p>-1</text:p>
          </table:table-cell>
          <table:table-cell table:formula="of:=([.B34]-[.B33])/([.$A34]-[.$A33])" office:value-type="float" office:value="0.00840374478526473" calcext:value-type="float">
            <text:p>0.01</text:p>
          </table:table-cell>
          <table:table-cell table:formula="of:=-SIN([.A33])" office:value-type="float" office:value="-0.0415806624332892" calcext:value-type="float">
            <text:p>-0.04</text:p>
          </table:table-cell>
        </table:table-row>
        <table:table-row table:style-name="ro2">
          <table:table-cell table:formula="of:=[.A33]+0.1" office:value-type="float" office:value="3.2" calcext:value-type="float">
            <text:p>3.2</text:p>
          </table:table-cell>
          <table:table-cell table:formula="of:=COS([.A34])" office:value-type="float" office:value="-0.998294775794753" calcext:value-type="float">
            <text:p>-1</text:p>
          </table:table-cell>
          <table:table-cell table:formula="of:=([.B35]-[.B34])/([.$A35]-[.$A34])" office:value-type="float" office:value="0.108150058858883" calcext:value-type="float">
            <text:p>0.11</text:p>
          </table:table-cell>
          <table:table-cell table:formula="of:=-SIN([.A34])" office:value-type="float" office:value="0.0583741434275814" calcext:value-type="float">
            <text:p>0.06</text:p>
          </table:table-cell>
        </table:table-row>
        <table:table-row table:style-name="ro2">
          <table:table-cell table:formula="of:=[.A34]+0.1" office:value-type="float" office:value="3.3" calcext:value-type="float">
            <text:p>3.3</text:p>
          </table:table-cell>
          <table:table-cell table:formula="of:=COS([.A35])" office:value-type="float" office:value="-0.987479769908865" calcext:value-type="float">
            <text:p>-0.99</text:p>
          </table:table-cell>
          <table:table-cell table:formula="of:=([.B36]-[.B35])/([.$A36]-[.$A35])" office:value-type="float" office:value="0.206815773294041" calcext:value-type="float">
            <text:p>0.21</text:p>
          </table:table-cell>
          <table:table-cell table:formula="of:=-SIN([.A35])" office:value-type="float" office:value="0.15774569414325" calcext:value-type="float">
            <text:p>0.16</text:p>
          </table:table-cell>
        </table:table-row>
        <table:table-row table:style-name="ro2">
          <table:table-cell table:formula="of:=[.A35]+0.1" office:value-type="float" office:value="3.4" calcext:value-type="float">
            <text:p>3.4</text:p>
          </table:table-cell>
          <table:table-cell table:formula="of:=COS([.A36])" office:value-type="float" office:value="-0.966798192579461" calcext:value-type="float">
            <text:p>-0.97</text:p>
          </table:table-cell>
          <table:table-cell table:formula="of:=([.B37]-[.B36])/([.$A37]-[.$A36])" office:value-type="float" office:value="0.303415052886648" calcext:value-type="float">
            <text:p>0.3</text:p>
          </table:table-cell>
          <table:table-cell table:formula="of:=-SIN([.A36])" office:value-type="float" office:value="0.255541102026833" calcext:value-type="float">
            <text:p>0.26</text:p>
          </table:table-cell>
        </table:table-row>
        <table:table-row table:style-name="ro2">
          <table:table-cell table:formula="of:=[.A36]+0.1" office:value-type="float" office:value="3.5" calcext:value-type="float">
            <text:p>3.5</text:p>
          </table:table-cell>
          <table:table-cell table:formula="of:=COS([.A37])" office:value-type="float" office:value="-0.936456687290796" calcext:value-type="float">
            <text:p>-0.94</text:p>
          </table:table-cell>
          <table:table-cell table:formula="of:=([.B38]-[.B37])/([.$A38]-[.$A37])" office:value-type="float" office:value="0.396982709566494" calcext:value-type="float">
            <text:p>0.4</text:p>
          </table:table-cell>
          <table:table-cell table:formula="of:=-SIN([.A37])" office:value-type="float" office:value="0.350783227689621" calcext:value-type="float">
            <text:p>0.35</text:p>
          </table:table-cell>
        </table:table-row>
        <table:table-row table:style-name="ro2">
          <table:table-cell table:formula="of:=[.A37]+0.1" office:value-type="float" office:value="3.6" calcext:value-type="float">
            <text:p>3.6</text:p>
          </table:table-cell>
          <table:table-cell table:formula="of:=COS([.A38])" office:value-type="float" office:value="-0.896758416334146" calcext:value-type="float">
            <text:p>-0.9</text:p>
          </table:table-cell>
          <table:table-cell table:formula="of:=([.B39]-[.B38])/([.$A39]-[.$A38])" office:value-type="float" office:value="0.48658384623739" calcext:value-type="float">
            <text:p>0.49</text:p>
          </table:table-cell>
          <table:table-cell table:formula="of:=-SIN([.A38])" office:value-type="float" office:value="0.442520443294854" calcext:value-type="float">
            <text:p>0.44</text:p>
          </table:table-cell>
        </table:table-row>
        <table:table-row table:style-name="ro2">
          <table:table-cell table:formula="of:=[.A38]+0.1" office:value-type="float" office:value="3.7" calcext:value-type="float">
            <text:p>3.7</text:p>
          </table:table-cell>
          <table:table-cell table:formula="of:=COS([.A39])" office:value-type="float" office:value="-0.848100031710407" calcext:value-type="float">
            <text:p>-0.85</text:p>
          </table:table-cell>
          <table:table-cell table:formula="of:=([.B40]-[.B39])/([.$A40]-[.$A39])" office:value-type="float" office:value="0.571323197959916" calcext:value-type="float">
            <text:p>0.57</text:p>
          </table:table-cell>
          <table:table-cell table:formula="of:=-SIN([.A39])" office:value-type="float" office:value="0.529836140908495" calcext:value-type="float">
            <text:p>0.53</text:p>
          </table:table-cell>
        </table:table-row>
        <table:table-row table:style-name="ro2">
          <table:table-cell table:formula="of:=[.A39]+0.1" office:value-type="float" office:value="3.8" calcext:value-type="float">
            <text:p>3.8</text:p>
          </table:table-cell>
          <table:table-cell table:formula="of:=COS([.A40])" office:value-type="float" office:value="-0.790967711914415" calcext:value-type="float">
            <text:p>-0.79</text:p>
          </table:table-cell>
          <table:table-cell table:formula="of:=([.B41]-[.B40])/([.$A41]-[.$A40])" office:value-type="float" office:value="0.650354077142768" calcext:value-type="float">
            <text:p>0.65</text:p>
          </table:table-cell>
          <table:table-cell table:formula="of:=-SIN([.A40])" office:value-type="float" office:value="0.611857890942721" calcext:value-type="float">
            <text:p>0.61</text:p>
          </table:table-cell>
        </table:table-row>
        <table:table-row table:style-name="ro2">
          <table:table-cell table:formula="of:=[.A40]+0.1" office:value-type="float" office:value="3.9" calcext:value-type="float">
            <text:p>3.9</text:p>
          </table:table-cell>
          <table:table-cell table:formula="of:=COS([.A41])" office:value-type="float" office:value="-0.725932304200139" calcext:value-type="float">
            <text:p>-0.73</text:p>
          </table:table-cell>
          <table:table-cell table:formula="of:=([.B42]-[.B41])/([.$A42]-[.$A41])" office:value-type="float" office:value="0.722886833365283" calcext:value-type="float">
            <text:p>0.72</text:p>
          </table:table-cell>
          <table:table-cell table:formula="of:=-SIN([.A41])" office:value-type="float" office:value="0.687766159183975" calcext:value-type="float">
            <text:p>0.69</text:p>
          </table:table-cell>
        </table:table-row>
        <table:table-row table:style-name="ro2">
          <table:table-cell table:formula="of:=[.A41]+0.1" office:value-type="float" office:value="4" calcext:value-type="float">
            <text:p>4</text:p>
          </table:table-cell>
          <table:table-cell table:formula="of:=COS([.A42])" office:value-type="float" office:value="-0.653643620863611" calcext:value-type="float">
            <text:p>-0.65</text:p>
          </table:table-cell>
          <table:table-cell table:formula="of:=([.B43]-[.B42])/([.$A43]-[.$A42])" office:value-type="float" office:value="0.788196743303431" calcext:value-type="float">
            <text:p>0.79</text:p>
          </table:table-cell>
          <table:table-cell table:formula="of:=-SIN([.A42])" office:value-type="float" office:value="0.756802495307929" calcext:value-type="float">
            <text:p>0.76</text:p>
          </table:table-cell>
        </table:table-row>
        <table:table-row table:style-name="ro2">
          <table:table-cell table:formula="of:=[.A42]+0.1" office:value-type="float" office:value="4.1" calcext:value-type="float">
            <text:p>4.1</text:p>
          </table:table-cell>
          <table:table-cell table:formula="of:=COS([.A43])" office:value-type="float" office:value="-0.574823946533268" calcext:value-type="float">
            <text:p>-0.57</text:p>
          </table:table-cell>
          <table:table-cell table:formula="of:=([.B44]-[.B43])/([.$A44]-[.$A43])" office:value-type="float" office:value="0.845631251925694" calcext:value-type="float">
            <text:p>0.85</text:p>
          </table:table-cell>
          <table:table-cell table:formula="of:=-SIN([.A43])" office:value-type="float" office:value="0.818277111064411" calcext:value-type="float">
            <text:p>0.82</text:p>
          </table:table-cell>
        </table:table-row>
        <table:table-row table:style-name="ro2">
          <table:table-cell table:formula="of:=[.A43]+0.1" office:value-type="float" office:value="4.2" calcext:value-type="float">
            <text:p>4.2</text:p>
          </table:table-cell>
          <table:table-cell table:formula="of:=COS([.A44])" office:value-type="float" office:value="-0.490260821340699" calcext:value-type="float">
            <text:p>-0.49</text:p>
          </table:table-cell>
          <table:table-cell table:formula="of:=([.B45]-[.B44])/([.$A45]-[.$A44])" office:value-type="float" office:value="0.894616492607243" calcext:value-type="float">
            <text:p>0.89</text:p>
          </table:table-cell>
          <table:table-cell table:formula="of:=-SIN([.A44])" office:value-type="float" office:value="0.871575772413589" calcext:value-type="float">
            <text:p>0.87</text:p>
          </table:table-cell>
        </table:table-row>
        <table:table-row table:style-name="ro2">
          <table:table-cell table:formula="of:=[.A44]+0.1" office:value-type="float" office:value="4.3" calcext:value-type="float">
            <text:p>4.3</text:p>
          </table:table-cell>
          <table:table-cell table:formula="of:=COS([.A45])" office:value-type="float" office:value="-0.400799172079975" calcext:value-type="float">
            <text:p>-0.4</text:p>
          </table:table-cell>
          <table:table-cell table:formula="of:=([.B46]-[.B45])/([.$A46]-[.$A45])" office:value-type="float" office:value="0.934663021015556" calcext:value-type="float">
            <text:p>0.93</text:p>
          </table:table-cell>
          <table:table-cell table:formula="of:=-SIN([.A45])" office:value-type="float" office:value="0.916165936749455" calcext:value-type="float">
            <text:p>0.92</text:p>
          </table:table-cell>
        </table:table-row>
        <table:table-row table:style-name="ro2">
          <table:table-cell table:formula="of:=[.A45]+0.1" office:value-type="float" office:value="4.4" calcext:value-type="float">
            <text:p>4.4</text:p>
          </table:table-cell>
          <table:table-cell table:formula="of:=COS([.A46])" office:value-type="float" office:value="-0.307332869978419" calcext:value-type="float">
            <text:p>-0.31</text:p>
          </table:table-cell>
          <table:table-cell table:formula="of:=([.B47]-[.B46])/([.$A47]-[.$A46])" office:value-type="float" office:value="0.9653707054764" calcext:value-type="float">
            <text:p>0.97</text:p>
          </table:table-cell>
          <table:table-cell table:formula="of:=-SIN([.A46])" office:value-type="float" office:value="0.951602073889516" calcext:value-type="float">
            <text:p>0.95</text:p>
          </table:table-cell>
        </table:table-row>
        <table:table-row table:style-name="ro2">
          <table:table-cell table:formula="of:=[.A46]+0.1" office:value-type="float" office:value="4.5" calcext:value-type="float">
            <text:p>4.5</text:p>
          </table:table-cell>
          <table:table-cell table:formula="of:=COS([.A47])" office:value-type="float" office:value="-0.21079579943078" calcext:value-type="float">
            <text:p>-0.21</text:p>
          </table:table-cell>
          <table:table-cell table:formula="of:=([.B48]-[.B47])/([.$A48]-[.$A47])" office:value-type="float" office:value="0.986432724957252" calcext:value-type="float">
            <text:p>0.99</text:p>
          </table:table-cell>
          <table:table-cell table:formula="of:=-SIN([.A47])" office:value-type="float" office:value="0.977530117665097" calcext:value-type="float">
            <text:p>0.98</text:p>
          </table:table-cell>
        </table:table-row>
        <table:table-row table:style-name="ro2">
          <table:table-cell table:formula="of:=[.A47]+0.1" office:value-type="float" office:value="4.6" calcext:value-type="float">
            <text:p>4.6</text:p>
          </table:table-cell>
          <table:table-cell table:formula="of:=COS([.A48])" office:value-type="float" office:value="-0.112152526935055" calcext:value-type="float">
            <text:p>-0.11</text:p>
          </table:table-cell>
          <table:table-cell table:formula="of:=([.B49]-[.B48])/([.$A49]-[.$A48])" office:value-type="float" office:value="0.997638634721638" calcext:value-type="float">
            <text:p>1</text:p>
          </table:table-cell>
          <table:table-cell table:formula="of:=-SIN([.A48])" office:value-type="float" office:value="0.993691003633464" calcext:value-type="float">
            <text:p>0.99</text:p>
          </table:table-cell>
        </table:table-row>
        <table:table-row table:style-name="ro2">
          <table:table-cell table:formula="of:=[.A48]+0.1" office:value-type="float" office:value="4.7" calcext:value-type="float">
            <text:p>4.7</text:p>
          </table:table-cell>
          <table:table-cell table:formula="of:=COS([.A49])" office:value-type="float" office:value="-0.0123886634628914" calcext:value-type="float">
            <text:p>-0.01</text:p>
          </table:table-cell>
          <table:table-cell table:formula="of:=([.B50]-[.B49])/([.$A50]-[.$A49])" office:value-type="float" office:value="0.998876469023373" calcext:value-type="float">
            <text:p>1</text:p>
          </table:table-cell>
          <table:table-cell table:formula="of:=-SIN([.A49])" office:value-type="float" office:value="0.999923257564101" calcext:value-type="float">
            <text:p>1</text:p>
          </table:table-cell>
        </table:table-row>
        <table:table-row table:style-name="ro2">
          <table:table-cell table:formula="of:=[.A49]+0.1" office:value-type="float" office:value="4.8" calcext:value-type="float">
            <text:p>4.8</text:p>
          </table:table-cell>
          <table:table-cell table:formula="of:=COS([.A50])" office:value-type="float" office:value="0.0874989834394455" calcext:value-type="float">
            <text:p>0.09</text:p>
          </table:table-cell>
          <table:table-cell table:formula="of:=([.B51]-[.B50])/([.$A51]-[.$A50])" office:value-type="float" office:value="0.990133859831288" calcext:value-type="float">
            <text:p>0.99</text:p>
          </table:table-cell>
          <table:table-cell table:formula="of:=-SIN([.A50])" office:value-type="float" office:value="0.996164608835841" calcext:value-type="float">
            <text:p>1</text:p>
          </table:table-cell>
        </table:table-row>
        <table:table-row table:style-name="ro2">
          <table:table-cell table:formula="of:=[.A50]+0.1" office:value-type="float" office:value="4.9" calcext:value-type="float">
            <text:p>4.9</text:p>
          </table:table-cell>
          <table:table-cell table:formula="of:=COS([.A51])" office:value-type="float" office:value="0.186512369422574" calcext:value-type="float">
            <text:p>0.19</text:p>
          </table:table-cell>
          <table:table-cell table:formula="of:=([.B52]-[.B51])/([.$A52]-[.$A51])" office:value-type="float" office:value="0.971498160406509" calcext:value-type="float">
            <text:p>0.97</text:p>
          </table:table-cell>
          <table:table-cell table:formula="of:=-SIN([.A51])" office:value-type="float" office:value="0.982452612624333" calcext:value-type="float">
            <text:p>0.98</text:p>
          </table:table-cell>
        </table:table-row>
        <table:table-row table:style-name="ro2">
          <table:table-cell table:formula="of:=[.A51]+0.1" office:value-type="float" office:value="5" calcext:value-type="float">
            <text:p>5</text:p>
          </table:table-cell>
          <table:table-cell table:formula="of:=COS([.A52])" office:value-type="float" office:value="0.283662185463225" calcext:value-type="float">
            <text:p>0.28</text:p>
          </table:table-cell>
          <table:table-cell table:formula="of:=([.B53]-[.B52])/([.$A53]-[.$A52])" office:value-type="float" office:value="0.943155572497543" calcext:value-type="float">
            <text:p>0.94</text:p>
          </table:table-cell>
          <table:table-cell table:formula="of:=-SIN([.A52])" office:value-type="float" office:value="0.958924274663139" calcext:value-type="float">
            <text:p>0.96</text:p>
          </table:table-cell>
        </table:table-row>
        <table:table-row table:style-name="ro2">
          <table:table-cell table:formula="of:=[.A52]+0.1" office:value-type="float" office:value="5.1" calcext:value-type="float">
            <text:p>5.1</text:p>
          </table:table-cell>
          <table:table-cell table:formula="of:=COS([.A53])" office:value-type="float" office:value="0.377977742712979" calcext:value-type="float">
            <text:p>0.38</text:p>
          </table:table-cell>
          <table:table-cell table:formula="of:=([.B54]-[.B53])/([.$A54]-[.$A53])" office:value-type="float" office:value="0.905389285873965" calcext:value-type="float">
            <text:p>0.91</text:p>
          </table:table-cell>
          <table:table-cell table:formula="of:=-SIN([.A53])" office:value-type="float" office:value="0.925814682327733" calcext:value-type="float">
            <text:p>0.93</text:p>
          </table:table-cell>
        </table:table-row>
        <table:table-row table:style-name="ro2">
          <table:table-cell table:formula="of:=[.A53]+0.1" office:value-type="float" office:value="5.2" calcext:value-type="float">
            <text:p>5.2</text:p>
          </table:table-cell>
          <table:table-cell table:formula="of:=COS([.A54])" office:value-type="float" office:value="0.468516671300375" calcext:value-type="float">
            <text:p>0.47</text:p>
          </table:table-cell>
          <table:table-cell table:formula="of:=([.B55]-[.B54])/([.$A55]-[.$A54])" office:value-type="float" office:value="0.858576648787841" calcext:value-type="float">
            <text:p>0.86</text:p>
          </table:table-cell>
          <table:table-cell table:formula="of:=-SIN([.A54])" office:value-type="float" office:value="0.883454655720155" calcext:value-type="float">
            <text:p>0.88</text:p>
          </table:table-cell>
        </table:table-row>
        <table:table-row table:style-name="ro2">
          <table:table-cell table:formula="of:=[.A54]+0.1" office:value-type="float" office:value="5.3" calcext:value-type="float">
            <text:p>5.3</text:p>
          </table:table-cell>
          <table:table-cell table:formula="of:=COS([.A55])" office:value-type="float" office:value="0.554374336179159" calcext:value-type="float">
            <text:p>0.55</text:p>
          </table:table-cell>
          <table:table-cell table:formula="of:=([.B56]-[.B55])/([.$A56]-[.$A55])" office:value-type="float" office:value="0.803185397634736" calcext:value-type="float">
            <text:p>0.8</text:p>
          </table:table-cell>
          <table:table-cell table:formula="of:=-SIN([.A55])" office:value-type="float" office:value="0.832267442223903" calcext:value-type="float">
            <text:p>0.83</text:p>
          </table:table-cell>
        </table:table-row>
        <table:table-row table:style-name="ro2">
          <table:table-cell table:formula="of:=[.A55]+0.1" office:value-type="float" office:value="5.4" calcext:value-type="float">
            <text:p>5.4</text:p>
          </table:table-cell>
          <table:table-cell table:formula="of:=COS([.A56])" office:value-type="float" office:value="0.634692875942632" calcext:value-type="float">
            <text:p>0.63</text:p>
          </table:table-cell>
          <table:table-cell table:formula="of:=([.B57]-[.B56])/([.$A57]-[.$A56])" office:value-type="float" office:value="0.739768983486259" calcext:value-type="float">
            <text:p>0.74</text:p>
          </table:table-cell>
          <table:table-cell table:formula="of:=-SIN([.A56])" office:value-type="float" office:value="0.772764487555989" calcext:value-type="float">
            <text:p>0.77</text:p>
          </table:table-cell>
        </table:table-row>
        <table:table-row table:style-name="ro2">
          <table:table-cell table:formula="of:=[.A56]+0.1" office:value-type="float" office:value="5.5" calcext:value-type="float">
            <text:p>5.5</text:p>
          </table:table-cell>
          <table:table-cell table:formula="of:=COS([.A57])" office:value-type="float" office:value="0.708669774291258" calcext:value-type="float">
            <text:p>0.71</text:p>
          </table:table-cell>
          <table:table-cell table:formula="of:=([.B58]-[.B57])/([.$A58]-[.$A57])" office:value-type="float" office:value="0.6689610421899" calcext:value-type="float">
            <text:p>0.67</text:p>
          </table:table-cell>
          <table:table-cell table:formula="of:=-SIN([.A57])" office:value-type="float" office:value="0.705540325570394" calcext:value-type="float">
            <text:p>0.71</text:p>
          </table:table-cell>
        </table:table-row>
        <table:table-row table:style-name="ro2">
          <table:table-cell table:formula="of:=[.A57]+0.1" office:value-type="float" office:value="5.6" calcext:value-type="float">
            <text:p>5.6</text:p>
          </table:table-cell>
          <table:table-cell table:formula="of:=COS([.A58])" office:value-type="float" office:value="0.775565878510247" calcext:value-type="float">
            <text:p>0.78</text:p>
          </table:table-cell>
          <table:table-cell table:formula="of:=([.B59]-[.B58])/([.$A59]-[.$A58])" office:value-type="float" office:value="0.591469063289103" calcext:value-type="float">
            <text:p>0.59</text:p>
          </table:table-cell>
          <table:table-cell table:formula="of:=-SIN([.A58])" office:value-type="float" office:value="0.631266637872324" calcext:value-type="float">
            <text:p>0.63</text:p>
          </table:table-cell>
        </table:table-row>
        <table:table-row table:style-name="ro2">
          <table:table-cell table:formula="of:=[.A58]+0.1" office:value-type="float" office:value="5.7" calcext:value-type="float">
            <text:p>5.7</text:p>
          </table:table-cell>
          <table:table-cell table:formula="of:=COS([.A59])" office:value-type="float" office:value="0.834712784839157" calcext:value-type="float">
            <text:p>0.83</text:p>
          </table:table-cell>
          <table:table-cell table:formula="of:=([.B60]-[.B59])/([.$A60]-[.$A59])" office:value-type="float" office:value="0.508067321021596" calcext:value-type="float">
            <text:p>0.51</text:p>
          </table:table-cell>
          <table:table-cell table:formula="of:=-SIN([.A59])" office:value-type="float" office:value="0.550685542597641" calcext:value-type="float">
            <text:p>0.55</text:p>
          </table:table-cell>
        </table:table-row>
        <table:table-row table:style-name="ro2">
          <table:table-cell table:formula="of:=[.A59]+0.1" office:value-type="float" office:value="5.8" calcext:value-type="float">
            <text:p>5.8</text:p>
          </table:table-cell>
          <table:table-cell table:formula="of:=COS([.A60])" office:value-type="float" office:value="0.885519516941317" calcext:value-type="float">
            <text:p>0.89</text:p>
          </table:table-cell>
          <table:table-cell table:formula="of:=([.B61]-[.B60])/([.$A61]-[.$A60])" office:value-type="float" office:value="0.419589138027173" calcext:value-type="float">
            <text:p>0.42</text:p>
          </table:table-cell>
          <table:table-cell table:formula="of:=-SIN([.A60])" office:value-type="float" office:value="0.464602179413761" calcext:value-type="float">
            <text:p>0.46</text:p>
          </table:table-cell>
        </table:table-row>
        <table:table-row table:style-name="ro2">
          <table:table-cell table:formula="of:=[.A60]+0.1" office:value-type="float" office:value="5.9" calcext:value-type="float">
            <text:p>5.9</text:p>
          </table:table-cell>
          <table:table-cell table:formula="of:=COS([.A61])" office:value-type="float" office:value="0.927478430744034" calcext:value-type="float">
            <text:p>0.93</text:p>
          </table:table-cell>
          <table:table-cell table:formula="of:=([.B62]-[.B61])/([.$A62]-[.$A61])" office:value-type="float" office:value="0.326918559063307" calcext:value-type="float">
            <text:p>0.33</text:p>
          </table:table-cell>
          <table:table-cell table:formula="of:=-SIN([.A61])" office:value-type="float" office:value="0.373876664830241" calcext:value-type="float">
            <text:p>0.37</text:p>
          </table:table-cell>
        </table:table-row>
        <table:table-row table:style-name="ro2">
          <table:table-cell table:formula="of:=[.A61]+0.1" office:value-type="float" office:value="6" calcext:value-type="float">
            <text:p>6</text:p>
          </table:table-cell>
          <table:table-cell table:formula="of:=COS([.A62])" office:value-type="float" office:value="0.960170286650365" calcext:value-type="float">
            <text:p>0.96</text:p>
          </table:table-cell>
          <table:table-cell table:formula="of:=([.B63]-[.B62])/([.$A63]-[.$A62])" office:value-type="float" office:value="0.230981517922192" calcext:value-type="float">
            <text:p>0.23</text:p>
          </table:table-cell>
          <table:table-cell table:formula="of:=-SIN([.A62])" office:value-type="float" office:value="0.279415498198931" calcext:value-type="float">
            <text:p>0.28</text:p>
          </table:table-cell>
        </table:table-row>
        <table:table-row table:style-name="ro2">
          <table:table-cell table:formula="of:=[.A62]+0.1" office:value-type="float" office:value="6.09999999999999" calcext:value-type="float">
            <text:p>6.1</text:p>
          </table:table-cell>
          <table:table-cell table:formula="of:=COS([.A63])" office:value-type="float" office:value="0.983268438442584" calcext:value-type="float">
            <text:p>0.98</text:p>
          </table:table-cell>
          <table:table-cell table:formula="of:=([.B64]-[.B63])/([.$A64]-[.$A63])" office:value-type="float" office:value="0.132736585806334" calcext:value-type="float">
            <text:p>0.13</text:p>
          </table:table-cell>
          <table:table-cell table:formula="of:=-SIN([.A63])" office:value-type="float" office:value="0.182162504272101" calcext:value-type="float">
            <text:p>0.18</text:p>
          </table:table-cell>
        </table:table-row>
        <table:table-row table:style-name="ro2">
          <table:table-cell table:formula="of:=[.A63]+0.1" office:value-type="float" office:value="6.19999999999999" calcext:value-type="float">
            <text:p>6.2</text:p>
          </table:table-cell>
          <table:table-cell table:formula="of:=COS([.A64])" office:value-type="float" office:value="0.996542097023217" calcext:value-type="float">
            <text:p>1</text:p>
          </table:table-cell>
          <table:table-cell table:formula="of:=([.B65]-[.B64])/([.$A65]-[.$A64])" office:value-type="float" office:value="0.0331653936019828" calcext:value-type="float">
            <text:p>0.03</text:p>
          </table:table-cell>
          <table:table-cell table:formula="of:=-SIN([.A64])" office:value-type="float" office:value="0.0830894028175026" calcext:value-type="float">
            <text:p>0.08</text:p>
          </table:table-cell>
        </table:table-row>
        <table:table-row table:style-name="ro2">
          <table:table-cell table:formula="of:=[.A64]+0.1" office:value-type="float" office:value="6.29999999999999" calcext:value-type="float">
            <text:p>6.3</text:p>
          </table:table-cell>
          <table:table-cell table:formula="of:=COS([.A65])" office:value-type="float" office:value="0.999858636383415" calcext:value-type="float">
            <text:p>1</text:p>
          </table:table-cell>
          <table:table-cell table:formula="of:=([.B66]-[.B65])/([.$A66]-[.$A65])" office:value-type="float" office:value="-0.0667371762522175" calcext:value-type="float">
            <text:p>-0.07</text:p>
          </table:table-cell>
          <table:table-cell table:formula="of:=-SIN([.A65])" office:value-type="float" office:value="-0.0168139004843435" calcext:value-type="float">
            <text:p>-0.02</text:p>
          </table:table-cell>
        </table:table-row>
        <table:table-row table:style-name="ro2">
          <table:table-cell table:formula="of:=[.A65]+0.1" office:value-type="float" office:value="6.39999999999999" calcext:value-type="float">
            <text:p>6.4</text:p>
          </table:table-cell>
          <table:table-cell table:formula="of:=COS([.A66])" office:value-type="float" office:value="0.993184918758193" calcext:value-type="float">
            <text:p>0.99</text:p>
          </table:table-cell>
          <table:table-cell table:formula="of:=([.B67]-[.B66])/([.$A67]-[.$A66])" office:value-type="float" office:value="-0.165972930301685" calcext:value-type="float">
            <text:p>-0.17</text:p>
          </table:table-cell>
          <table:table-cell table:formula="of:=-SIN([.A66])" office:value-type="float" office:value="-0.116549204850487" calcext:value-type="float">
            <text:p>-0.12</text:p>
          </table:table-cell>
        </table:table-row>
        <table:table-row table:style-name="ro2">
          <table:table-cell table:formula="of:=[.A66]+0.1" office:value-type="float" office:value="6.49999999999999" calcext:value-type="float">
            <text:p>6.5</text:p>
          </table:table-cell>
          <table:table-cell table:formula="of:=COS([.A67])" office:value-type="float" office:value="0.976587625728025" calcext:value-type="float">
            <text:p>0.98</text:p>
          </table:table-cell>
          <table:table-cell table:formula="of:=([.B68]-[.B67])/([.$A68]-[.$A67])" office:value-type="float" office:value="-0.263550337694933" calcext:value-type="float">
            <text:p>-0.26</text:p>
          </table:table-cell>
          <table:table-cell table:formula="of:=-SIN([.A67])" office:value-type="float" office:value="-0.215119988087809" calcext:value-type="float">
            <text:p>-0.22</text:p>
          </table:table-cell>
        </table:table-row>
        <table:table-row table:style-name="ro2">
          <table:table-cell table:formula="of:=[.A67]+0.1" office:value-type="float" office:value="6.59999999999999" calcext:value-type="float">
            <text:p>6.6</text:p>
          </table:table-cell>
          <table:table-cell table:formula="of:=COS([.A68])" office:value-type="float" office:value="0.950232591958532" calcext:value-type="float">
            <text:p>0.95</text:p>
          </table:table-cell>
          <table:table-cell table:formula="of:=([.B69]-[.B68])/([.$A69]-[.$A68])" office:value-type="float" office:value="-0.358494437232093" calcext:value-type="float">
            <text:p>-0.36</text:p>
          </table:table-cell>
          <table:table-cell table:formula="of:=-SIN([.A68])" office:value-type="float" office:value="-0.311541363513371" calcext:value-type="float">
            <text:p>-0.31</text:p>
          </table:table-cell>
        </table:table-row>
        <table:table-row table:style-name="ro2">
          <table:table-cell table:formula="of:=[.A68]+0.1" office:value-type="float" office:value="6.69999999999999" calcext:value-type="float">
            <text:p>6.7</text:p>
          </table:table-cell>
          <table:table-cell table:formula="of:=COS([.A69])" office:value-type="float" office:value="0.914383148235323" calcext:value-type="float">
            <text:p>0.91</text:p>
          </table:table-cell>
          <table:table-cell table:formula="of:=([.B70]-[.B69])/([.$A70]-[.$A69])" office:value-type="float" office:value="-0.449856578854936" calcext:value-type="float">
            <text:p>-0.45</text:p>
          </table:table-cell>
          <table:table-cell table:formula="of:=-SIN([.A69])" office:value-type="float" office:value="-0.404849920616591" calcext:value-type="float">
            <text:p>-0.4</text:p>
          </table:table-cell>
        </table:table-row>
        <table:table-row table:style-name="ro2">
          <table:table-cell table:formula="of:=[.A69]+0.1" office:value-type="float" office:value="6.79999999999999" calcext:value-type="float">
            <text:p>6.8</text:p>
          </table:table-cell>
          <table:table-cell table:formula="of:=COS([.A70])" office:value-type="float" office:value="0.869397490349829" calcext:value-type="float">
            <text:p>0.87</text:p>
          </table:table-cell>
          <table:table-cell table:formula="of:=([.B71]-[.B70])/([.$A71]-[.$A70])" office:value-type="float" office:value="-0.536723902244673" calcext:value-type="float">
            <text:p>-0.54</text:p>
          </table:table-cell>
          <table:table-cell table:formula="of:=-SIN([.A70])" office:value-type="float" office:value="-0.494113351138601" calcext:value-type="float">
            <text:p>-0.49</text:p>
          </table:table-cell>
        </table:table-row>
        <table:table-row table:style-name="ro2">
          <table:table-cell table:formula="of:=[.A70]+0.1" office:value-type="float" office:value="6.89999999999999" calcext:value-type="float">
            <text:p>6.9</text:p>
          </table:table-cell>
          <table:table-cell table:formula="of:=COS([.A71])" office:value-type="float" office:value="0.815725100125362" calcext:value-type="float">
            <text:p>0.82</text:p>
          </table:table-cell>
          <table:table-cell table:formula="of:=([.B72]-[.B71])/([.$A72]-[.$A71])" office:value-type="float" office:value="-0.618228457820518" calcext:value-type="float">
            <text:p>-0.62</text:p>
          </table:table-cell>
          <table:table-cell table:formula="of:=-SIN([.A71])" office:value-type="float" office:value="-0.578439764388193" calcext:value-type="float">
            <text:p>-0.58</text:p>
          </table:table-cell>
        </table:table-row>
        <table:table-row table:style-name="ro2">
          <table:table-cell table:formula="of:=[.A71]+0.1" office:value-type="float" office:value="6.99999999999999" calcext:value-type="float">
            <text:p>7</text:p>
          </table:table-cell>
          <table:table-cell table:formula="of:=COS([.A72])" office:value-type="float" office:value="0.753902254343311" calcext:value-type="float">
            <text:p>0.75</text:p>
          </table:table-cell>
          <table:table-cell table:formula="of:=([.B73]-[.B72])/([.$A73]-[.$A72])" office:value-type="float" office:value="-0.693555879004977" calcext:value-type="float">
            <text:p>-0.69</text:p>
          </table:table-cell>
          <table:table-cell table:formula="of:=-SIN([.A72])" office:value-type="float" office:value="-0.656986598718782" calcext:value-type="float">
            <text:p>-0.66</text:p>
          </table:table-cell>
        </table:table-row>
        <table:table-row table:style-name="ro2">
          <table:table-cell table:formula="of:=[.A72]+0.1" office:value-type="float" office:value="7.09999999999999" calcext:value-type="float">
            <text:p>7.1</text:p>
          </table:table-cell>
          <table:table-cell table:formula="of:=COS([.A73])" office:value-type="float" office:value="0.684546666442813" calcext:value-type="float">
            <text:p>0.68</text:p>
          </table:table-cell>
          <table:table-cell table:formula="of:=([.B74]-[.B73])/([.$A74]-[.$A73])" office:value-type="float" office:value="-0.76195351910551" calcext:value-type="float">
            <text:p>-0.76</text:p>
          </table:table-cell>
          <table:table-cell table:formula="of:=-SIN([.A73])" office:value-type="float" office:value="-0.72896904012587" calcext:value-type="float">
            <text:p>-0.73</text:p>
          </table:table-cell>
        </table:table-row>
        <table:table-row table:style-name="ro2">
          <table:table-cell table:formula="of:=[.A73]+0.1" office:value-type="float" office:value="7.19999999999999" calcext:value-type="float">
            <text:p>7.2</text:p>
          </table:table-cell>
          <table:table-cell table:formula="of:=COS([.A74])" office:value-type="float" office:value="0.608351314532262" calcext:value-type="float">
            <text:p>0.61</text:p>
          </table:table-cell>
          <table:table-cell table:formula="of:=([.B75]-[.B74])/([.$A75]-[.$A74])" office:value-type="float" office:value="-0.82273797151149" calcext:value-type="float">
            <text:p>-0.82</text:p>
          </table:table-cell>
          <table:table-cell table:formula="of:=-SIN([.A74])" office:value-type="float" office:value="-0.793667863849147" calcext:value-type="float">
            <text:p>-0.79</text:p>
          </table:table-cell>
        </table:table-row>
        <table:table-row table:style-name="ro2">
          <table:table-cell table:formula="of:=[.A74]+0.1" office:value-type="float" office:value="7.29999999999999" calcext:value-type="float">
            <text:p>7.3</text:p>
          </table:table-cell>
          <table:table-cell table:formula="of:=COS([.A75])" office:value-type="float" office:value="0.526077517381114" calcext:value-type="float">
            <text:p>0.53</text:p>
          </table:table-cell>
          <table:table-cell table:formula="of:=([.B76]-[.B75])/([.$A76]-[.$A75])" office:value-type="float" office:value="-0.87530189806714" calcext:value-type="float">
            <text:p>-0.88</text:p>
          </table:table-cell>
          <table:table-cell table:formula="of:=-SIN([.A75])" office:value-type="float" office:value="-0.850436620628559" calcext:value-type="float">
            <text:p>-0.85</text:p>
          </table:table-cell>
        </table:table-row>
        <table:table-row table:style-name="ro2">
          <table:table-cell table:formula="of:=[.A75]+0.1" office:value-type="float" office:value="7.39999999999999" calcext:value-type="float">
            <text:p>7.4</text:p>
          </table:table-cell>
          <table:table-cell table:formula="of:=COS([.A76])" office:value-type="float" office:value="0.4385473275744" calcext:value-type="float">
            <text:p>0.44</text:p>
          </table:table-cell>
          <table:table-cell table:formula="of:=([.B77]-[.B76])/([.$A77]-[.$A76])" office:value-type="float" office:value="-0.919120097393644" calcext:value-type="float">
            <text:p>-0.92</text:p>
          </table:table-cell>
          <table:table-cell table:formula="of:=-SIN([.A76])" office:value-type="float" office:value="-0.898708095811622" calcext:value-type="float">
            <text:p>-0.9</text:p>
          </table:table-cell>
        </table:table-row>
        <table:table-row table:style-name="ro2">
          <table:table-cell table:formula="of:=[.A76]+0.1" office:value-type="float" office:value="7.49999999999999" calcext:value-type="float">
            <text:p>7.5</text:p>
          </table:table-cell>
          <table:table-cell table:formula="of:=COS([.A77])" office:value-type="float" office:value="0.346635317835036" calcext:value-type="float">
            <text:p>0.35</text:p>
          </table:table-cell>
          <table:table-cell table:formula="of:=([.B78]-[.B77])/([.$A78]-[.$A77])" office:value-type="float" office:value="-0.953754752527701" calcext:value-type="float">
            <text:p>-0.95</text:p>
          </table:table-cell>
          <table:table-cell table:formula="of:=-SIN([.A77])" office:value-type="float" office:value="-0.937999976774735" calcext:value-type="float">
            <text:p>-0.94</text:p>
          </table:table-cell>
        </table:table-row>
        <table:table-row table:style-name="ro2">
          <table:table-cell table:formula="of:=[.A77]+0.1" office:value-type="float" office:value="7.59999999999999" calcext:value-type="float">
            <text:p>7.6</text:p>
          </table:table-cell>
          <table:table-cell table:formula="of:=COS([.A78])" office:value-type="float" office:value="0.251259842582266" calcext:value-type="float">
            <text:p>0.25</text:p>
          </table:table-cell>
          <table:table-cell table:formula="of:=([.B79]-[.B78])/([.$A79]-[.$A78])" office:value-type="float" office:value="-0.978859805443906" calcext:value-type="float">
            <text:p>-0.98</text:p>
          </table:table-cell>
          <table:table-cell table:formula="of:=-SIN([.A78])" office:value-type="float" office:value="-0.967919672031484" calcext:value-type="float">
            <text:p>-0.97</text:p>
          </table:table-cell>
        </table:table-row>
        <table:table-row table:style-name="ro2">
          <table:table-cell table:formula="of:=[.A78]+0.1" office:value-type="float" office:value="7.69999999999999" calcext:value-type="float">
            <text:p>7.7</text:p>
          </table:table-cell>
          <table:table-cell table:formula="of:=COS([.A79])" office:value-type="float" office:value="0.153373862037876" calcext:value-type="float">
            <text:p>0.15</text:p>
          </table:table-cell>
          <table:table-cell table:formula="of:=([.B80]-[.B79])/([.$A80]-[.$A79])" office:value-type="float" office:value="-0.994184414752148" calcext:value-type="float">
            <text:p>-0.99</text:p>
          </table:table-cell>
          <table:table-cell table:formula="of:=-SIN([.A79])" office:value-type="float" office:value="-0.988168233876999" calcext:value-type="float">
            <text:p>-0.99</text:p>
          </table:table-cell>
        </table:table-row>
        <table:table-row table:style-name="ro2">
          <table:table-cell table:formula="of:=[.A79]+0.1" office:value-type="float" office:value="7.79999999999999" calcext:value-type="float">
            <text:p>7.8</text:p>
          </table:table-cell>
          <table:table-cell table:formula="of:=COS([.A80])" office:value-type="float" office:value="0.0539554205626613" calcext:value-type="float">
            <text:p>0.05</text:p>
          </table:table-cell>
          <table:table-cell table:formula="of:=([.B81]-[.B80])/([.$A81]-[.$A80])" office:value-type="float" office:value="0.00691736161059761" calcext:value-type="float">
            <text:p>0.01</text:p>
          </table:table-cell>
          <table:table-cell table:formula="of:=-SIN([.A80])" office:value-type="float" office:value="-0.998543345374604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モナー Pゴシック" svg:font-family="'IPA モナー Pゴシック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Pゴシック1" svg:font-family="'IPA モナー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IPA モナー Pゴシック" fo:language="en" fo:country="US" style:font-name-asian="DejaVu Sans" style:language-asian="ja" style:country-asian="JP" style:font-name-complex="IPA モナー Pゴシック1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4" number:min-integer-digits="1"/>
    </number:number-style>
    <style:style style:name="Default" style:family="table-cell">
      <style:text-properties style:font-name-asian="IPA モナー Pゴシック1" style:font-family-asian="'IPA モナー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00/00/00</text:date>, <text:time style:data-style-name="N2" text:time-value="14:47:57.62182031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asahara</meta:initial-creator>
    <meta:creation-date>2009-09-28T09:37:20</meta:creation-date>
    <dc:date>2016-03-21T14:49:35.822596780</dc:date>
    <meta:editing-cycles>19</meta:editing-cycles>
    <meta:editing-duration>PT3H57M57S</meta:editing-duration>
    <meta:document-statistic meta:table-count="10" meta:cell-count="2578" meta:object-count="10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3" style:family="chart">
      <style:chart-properties chart:symbol-type="automatic" chart:treat-empty-cells="ignore" chart:right-angled-axes="true">
        <chart:symbol-image xlink:href="Pictures/2000000F000000FD000000FD1A2B52E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10.5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>
        <chart:symbol-image xlink:href="Pictures/2000000F000000FD000000FD1A2B52EA.svm" xlink:type="simple" xlink:actuate="onLoad"/>
      </style:chart-properties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scatter" chart:style-name="ch1">
        <chart:legend chart:legend-position="end" svg:x="5.845cm" svg:y="3.154cm" style:legend-expansion="high" chart:style-name="ch2"/>
        <chart:plot-area chart:style-name="ch3" table:cell-range-address="表1.A2:表1.B22 表1.B1:表1.B1" chart:data-source-has-labels="row" svg:x="0.16cm" svg:y="0.14cm" svg:width="5.794cm" svg:height="6.579cm">
          <chartooo:coordinate-region svg:x="0.94cm" svg:y="0.353cm" svg:width="4.748cm" svg:height="5.6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表1.B2:表1.B22" chart:label-cell-address="表1.B1:表1.B1" chart:class="chart:scatter">
            <chart:domain table:cell-range-address="表1.A2:表1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y=x^2</text:p>
                <draw:g>
                  <svg:desc>表1.B1:表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表1.A2:表1.A22</svg:desc>
                </draw:g>
              </table:table-cell>
              <table:table-cell office:value-type="float" office:value="1">
                <text:p>1</text:p>
                <draw:g>
                  <svg:desc>表1.B2:表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0900000000000001">
                <text:p>0.090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0400000000000001">
                <text:p>0.040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2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5" chart:interval-major="1" chart:reverse-direction="false" text:line-break="false" chart:link-data-style-to-source="true" chart:axis-position="0"/>
      <style:graphic-properties svg:stroke-width="0.03cm"/>
      <style:text-properties fo:font-size="24pt" style:font-size-asian="24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24pt" fo:font-style="italic" style:font-size-asian="24pt" style:font-size-complex="9pt"/>
    </style:style>
    <style:style style:name="ch6" style:family="chart" style:data-style-name="N0">
      <style:chart-properties chart:display-label="true" chart:logarithmic="false" chart:minimum="-2" chart:maximum="4" chart:origin="0" chart:reverse-direction="false" text:line-break="false" chart:link-data-style-to-source="true" chart:axis-position="0"/>
      <style:graphic-properties svg:stroke-width="0.03cm"/>
      <style:text-properties fo:font-size="24pt" style:font-size-asian="24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7cm" svg:height="12.508cm" xlink:href=".." xlink:type="simple" chart:class="chart:scatter" chart:style-name="ch1">
        <chart:legend svg:x="7.611cm" svg:y="0.912cm" style:legend-expansion="custom" chartooo:width="4.476cm" chartooo:height="2.902cm" style:legend-expansion-aspect-ratio="1.54238456237078" chart:style-name="ch2"/>
        <chart:plot-area chart:style-name="ch3" table:cell-range-address="ln微分.A2:ln微分.D105 ln微分.B1:ln微分.D1" chart:data-source-has-labels="row" svg:x="0.496cm" svg:y="0.044cm" svg:width="12.426cm" svg:height="11.991cm">
          <chartooo:coordinate-region svg:x="0.88cm" svg:y="0.521cm" svg:width="11.803cm" svg:height="11.037cm"/>
          <chart:axis chart:dimension="x" chart:name="primary-x" chart:style-name="ch4">
            <chart:title svg:x="12.817cm" svg:y="6.393cm" chart:style-name="ch5">
              <text:p>x</text:p>
            </chart:title>
          </chart:axis>
          <chart:axis chart:dimension="y" chart:name="primary-y" chart:style-name="ch6">
            <chart:title svg:x="1.412cm" svg:y="0.164cm" chart:style-name="ch5">
              <text:p>y</text:p>
            </chart:title>
          </chart:axis>
          <chart:series chart:style-name="ch7" chart:values-cell-range-address="ln微分.B2:ln微分.B105" chart:label-cell-address="ln微分.B1:ln微分.B1" chart:class="chart:scatter">
            <chart:domain table:cell-range-address="ln微分.A2:ln微分.A105"/>
            <chart:data-point chart:repeated="104"/>
          </chart:series>
          <chart:series chart:style-name="ch8" chart:values-cell-range-address="ln微分.C2:ln微分.C105" chart:label-cell-address="ln微分.C1:ln微分.C1" chart:class="chart:scatter">
            <chart:data-point chart:repeated="104"/>
          </chart:series>
          <chart:series chart:style-name="ch9" chart:values-cell-range-address="ln微分.D2:ln微分.D105" chart:label-cell-address="ln微分.D1:ln微分.D1" chart:class="chart:scatter">
            <chart:data-point chart:repeated="1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y=ln x</text:p>
                <draw:g>
                  <svg:desc>ln微分.B1:ln微分.B1</svg:desc>
                </draw:g>
              </table:table-cell>
              <table:table-cell office:value-type="string">
                <text:p>dy/dx</text:p>
                <draw:g>
                  <svg:desc>ln微分.C1:ln微分.C1</svg:desc>
                </draw:g>
              </table:table-cell>
              <table:table-cell office:value-type="string">
                <text:p>1/x</text:p>
                <draw:g>
                  <svg:desc>ln微分.D1:ln微分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ln微分.A2:ln微分.A105</svg:desc>
                </draw:g>
              </table:table-cell>
              <table:table-cell office:value-type="float" office:value="-4.60517018598809">
                <text:p>-4.60517018598809</text:p>
                <draw:g>
                  <svg:desc>ln微分.B2:ln微分.B105</svg:desc>
                </draw:g>
              </table:table-cell>
              <table:table-cell office:value-type="float" office:value="23.9789527279837">
                <text:p>23.9789527279837</text:p>
                <draw:g>
                  <svg:desc>ln微分.C2:ln微分.C105</svg:desc>
                </draw:g>
              </table:table-cell>
              <table:table-cell office:value-type="float" office:value="100">
                <text:p>100</text:p>
                <draw:g>
                  <svg:desc>ln微分.D2:ln微分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-2.20727491318972">
                <text:p>-2.20727491318972</text:p>
              </table:table-cell>
              <table:table-cell office:value-type="float" office:value="6.46627164925052">
                <text:p>6.46627164925052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-1.56064774826467">
                <text:p>-1.56064774826467</text:p>
              </table:table-cell>
              <table:table-cell office:value-type="float" office:value="3.89464766761723">
                <text:p>3.89464766761723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">
                <text:p>0.31</text:p>
              </table:table-cell>
              <table:table-cell office:value-type="float" office:value="-1.17118298150294">
                <text:p>-1.17118298150294</text:p>
              </table:table-cell>
              <table:table-cell office:value-type="float" office:value="2.79584862219161">
                <text:p>2.79584862219161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-0.891598119283784">
                <text:p>-0.891598119283784</text:p>
              </table:table-cell>
              <table:table-cell office:value-type="float" office:value="2.18253566020018">
                <text:p>2.18253566020018</text:p>
              </table:table-cell>
              <table:table-cell office:value-type="float" office:value="2.4390243902439">
                <text:p>2.4390243902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">
                <text:p>0.51</text:p>
              </table:table-cell>
              <table:table-cell office:value-type="float" office:value="-0.673344553263766">
                <text:p>-0.673344553263766</text:p>
              </table:table-cell>
              <table:table-cell office:value-type="float" office:value="1.79048231448986">
                <text:p>1.79048231448986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-0.49429632181478">
                <text:p>-0.49429632181478</text:p>
              </table:table-cell>
              <table:table-cell office:value-type="float" office:value="1.51806012868004">
                <text:p>1.51806012868004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">
                <text:p>0.71</text:p>
              </table:table-cell>
              <table:table-cell office:value-type="float" office:value="-0.342490308946776">
                <text:p>-0.342490308946776</text:p>
              </table:table-cell>
              <table:table-cell office:value-type="float" office:value="1.31769277631123">
                <text:p>1.31769277631123</text:p>
              </table:table-cell>
              <table:table-cell office:value-type="float" office:value="1.40845070422535">
                <text:p>1.40845070422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">
                <text:p>0.81</text:p>
              </table:table-cell>
              <table:table-cell office:value-type="float" office:value="-0.210721031315653">
                <text:p>-0.210721031315653</text:p>
              </table:table-cell>
              <table:table-cell office:value-type="float" office:value="1.16410351844411">
                <text:p>1.16410351844411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">
                <text:p>0.91</text:p>
              </table:table-cell>
              <table:table-cell office:value-type="float" office:value="-0.0943106794712414">
                <text:p>-0.0943106794712414</text:p>
              </table:table-cell>
              <table:table-cell office:value-type="float" office:value="1.04261010324409">
                <text:p>1.04261010324409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">
                <text:p>1.01</text:p>
              </table:table-cell>
              <table:table-cell office:value-type="float" office:value="0.00995033085316809">
                <text:p>0.00995033085316809</text:p>
              </table:table-cell>
              <table:table-cell office:value-type="float" office:value="0.944096844710747">
                <text:p>0.944096844710747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">
                <text:p>1.11</text:p>
              </table:table-cell>
              <table:table-cell office:value-type="float" office:value="0.104360015324243">
                <text:p>0.104360015324243</text:p>
              </table:table-cell>
              <table:table-cell office:value-type="float" office:value="0.862603442844069">
                <text:p>0.862603442844069</text:p>
              </table:table-cell>
              <table:table-cell office:value-type="float" office:value="0.900900900900901">
                <text:p>0.900900900900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1">
                <text:p>1.21</text:p>
              </table:table-cell>
              <table:table-cell office:value-type="float" office:value="0.19062035960865">
                <text:p>0.19062035960865</text:p>
              </table:table-cell>
              <table:table-cell office:value-type="float" office:value="0.794067776044104">
                <text:p>0.794067776044104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">
                <text:p>1.31</text:p>
              </table:table-cell>
              <table:table-cell office:value-type="float" office:value="0.27002713721306">
                <text:p>0.27002713721306</text:p>
              </table:table-cell>
              <table:table-cell office:value-type="float" office:value="0.735625671770167">
                <text:p>0.735625671770167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">
                <text:p>1.41</text:p>
              </table:table-cell>
              <table:table-cell office:value-type="float" office:value="0.343589704390077">
                <text:p>0.343589704390077</text:p>
              </table:table-cell>
              <table:table-cell office:value-type="float" office:value="0.68519946436756">
                <text:p>0.68519946436756</text:p>
              </table:table-cell>
              <table:table-cell office:value-type="float" office:value="0.709219858156028">
                <text:p>0.709219858156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">
                <text:p>1.51</text:p>
              </table:table-cell>
              <table:table-cell office:value-type="float" office:value="0.412109650826833">
                <text:p>0.412109650826833</text:p>
              </table:table-cell>
              <table:table-cell office:value-type="float" office:value="0.641245281695386">
                <text:p>0.641245281695386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1">
                <text:p>1.61</text:p>
              </table:table-cell>
              <table:table-cell office:value-type="float" office:value="0.476234178996372">
                <text:p>0.476234178996372</text:p>
              </table:table-cell>
              <table:table-cell office:value-type="float" office:value="0.602591915181968">
                <text:p>0.602591915181968</text:p>
              </table:table-cell>
              <table:table-cell office:value-type="float" office:value="0.62111801242236">
                <text:p>0.62111801242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">
                <text:p>1.71</text:p>
              </table:table-cell>
              <table:table-cell office:value-type="float" office:value="0.536493370514569">
                <text:p>0.536493370514569</text:p>
              </table:table-cell>
              <table:table-cell office:value-type="float" office:value="0.56833474763166">
                <text:p>0.56833474763166</text:p>
              </table:table-cell>
              <table:table-cell office:value-type="float" office:value="0.584795321637427">
                <text:p>0.584795321637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1">
                <text:p>1.81</text:p>
              </table:table-cell>
              <table:table-cell office:value-type="float" office:value="0.593326845277735">
                <text:p>0.593326845277735</text:p>
              </table:table-cell>
              <table:table-cell office:value-type="float" office:value="0.537763967808041">
                <text:p>0.53776396780804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1">
                <text:p>1.91</text:p>
              </table:table-cell>
              <table:table-cell office:value-type="float" office:value="0.647103242058539">
                <text:p>0.647103242058539</text:p>
              </table:table-cell>
              <table:table-cell office:value-type="float" office:value="0.510314800124458">
                <text:p>0.510314800124458</text:p>
              </table:table-cell>
              <table:table-cell office:value-type="float" office:value="0.523560209424084">
                <text:p>0.523560209424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1">
                <text:p>2.01</text:p>
              </table:table-cell>
              <table:table-cell office:value-type="float" office:value="0.698134722070985">
                <text:p>0.698134722070985</text:p>
              </table:table-cell>
              <table:table-cell office:value-type="float" office:value="0.485532254169908">
                <text:p>0.485532254169908</text:p>
              </table:table-cell>
              <table:table-cell office:value-type="float" office:value="0.497512437810945">
                <text:p>0.497512437810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1">
                <text:p>2.11</text:p>
              </table:table-cell>
              <table:table-cell office:value-type="float" office:value="0.746687947487976">
                <text:p>0.746687947487976</text:p>
              </table:table-cell>
              <table:table-cell office:value-type="float" office:value="0.463045680416863">
                <text:p>0.463045680416863</text:p>
              </table:table-cell>
              <table:table-cell office:value-type="float" office:value="0.473933649289099">
                <text:p>0.473933649289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1">
                <text:p>2.21</text:p>
              </table:table-cell>
              <table:table-cell office:value-type="float" office:value="0.792992515529662">
                <text:p>0.792992515529662</text:p>
              </table:table-cell>
              <table:table-cell office:value-type="float" office:value="0.442550090040406">
                <text:p>0.442550090040406</text:p>
              </table:table-cell>
              <table:table-cell office:value-type="float" office:value="0.452488687782805">
                <text:p>0.452488687782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1">
                <text:p>2.31</text:p>
              </table:table-cell>
              <table:table-cell office:value-type="float" office:value="0.837247524533703">
                <text:p>0.837247524533703</text:p>
              </table:table-cell>
              <table:table-cell office:value-type="float" office:value="0.423792229688615">
                <text:p>0.423792229688615</text:p>
              </table:table-cell>
              <table:table-cell office:value-type="float" office:value="0.432900432900433">
                <text:p>0.4329004329004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1">
                <text:p>2.41</text:p>
              </table:table-cell>
              <table:table-cell office:value-type="float" office:value="0.879626747502564">
                <text:p>0.879626747502564</text:p>
              </table:table-cell>
              <table:table-cell office:value-type="float" office:value="0.406560056411289">
                <text:p>0.406560056411289</text:p>
              </table:table-cell>
              <table:table-cell office:value-type="float" office:value="0.414937759336099">
                <text:p>0.414937759336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">
                <text:p>2.51</text:p>
              </table:table-cell>
              <table:table-cell office:value-type="float" office:value="0.920282753143693">
                <text:p>0.920282753143693</text:p>
              </table:table-cell>
              <table:table-cell office:value-type="float" office:value="0.390674681909094">
                <text:p>0.390674681909094</text:p>
              </table:table-cell>
              <table:table-cell office:value-type="float" office:value="0.398406374501992">
                <text:p>0.398406374501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1">
                <text:p>2.61</text:p>
              </table:table-cell>
              <table:table-cell office:value-type="float" office:value="0.959350221334602">
                <text:p>0.959350221334602</text:p>
              </table:table-cell>
              <table:table-cell office:value-type="float" office:value="0.375984135570075">
                <text:p>0.375984135570075</text:p>
              </table:table-cell>
              <table:table-cell office:value-type="float" office:value="0.383141762452107">
                <text:p>0.383141762452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1">
                <text:p>2.71</text:p>
              </table:table-cell>
              <table:table-cell office:value-type="float" office:value="0.99694863489161">
                <text:p>0.99694863489161</text:p>
              </table:table-cell>
              <table:table-cell office:value-type="float" office:value="0.362358484540449">
                <text:p>0.362358484540449</text:p>
              </table:table-cell>
              <table:table-cell office:value-type="float" office:value="0.3690036900369">
                <text:p>0.36900369003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">
                <text:p>2.81</text:p>
              </table:table-cell>
              <table:table-cell office:value-type="float" office:value="1.03318448334566">
                <text:p>1.03318448334566</text:p>
              </table:table-cell>
              <table:table-cell office:value-type="float" office:value="0.349685978377467">
                <text:p>0.349685978377467</text:p>
              </table:table-cell>
              <table:table-cell office:value-type="float" office:value="0.355871886120996">
                <text:p>0.355871886120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">
                <text:p>2.91</text:p>
              </table:table-cell>
              <table:table-cell office:value-type="float" office:value="1.0681530811834">
                <text:p>1.0681530811834</text:p>
              </table:table-cell>
              <table:table-cell office:value-type="float" office:value="0.337869975773832">
                <text:p>0.337869975773832</text:p>
              </table:table-cell>
              <table:table-cell office:value-type="float" office:value="0.343642611683849">
                <text:p>0.343642611683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">
                <text:p>3.01</text:p>
              </table:table-cell>
              <table:table-cell office:value-type="float" office:value="1.10194007876079">
                <text:p>1.10194007876079</text:p>
              </table:table-cell>
              <table:table-cell office:value-type="float" office:value="0.326826474303583">
                <text:p>0.326826474303583</text:p>
              </table:table-cell>
              <table:table-cell office:value-type="float" office:value="0.332225913621262">
                <text:p>0.332225913621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1">
                <text:p>3.11</text:p>
              </table:table-cell>
              <table:table-cell office:value-type="float" office:value="1.13462272619114">
                <text:p>1.13462272619114</text:p>
              </table:table-cell>
              <table:table-cell office:value-type="float" office:value="0.316482109507818">
                <text:p>0.316482109507818</text:p>
              </table:table-cell>
              <table:table-cell office:value-type="float" office:value="0.321543408360128">
                <text:p>0.321543408360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1">
                <text:p>3.21</text:p>
              </table:table-cell>
              <table:table-cell office:value-type="float" office:value="1.16627093714193">
                <text:p>1.16627093714193</text:p>
              </table:table-cell>
              <table:table-cell office:value-type="float" office:value="0.306772522470471">
                <text:p>0.306772522470471</text:p>
              </table:table-cell>
              <table:table-cell office:value-type="float" office:value="0.311526479750779">
                <text:p>0.3115264797507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1">
                <text:p>3.31</text:p>
              </table:table-cell>
              <table:table-cell office:value-type="float" office:value="1.19694818938897">
                <text:p>1.19694818938897</text:p>
              </table:table-cell>
              <table:table-cell office:value-type="float" office:value="0.297641019064538">
                <text:p>0.297641019064538</text:p>
              </table:table-cell>
              <table:table-cell office:value-type="float" office:value="0.302114803625377">
                <text:p>0.3021148036253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1">
                <text:p>3.41</text:p>
              </table:table-cell>
              <table:table-cell office:value-type="float" office:value="1.22671229129543">
                <text:p>1.22671229129543</text:p>
              </table:table-cell>
              <table:table-cell office:value-type="float" office:value="0.289037461823489">
                <text:p>0.289037461823489</text:p>
              </table:table-cell>
              <table:table-cell office:value-type="float" office:value="0.293255131964809">
                <text:p>0.293255131964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1">
                <text:p>3.51</text:p>
              </table:table-cell>
              <table:table-cell office:value-type="float" office:value="1.25561603747778">
                <text:p>1.25561603747778</text:p>
              </table:table-cell>
              <table:table-cell office:value-type="float" office:value="0.280917348670151">
                <text:p>0.280917348670151</text:p>
              </table:table-cell>
              <table:table-cell office:value-type="float" office:value="0.284900284900285">
                <text:p>0.284900284900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1">
                <text:p>3.61</text:p>
              </table:table-cell>
              <table:table-cell office:value-type="float" office:value="1.28370777234479">
                <text:p>1.28370777234479</text:p>
              </table:table-cell>
              <table:table-cell office:value-type="float" office:value="0.273241042745542">
                <text:p>0.273241042745542</text:p>
              </table:table-cell>
              <table:table-cell office:value-type="float" office:value="0.277008310249307">
                <text:p>0.2770083102493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1">
                <text:p>3.71</text:p>
              </table:table-cell>
              <table:table-cell office:value-type="float" office:value="1.31103187661934">
                <text:p>1.31103187661934</text:p>
              </table:table-cell>
              <table:table-cell office:value-type="float" office:value="0.26597312519266">
                <text:p>0.26597312519266</text:p>
              </table:table-cell>
              <table:table-cell office:value-type="float" office:value="0.269541778975741">
                <text:p>0.2695417789757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1">
                <text:p>3.81</text:p>
              </table:table-cell>
              <table:table-cell office:value-type="float" office:value="1.33762918913861">
                <text:p>1.33762918913861</text:p>
              </table:table-cell>
              <table:table-cell office:value-type="float" office:value="0.259081848586646">
                <text:p>0.259081848586646</text:p>
              </table:table-cell>
              <table:table-cell office:value-type="float" office:value="0.26246719160105">
                <text:p>0.26246719160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1">
                <text:p>3.91</text:p>
              </table:table-cell>
              <table:table-cell office:value-type="float" office:value="1.36353737399728">
                <text:p>1.36353737399728</text:p>
              </table:table-cell>
              <table:table-cell office:value-type="float" office:value="0.252538673212035">
                <text:p>0.252538673212035</text:p>
              </table:table-cell>
              <table:table-cell office:value-type="float" office:value="0.255754475703325">
                <text:p>0.255754475703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1">
                <text:p>4.01</text:p>
              </table:table-cell>
              <table:table-cell office:value-type="float" office:value="1.38879124131848">
                <text:p>1.38879124131848</text:p>
              </table:table-cell>
              <table:table-cell office:value-type="float" office:value="0.246317871896654">
                <text:p>0.246317871896654</text:p>
              </table:table-cell>
              <table:table-cell office:value-type="float" office:value="0.249376558603491">
                <text:p>0.249376558603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1">
                <text:p>4.11</text:p>
              </table:table-cell>
              <table:table-cell office:value-type="float" office:value="1.41342302850814">
                <text:p>1.41342302850814</text:p>
              </table:table-cell>
              <table:table-cell office:value-type="float" office:value="0.240396191861468">
                <text:p>0.240396191861468</text:p>
              </table:table-cell>
              <table:table-cell office:value-type="float" office:value="0.24330900243309">
                <text:p>0.24330900243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1">
                <text:p>4.21</text:p>
              </table:table-cell>
              <table:table-cell office:value-type="float" office:value="1.43746264769429">
                <text:p>1.43746264769429</text:p>
              </table:table-cell>
              <table:table-cell office:value-type="float" office:value="0.234752564213664">
                <text:p>0.234752564213664</text:p>
              </table:table-cell>
              <table:table-cell office:value-type="float" office:value="0.237529691211401">
                <text:p>0.237529691211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1">
                <text:p>4.31</text:p>
              </table:table-cell>
              <table:table-cell office:value-type="float" office:value="1.46093790411566">
                <text:p>1.46093790411566</text:p>
              </table:table-cell>
              <table:table-cell office:value-type="float" office:value="0.229367853430983">
                <text:p>0.229367853430983</text:p>
              </table:table-cell>
              <table:table-cell office:value-type="float" office:value="0.232018561484919">
                <text:p>0.232018561484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1">
                <text:p>4.41</text:p>
              </table:table-cell>
              <table:table-cell office:value-type="float" office:value="1.48387468945875">
                <text:p>1.48387468945875</text:p>
              </table:table-cell>
              <table:table-cell office:value-type="float" office:value="0.224224640558322">
                <text:p>0.224224640558322</text:p>
              </table:table-cell>
              <table:table-cell office:value-type="float" office:value="0.226757369614512">
                <text:p>0.226757369614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1">
                <text:p>4.51</text:p>
              </table:table-cell>
              <table:table-cell office:value-type="float" office:value="1.50629715351459">
                <text:p>1.50629715351459</text:p>
              </table:table-cell>
              <table:table-cell office:value-type="float" office:value="0.219307034939703">
                <text:p>0.219307034939703</text:p>
              </table:table-cell>
              <table:table-cell office:value-type="float" office:value="0.221729490022173">
                <text:p>0.221729490022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1">
                <text:p>4.61</text:p>
              </table:table-cell>
              <table:table-cell office:value-type="float" office:value="1.52822785700856">
                <text:p>1.52822785700856</text:p>
              </table:table-cell>
              <table:table-cell office:value-type="float" office:value="0.214600510197692">
                <text:p>0.214600510197692</text:p>
              </table:table-cell>
              <table:table-cell office:value-type="float" office:value="0.216919739696312">
                <text:p>0.216919739696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1">
                <text:p>4.71</text:p>
              </table:table-cell>
              <table:table-cell office:value-type="float" office:value="1.54968790802833">
                <text:p>1.54968790802833</text:p>
              </table:table-cell>
              <table:table-cell office:value-type="float" office:value="0.210091760893435">
                <text:p>0.210091760893435</text:p>
              </table:table-cell>
              <table:table-cell office:value-type="float" office:value="0.212314225053079">
                <text:p>0.2123142250530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1">
                <text:p>4.81</text:p>
              </table:table-cell>
              <table:table-cell office:value-type="float" office:value="1.57069708411767">
                <text:p>1.57069708411767</text:p>
              </table:table-cell>
              <table:table-cell office:value-type="float" office:value="0.205768576887593">
                <text:p>0.205768576887593</text:p>
              </table:table-cell>
              <table:table-cell office:value-type="float" office:value="0.207900207900208">
                <text:p>0.207900207900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1">
                <text:p>4.91</text:p>
              </table:table-cell>
              <table:table-cell office:value-type="float" office:value="1.59127394180643">
                <text:p>1.59127394180643</text:p>
              </table:table-cell>
              <table:table-cell office:value-type="float" office:value="0.201619732903443">
                <text:p>0.201619732903443</text:p>
              </table:table-cell>
              <table:table-cell office:value-type="float" office:value="0.203665987780041">
                <text:p>0.203665987780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1">
                <text:p>5.01</text:p>
              </table:table-cell>
              <table:table-cell office:value-type="float" office:value="1.61143591509677">
                <text:p>1.61143591509677</text:p>
              </table:table-cell>
              <table:table-cell office:value-type="float" office:value="0.197634891188397">
                <text:p>0.197634891188397</text:p>
              </table:table-cell>
              <table:table-cell office:value-type="float" office:value="0.199600798403194">
                <text:p>0.199600798403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1">
                <text:p>5.11</text:p>
              </table:table-cell>
              <table:table-cell office:value-type="float" office:value="1.63119940421561">
                <text:p>1.63119940421561</text:p>
              </table:table-cell>
              <table:table-cell office:value-type="float" office:value="0.193804515496623">
                <text:p>0.193804515496623</text:p>
              </table:table-cell>
              <table:table-cell office:value-type="float" office:value="0.195694716242661">
                <text:p>0.195694716242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1">
                <text:p>5.21</text:p>
              </table:table-cell>
              <table:table-cell office:value-type="float" office:value="1.65057985576528">
                <text:p>1.65057985576528</text:p>
              </table:table-cell>
              <table:table-cell office:value-type="float" office:value="0.19011979488572">
                <text:p>0.19011979488572</text:p>
              </table:table-cell>
              <table:table-cell office:value-type="float" office:value="0.191938579654511">
                <text:p>0.191938579654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1">
                <text:p>5.31</text:p>
              </table:table-cell>
              <table:table-cell office:value-type="float" office:value="1.66959183525385">
                <text:p>1.66959183525385</text:p>
              </table:table-cell>
              <table:table-cell office:value-type="float" office:value="0.186572576045428">
                <text:p>0.186572576045428</text:p>
              </table:table-cell>
              <table:table-cell office:value-type="float" office:value="0.188323917137477">
                <text:p>0.188323917137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1">
                <text:p>5.41</text:p>
              </table:table-cell>
              <table:table-cell office:value-type="float" office:value="1.68824909285839">
                <text:p>1.68824909285839</text:p>
              </table:table-cell>
              <table:table-cell office:value-type="float" office:value="0.183155303064329">
                <text:p>0.183155303064329</text:p>
              </table:table-cell>
              <table:table-cell office:value-type="float" office:value="0.184842883548983">
                <text:p>0.1848428835489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1">
                <text:p>5.51</text:p>
              </table:table-cell>
              <table:table-cell office:value-type="float" office:value="1.70656462316482">
                <text:p>1.70656462316482</text:p>
              </table:table-cell>
              <table:table-cell office:value-type="float" office:value="0.179860963697818">
                <text:p>0.179860963697818</text:p>
              </table:table-cell>
              <table:table-cell office:value-type="float" office:value="0.181488203266788">
                <text:p>0.1814882032667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1">
                <text:p>5.61</text:p>
              </table:table-cell>
              <table:table-cell office:value-type="float" office:value="1.7245507195346">
                <text:p>1.7245507195346</text:p>
              </table:table-cell>
              <table:table-cell office:value-type="float" office:value="0.176683041333139">
                <text:p>0.176683041333139</text:p>
              </table:table-cell>
              <table:table-cell office:value-type="float" office:value="0.17825311942959">
                <text:p>0.17825311942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1">
                <text:p>5.71</text:p>
              </table:table-cell>
              <table:table-cell office:value-type="float" office:value="1.74221902366792">
                <text:p>1.74221902366792</text:p>
              </table:table-cell>
              <table:table-cell office:value-type="float" office:value="0.173615471959011">
                <text:p>0.173615471959011</text:p>
              </table:table-cell>
              <table:table-cell office:value-type="float" office:value="0.175131348511384">
                <text:p>0.175131348511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1">
                <text:p>5.81</text:p>
              </table:table-cell>
              <table:table-cell office:value-type="float" office:value="1.75958057086382">
                <text:p>1.75958057086382</text:p>
              </table:table-cell>
              <table:table-cell office:value-type="float" office:value="0.170652605541868">
                <text:p>0.170652605541868</text:p>
              </table:table-cell>
              <table:table-cell office:value-type="float" office:value="0.172117039586919">
                <text:p>0.1721170395869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1">
                <text:p>5.91</text:p>
              </table:table-cell>
              <table:table-cell office:value-type="float" office:value="1.77664583141801">
                <text:p>1.77664583141801</text:p>
              </table:table-cell>
              <table:table-cell office:value-type="float" office:value="0.167789171291096">
                <text:p>0.167789171291096</text:p>
              </table:table-cell>
              <table:table-cell office:value-type="float" office:value="0.169204737732657">
                <text:p>0.169204737732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1">
                <text:p>6.01</text:p>
              </table:table-cell>
              <table:table-cell office:value-type="float" office:value="1.79342474854712">
                <text:p>1.79342474854712</text:p>
              </table:table-cell>
              <table:table-cell office:value-type="float" office:value="0.165020246363877">
                <text:p>0.165020246363877</text:p>
              </table:table-cell>
              <table:table-cell office:value-type="float" office:value="0.166389351081531">
                <text:p>0.166389351081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1">
                <text:p>6.11</text:p>
              </table:table-cell>
              <table:table-cell office:value-type="float" office:value="1.8099267731835">
                <text:p>1.8099267731835</text:p>
              </table:table-cell>
              <table:table-cell office:value-type="float" office:value="0.162341227618835">
                <text:p>0.162341227618835</text:p>
              </table:table-cell>
              <table:table-cell office:value-type="float" office:value="0.16366612111293">
                <text:p>0.16366612111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0999999999999">
                <text:p>6.20999999999999</text:p>
              </table:table-cell>
              <table:table-cell office:value-type="float" office:value="1.82616089594539">
                <text:p>1.82616089594539</text:p>
              </table:table-cell>
              <table:table-cell office:value-type="float" office:value="0.159747806077344">
                <text:p>0.159747806077344</text:p>
              </table:table-cell>
              <table:table-cell office:value-type="float" office:value="0.161030595813205">
                <text:p>0.161030595813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0999999999999">
                <text:p>6.30999999999999</text:p>
              </table:table-cell>
              <table:table-cell office:value-type="float" office:value="1.84213567655312">
                <text:p>1.84213567655312</text:p>
              </table:table-cell>
              <table:table-cell office:value-type="float" office:value="0.157235943794568">
                <text:p>0.157235943794568</text:p>
              </table:table-cell>
              <table:table-cell office:value-type="float" office:value="0.158478605388273">
                <text:p>0.158478605388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0999999999999">
                <text:p>6.40999999999999</text:p>
              </table:table-cell>
              <table:table-cell office:value-type="float" office:value="1.85785927093258">
                <text:p>1.85785927093258</text:p>
              </table:table-cell>
              <table:table-cell office:value-type="float" office:value="0.154801852878992">
                <text:p>0.154801852878992</text:p>
              </table:table-cell>
              <table:table-cell office:value-type="float" office:value="0.15600624024961">
                <text:p>0.156006240249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0999999999999">
                <text:p>6.50999999999999</text:p>
              </table:table-cell>
              <table:table-cell office:value-type="float" office:value="1.87333945622048">
                <text:p>1.87333945622048</text:p>
              </table:table-cell>
              <table:table-cell office:value-type="float" office:value="0.152441976431171">
                <text:p>0.152441976431171</text:p>
              </table:table-cell>
              <table:table-cell office:value-type="float" office:value="0.153609831029186">
                <text:p>0.153609831029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0999999999999">
                <text:p>6.60999999999999</text:p>
              </table:table-cell>
              <table:table-cell office:value-type="float" office:value="1.88858365386359">
                <text:p>1.88858365386359</text:p>
              </table:table-cell>
              <table:table-cell office:value-type="float" office:value="0.150152971199955">
                <text:p>0.150152971199955</text:p>
              </table:table-cell>
              <table:table-cell office:value-type="float" office:value="0.151285930408472">
                <text:p>0.151285930408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0999999999999">
                <text:p>6.70999999999999</text:p>
              </table:table-cell>
              <table:table-cell office:value-type="float" office:value="1.90359895098359">
                <text:p>1.90359895098359</text:p>
              </table:table-cell>
              <table:table-cell office:value-type="float" office:value="0.147931691778305">
                <text:p>0.147931691778305</text:p>
              </table:table-cell>
              <table:table-cell office:value-type="float" office:value="0.14903129657228">
                <text:p>0.14903129657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0999999999999">
                <text:p>6.80999999999999</text:p>
              </table:table-cell>
              <table:table-cell office:value-type="float" office:value="1.91839212016142">
                <text:p>1.91839212016142</text:p>
              </table:table-cell>
              <table:table-cell office:value-type="float" office:value="0.145775176181576">
                <text:p>0.145775176181576</text:p>
              </table:table-cell>
              <table:table-cell office:value-type="float" office:value="0.146842878120411">
                <text:p>0.1468428781204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0999999999999">
                <text:p>6.90999999999999</text:p>
              </table:table-cell>
              <table:table-cell office:value-type="float" office:value="1.93296963777958">
                <text:p>1.93296963777958</text:p>
              </table:table-cell>
              <table:table-cell office:value-type="float" office:value="0.143680632669204">
                <text:p>0.143680632669204</text:p>
              </table:table-cell>
              <table:table-cell office:value-type="float" office:value="0.144717800289436">
                <text:p>0.144717800289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0999999999999">
                <text:p>7.00999999999999</text:p>
              </table:table-cell>
              <table:table-cell office:value-type="float" office:value="1.9473377010465">
                <text:p>1.9473377010465</text:p>
              </table:table-cell>
              <table:table-cell office:value-type="float" office:value="0.141645427686508">
                <text:p>0.141645427686508</text:p>
              </table:table-cell>
              <table:table-cell office:value-type="float" office:value="0.14265335235378">
                <text:p>0.142653352353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0999999999999">
                <text:p>7.10999999999999</text:p>
              </table:table-cell>
              <table:table-cell office:value-type="float" office:value="1.96150224381515">
                <text:p>1.96150224381515</text:p>
              </table:table-cell>
              <table:table-cell office:value-type="float" office:value="0.139667074817081">
                <text:p>0.139667074817081</text:p>
              </table:table-cell>
              <table:table-cell office:value-type="float" office:value="0.140646976090014">
                <text:p>0.140646976090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0999999999999">
                <text:p>7.20999999999999</text:p>
              </table:table-cell>
              <table:table-cell office:value-type="float" office:value="1.97546895129686">
                <text:p>1.97546895129686</text:p>
              </table:table-cell>
              <table:table-cell office:value-type="float" office:value="0.137743224648295">
                <text:p>0.137743224648295</text:p>
              </table:table-cell>
              <table:table-cell office:value-type="float" office:value="0.13869625520111">
                <text:p>0.13869625520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0999999999999">
                <text:p>7.30999999999999</text:p>
              </table:table-cell>
              <table:table-cell office:value-type="float" office:value="1.98924327376169">
                <text:p>1.98924327376169</text:p>
              </table:table-cell>
              <table:table-cell office:value-type="float" office:value="0.135871655463085">
                <text:p>0.135871655463085</text:p>
              </table:table-cell>
              <table:table-cell office:value-type="float" office:value="0.136798905608755">
                <text:p>0.136798905608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0999999999999">
                <text:p>7.40999999999999</text:p>
              </table:table-cell>
              <table:table-cell office:value-type="float" office:value="2.00283043930799">
                <text:p>2.00283043930799</text:p>
              </table:table-cell>
              <table:table-cell office:value-type="float" office:value="0.134050264680479">
                <text:p>0.134050264680479</text:p>
              </table:table-cell>
              <table:table-cell office:value-type="float" office:value="0.134952766531714">
                <text:p>0.134952766531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0999999999999">
                <text:p>7.50999999999999</text:p>
              </table:table-cell>
              <table:table-cell office:value-type="float" office:value="2.01623546577604">
                <text:p>2.01623546577604</text:p>
              </table:table-cell>
              <table:table-cell office:value-type="float" office:value="0.132277060975508">
                <text:p>0.132277060975508</text:p>
              </table:table-cell>
              <table:table-cell office:value-type="float" office:value="0.133155792276964">
                <text:p>0.133155792276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0999999999999">
                <text:p>7.60999999999999</text:p>
              </table:table-cell>
              <table:table-cell office:value-type="float" office:value="2.02946317187359">
                <text:p>2.02946317187359</text:p>
              </table:table-cell>
              <table:table-cell office:value-type="float" office:value="0.130550157016441">
                <text:p>0.130550157016441</text:p>
              </table:table-cell>
              <table:table-cell office:value-type="float" office:value="0.131406044678055">
                <text:p>0.131406044678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0999999999999">
                <text:p>7.70999999999999</text:p>
              </table:table-cell>
              <table:table-cell office:value-type="float" office:value="2.04251818757524">
                <text:p>2.04251818757524</text:p>
              </table:table-cell>
              <table:table-cell office:value-type="float" office:value="0.128867762763561">
                <text:p>0.128867762763561</text:p>
              </table:table-cell>
              <table:table-cell office:value-type="float" office:value="0.12970168612192">
                <text:p>0.12970168612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0999999999999">
                <text:p>7.80999999999999</text:p>
              </table:table-cell>
              <table:table-cell office:value-type="float" office:value="2.05540496385159">
                <text:p>2.05540496385159</text:p>
              </table:table-cell>
              <table:table-cell office:value-type="float" office:value="0.127228179279682">
                <text:p>0.127228179279682</text:p>
              </table:table-cell>
              <table:table-cell office:value-type="float" office:value="0.128040973111396">
                <text:p>0.128040973111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0999999999999">
                <text:p>7.90999999999999</text:p>
              </table:table-cell>
              <table:table-cell office:value-type="float" office:value="2.06812778177956">
                <text:p>2.06812778177956</text:p>
              </table:table-cell>
              <table:table-cell office:value-type="float" office:value="0.125629793007053">
                <text:p>0.125629793007053</text:p>
              </table:table-cell>
              <table:table-cell office:value-type="float" office:value="0.126422250316056">
                <text:p>0.126422250316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0999999999999">
                <text:p>8.00999999999999</text:p>
              </table:table-cell>
              <table:table-cell office:value-type="float" office:value="2.08069076108027">
                <text:p>2.08069076108027</text:p>
              </table:table-cell>
              <table:table-cell office:value-type="float" office:value="0.124071070470535">
                <text:p>0.124071070470535</text:p>
              </table:table-cell>
              <table:table-cell office:value-type="float" office:value="0.124843945068664">
                <text:p>0.1248439450686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0999999999999">
                <text:p>8.10999999999999</text:p>
              </table:table-cell>
              <table:table-cell office:value-type="float" office:value="2.09309786812732">
                <text:p>2.09309786812732</text:p>
              </table:table-cell>
              <table:table-cell office:value-type="float" office:value="0.122550553370156">
                <text:p>0.122550553370156</text:p>
              </table:table-cell>
              <table:table-cell office:value-type="float" office:value="0.123304562268804">
                <text:p>0.123304562268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0999999999999">
                <text:p>8.20999999999999</text:p>
              </table:table-cell>
              <table:table-cell office:value-type="float" office:value="2.10535292346434">
                <text:p>2.10535292346434</text:p>
              </table:table-cell>
              <table:table-cell office:value-type="float" office:value="0.121066854030199">
                <text:p>0.121066854030199</text:p>
              </table:table-cell>
              <table:table-cell office:value-type="float" office:value="0.121802679658953">
                <text:p>0.1218026796589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0999999999999">
                <text:p>8.30999999999999</text:p>
              </table:table-cell>
              <table:table-cell office:value-type="float" office:value="2.11745960886736">
                <text:p>2.11745960886736</text:p>
              </table:table-cell>
              <table:table-cell office:value-type="float" office:value="0.119618651174998">
                <text:p>0.119618651174998</text:p>
              </table:table-cell>
              <table:table-cell office:value-type="float" office:value="0.120336943441637">
                <text:p>0.1203369434416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0999999999999">
                <text:p>8.40999999999999</text:p>
              </table:table-cell>
              <table:table-cell office:value-type="float" office:value="2.12942147398486">
                <text:p>2.12942147398486</text:p>
              </table:table-cell>
              <table:table-cell office:value-type="float" office:value="0.118204686004262">
                <text:p>0.118204686004262</text:p>
              </table:table-cell>
              <table:table-cell office:value-type="float" office:value="0.118906064209275">
                <text:p>0.1189060642092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0999999999999">
                <text:p>8.50999999999999</text:p>
              </table:table-cell>
              <table:table-cell office:value-type="float" office:value="2.14124194258528">
                <text:p>2.14124194258528</text:p>
              </table:table-cell>
              <table:table-cell office:value-type="float" office:value="0.116823758543565">
                <text:p>0.116823758543565</text:p>
              </table:table-cell>
              <table:table-cell office:value-type="float" office:value="0.117508813160987">
                <text:p>0.1175088131609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0999999999999">
                <text:p>8.60999999999999</text:p>
              </table:table-cell>
              <table:table-cell office:value-type="float" office:value="2.15292431843964">
                <text:p>2.15292431843964</text:p>
              </table:table-cell>
              <table:table-cell office:value-type="float" office:value="0.11547472424772">
                <text:p>0.11547472424772</text:p>
              </table:table-cell>
              <table:table-cell office:value-type="float" office:value="0.116144018583043">
                <text:p>0.1161440185830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0999999999999">
                <text:p>8.70999999999999</text:p>
              </table:table-cell>
              <table:table-cell office:value-type="float" office:value="2.16447179086441">
                <text:p>2.16447179086441</text:p>
              </table:table-cell>
              <table:table-cell office:value-type="float" office:value="0.11415649083677">
                <text:p>0.11415649083677</text:p>
              </table:table-cell>
              <table:table-cell office:value-type="float" office:value="0.114810562571757">
                <text:p>0.1148105625717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0999999999999">
                <text:p>8.80999999999999</text:p>
              </table:table-cell>
              <table:table-cell office:value-type="float" office:value="2.17588743994809">
                <text:p>2.17588743994809</text:p>
              </table:table-cell>
              <table:table-cell office:value-type="float" office:value="0.112868015346295">
                <text:p>0.112868015346295</text:p>
              </table:table-cell>
              <table:table-cell office:value-type="float" office:value="0.113507377979569">
                <text:p>0.113507377979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0999999999999">
                <text:p>8.90999999999999</text:p>
              </table:table-cell>
              <table:table-cell office:value-type="float" office:value="2.18717424148272">
                <text:p>2.18717424148272</text:p>
              </table:table-cell>
              <table:table-cell office:value-type="float" office:value="0.111608301375288">
                <text:p>0.111608301375288</text:p>
              </table:table-cell>
              <table:table-cell office:value-type="float" office:value="0.112233445566779">
                <text:p>0.1122334455667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0999999999999">
                <text:p>9.00999999999999</text:p>
              </table:table-cell>
              <table:table-cell office:value-type="float" office:value="2.19833507162024">
                <text:p>2.19833507162024</text:p>
              </table:table-cell>
              <table:table-cell office:value-type="float" office:value="0.110376396516206">
                <text:p>0.110376396516206</text:p>
              </table:table-cell>
              <table:table-cell office:value-type="float" office:value="0.110987791342952">
                <text:p>0.110987791342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0999999999999">
                <text:p>9.10999999999999</text:p>
              </table:table-cell>
              <table:table-cell office:value-type="float" office:value="2.20937271127187">
                <text:p>2.20937271127187</text:p>
              </table:table-cell>
              <table:table-cell office:value-type="float" office:value="0.109171389953482">
                <text:p>0.109171389953482</text:p>
              </table:table-cell>
              <table:table-cell office:value-type="float" office:value="0.109769484083425">
                <text:p>0.109769484083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0999999999999">
                <text:p>9.20999999999999</text:p>
              </table:table-cell>
              <table:table-cell office:value-type="float" office:value="2.22028985026721">
                <text:p>2.22028985026721</text:p>
              </table:table-cell>
              <table:table-cell office:value-type="float" office:value="0.107992410217604">
                <text:p>0.107992410217604</text:p>
              </table:table-cell>
              <table:table-cell office:value-type="float" office:value="0.108577633007601">
                <text:p>0.108577633007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0999999999998">
                <text:p>9.30999999999998</text:p>
              </table:table-cell>
              <table:table-cell office:value-type="float" office:value="2.23108909128897">
                <text:p>2.23108909128897</text:p>
              </table:table-cell>
              <table:table-cell office:value-type="float" office:value="0.106838623083126">
                <text:p>0.106838623083126</text:p>
              </table:table-cell>
              <table:table-cell office:value-type="float" office:value="0.107411385606875">
                <text:p>0.10741138560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0999999999998">
                <text:p>9.40999999999998</text:p>
              </table:table-cell>
              <table:table-cell office:value-type="float" office:value="2.24177295359729">
                <text:p>2.24177295359729</text:p>
              </table:table-cell>
              <table:table-cell office:value-type="float" office:value="0.105709229600106">
                <text:p>0.105709229600106</text:p>
              </table:table-cell>
              <table:table-cell office:value-type="float" office:value="0.106269925611052">
                <text:p>0.1062699256110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0999999999998">
                <text:p>9.50999999999998</text:p>
              </table:table-cell>
              <table:table-cell office:value-type="float" office:value="2.2523438765573">
                <text:p>2.2523438765573</text:p>
              </table:table-cell>
              <table:table-cell office:value-type="float" office:value="0.104603464249023">
                <text:p>0.104603464249023</text:p>
              </table:table-cell>
              <table:table-cell office:value-type="float" office:value="0.105152471083071">
                <text:p>0.105152471083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0999999999998">
                <text:p>9.60999999999998</text:p>
              </table:table-cell>
              <table:table-cell office:value-type="float" office:value="2.2628042229822">
                <text:p>2.2628042229822</text:p>
              </table:table-cell>
              <table:table-cell office:value-type="float" office:value="0.103520593210323">
                <text:p>0.103520593210323</text:p>
              </table:table-cell>
              <table:table-cell office:value-type="float" office:value="0.104058272632674">
                <text:p>0.1040582726326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0999999999998">
                <text:p>9.70999999999998</text:p>
              </table:table-cell>
              <table:table-cell office:value-type="float" office:value="2.27315628230323">
                <text:p>2.27315628230323</text:p>
              </table:table-cell>
              <table:table-cell office:value-type="float" office:value="0.102459912740383">
                <text:p>0.102459912740383</text:p>
              </table:table-cell>
              <table:table-cell office:value-type="float" office:value="0.102986611740474">
                <text:p>0.102986611740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0999999999998">
                <text:p>9.80999999999998</text:p>
              </table:table-cell>
              <table:table-cell office:value-type="float" office:value="2.28340227357727">
                <text:p>2.28340227357727</text:p>
              </table:table-cell>
              <table:table-cell office:value-type="float" office:value="0.101420747646248">
                <text:p>0.101420747646248</text:p>
              </table:table-cell>
              <table:table-cell office:value-type="float" office:value="0.101936799184506">
                <text:p>0.1019367991845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0999999999998">
                <text:p>9.90999999999998</text:p>
              </table:table-cell>
              <table:table-cell office:value-type="float" office:value="2.29354434834189">
                <text:p>2.29354434834189</text:p>
              </table:table-cell>
              <table:table-cell office:value-type="float" office:value="0.100402449852326">
                <text:p>0.100402449852326</text:p>
              </table:table-cell>
              <table:table-cell office:value-type="float" office:value="0.100908173562059">
                <text:p>0.100908173562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1">
                <text:p>10.01</text:p>
              </table:table-cell>
              <table:table-cell office:value-type="float" office:value="2.30358459332713">
                <text:p>2.30358459332713</text:p>
              </table:table-cell>
              <table:table-cell office:value-type="float" office:value="0.0994043970525119">
                <text:p>0.0994043970525119</text:p>
              </table:table-cell>
              <table:table-cell office:value-type="float" office:value="0.0999000999001001">
                <text:p>0.0999000999001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1">
                <text:p>10.11</text:p>
              </table:table-cell>
              <table:table-cell office:value-type="float" office:value="2.31352503303238">
                <text:p>2.31352503303238</text:p>
              </table:table-cell>
              <table:table-cell office:value-type="float" office:value="0.0984259914419375">
                <text:p>0.0984259914419375</text:p>
              </table:table-cell>
              <table:table-cell office:value-type="float" office:value="0.0989119683481703">
                <text:p>0.09891196834817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1">
                <text:p>10.21</text:p>
              </table:table-cell>
              <table:table-cell office:value-type="float" office:value="2.32336763217657">
                <text:p>2.32336763217657</text:p>
              </table:table-cell>
              <table:table-cell office:value-type="float" office:value="0.0974666585229448">
                <text:p>0.0974666585229448</text:p>
              </table:table-cell>
              <table:table-cell office:value-type="float" office:value="0.0979431929480903">
                <text:p>0.09794319294809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1">
                <text:p>10.31</text:p>
              </table:table-cell>
              <table:table-cell office:value-type="float" office:value="2.33311429802887">
                <text:p>2.33311429802887</text:p>
              </table:table-cell>
              <table:table-cell office:value-type="float" office:value="0.226296246171568">
                <text:p>0.226296246171568</text:p>
              </table:table-cell>
              <table:table-cell office:value-type="float" office:value="0.0969932104752669">
                <text:p>0.09699321047526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3" style:family="chart">
      <style:chart-properties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interval-major="0.5" chart:reverse-direction="false" text:line-break="false" chart:link-data-style-to-source="true" chart:axis-position="0" chart:axis-label-position="outside-start" chart:tick-mark-position="at-labels"/>
      <style:text-properties fo:font-size="10.5pt" style:font-size-asian="8pt" style:font-size-complex="8pt"/>
    </style:style>
    <style:style style:name="ch5" style:family="chart" style:data-style-name="N0">
      <style:chart-properties chart:display-label="true" chart:logarithmic="false" chart:minimum="-1" chart:maximum="1" chart:interval-major="0.5" chart:reverse-direction="false" text:line-break="false" chart:link-data-style-to-source="true" chart:axis-position="0" chart:axis-label-position="outside-start" chart:tick-mark-position="at-labels"/>
      <style:text-properties fo:font-size="11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Dashed" svg:stroke-width="0.1cm" svg:stroke-color="#000000" draw:fill-color="#000000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true"/>
      <style:graphic-properties draw:stroke="dash" draw:stroke-dash="Fine_5f_5f_5f_5f_5f_5f_5f_20_5f_5f_5f_5f_5f_5f_5f_Dashed_5f_5f_5f_5f_5f_5f_5f_20_5f_5f_5f_5f_5f_5f_5f__5f_5f_5f_5f_5f_5f_5f_28_5f_5f_5f_5f_5f_5f_5f_var_5f_5f_5f_5f_5f_5f_5f_29_5f_5f_5f_5f_5f_5f_5f_" svg:stroke-width="0.1cm" svg:stroke-color="#000000" draw:fill-color="#00000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8.452cm" xlink:href=".." xlink:type="simple" chart:class="chart:scatter" chart:style-name="ch1">
        <chart:legend chart:legend-position="end" svg:x="5.045cm" svg:y="5.933cm" style:legend-expansion="high" chart:style-name="ch2"/>
        <chart:plot-area chart:style-name="ch3" table:cell-range-address="表2.A2:表2.D22 表2.B1:表2.D1" chart:data-source-has-labels="row" svg:x="0.16cm" svg:y="0.168cm" svg:width="7.838cm" svg:height="7.943cm">
          <chartooo:coordinate-region svg:x="1.072cm" svg:y="0.407cm" svg:width="6.818cm" svg:height="7.0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表2.B2:表2.B22" chart:label-cell-address="表2.B1:表2.B1" chart:class="chart:scatter">
            <chart:domain table:cell-range-address="表2.A2:表2.A22"/>
            <chart:data-point chart:repeated="21"/>
          </chart:series>
          <chart:series chart:style-name="ch8" chart:values-cell-range-address="表2.C2:表2.C22" chart:label-cell-address="表2.C1:表2.C1" chart:class="chart:scatter">
            <chart:data-point chart:repeated="21"/>
          </chart:series>
          <chart:series chart:style-name="ch9" chart:values-cell-range-address="表2.D2:表2.D22" chart:label-cell-address="表2.D1:表2.D1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y=x</text:p>
                <draw:g>
                  <svg:desc>表2.B1:表2.B1</svg:desc>
                </draw:g>
              </table:table-cell>
              <table:table-cell office:value-type="string">
                <text:p>y=x^2</text:p>
                <draw:g>
                  <svg:desc>表2.C1:表2.C1</svg:desc>
                </draw:g>
              </table:table-cell>
              <table:table-cell office:value-type="string">
                <text:p>y=x^3</text:p>
                <draw:g>
                  <svg:desc>表2.D1:表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表2.A2:表2.A22</svg:desc>
                </draw:g>
              </table:table-cell>
              <table:table-cell office:value-type="float" office:value="-1">
                <text:p>-1</text:p>
                <draw:g>
                  <svg:desc>表2.B2:表2.B22</svg:desc>
                </draw:g>
              </table:table-cell>
              <table:table-cell office:value-type="float" office:value="1">
                <text:p>1</text:p>
                <draw:g>
                  <svg:desc>表2.C2:表2.C22</svg:desc>
                </draw:g>
              </table:table-cell>
              <table:table-cell office:value-type="float" office:value="-1">
                <text:p>-1</text:p>
                <draw:g>
                  <svg:desc>表2.D2:表2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0.81">
                <text:p>0.81</text:p>
              </table:table-cell>
              <table:table-cell office:value-type="float" office:value="-0.729">
                <text:p>-0.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8">
                <text:p>-0.8</text:p>
              </table:table-cell>
              <table:table-cell office:value-type="float" office:value="0.64">
                <text:p>0.64</text:p>
              </table:table-cell>
              <table:table-cell office:value-type="float" office:value="-0.512">
                <text:p>-0.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7">
                <text:p>-0.7</text:p>
              </table:table-cell>
              <table:table-cell office:value-type="float" office:value="0.49">
                <text:p>0.49</text:p>
              </table:table-cell>
              <table:table-cell office:value-type="float" office:value="-0.343">
                <text:p>-0.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6">
                <text:p>-0.6</text:p>
              </table:table-cell>
              <table:table-cell office:value-type="float" office:value="0.36">
                <text:p>0.36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4">
                <text:p>-0.4</text:p>
              </table:table-cell>
              <table:table-cell office:value-type="float" office:value="0.16">
                <text:p>0.16</text:p>
              </table:table-cell>
              <table:table-cell office:value-type="float" office:value="-0.0640000000000001">
                <text:p>-0.064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  <table:table-cell office:value-type="float" office:value="0.0400000000000001">
                <text:p>0.0400000000000001</text:p>
              </table:table-cell>
              <table:table-cell office:value-type="float" office:value="-0.00800000000000002">
                <text:p>-0.00800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0.01">
                <text:p>0.01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text-properties fo:font-size="10.5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0000" draw:fill-color="#000000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Dashed" svg:stroke-color="#000000" draw:fill-color="#000000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true"/>
      <style:graphic-properties draw:stroke="dash" draw:stroke-dash="Fine_5f_5f_5f_5f_5f_5f_5f_5f_5f_5f_5f_5f_5f_5f_5f_20_5f_5f_5f_5f_5f_5f_5f_5f_5f_5f_5f_5f_5f_5f_5f_Dashed_5f_5f_5f_5f_5f_5f_5f_5f_5f_5f_5f_5f_5f_5f_5f_20_5f_5f_5f_5f_5f_5f_5f_5f_5f_5f_5f_5f_5f_5f_5f__5f_5f_5f_5f_5f_5f_5f_5f_5f_5f_5f_5f_5f_5f_5f_28_5f_5f_5f_5f_5f_5f_5f_5f_5f_5f_5f_5f_5f_5f_5f_var_5f_5f_5f_5f_5f_5f_5f_5f_5f_5f_5f_5f_5f_5f_5f_29_5f_5f_5f_5f_5f_5f_5f_5f_5f_5f_5f_5f_5f_5f_5f_" svg:stroke-width="0.05cm" svg:stroke-color="#000000" draw:fill-color="#00000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9cm" svg:height="8.174cm" xlink:href=".." xlink:type="simple" chart:class="chart:scatter" chart:style-name="ch1">
        <chart:legend chart:legend-position="end" svg:x="6.212cm" svg:y="3.297cm" style:legend-expansion="high" chart:style-name="ch2"/>
        <chart:plot-area chart:style-name="ch3" table:cell-range-address="表3.A1:表3.E37" svg:x="0.175cm" svg:y="0.163cm" svg:width="7.003cm" svg:height="7.684cm">
          <chartooo:coordinate-region svg:x="1.087cm" svg:y="0.375cm" svg:width="5.983cm" svg:height="6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表3.B1:表3.B37" chart:class="chart:scatter">
            <chart:domain table:cell-range-address="表3.A1:表3.A37"/>
            <chart:data-point chart:repeated="37"/>
          </chart:series>
          <chart:series chart:style-name="ch7" chart:values-cell-range-address="表3.C1:表3.C37" chart:class="chart:scatter">
            <chart:data-point chart:repeated="37"/>
          </chart:series>
          <chart:series chart:style-name="ch8" chart:values-cell-range-address="表3.D1:表3.D37" chart:class="chart:scatter">
            <chart:data-point chart:repeated="37"/>
          </chart:series>
          <chart:series chart:style-name="ch9" chart:values-cell-range-address="表3.E1:表3.E37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表3.A1:表3.A37</svg:desc>
                </draw:g>
              </table:table-cell>
              <table:table-cell office:value-type="float" office:value="1">
                <text:p>1</text:p>
                <draw:g>
                  <svg:desc>表3.B1:表3.B37</svg:desc>
                </draw:g>
              </table:table-cell>
              <table:table-cell office:value-type="float" office:value="2">
                <text:p>2</text:p>
                <draw:g>
                  <svg:desc>表3.C1:表3.C37</svg:desc>
                </draw:g>
              </table:table-cell>
              <table:table-cell office:value-type="float" office:value="3">
                <text:p>3</text:p>
                <draw:g>
                  <svg:desc>表3.D1:表3.D37</svg:desc>
                </draw:g>
              </table:table-cell>
              <table:table-cell office:value-type="float" office:value="4">
                <text:p>4</text:p>
                <draw:g>
                  <svg:desc>表3.E1:表3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5">
                <text:p>-3.5</text:p>
              </table:table-cell>
              <table:table-cell office:value-type="float" office:value="0.35078322768962">
                <text:p>0.35078322768962</text:p>
              </table:table-cell>
              <table:table-cell office:value-type="float" office:value="-0.328493299359395">
                <text:p>-0.328493299359395</text:p>
              </table:table-cell>
              <table:table-cell office:value-type="float" office:value="0.293231919990557">
                <text:p>0.293231919990557</text:p>
              </table:table-cell>
              <table:table-cell office:value-type="float" office:value="-0.247651838923718">
                <text:p>-0.247651838923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3">
                <text:p>-3.3</text:p>
              </table:table-cell>
              <table:table-cell office:value-type="float" office:value="0.157745694143248">
                <text:p>0.157745694143248</text:p>
              </table:table-cell>
              <table:table-cell office:value-type="float" office:value="-0.155770681756689">
                <text:p>-0.155770681756689</text:p>
              </table:table-cell>
              <table:table-cell office:value-type="float" office:value="0.152511964591773">
                <text:p>0.152511964591773</text:p>
              </table:table-cell>
              <table:table-cell office:value-type="float" office:value="-0.148018378676806">
                <text:p>-0.148018378676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">
                <text:p>-3.1</text:p>
              </table:table-cell>
              <table:table-cell office:value-type="float" office:value="-0.0415806624332909">
                <text:p>-0.0415806624332909</text:p>
              </table:table-cell>
              <table:table-cell office:value-type="float" office:value="0.0415447014087486">
                <text:p>0.0415447014087486</text:p>
              </table:table-cell>
              <table:table-cell office:value-type="float" office:value="-0.0414848078356878">
                <text:p>-0.0414848078356878</text:p>
              </table:table-cell>
              <table:table-cell office:value-type="float" office:value="0.0414010438620778">
                <text:p>0.0414010438620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">
                <text:p>-2.9</text:p>
              </table:table-cell>
              <table:table-cell office:value-type="float" office:value="-0.239249329213983">
                <text:p>-0.239249329213983</text:p>
              </table:table-cell>
              <table:table-cell office:value-type="float" office:value="0.232301089706879">
                <text:p>0.232301089706879</text:p>
              </table:table-cell>
              <table:table-cell office:value-type="float" office:value="-0.220989743360728">
                <text:p>-0.220989743360728</text:p>
              </table:table-cell>
              <table:table-cell office:value-type="float" office:value="0.205707148742177">
                <text:p>0.205707148742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7">
                <text:p>-2.7</text:p>
              </table:table-cell>
              <table:table-cell office:value-type="float" office:value="-0.427379880233831">
                <text:p>-0.427379880233831</text:p>
              </table:table-cell>
              <table:table-cell office:value-type="float" office:value="0.386382243777994">
                <text:p>0.386382243777994</text:p>
              </table:table-cell>
              <table:table-cell office:value-type="float" office:value="-0.323296603615029">
                <text:p>-0.323296603615029</text:p>
              </table:table-cell>
              <table:table-cell office:value-type="float" office:value="0.245234057516623">
                <text:p>0.245234057516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5">
                <text:p>-2.5</text:p>
              </table:table-cell>
              <table:table-cell office:value-type="float" office:value="-0.598472144103957">
                <text:p>-0.598472144103957</text:p>
              </table:table-cell>
              <table:table-cell office:value-type="float" office:value="0.47946213733157">
                <text:p>0.47946213733157</text:p>
              </table:table-cell>
              <table:table-cell office:value-type="float" office:value="-0.312666658924913">
                <text:p>-0.312666658924913</text:p>
              </table:table-cell>
              <table:table-cell office:value-type="float" office:value="0.136005277722342">
                <text:p>0.136005277722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">
                <text:p>-2.3</text:p>
              </table:table-cell>
              <table:table-cell office:value-type="float" office:value="-0.745705212176721">
                <text:p>-0.745705212176721</text:p>
              </table:table-cell>
              <table:table-cell office:value-type="float" office:value="0.496845501816732">
                <text:p>0.496845501816732</text:p>
              </table:table-cell>
              <table:table-cell office:value-type="float" office:value="-0.192813254796066">
                <text:p>-0.192813254796066</text:p>
              </table:table-cell>
              <table:table-cell office:value-type="float" office:value="-0.0557224785250628">
                <text:p>-0.0557224785250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1">
                <text:p>-2.1</text:p>
              </table:table-cell>
              <table:table-cell office:value-type="float" office:value="-0.863209366648874">
                <text:p>-0.863209366648874</text:p>
              </table:table-cell>
              <table:table-cell office:value-type="float" office:value="0.435787886206793">
                <text:p>0.435787886206793</text:p>
              </table:table-cell>
              <table:table-cell office:value-type="float" office:value="-0.00560463349478205">
                <text:p>-0.00560463349478205</text:p>
              </table:table-cell>
              <table:table-cell office:value-type="float" office:value="-0.213649727022071">
                <text:p>-0.213649727022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9">
                <text:p>-1.9</text:p>
              </table:table-cell>
              <table:table-cell office:value-type="float" office:value="-0.946300087687415">
                <text:p>-0.946300087687415</text:p>
              </table:table-cell>
              <table:table-cell office:value-type="float" office:value="0.305928945471359">
                <text:p>0.305928945471359</text:p>
              </table:table-cell>
              <table:table-cell office:value-type="float" office:value="0.183561847532547">
                <text:p>0.183561847532547</text:p>
              </table:table-cell>
              <table:table-cell office:value-type="float" office:value="-0.241979918007871">
                <text:p>-0.241979918007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7">
                <text:p>-1.7</text:p>
              </table:table-cell>
              <table:table-cell office:value-type="float" office:value="-0.991664810452469">
                <text:p>-0.991664810452469</text:p>
              </table:table-cell>
              <table:table-cell office:value-type="float" office:value="0.127770551013415">
                <text:p>0.127770551013415</text:p>
              </table:table-cell>
              <table:table-cell office:value-type="float" office:value="0.308604894109245">
                <text:p>0.308604894109245</text:p>
              </table:table-cell>
              <table:table-cell office:value-type="float" office:value="-0.123528337784651">
                <text:p>-0.123528337784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">
                <text:p>-1.5</text:p>
              </table:table-cell>
              <table:table-cell office:value-type="float" office:value="-0.997494986604054">
                <text:p>-0.997494986604054</text:p>
              </table:table-cell>
              <table:table-cell office:value-type="float" office:value="-0.0705600040299347">
                <text:p>-0.0705600040299347</text:p>
              </table:table-cell>
              <table:table-cell office:value-type="float" office:value="0.325843372555032">
                <text:p>0.325843372555032</text:p>
              </table:table-cell>
              <table:table-cell office:value-type="float" office:value="0.0698538745497325">
                <text:p>0.0698538745497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3">
                <text:p>-1.3</text:p>
              </table:table-cell>
              <table:table-cell office:value-type="float" office:value="-0.963558185417193">
                <text:p>-0.963558185417193</text:p>
              </table:table-cell>
              <table:table-cell office:value-type="float" office:value="-0.257750685910733">
                <text:p>-0.257750685910733</text:p>
              </table:table-cell>
              <table:table-cell office:value-type="float" office:value="0.229255386394657">
                <text:p>0.229255386394657</text:p>
              </table:table-cell>
              <table:table-cell office:value-type="float" office:value="0.220863663930039">
                <text:p>0.220863663930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891207360061435">
                <text:p>-0.891207360061435</text:p>
              </table:table-cell>
              <table:table-cell office:value-type="float" office:value="-0.404248201909796">
                <text:p>-0.404248201909796</text:p>
              </table:table-cell>
              <table:table-cell office:value-type="float" office:value="0.0525818980477485">
                <text:p>0.0525818980477485</text:p>
              </table:table-cell>
              <table:table-cell office:value-type="float" office:value="0.237900518472379">
                <text:p>0.237900518472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-0.783326909627483">
                <text:p>-0.783326909627483</text:p>
              </table:table-cell>
              <table:table-cell office:value-type="float" office:value="-0.486923815439098">
                <text:p>-0.486923815439098</text:p>
              </table:table-cell>
              <table:table-cell office:value-type="float" office:value="-0.142459960077944">
                <text:p>-0.142459960077944</text:p>
              </table:table-cell>
              <table:table-cell office:value-type="float" office:value="0.110630110823712">
                <text:p>0.110630110823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0.64421768723769">
                <text:p>-0.64421768723769</text:p>
              </table:table-cell>
              <table:table-cell office:value-type="float" office:value="-0.49272486499423">
                <text:p>-0.49272486499423</text:p>
              </table:table-cell>
              <table:table-cell office:value-type="float" office:value="-0.287736455549625">
                <text:p>-0.287736455549625</text:p>
              </table:table-cell>
              <table:table-cell office:value-type="float" office:value="-0.0837470375389771">
                <text:p>-0.0837470375389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0.479425538604202">
                <text:p>-0.479425538604202</text:p>
              </table:table-cell>
              <table:table-cell office:value-type="float" office:value="-0.420735492403948">
                <text:p>-0.420735492403948</text:p>
              </table:table-cell>
              <table:table-cell office:value-type="float" office:value="-0.332498328868018">
                <text:p>-0.332498328868018</text:p>
              </table:table-cell>
              <table:table-cell office:value-type="float" office:value="-0.227324356706421">
                <text:p>-0.227324356706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0.295520206661339">
                <text:p>-0.295520206661339</text:p>
              </table:table-cell>
              <table:table-cell office:value-type="float" office:value="-0.282321236697517">
                <text:p>-0.282321236697517</text:p>
              </table:table-cell>
              <table:table-cell office:value-type="float" office:value="-0.261108969875827">
                <text:p>-0.261108969875827</text:p>
              </table:table-cell>
              <table:table-cell office:value-type="float" office:value="-0.233009771491806">
                <text:p>-0.233009771491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9999999999999">
                <text:p>-0.099999999999999</text:p>
              </table:table-cell>
              <table:table-cell office:value-type="float" office:value="-0.0998334166468272">
                <text:p>-0.0998334166468272</text:p>
              </table:table-cell>
              <table:table-cell office:value-type="float" office:value="-0.0993346653975297">
                <text:p>-0.0993346653975297</text:p>
              </table:table-cell>
              <table:table-cell office:value-type="float" office:value="-0.0985067355537789">
                <text:p>-0.0985067355537789</text:p>
              </table:table-cell>
              <table:table-cell office:value-type="float" office:value="-0.0973545855771617">
                <text:p>-0.0973545855771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998334166468291">
                <text:p>0.0998334166468291</text:p>
              </table:table-cell>
              <table:table-cell office:value-type="float" office:value="0.0993346653975316">
                <text:p>0.0993346653975316</text:p>
              </table:table-cell>
              <table:table-cell office:value-type="float" office:value="0.0985067355537808">
                <text:p>0.0985067355537808</text:p>
              </table:table-cell>
              <table:table-cell office:value-type="float" office:value="0.0973545855771635">
                <text:p>0.0973545855771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295520206661341">
                <text:p>0.295520206661341</text:p>
              </table:table-cell>
              <table:table-cell office:value-type="float" office:value="0.282321236697518">
                <text:p>0.282321236697518</text:p>
              </table:table-cell>
              <table:table-cell office:value-type="float" office:value="0.261108969875828">
                <text:p>0.261108969875828</text:p>
              </table:table-cell>
              <table:table-cell office:value-type="float" office:value="0.233009771491807">
                <text:p>0.233009771491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479425538604204">
                <text:p>0.479425538604204</text:p>
              </table:table-cell>
              <table:table-cell office:value-type="float" office:value="0.420735492403949">
                <text:p>0.420735492403949</text:p>
              </table:table-cell>
              <table:table-cell office:value-type="float" office:value="0.332498328868018">
                <text:p>0.332498328868018</text:p>
              </table:table-cell>
              <table:table-cell office:value-type="float" office:value="0.22732435670642">
                <text:p>0.22732435670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644217687237692">
                <text:p>0.644217687237692</text:p>
              </table:table-cell>
              <table:table-cell office:value-type="float" office:value="0.49272486499423">
                <text:p>0.49272486499423</text:p>
              </table:table-cell>
              <table:table-cell office:value-type="float" office:value="0.287736455549624">
                <text:p>0.287736455549624</text:p>
              </table:table-cell>
              <table:table-cell office:value-type="float" office:value="0.0837470375389752">
                <text:p>0.0837470375389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783326909627484">
                <text:p>0.783326909627484</text:p>
              </table:table-cell>
              <table:table-cell office:value-type="float" office:value="0.486923815439097">
                <text:p>0.486923815439097</text:p>
              </table:table-cell>
              <table:table-cell office:value-type="float" office:value="0.142459960077942">
                <text:p>0.142459960077942</text:p>
              </table:table-cell>
              <table:table-cell office:value-type="float" office:value="-0.110630110823714">
                <text:p>-0.110630110823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">
                <text:p>1.1</text:p>
              </table:table-cell>
              <table:table-cell office:value-type="float" office:value="0.891207360061436">
                <text:p>0.891207360061436</text:p>
              </table:table-cell>
              <table:table-cell office:value-type="float" office:value="0.404248201909794">
                <text:p>0.404248201909794</text:p>
              </table:table-cell>
              <table:table-cell office:value-type="float" office:value="-0.0525818980477504">
                <text:p>-0.0525818980477504</text:p>
              </table:table-cell>
              <table:table-cell office:value-type="float" office:value="-0.237900518472379">
                <text:p>-0.237900518472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0.963558185417193">
                <text:p>0.963558185417193</text:p>
              </table:table-cell>
              <table:table-cell office:value-type="float" office:value="0.257750685910731">
                <text:p>0.257750685910731</text:p>
              </table:table-cell>
              <table:table-cell office:value-type="float" office:value="-0.229255386394659">
                <text:p>-0.229255386394659</text:p>
              </table:table-cell>
              <table:table-cell office:value-type="float" office:value="-0.220863663930038">
                <text:p>-0.220863663930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">
                <text:p>1.5</text:p>
              </table:table-cell>
              <table:table-cell office:value-type="float" office:value="0.997494986604055">
                <text:p>0.997494986604055</text:p>
              </table:table-cell>
              <table:table-cell office:value-type="float" office:value="0.0705600040299327">
                <text:p>0.0705600040299327</text:p>
              </table:table-cell>
              <table:table-cell office:value-type="float" office:value="-0.325843372555033">
                <text:p>-0.325843372555033</text:p>
              </table:table-cell>
              <table:table-cell office:value-type="float" office:value="-0.0698538745497306">
                <text:p>-0.0698538745497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">
                <text:p>1.7</text:p>
              </table:table-cell>
              <table:table-cell office:value-type="float" office:value="0.991664810452468">
                <text:p>0.991664810452468</text:p>
              </table:table-cell>
              <table:table-cell office:value-type="float" office:value="-0.127770551013416">
                <text:p>-0.127770551013416</text:p>
              </table:table-cell>
              <table:table-cell office:value-type="float" office:value="-0.308604894109244">
                <text:p>-0.308604894109244</text:p>
              </table:table-cell>
              <table:table-cell office:value-type="float" office:value="0.123528337784653">
                <text:p>0.123528337784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">
                <text:p>1.9</text:p>
              </table:table-cell>
              <table:table-cell office:value-type="float" office:value="0.946300087687414">
                <text:p>0.946300087687414</text:p>
              </table:table-cell>
              <table:table-cell office:value-type="float" office:value="-0.30592894547136">
                <text:p>-0.30592894547136</text:p>
              </table:table-cell>
              <table:table-cell office:value-type="float" office:value="-0.183561847532545">
                <text:p>-0.183561847532545</text:p>
              </table:table-cell>
              <table:table-cell office:value-type="float" office:value="0.241979918007872">
                <text:p>0.241979918007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">
                <text:p>2.1</text:p>
              </table:table-cell>
              <table:table-cell office:value-type="float" office:value="0.863209366648873">
                <text:p>0.863209366648873</text:p>
              </table:table-cell>
              <table:table-cell office:value-type="float" office:value="-0.435787886206794">
                <text:p>-0.435787886206794</text:p>
              </table:table-cell>
              <table:table-cell office:value-type="float" office:value="0.00560463349478413">
                <text:p>0.00560463349478413</text:p>
              </table:table-cell>
              <table:table-cell office:value-type="float" office:value="0.21364972702207">
                <text:p>0.21364972702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">
                <text:p>2.3</text:p>
              </table:table-cell>
              <table:table-cell office:value-type="float" office:value="0.745705212176719">
                <text:p>0.745705212176719</text:p>
              </table:table-cell>
              <table:table-cell office:value-type="float" office:value="-0.496845501816732">
                <text:p>-0.496845501816732</text:p>
              </table:table-cell>
              <table:table-cell office:value-type="float" office:value="0.192813254796068">
                <text:p>0.192813254796068</text:p>
              </table:table-cell>
              <table:table-cell office:value-type="float" office:value="0.0557224785250606">
                <text:p>0.05572247852506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">
                <text:p>2.5</text:p>
              </table:table-cell>
              <table:table-cell office:value-type="float" office:value="0.598472144103955">
                <text:p>0.598472144103955</text:p>
              </table:table-cell>
              <table:table-cell office:value-type="float" office:value="-0.479462137331569">
                <text:p>-0.479462137331569</text:p>
              </table:table-cell>
              <table:table-cell office:value-type="float" office:value="0.312666658924913">
                <text:p>0.312666658924913</text:p>
              </table:table-cell>
              <table:table-cell office:value-type="float" office:value="-0.136005277722344">
                <text:p>-0.136005277722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">
                <text:p>2.7</text:p>
              </table:table-cell>
              <table:table-cell office:value-type="float" office:value="0.427379880233829">
                <text:p>0.427379880233829</text:p>
              </table:table-cell>
              <table:table-cell office:value-type="float" office:value="-0.386382243777993">
                <text:p>-0.386382243777993</text:p>
              </table:table-cell>
              <table:table-cell office:value-type="float" office:value="0.323296603615028">
                <text:p>0.323296603615028</text:p>
              </table:table-cell>
              <table:table-cell office:value-type="float" office:value="-0.245234057516623">
                <text:p>-0.2452340575166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">
                <text:p>2.9</text:p>
              </table:table-cell>
              <table:table-cell office:value-type="float" office:value="0.239249329213981">
                <text:p>0.239249329213981</text:p>
              </table:table-cell>
              <table:table-cell office:value-type="float" office:value="-0.232301089706877">
                <text:p>-0.232301089706877</text:p>
              </table:table-cell>
              <table:table-cell office:value-type="float" office:value="0.220989743360726">
                <text:p>0.220989743360726</text:p>
              </table:table-cell>
              <table:table-cell office:value-type="float" office:value="-0.205707148742176">
                <text:p>-0.205707148742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">
                <text:p>3.1</text:p>
              </table:table-cell>
              <table:table-cell office:value-type="float" office:value="0.0415806624332887">
                <text:p>0.0415806624332887</text:p>
              </table:table-cell>
              <table:table-cell office:value-type="float" office:value="-0.0415447014087464">
                <text:p>-0.0415447014087464</text:p>
              </table:table-cell>
              <table:table-cell office:value-type="float" office:value="0.0414848078356855">
                <text:p>0.0414848078356855</text:p>
              </table:table-cell>
              <table:table-cell office:value-type="float" office:value="-0.0414010438620756">
                <text:p>-0.0414010438620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">
                <text:p>3.3</text:p>
              </table:table-cell>
              <table:table-cell office:value-type="float" office:value="-0.15774569414325">
                <text:p>-0.15774569414325</text:p>
              </table:table-cell>
              <table:table-cell office:value-type="float" office:value="0.155770681756691">
                <text:p>0.155770681756691</text:p>
              </table:table-cell>
              <table:table-cell office:value-type="float" office:value="-0.152511964591775">
                <text:p>-0.152511964591775</text:p>
              </table:table-cell>
              <table:table-cell office:value-type="float" office:value="0.148018378676808">
                <text:p>0.148018378676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">
                <text:p>3.5</text:p>
              </table:table-cell>
              <table:table-cell office:value-type="float" office:value="-0.350783227689622">
                <text:p>-0.350783227689622</text:p>
              </table:table-cell>
              <table:table-cell office:value-type="float" office:value="0.328493299359396">
                <text:p>0.328493299359396</text:p>
              </table:table-cell>
              <table:table-cell office:value-type="float" office:value="-0.293231919990558">
                <text:p>-0.293231919990558</text:p>
              </table:table-cell>
              <table:table-cell office:value-type="float" office:value="0.247651838923718">
                <text:p>0.247651838923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2pt" style:font-size-asian="12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" chart:maximum="4" chart:interval-major="1" chart:reverse-direction="false" text:line-break="false" chart:link-data-style-to-source="true" chart:axis-position="0"/>
      <style:graphic-properties svg:stroke-color="#b3b3b3"/>
      <style:text-properties fo:font-size="14pt" style:font-size-asian="14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0.5" chart:maximum="2" chart:reverse-direction="false" text:line-break="false" chart:link-data-style-to-source="true" chart:axis-position="0"/>
      <style:graphic-properties svg:stroke-color="#b3b3b3"/>
      <style:text-properties fo:font-size="14pt" style:font-size-asian="14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13cm" svg:height="9cm" xlink:href=".." xlink:type="simple" chart:class="chart:scatter" chart:style-name="ch1">
        <chart:legend svg:x="0.721cm" svg:y="2.313cm" style:legend-expansion="custom" chartooo:width="4.364cm" chartooo:height="1.096cm" style:legend-expansion-aspect-ratio="3.98175182481752" chart:style-name="ch2"/>
        <chart:plot-area chart:style-name="ch3" table:cell-range-address="Sheet4.A4:Sheet4.C84 Sheet4.B3:Sheet4.C3" chart:data-source-has-labels="row" svg:x="0.242cm" svg:y="0.18cm" svg:width="11.629cm" svg:height="8.64cm">
          <chartooo:coordinate-region svg:x="0.467cm" svg:y="0.485cm" svg:width="11.257cm" svg:height="8.0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4.B4:Sheet4.B84" chart:label-cell-address="Sheet4.B3:Sheet4.B3" chart:class="chart:scatter">
            <chart:domain table:cell-range-address="Sheet4.A4:Sheet4.A84"/>
            <chart:data-point chart:repeated="81"/>
          </chart:series>
          <chart:series chart:style-name="ch8" chart:values-cell-range-address="Sheet4.C4:Sheet4.C84" chart:label-cell-address="Sheet4.C3:Sheet4.C3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exp(-x^2)</text:p>
                <draw:g>
                  <svg:desc>Sheet4.B3:Sheet4.B3</svg:desc>
                </draw:g>
              </table:table-cell>
              <table:table-cell office:value-type="string">
                <text:p>sekibun</text:p>
                <draw:g>
                  <svg:desc>Sheet4.C3:Sheet4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  <draw:g>
                  <svg:desc>Sheet4.A4:Sheet4.A84</svg:desc>
                </draw:g>
              </table:table-cell>
              <table:table-cell office:value-type="float" office:value="0.000000112535174719259">
                <text:p>0.000000112535174719259</text:p>
                <draw:g>
                  <svg:desc>Sheet4.B4:Sheet4.B84</svg:desc>
                </draw:g>
              </table:table-cell>
              <table:table-cell office:value-type="float" office:value="0">
                <text:p>0</text:p>
                <draw:g>
                  <svg:desc>Sheet4.C4:Sheet4.C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9">
                <text:p>-3.9</text:p>
              </table:table-cell>
              <table:table-cell office:value-type="float" office:value="0.000000247959601804503">
                <text:p>0.000000247959601804503</text:p>
              </table:table-cell>
              <table:table-cell office:value-type="float" office:value="0.0000000247959601804503">
                <text:p>0.0000000247959601804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">
                <text:p>-3.8</text:p>
              </table:table-cell>
              <table:table-cell office:value-type="float" office:value="0.000000535534780279311">
                <text:p>0.000000535534780279311</text:p>
              </table:table-cell>
              <table:table-cell office:value-type="float" office:value="0.0000000783494382083815">
                <text:p>0.0000000783494382083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7">
                <text:p>-3.7</text:p>
              </table:table-cell>
              <table:table-cell office:value-type="float" office:value="0.00000113372713874797">
                <text:p>0.00000113372713874797</text:p>
              </table:table-cell>
              <table:table-cell office:value-type="float" office:value="0.000000191722152083178">
                <text:p>0.000000191722152083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6">
                <text:p>-3.6</text:p>
              </table:table-cell>
              <table:table-cell office:value-type="float" office:value="0.00000235257520000978">
                <text:p>0.00000235257520000978</text:p>
              </table:table-cell>
              <table:table-cell office:value-type="float" office:value="0.000000426979672084157">
                <text:p>0.000000426979672084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0.00000478511739212903">
                <text:p>0.00000478511739212903</text:p>
              </table:table-cell>
              <table:table-cell office:value-type="float" office:value="0.00000090549141129706">
                <text:p>0.00000090549141129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">
                <text:p>-3.4</text:p>
              </table:table-cell>
              <table:table-cell office:value-type="float" office:value="0.00000954016287307926">
                <text:p>0.00000954016287307926</text:p>
              </table:table-cell>
              <table:table-cell office:value-type="float" office:value="0.00000185950769860499">
                <text:p>0.00000185950769860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3">
                <text:p>-3.3</text:p>
              </table:table-cell>
              <table:table-cell office:value-type="float" office:value="0.0000186437423315169">
                <text:p>0.0000186437423315169</text:p>
              </table:table-cell>
              <table:table-cell office:value-type="float" office:value="0.00000372388193175668">
                <text:p>0.00000372388193175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2">
                <text:p>-3.2</text:p>
              </table:table-cell>
              <table:table-cell office:value-type="float" office:value="0.0000357128496416354">
                <text:p>0.0000357128496416354</text:p>
              </table:table-cell>
              <table:table-cell office:value-type="float" office:value="0.00000729516689592022">
                <text:p>0.0000072951668959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">
                <text:p>-3.1</text:p>
              </table:table-cell>
              <table:table-cell office:value-type="float" office:value="0.0000670548243028114">
                <text:p>0.0000670548243028114</text:p>
              </table:table-cell>
              <table:table-cell office:value-type="float" office:value="0.0000140006493262014">
                <text:p>0.0000140006493262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0.00012340980408668">
                <text:p>0.00012340980408668</text:p>
              </table:table-cell>
              <table:table-cell office:value-type="float" office:value="0.0000263416297348694">
                <text:p>0.0000263416297348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9">
                <text:p>-2.9</text:p>
              </table:table-cell>
              <table:table-cell office:value-type="float" office:value="0.00022262985691889">
                <text:p>0.00022262985691889</text:p>
              </table:table-cell>
              <table:table-cell office:value-type="float" office:value="0.0000486046154267584">
                <text:p>0.0000486046154267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8">
                <text:p>-2.8</text:p>
              </table:table-cell>
              <table:table-cell office:value-type="float" office:value="0.000393669040655081">
                <text:p>0.000393669040655081</text:p>
              </table:table-cell>
              <table:table-cell office:value-type="float" office:value="0.0000879715194922665">
                <text:p>0.0000879715194922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7">
                <text:p>-2.7</text:p>
              </table:table-cell>
              <table:table-cell office:value-type="float" office:value="0.000682328052756381">
                <text:p>0.000682328052756381</text:p>
              </table:table-cell>
              <table:table-cell office:value-type="float" office:value="0.000156204324767905">
                <text:p>0.000156204324767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6">
                <text:p>-2.6</text:p>
              </table:table-cell>
              <table:table-cell office:value-type="float" office:value="0.0011592291739046">
                <text:p>0.0011592291739046</text:p>
              </table:table-cell>
              <table:table-cell office:value-type="float" office:value="0.000272127242158365">
                <text:p>0.000272127242158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0.00193045413622772">
                <text:p>0.00193045413622772</text:p>
              </table:table-cell>
              <table:table-cell office:value-type="float" office:value="0.000465172655781137">
                <text:p>0.000465172655781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4">
                <text:p>-2.4</text:p>
              </table:table-cell>
              <table:table-cell office:value-type="float" office:value="0.00315111159844446">
                <text:p>0.00315111159844446</text:p>
              </table:table-cell>
              <table:table-cell office:value-type="float" office:value="0.000780283815625583">
                <text:p>0.000780283815625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3">
                <text:p>-2.3</text:p>
              </table:table-cell>
              <table:table-cell office:value-type="float" office:value="0.00504176025969101">
                <text:p>0.00504176025969101</text:p>
              </table:table-cell>
              <table:table-cell office:value-type="float" office:value="0.00128445984159469">
                <text:p>0.00128445984159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">
                <text:p>-2.2</text:p>
              </table:table-cell>
              <table:table-cell office:value-type="float" office:value="0.0079070540515935">
                <text:p>0.0079070540515935</text:p>
              </table:table-cell>
              <table:table-cell office:value-type="float" office:value="0.00207516524675404">
                <text:p>0.00207516524675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1">
                <text:p>-2.1</text:p>
              </table:table-cell>
              <table:table-cell office:value-type="float" office:value="0.012155178329915">
                <text:p>0.012155178329915</text:p>
              </table:table-cell>
              <table:table-cell office:value-type="float" office:value="0.00329068307974554">
                <text:p>0.00329068307974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0.0183156388887343">
                <text:p>0.0183156388887343</text:p>
              </table:table-cell>
              <table:table-cell office:value-type="float" office:value="0.00512224696861897">
                <text:p>0.00512224696861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">
                <text:p>-1.9</text:p>
              </table:table-cell>
              <table:table-cell office:value-type="float" office:value="0.0270518468663506">
                <text:p>0.0270518468663506</text:p>
              </table:table-cell>
              <table:table-cell office:value-type="float" office:value="0.00782743165525403">
                <text:p>0.00782743165525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">
                <text:p>-1.8</text:p>
              </table:table-cell>
              <table:table-cell office:value-type="float" office:value="0.0391638950989873">
                <text:p>0.0391638950989873</text:p>
              </table:table-cell>
              <table:table-cell office:value-type="float" office:value="0.0117438211651528">
                <text:p>0.0117438211651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">
                <text:p>-1.7</text:p>
              </table:table-cell>
              <table:table-cell office:value-type="float" office:value="0.0555762126114835">
                <text:p>0.0555762126114835</text:p>
              </table:table-cell>
              <table:table-cell office:value-type="float" office:value="0.0173014424263011">
                <text:p>0.0173014424263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">
                <text:p>-1.6</text:p>
              </table:table-cell>
              <table:table-cell office:value-type="float" office:value="0.0773047404433003">
                <text:p>0.0773047404433003</text:p>
              </table:table-cell>
              <table:table-cell office:value-type="float" office:value="0.0250319164706312">
                <text:p>0.0250319164706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">
                <text:p>-1.5</text:p>
              </table:table-cell>
              <table:table-cell office:value-type="float" office:value="0.105399224561865">
                <text:p>0.105399224561865</text:p>
              </table:table-cell>
              <table:table-cell office:value-type="float" office:value="0.0355718389268177">
                <text:p>0.0355718389268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4">
                <text:p>-1.4</text:p>
              </table:table-cell>
              <table:table-cell office:value-type="float" office:value="0.140858420921046">
                <text:p>0.140858420921046</text:p>
              </table:table-cell>
              <table:table-cell office:value-type="float" office:value="0.0496576810189223">
                <text:p>0.0496576810189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">
                <text:p>-1.3</text:p>
              </table:table-cell>
              <table:table-cell office:value-type="float" office:value="0.18451952399299">
                <text:p>0.18451952399299</text:p>
              </table:table-cell>
              <table:table-cell office:value-type="float" office:value="0.0681096334182213">
                <text:p>0.0681096334182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">
                <text:p>-1.2</text:p>
              </table:table-cell>
              <table:table-cell office:value-type="float" office:value="0.236927758682123">
                <text:p>0.236927758682123</text:p>
              </table:table-cell>
              <table:table-cell office:value-type="float" office:value="0.0918024092864337">
                <text:p>0.0918024092864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">
                <text:p>-1.1</text:p>
              </table:table-cell>
              <table:table-cell office:value-type="float" office:value="0.298197279429889">
                <text:p>0.298197279429889</text:p>
              </table:table-cell>
              <table:table-cell office:value-type="float" office:value="0.121622137229423">
                <text:p>0.1216221372294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0.367879441171444">
                <text:p>0.367879441171444</text:p>
              </table:table-cell>
              <table:table-cell office:value-type="float" office:value="0.158410081346567">
                <text:p>0.158410081346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899999999999997">
                <text:p>-0.899999999999997</text:p>
              </table:table-cell>
              <table:table-cell office:value-type="float" office:value="0.444858066222943">
                <text:p>0.444858066222943</text:p>
              </table:table-cell>
              <table:table-cell office:value-type="float" office:value="0.202895887968861">
                <text:p>0.202895887968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0.527292424043051">
                <text:p>0.527292424043051</text:p>
              </table:table-cell>
              <table:table-cell office:value-type="float" office:value="0.255625130373166">
                <text:p>0.255625130373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99999999999998">
                <text:p>-0.699999999999998</text:p>
              </table:table-cell>
              <table:table-cell office:value-type="float" office:value="0.612626394184418">
                <text:p>0.612626394184418</text:p>
              </table:table-cell>
              <table:table-cell office:value-type="float" office:value="0.316887769791608">
                <text:p>0.316887769791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0.697676326071033">
                <text:p>0.697676326071033</text:p>
              </table:table-cell>
              <table:table-cell office:value-type="float" office:value="0.386655402398711">
                <text:p>0.3866554023987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0.778800783071407">
                <text:p>0.778800783071407</text:p>
              </table:table-cell>
              <table:table-cell office:value-type="float" office:value="0.464535480705852">
                <text:p>0.464535480705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99999999999998">
                <text:p>-0.399999999999998</text:p>
              </table:table-cell>
              <table:table-cell office:value-type="float" office:value="0.852143788966213">
                <text:p>0.852143788966213</text:p>
              </table:table-cell>
              <table:table-cell office:value-type="float" office:value="0.549749859602473">
                <text:p>0.549749859602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0.91393118527123">
                <text:p>0.91393118527123</text:p>
              </table:table-cell>
              <table:table-cell office:value-type="float" office:value="0.641142978129596">
                <text:p>0.641142978129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0.960789439152324">
                <text:p>0.960789439152324</text:p>
              </table:table-cell>
              <table:table-cell office:value-type="float" office:value="0.737221922044829">
                <text:p>0.7372219220448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99999999999976">
                <text:p>-0.0999999999999976</text:p>
              </table:table-cell>
              <table:table-cell office:value-type="float" office:value="0.990049833749169">
                <text:p>0.990049833749169</text:p>
              </table:table-cell>
              <table:table-cell office:value-type="float" office:value="0.836226905419746">
                <text:p>0.836226905419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1473507855972E-015">
                <text:p>2.41473507855972E-015</text:p>
              </table:table-cell>
              <table:table-cell office:value-type="float" office:value="1">
                <text:p>1</text:p>
              </table:table-cell>
              <table:table-cell office:value-type="float" office:value="0.936226905419746">
                <text:p>0.936226905419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990049833749167">
                <text:p>0.990049833749167</text:p>
              </table:table-cell>
              <table:table-cell office:value-type="float" office:value="1.03523188879466">
                <text:p>1.035231888794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960789439152322">
                <text:p>0.960789439152322</text:p>
              </table:table-cell>
              <table:table-cell office:value-type="float" office:value="1.13131083270989">
                <text:p>1.13131083270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913931185271227">
                <text:p>0.913931185271227</text:p>
              </table:table-cell>
              <table:table-cell office:value-type="float" office:value="1.22270395123702">
                <text:p>1.222703951237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0.85214378896621">
                <text:p>0.85214378896621</text:p>
              </table:table-cell>
              <table:table-cell office:value-type="float" office:value="1.30791833013364">
                <text:p>1.3079183301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778800783071403">
                <text:p>0.778800783071403</text:p>
              </table:table-cell>
              <table:table-cell office:value-type="float" office:value="1.38579840844078">
                <text:p>1.38579840844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0.697676326071029">
                <text:p>0.697676326071029</text:p>
              </table:table-cell>
              <table:table-cell office:value-type="float" office:value="1.45556604104788">
                <text:p>1.45556604104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0.612626394184414">
                <text:p>0.612626394184414</text:p>
              </table:table-cell>
              <table:table-cell office:value-type="float" office:value="1.51682868046632">
                <text:p>1.51682868046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0000000000002">
                <text:p>0.800000000000002</text:p>
              </table:table-cell>
              <table:table-cell office:value-type="float" office:value="0.527292424043047">
                <text:p>0.527292424043047</text:p>
              </table:table-cell>
              <table:table-cell office:value-type="float" office:value="1.56955792287063">
                <text:p>1.56955792287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0.444858066222939">
                <text:p>0.444858066222939</text:p>
              </table:table-cell>
              <table:table-cell office:value-type="float" office:value="1.61404372949292">
                <text:p>1.61404372949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36787944117144">
                <text:p>0.36787944117144</text:p>
              </table:table-cell>
              <table:table-cell office:value-type="float" office:value="1.65083167361007">
                <text:p>1.650831673610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">
                <text:p>1.1</text:p>
              </table:table-cell>
              <table:table-cell office:value-type="float" office:value="0.298197279429886">
                <text:p>0.298197279429886</text:p>
              </table:table-cell>
              <table:table-cell office:value-type="float" office:value="1.68065140155305">
                <text:p>1.680651401553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">
                <text:p>1.2</text:p>
              </table:table-cell>
              <table:table-cell office:value-type="float" office:value="0.23692775868212">
                <text:p>0.23692775868212</text:p>
              </table:table-cell>
              <table:table-cell office:value-type="float" office:value="1.70434417742127">
                <text:p>1.70434417742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">
                <text:p>1.3</text:p>
              </table:table-cell>
              <table:table-cell office:value-type="float" office:value="0.184519523992988">
                <text:p>0.184519523992988</text:p>
              </table:table-cell>
              <table:table-cell office:value-type="float" office:value="1.72279612982057">
                <text:p>1.722796129820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0.140858420921044">
                <text:p>0.140858420921044</text:p>
              </table:table-cell>
              <table:table-cell office:value-type="float" office:value="1.73688197191267">
                <text:p>1.736881971912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">
                <text:p>1.5</text:p>
              </table:table-cell>
              <table:table-cell office:value-type="float" office:value="0.105399224561863">
                <text:p>0.105399224561863</text:p>
              </table:table-cell>
              <table:table-cell office:value-type="float" office:value="1.74742189436886">
                <text:p>1.74742189436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0.077304740443299">
                <text:p>0.077304740443299</text:p>
              </table:table-cell>
              <table:table-cell office:value-type="float" office:value="1.75515236841319">
                <text:p>1.75515236841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">
                <text:p>1.7</text:p>
              </table:table-cell>
              <table:table-cell office:value-type="float" office:value="0.0555762126114825">
                <text:p>0.0555762126114825</text:p>
              </table:table-cell>
              <table:table-cell office:value-type="float" office:value="1.76070998967433">
                <text:p>1.760709989674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">
                <text:p>1.8</text:p>
              </table:table-cell>
              <table:table-cell office:value-type="float" office:value="0.0391638950989866">
                <text:p>0.0391638950989866</text:p>
              </table:table-cell>
              <table:table-cell office:value-type="float" office:value="1.76462637918423">
                <text:p>1.76462637918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">
                <text:p>1.9</text:p>
              </table:table-cell>
              <table:table-cell office:value-type="float" office:value="0.0270518468663501">
                <text:p>0.0270518468663501</text:p>
              </table:table-cell>
              <table:table-cell office:value-type="float" office:value="1.76733156387087">
                <text:p>1.767331563870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018315638888734">
                <text:p>0.018315638888734</text:p>
              </table:table-cell>
              <table:table-cell office:value-type="float" office:value="1.76916312775974">
                <text:p>1.76916312775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">
                <text:p>2.1</text:p>
              </table:table-cell>
              <table:table-cell office:value-type="float" office:value="0.0121551783299148">
                <text:p>0.0121551783299148</text:p>
              </table:table-cell>
              <table:table-cell office:value-type="float" office:value="1.77037864559273">
                <text:p>1.77037864559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">
                <text:p>2.2</text:p>
              </table:table-cell>
              <table:table-cell office:value-type="float" office:value="0.00790705405159333">
                <text:p>0.00790705405159333</text:p>
              </table:table-cell>
              <table:table-cell office:value-type="float" office:value="1.77116935099789">
                <text:p>1.77116935099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">
                <text:p>2.3</text:p>
              </table:table-cell>
              <table:table-cell office:value-type="float" office:value="0.0050417602596909">
                <text:p>0.0050417602596909</text:p>
              </table:table-cell>
              <table:table-cell office:value-type="float" office:value="1.77167352702386">
                <text:p>1.771673527023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">
                <text:p>2.4</text:p>
              </table:table-cell>
              <table:table-cell office:value-type="float" office:value="0.00315111159844439">
                <text:p>0.00315111159844439</text:p>
              </table:table-cell>
              <table:table-cell office:value-type="float" office:value="1.77198863818371">
                <text:p>1.77198863818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">
                <text:p>2.5</text:p>
              </table:table-cell>
              <table:table-cell office:value-type="float" office:value="0.00193045413622768">
                <text:p>0.00193045413622768</text:p>
              </table:table-cell>
              <table:table-cell office:value-type="float" office:value="1.77218168359733">
                <text:p>1.772181683597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">
                <text:p>2.6</text:p>
              </table:table-cell>
              <table:table-cell office:value-type="float" office:value="0.00115922917390457">
                <text:p>0.00115922917390457</text:p>
              </table:table-cell>
              <table:table-cell office:value-type="float" office:value="1.77229760651472">
                <text:p>1.77229760651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0.000682328052756363">
                <text:p>0.000682328052756363</text:p>
              </table:table-cell>
              <table:table-cell office:value-type="float" office:value="1.77236583931999">
                <text:p>1.77236583931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">
                <text:p>2.8</text:p>
              </table:table-cell>
              <table:table-cell office:value-type="float" office:value="0.00039366904065507">
                <text:p>0.00039366904065507</text:p>
              </table:table-cell>
              <table:table-cell office:value-type="float" office:value="1.77240520622406">
                <text:p>1.77240520622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">
                <text:p>2.9</text:p>
              </table:table-cell>
              <table:table-cell office:value-type="float" office:value="0.000222629856918884">
                <text:p>0.000222629856918884</text:p>
              </table:table-cell>
              <table:table-cell office:value-type="float" office:value="1.77242746920975">
                <text:p>1.77242746920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000123409804086676">
                <text:p>0.000123409804086676</text:p>
              </table:table-cell>
              <table:table-cell office:value-type="float" office:value="1.77243981019016">
                <text:p>1.77243981019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">
                <text:p>3.1</text:p>
              </table:table-cell>
              <table:table-cell office:value-type="float" office:value="0.0000670548243028093">
                <text:p>0.0000670548243028093</text:p>
              </table:table-cell>
              <table:table-cell office:value-type="float" office:value="1.77244651567259">
                <text:p>1.77244651567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">
                <text:p>3.2</text:p>
              </table:table-cell>
              <table:table-cell office:value-type="float" office:value="0.0000357128496416343">
                <text:p>0.0000357128496416343</text:p>
              </table:table-cell>
              <table:table-cell office:value-type="float" office:value="1.77245008695755">
                <text:p>1.77245008695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">
                <text:p>3.3</text:p>
              </table:table-cell>
              <table:table-cell office:value-type="float" office:value="0.0000186437423315163">
                <text:p>0.0000186437423315163</text:p>
              </table:table-cell>
              <table:table-cell office:value-type="float" office:value="1.77245195133179">
                <text:p>1.772451951331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">
                <text:p>3.4</text:p>
              </table:table-cell>
              <table:table-cell office:value-type="float" office:value="0.00000954016287307896">
                <text:p>0.00000954016287307896</text:p>
              </table:table-cell>
              <table:table-cell office:value-type="float" office:value="1.77245290534808">
                <text:p>1.772452905348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">
                <text:p>3.5</text:p>
              </table:table-cell>
              <table:table-cell office:value-type="float" office:value="0.00000478511739212886">
                <text:p>0.00000478511739212886</text:p>
              </table:table-cell>
              <table:table-cell office:value-type="float" office:value="1.77245338385981">
                <text:p>1.77245338385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">
                <text:p>3.6</text:p>
              </table:table-cell>
              <table:table-cell office:value-type="float" office:value="0.0000023525752000097">
                <text:p>0.0000023525752000097</text:p>
              </table:table-cell>
              <table:table-cell office:value-type="float" office:value="1.77245361911733">
                <text:p>1.772453619117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">
                <text:p>3.7</text:p>
              </table:table-cell>
              <table:table-cell office:value-type="float" office:value="0.00000113372713874793">
                <text:p>0.00000113372713874793</text:p>
              </table:table-cell>
              <table:table-cell office:value-type="float" office:value="1.77245373249005">
                <text:p>1.77245373249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">
                <text:p>3.8</text:p>
              </table:table-cell>
              <table:table-cell office:value-type="float" office:value="0.000000535534780279292">
                <text:p>0.000000535534780279292</text:p>
              </table:table-cell>
              <table:table-cell office:value-type="float" office:value="1.77245378604353">
                <text:p>1.77245378604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">
                <text:p>3.9</text:p>
              </table:table-cell>
              <table:table-cell office:value-type="float" office:value="0.000000247959601804494">
                <text:p>0.000000247959601804494</text:p>
              </table:table-cell>
              <table:table-cell office:value-type="float" office:value="1.77245381083949">
                <text:p>1.77245381083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000000112535174719255">
                <text:p>0.000000112535174719255</text:p>
              </table:table-cell>
              <table:table-cell office:value-type="float" office:value="1.772453822093">
                <text:p>1.7724538220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4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3" chart:reverse-direction="false" text:line-break="false" chart:link-data-style-to-source="true" chart:axis-position="0"/>
      <style:graphic-properties svg:stroke-width="0.03cm"/>
      <style:text-properties fo:font-size="14pt" style:font-size-asian="14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18pt" fo:font-style="italic" style:font-size-asian="14pt" style:font-size-complex="9pt"/>
    </style:style>
    <style:style style:name="ch6" style:family="chart">
      <style:graphic-properties svg:stroke-width="0.02cm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03cm"/>
      <style:text-properties fo:font-size="14pt" style:font-size-asian="14pt" style:font-size-complex="10pt"/>
    </style:style>
    <style:style style:name="ch8" style:family="chart">
      <style:chart-properties chart:auto-position="true" style:rotation-angle="90"/>
      <style:text-properties fo:font-family="'Century Schoolbook L'" style:font-style-name="斜体" style:font-family-generic="roman" fo:font-size="18pt" fo:font-style="italic" style:font-size-asian="14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81cm" svg:height="12.581cm" xlink:href=".." xlink:type="simple" chart:class="chart:scatter" chart:style-name="ch1">
        <chart:legend svg:x="1.238cm" svg:y="1.165cm" style:legend-expansion="custom" chartooo:width="5.978cm" chartooo:height="2.576cm" style:legend-expansion-aspect-ratio="2.32065217391304" chart:style-name="ch2"/>
        <chart:plot-area chart:style-name="ch3" table:cell-range-address="Sheet5.A2:Sheet5.C32 Sheet5.B1:Sheet5.C1" chart:data-source-has-labels="row" svg:x="0.868cm" svg:y="0.21cm" svg:width="7.407cm" svg:height="10.709cm">
          <chartooo:coordinate-region svg:x="1.701cm" svg:y="0.515cm" svg:width="6.427cm" svg:height="9.545cm"/>
          <chart:axis chart:dimension="x" chart:name="primary-x" chart:style-name="ch4">
            <chart:title svg:x="4.455cm" svg:y="10.477cm" chart:style-name="ch5">
              <text:p>x</text:p>
            </chart:title>
            <chart:grid chart:style-name="ch6" chart:class="major"/>
          </chart:axis>
          <chart:axis chart:dimension="y" chart:name="primary-y" chart:style-name="ch7">
            <chart:title svg:x="0.001cm" svg:y="5.837cm" chart:style-name="ch8">
              <text:p>y</text:p>
            </chart:title>
            <chart:grid chart:style-name="ch6" chart:class="major"/>
          </chart:axis>
          <chart:series chart:style-name="ch9" chart:values-cell-range-address="Sheet5.B2:Sheet5.B32" chart:label-cell-address="Sheet5.B1:Sheet5.B1" chart:class="chart:scatter">
            <chart:domain table:cell-range-address="Sheet5.A2:Sheet5.A32"/>
            <chart:data-point chart:repeated="31"/>
          </chart:series>
          <chart:series chart:style-name="ch10" chart:values-cell-range-address="Sheet5.C2:Sheet5.C32" chart:label-cell-address="Sheet5.C1:Sheet5.C1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y=f(x)=2x</text:p>
                <draw:g>
                  <svg:desc>Sheet5.B1:Sheet5.B1</svg:desc>
                </draw:g>
              </table:table-cell>
              <table:table-cell office:value-type="string">
                <text:p>∫f(x)dx</text:p>
                <draw:g>
                  <svg:desc>Sheet5.C1:Sheet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2:Sheet5.A32</svg:desc>
                </draw:g>
              </table:table-cell>
              <table:table-cell office:value-type="float" office:value="0">
                <text:p>0</text:p>
                <draw:g>
                  <svg:desc>Sheet5.B2:Sheet5.B32</svg:desc>
                </draw:g>
              </table:table-cell>
              <table:table-cell office:value-type="float" office:value="0">
                <text:p>0</text:p>
                <draw:g>
                  <svg:desc>Sheet5.C2:Sheet5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4">
                <text:p>1.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6">
                <text:p>1.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.2">
                <text:p>2.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2.4">
                <text:p>2.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2.6">
                <text:p>2.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.8">
                <text:p>2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2">
                <text:p>3.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3.4">
                <text:p>3.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3.6">
                <text:p>3.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4.2">
                <text:p>4.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4.4">
                <text:p>4.4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4.6">
                <text:p>4.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4.8">
                <text:p>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6.50000000000001">
                <text:p>6.5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5.2">
                <text:p>5.2</text:p>
              </table:table-cell>
              <table:table-cell office:value-type="float" office:value="7.02000000000001">
                <text:p>7.02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5.4">
                <text:p>5.4</text:p>
              </table:table-cell>
              <table:table-cell office:value-type="float" office:value="7.56000000000001">
                <text:p>7.56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5.6">
                <text:p>5.6</text:p>
              </table:table-cell>
              <table:table-cell office:value-type="float" office:value="8.12000000000001">
                <text:p>8.12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5.8">
                <text:p>5.8</text:p>
              </table:table-cell>
              <table:table-cell office:value-type="float" office:value="8.70000000000001">
                <text:p>8.7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30000000000001">
                <text:p>9.30000000000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5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" chart:reverse-direction="false" text:line-break="false" chart:link-data-style-to-source="true" chart:axis-position="0"/>
      <style:graphic-properties svg:stroke-width="0.03cm"/>
      <style:text-properties fo:font-size="20pt" style:font-size-asian="20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width="0.03cm"/>
      <style:text-properties fo:font-size="20pt" style:font-size-asian="20pt" style:font-size-complex="10pt"/>
    </style:style>
    <style:style style:name="ch7" style:family="chart">
      <style:chart-properties chart:auto-position="true" style:rotation-angle="9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6.746cm" svg:y="0.674cm" style:legend-expansion="custom" chartooo:width="5.729cm" chartooo:height="2.089cm" style:legend-expansion-aspect-ratio="2.74246050741982" chart:style-name="ch2"/>
        <chart:plot-area chart:style-name="ch3" table:cell-range-address="Sheet5_2.A2:Sheet5_2.D80 Sheet5_2.B1:Sheet5_2.D1" chart:data-source-has-labels="row" svg:x="0.817cm" svg:y="-0.035cm" svg:width="14.222cm" svg:height="8.764cm">
          <chartooo:coordinate-region svg:x="2.312cm" svg:y="0.376cm" svg:width="12.527cm" svg:height="7.943cm"/>
          <chart:axis chart:dimension="x" chart:name="primary-x" chart:style-name="ch4">
            <chart:title svg:x="14.995cm" svg:y="4.602cm" chart:style-name="ch5">
              <text:p>x</text:p>
            </chart:title>
          </chart:axis>
          <chart:axis chart:dimension="y" chart:name="primary-y" chart:style-name="ch6">
            <chart:title svg:x="0.001cm" svg:y="4.659cm" chart:style-name="ch7">
              <text:p>y</text:p>
            </chart:title>
          </chart:axis>
          <chart:series chart:style-name="ch8" chart:values-cell-range-address="Sheet5_2.B2:Sheet5_2.B80" chart:label-cell-address="Sheet5_2.B1:Sheet5_2.B1" chart:class="chart:scatter">
            <chart:domain table:cell-range-address="Sheet5_2.A2:Sheet5_2.A80"/>
            <chart:data-point chart:repeated="79"/>
          </chart:series>
          <chart:series chart:style-name="ch9" chart:values-cell-range-address="Sheet5_2.C2:Sheet5_2.C80" chart:label-cell-address="Sheet5_2.C1:Sheet5_2.C1" chart:class="chart:scatter">
            <chart:data-point chart:repeated="79"/>
          </chart:series>
          <chart:series chart:style-name="ch10" chart:values-cell-range-address="Sheet5_2.D2:Sheet5_2.D80" chart:label-cell-address="Sheet5_2.D1:Sheet5_2.D1" chart:class="chart:scatter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y=f(x)=cos(x)</text:p>
                <draw:g>
                  <svg:desc>Sheet5_2.B1:Sheet5_2.B1</svg:desc>
                </draw:g>
              </table:table-cell>
              <table:table-cell office:value-type="string">
                <text:p>F=∫f(x)dx</text:p>
                <draw:g>
                  <svg:desc>Sheet5_2.C1:Sheet5_2.C1</svg:desc>
                </draw:g>
              </table:table-cell>
              <table:table-cell office:value-type="string">
                <text:p>dF/dx</text:p>
                <draw:g>
                  <svg:desc>Sheet5_2.D1:Sheet5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_2.A2:Sheet5_2.A80</svg:desc>
                </draw:g>
              </table:table-cell>
              <table:table-cell office:value-type="float" office:value="1">
                <text:p>1</text:p>
                <draw:g>
                  <svg:desc>Sheet5_2.B2:Sheet5_2.B80</svg:desc>
                </draw:g>
              </table:table-cell>
              <table:table-cell office:value-type="float" office:value="0">
                <text:p>0</text:p>
                <draw:g>
                  <svg:desc>Sheet5_2.C2:Sheet5_2.C80</svg:desc>
                </draw:g>
              </table:table-cell>
              <table:table-cell office:value-type="float" office:value="0.995004165278026">
                <text:p>0.995004165278026</text:p>
                <draw:g>
                  <svg:desc>Sheet5_2.D2:Sheet5_2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95004165278026">
                <text:p>0.995004165278026</text:p>
              </table:table-cell>
              <table:table-cell office:value-type="float" office:value="0.0995004165278026">
                <text:p>0.0995004165278026</text:p>
              </table:table-cell>
              <table:table-cell office:value-type="float" office:value="0.980066577841242">
                <text:p>0.980066577841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80066577841242">
                <text:p>0.980066577841242</text:p>
              </table:table-cell>
              <table:table-cell office:value-type="float" office:value="0.197507074311927">
                <text:p>0.197507074311927</text:p>
              </table:table-cell>
              <table:table-cell office:value-type="float" office:value="0.955336489125606">
                <text:p>0.95533648912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55336489125606">
                <text:p>0.955336489125606</text:p>
              </table:table-cell>
              <table:table-cell office:value-type="float" office:value="0.293040723224487">
                <text:p>0.293040723224487</text:p>
              </table:table-cell>
              <table:table-cell office:value-type="float" office:value="0.921060994002885">
                <text:p>0.921060994002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21060994002885">
                <text:p>0.921060994002885</text:p>
              </table:table-cell>
              <table:table-cell office:value-type="float" office:value="0.385146822624776">
                <text:p>0.385146822624776</text:p>
              </table:table-cell>
              <table:table-cell office:value-type="float" office:value="0.877582561890373">
                <text:p>0.877582561890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877582561890373">
                <text:p>0.877582561890373</text:p>
              </table:table-cell>
              <table:table-cell office:value-type="float" office:value="0.472905078813813">
                <text:p>0.472905078813813</text:p>
              </table:table-cell>
              <table:table-cell office:value-type="float" office:value="0.825335614909679">
                <text:p>0.825335614909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25335614909678">
                <text:p>0.825335614909678</text:p>
              </table:table-cell>
              <table:table-cell office:value-type="float" office:value="0.555438640304781">
                <text:p>0.555438640304781</text:p>
              </table:table-cell>
              <table:table-cell office:value-type="float" office:value="0.764842187284488">
                <text:p>0.764842187284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764842187284488">
                <text:p>0.764842187284488</text:p>
              </table:table-cell>
              <table:table-cell office:value-type="float" office:value="0.63192285903323">
                <text:p>0.63192285903323</text:p>
              </table:table-cell>
              <table:table-cell office:value-type="float" office:value="0.696706709347166">
                <text:p>0.696706709347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696706709347165">
                <text:p>0.696706709347165</text:p>
              </table:table-cell>
              <table:table-cell office:value-type="float" office:value="0.701593529967946">
                <text:p>0.701593529967946</text:p>
              </table:table-cell>
              <table:table-cell office:value-type="float" office:value="0.621609968270665">
                <text:p>0.621609968270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621609968270665">
                <text:p>0.621609968270665</text:p>
              </table:table-cell>
              <table:table-cell office:value-type="float" office:value="0.763754526795013">
                <text:p>0.763754526795013</text:p>
              </table:table-cell>
              <table:table-cell office:value-type="float" office:value="0.54030230586814">
                <text:p>0.54030230586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4030230586814">
                <text:p>0.54030230586814</text:p>
              </table:table-cell>
              <table:table-cell office:value-type="float" office:value="0.817784757381827">
                <text:p>0.817784757381827</text:p>
              </table:table-cell>
              <table:table-cell office:value-type="float" office:value="0.453596121425578">
                <text:p>0.453596121425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453596121425577">
                <text:p>0.453596121425577</text:p>
              </table:table-cell>
              <table:table-cell office:value-type="float" office:value="0.863144369524385">
                <text:p>0.863144369524385</text:p>
              </table:table-cell>
              <table:table-cell office:value-type="float" office:value="0.362357754476674">
                <text:p>0.362357754476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362357754476674">
                <text:p>0.362357754476674</text:p>
              </table:table-cell>
              <table:table-cell office:value-type="float" office:value="0.899380144972052">
                <text:p>0.899380144972052</text:p>
              </table:table-cell>
              <table:table-cell office:value-type="float" office:value="0.267498828624587">
                <text:p>0.267498828624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67498828624587">
                <text:p>0.267498828624587</text:p>
              </table:table-cell>
              <table:table-cell office:value-type="float" office:value="0.926130027834511">
                <text:p>0.926130027834511</text:p>
              </table:table-cell>
              <table:table-cell office:value-type="float" office:value="0.169967142900241">
                <text:p>0.169967142900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169967142900241">
                <text:p>0.169967142900241</text:p>
              </table:table-cell>
              <table:table-cell office:value-type="float" office:value="0.943126742124535">
                <text:p>0.943126742124535</text:p>
              </table:table-cell>
              <table:table-cell office:value-type="float" office:value="0.0707372016677032">
                <text:p>0.0707372016677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707372016677027">
                <text:p>0.0707372016677027</text:p>
              </table:table-cell>
              <table:table-cell office:value-type="float" office:value="0.950200462291305">
                <text:p>0.950200462291305</text:p>
              </table:table-cell>
              <table:table-cell office:value-type="float" office:value="-0.0291995223012886">
                <text:p>-0.0291995223012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029199522301289">
                <text:p>-0.029199522301289</text:p>
              </table:table-cell>
              <table:table-cell office:value-type="float" office:value="0.947280510061176">
                <text:p>0.947280510061176</text:p>
              </table:table-cell>
              <table:table-cell office:value-type="float" office:value="-0.128844494295525">
                <text:p>-0.1288444942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128844494295525">
                <text:p>-0.128844494295525</text:p>
              </table:table-cell>
              <table:table-cell office:value-type="float" office:value="0.934396060631624">
                <text:p>0.934396060631624</text:p>
              </table:table-cell>
              <table:table-cell office:value-type="float" office:value="-0.227202094693087">
                <text:p>-0.227202094693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227202094693087">
                <text:p>-0.227202094693087</text:p>
              </table:table-cell>
              <table:table-cell office:value-type="float" office:value="0.911675851162315">
                <text:p>0.911675851162315</text:p>
              </table:table-cell>
              <table:table-cell office:value-type="float" office:value="-0.323289566863504">
                <text:p>-0.323289566863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323289566863504">
                <text:p>-0.323289566863504</text:p>
              </table:table-cell>
              <table:table-cell office:value-type="float" office:value="0.879346894475965">
                <text:p>0.879346894475965</text:p>
              </table:table-cell>
              <table:table-cell office:value-type="float" office:value="-0.416146836547143">
                <text:p>-0.416146836547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416146836547143">
                <text:p>-0.416146836547143</text:p>
              </table:table-cell>
              <table:table-cell office:value-type="float" office:value="0.837732210821251">
                <text:p>0.837732210821251</text:p>
              </table:table-cell>
              <table:table-cell office:value-type="float" office:value="-0.504846104599858">
                <text:p>-0.504846104599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504846104599858">
                <text:p>-0.504846104599858</text:p>
              </table:table-cell>
              <table:table-cell office:value-type="float" office:value="0.787247600361265">
                <text:p>0.787247600361265</text:p>
              </table:table-cell>
              <table:table-cell office:value-type="float" office:value="-0.588501117255346">
                <text:p>-0.588501117255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588501117255346">
                <text:p>-0.588501117255346</text:p>
              </table:table-cell>
              <table:table-cell office:value-type="float" office:value="0.72839748863573">
                <text:p>0.72839748863573</text:p>
              </table:table-cell>
              <table:table-cell office:value-type="float" office:value="-0.666276021279825">
                <text:p>-0.666276021279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666276021279825">
                <text:p>-0.666276021279825</text:p>
              </table:table-cell>
              <table:table-cell office:value-type="float" office:value="0.661769886507747">
                <text:p>0.661769886507747</text:p>
              </table:table-cell>
              <table:table-cell office:value-type="float" office:value="-0.737393715541246">
                <text:p>-0.737393715541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737393715541246">
                <text:p>-0.737393715541246</text:p>
              </table:table-cell>
              <table:table-cell office:value-type="float" office:value="0.588030514953623">
                <text:p>0.588030514953623</text:p>
              </table:table-cell>
              <table:table-cell office:value-type="float" office:value="-0.801143615546935">
                <text:p>-0.801143615546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801143615546934">
                <text:p>-0.801143615546934</text:p>
              </table:table-cell>
              <table:table-cell office:value-type="float" office:value="0.507916153398929">
                <text:p>0.507916153398929</text:p>
              </table:table-cell>
              <table:table-cell office:value-type="float" office:value="-0.856888753368948">
                <text:p>-0.8568887533689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856888753368948">
                <text:p>-0.856888753368948</text:p>
              </table:table-cell>
              <table:table-cell office:value-type="float" office:value="0.422227278062034">
                <text:p>0.422227278062034</text:p>
              </table:table-cell>
              <table:table-cell office:value-type="float" office:value="-0.904072142017062">
                <text:p>-0.904072142017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904072142017062">
                <text:p>-0.904072142017062</text:p>
              </table:table-cell>
              <table:table-cell office:value-type="float" office:value="0.331820063860328">
                <text:p>0.331820063860328</text:p>
              </table:table-cell>
              <table:table-cell office:value-type="float" office:value="-0.942222340668658">
                <text:p>-0.942222340668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942222340668658">
                <text:p>-0.942222340668658</text:p>
              </table:table-cell>
              <table:table-cell office:value-type="float" office:value="0.237597829793462">
                <text:p>0.237597829793462</text:p>
              </table:table-cell>
              <table:table-cell office:value-type="float" office:value="-0.980475330875018">
                <text:p>-0.980475330875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970958165149591">
                <text:p>-0.970958165149591</text:p>
              </table:table-cell>
              <table:table-cell office:value-type="float" office:value="0.140502013278503">
                <text:p>0.140502013278503</text:p>
              </table:table-cell>
              <table:table-cell office:value-type="float" office:value="-0.994563823436863">
                <text:p>-0.994563823436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989992496600446">
                <text:p>-0.989992496600446</text:p>
              </table:table-cell>
              <table:table-cell office:value-type="float" office:value="0.0415027636184583">
                <text:p>0.0415027636184583</text:p>
              </table:table-cell>
              <table:table-cell office:value-type="float" office:value="-0.998714963034016">
                <text:p>-0.998714963034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999135150273279">
                <text:p>-0.999135150273279</text:p>
              </table:table-cell>
              <table:table-cell office:value-type="float" office:value="-0.0584107514088697">
                <text:p>-0.0584107514088697</text:p>
              </table:table-cell>
              <table:table-cell office:value-type="float" office:value="-0.992887272851809">
                <text:p>-0.992887272851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998294775794753">
                <text:p>-0.998294775794753</text:p>
              </table:table-cell>
              <table:table-cell office:value-type="float" office:value="-0.158240228988345">
                <text:p>-0.158240228988345</text:p>
              </table:table-cell>
              <table:table-cell office:value-type="float" office:value="-0.977138981244162">
                <text:p>-0.977138981244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987479769908865">
                <text:p>-0.987479769908865</text:p>
              </table:table-cell>
              <table:table-cell office:value-type="float" office:value="-0.256988205979232">
                <text:p>-0.256988205979232</text:p>
              </table:table-cell>
              <table:table-cell office:value-type="float" office:value="-0.951627439935128">
                <text:p>-0.951627439935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966798192579461">
                <text:p>-0.966798192579461</text:p>
              </table:table-cell>
              <table:table-cell office:value-type="float" office:value="-0.353668025237178">
                <text:p>-0.353668025237178</text:p>
              </table:table-cell>
              <table:table-cell office:value-type="float" office:value="-0.916607551812471">
                <text:p>-0.916607551812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936456687290796">
                <text:p>-0.936456687290796</text:p>
              </table:table-cell>
              <table:table-cell office:value-type="float" office:value="-0.447313693966257">
                <text:p>-0.447313693966257</text:p>
              </table:table-cell>
              <table:table-cell office:value-type="float" office:value="-0.872429224022277">
                <text:p>-0.8724292240222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896758416334146">
                <text:p>-0.896758416334146</text:p>
              </table:table-cell>
              <table:table-cell office:value-type="float" office:value="-0.536989535599672">
                <text:p>-0.536989535599672</text:p>
              </table:table-cell>
              <table:table-cell office:value-type="float" office:value="-0.819533871812411">
                <text:p>-0.819533871812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848100031710407">
                <text:p>-0.848100031710407</text:p>
              </table:table-cell>
              <table:table-cell office:value-type="float" office:value="-0.621799538770713">
                <text:p>-0.621799538770713</text:p>
              </table:table-cell>
              <table:table-cell office:value-type="float" office:value="-0.758450008057277">
                <text:p>-0.758450008057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790967711914415">
                <text:p>-0.790967711914415</text:p>
              </table:table-cell>
              <table:table-cell office:value-type="float" office:value="-0.700896309962155">
                <text:p>-0.700896309962155</text:p>
              </table:table-cell>
              <table:table-cell office:value-type="float" office:value="-0.689787962531875">
                <text:p>-0.68978796253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725932304200139">
                <text:p>-0.725932304200139</text:p>
              </table:table-cell>
              <table:table-cell office:value-type="float" office:value="-0.773489540382169">
                <text:p>-0.773489540382169</text:p>
              </table:table-cell>
              <table:table-cell office:value-type="float" office:value="-0.61423378369844">
                <text:p>-0.61423378369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653643620863611">
                <text:p>-0.653643620863611</text:p>
              </table:table-cell>
              <table:table-cell office:value-type="float" office:value="-0.838853902468529">
                <text:p>-0.838853902468529</text:p>
              </table:table-cell>
              <table:table-cell office:value-type="float" office:value="-0.532542383936983">
                <text:p>-0.532542383936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574823946533268">
                <text:p>-0.574823946533268</text:p>
              </table:table-cell>
              <table:table-cell office:value-type="float" office:value="-0.896336297121856">
                <text:p>-0.896336297121856</text:p>
              </table:table-cell>
              <table:table-cell office:value-type="float" office:value="-0.445529996710336">
                <text:p>-0.445529996710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490260821340699">
                <text:p>-0.490260821340699</text:p>
              </table:table-cell>
              <table:table-cell office:value-type="float" office:value="-0.945362379255926">
                <text:p>-0.945362379255926</text:p>
              </table:table-cell>
              <table:table-cell office:value-type="float" office:value="-0.354066021029196">
                <text:p>-0.354066021029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400799172079975">
                <text:p>-0.400799172079975</text:p>
              </table:table-cell>
              <table:table-cell office:value-type="float" office:value="-0.985442296463923">
                <text:p>-0.985442296463923</text:p>
              </table:table-cell>
              <table:table-cell office:value-type="float" office:value="-0.259064334704599">
                <text:p>-0.2590643347045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307332869978419">
                <text:p>-0.307332869978419</text:p>
              </table:table-cell>
              <table:table-cell office:value-type="float" office:value="-1.01617558346176">
                <text:p>-1.01617558346176</text:p>
              </table:table-cell>
              <table:table-cell office:value-type="float" office:value="-0.161474163182917">
                <text:p>-0.161474163182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21079579943078">
                <text:p>-0.21079579943078</text:p>
              </table:table-cell>
              <table:table-cell office:value-type="float" office:value="-1.03725516340484">
                <text:p>-1.03725516340484</text:p>
              </table:table-cell>
              <table:table-cell office:value-type="float" office:value="-0.0622705951989735">
                <text:p>-0.0622705951989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112152526935055">
                <text:p>-0.112152526935055</text:p>
              </table:table-cell>
              <table:table-cell office:value-type="float" office:value="-1.04847041609835">
                <text:p>-1.04847041609835</text:p>
              </table:table-cell>
              <table:table-cell office:value-type="float" office:value="0.0375551599882763">
                <text:p>0.0375551599882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0123886634628914">
                <text:p>-0.0123886634628914</text:p>
              </table:table-cell>
              <table:table-cell office:value-type="float" office:value="-1.04970928244464">
                <text:p>-1.04970928244464</text:p>
              </table:table-cell>
              <table:table-cell office:value-type="float" office:value="0.13700567643101">
                <text:p>0.13700567643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874989834394455">
                <text:p>0.0874989834394455</text:p>
              </table:table-cell>
              <table:table-cell office:value-type="float" office:value="-1.04095938410069">
                <text:p>-1.04095938410069</text:p>
              </table:table-cell>
              <table:table-cell office:value-type="float" office:value="0.235087277442899">
                <text:p>0.235087277442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186512369422574">
                <text:p>0.186512369422574</text:p>
              </table:table-cell>
              <table:table-cell office:value-type="float" office:value="-1.02230814715844">
                <text:p>-1.02230814715844</text:p>
              </table:table-cell>
              <table:table-cell office:value-type="float" office:value="0.330819964088102">
                <text:p>0.330819964088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283662185463225">
                <text:p>0.283662185463225</text:p>
              </table:table-cell>
              <table:table-cell office:value-type="float" office:value="-0.993941928612113">
                <text:p>-0.993941928612113</text:p>
              </table:table-cell>
              <table:table-cell office:value-type="float" office:value="0.423247207006677">
                <text:p>0.4232472070066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377977742712979">
                <text:p>0.377977742712979</text:p>
              </table:table-cell>
              <table:table-cell office:value-type="float" office:value="-0.956144154340815">
                <text:p>-0.956144154340815</text:p>
              </table:table-cell>
              <table:table-cell office:value-type="float" office:value="0.511445503739767">
                <text:p>0.5114455037397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468516671300375">
                <text:p>0.468516671300375</text:p>
              </table:table-cell>
              <table:table-cell office:value-type="float" office:value="-0.909292487210778">
                <text:p>-0.909292487210778</text:p>
              </table:table-cell>
              <table:table-cell office:value-type="float" office:value="0.594533606060895">
                <text:p>0.594533606060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554374336179159">
                <text:p>0.554374336179159</text:p>
              </table:table-cell>
              <table:table-cell office:value-type="float" office:value="-0.853855053592862">
                <text:p>-0.853855053592862</text:p>
              </table:table-cell>
              <table:table-cell office:value-type="float" office:value="0.671681325116945">
                <text:p>0.671681325116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634692875942632">
                <text:p>0.634692875942632</text:p>
              </table:table-cell>
              <table:table-cell office:value-type="float" office:value="-0.790385765998599">
                <text:p>-0.790385765998599</text:p>
              </table:table-cell>
              <table:table-cell office:value-type="float" office:value="0.742117826400753">
                <text:p>0.742117826400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708669774291258">
                <text:p>0.708669774291258</text:p>
              </table:table-cell>
              <table:table-cell office:value-type="float" office:value="-0.719518788569474">
                <text:p>-0.719518788569474</text:p>
              </table:table-cell>
              <table:table-cell office:value-type="float" office:value="0.805139331674702">
                <text:p>0.805139331674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775565878510247">
                <text:p>0.775565878510247</text:p>
              </table:table-cell>
              <table:table-cell office:value-type="float" office:value="-0.641962200718449">
                <text:p>-0.641962200718449</text:p>
              </table:table-cell>
              <table:table-cell office:value-type="float" office:value="0.860116150890237">
                <text:p>0.860116150890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834712784839157">
                <text:p>0.834712784839157</text:p>
              </table:table-cell>
              <table:table-cell office:value-type="float" office:value="-0.558490922234534">
                <text:p>-0.558490922234534</text:p>
              </table:table-cell>
              <table:table-cell office:value-type="float" office:value="0.906498973842675">
                <text:p>0.906498973842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885519516941317">
                <text:p>0.885519516941317</text:p>
              </table:table-cell>
              <table:table-cell office:value-type="float" office:value="-0.469938970540403">
                <text:p>-0.469938970540403</text:p>
              </table:table-cell>
              <table:table-cell office:value-type="float" office:value="0.943824358697199">
                <text:p>0.943824358697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927478430744034">
                <text:p>0.927478430744034</text:p>
              </table:table-cell>
              <table:table-cell office:value-type="float" office:value="-0.377191127466">
                <text:p>-0.377191127466</text:p>
              </table:table-cell>
              <table:table-cell office:value-type="float" office:value="0.971719362546474">
                <text:p>0.971719362546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960170286650365">
                <text:p>0.960170286650365</text:p>
              </table:table-cell>
              <table:table-cell office:value-type="float" office:value="-0.281174098800963">
                <text:p>-0.281174098800963</text:p>
              </table:table-cell>
              <table:table-cell office:value-type="float" office:value="0.9899052677329">
                <text:p>0.98990526773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983268438442584">
                <text:p>0.983268438442584</text:p>
              </table:table-cell>
              <table:table-cell office:value-type="float" office:value="-0.182847254956705">
                <text:p>-0.182847254956705</text:p>
              </table:table-cell>
              <table:table-cell office:value-type="float" office:value="0.998200366703316">
                <text:p>0.998200366703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996542097023217">
                <text:p>0.996542097023217</text:p>
              </table:table-cell>
              <table:table-cell office:value-type="float" office:value="-0.0831930452543841">
                <text:p>-0.0831930452543841</text:p>
              </table:table-cell>
              <table:table-cell office:value-type="float" office:value="0.996521777570804">
                <text:p>0.996521777570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999858636383415">
                <text:p>0.999858636383415</text:p>
              </table:table-cell>
              <table:table-cell office:value-type="float" office:value="0.016792818383957">
                <text:p>0.016792818383957</text:p>
              </table:table-cell>
              <table:table-cell office:value-type="float" office:value="0.984886272243109">
                <text:p>0.984886272243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993184918758193">
                <text:p>0.993184918758193</text:p>
              </table:table-cell>
              <table:table-cell office:value-type="float" office:value="0.116111310259776">
                <text:p>0.116111310259776</text:p>
              </table:table-cell>
              <table:table-cell office:value-type="float" office:value="0.963410108843278">
                <text:p>0.963410108843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976587625728025">
                <text:p>0.976587625728025</text:p>
              </table:table-cell>
              <table:table-cell office:value-type="float" office:value="0.213770072832578">
                <text:p>0.213770072832578</text:p>
              </table:table-cell>
              <table:table-cell office:value-type="float" office:value="0.932307870096927">
                <text:p>0.9323078700969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0.950232591958532">
                <text:p>0.950232591958532</text:p>
              </table:table-cell>
              <table:table-cell office:value-type="float" office:value="0.308793332028431">
                <text:p>0.308793332028431</text:p>
              </table:table-cell>
              <table:table-cell office:value-type="float" office:value="0.891890319292576">
                <text:p>0.8918903192925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0.914383148235323">
                <text:p>0.914383148235323</text:p>
              </table:table-cell>
              <table:table-cell office:value-type="float" office:value="0.400231646851963">
                <text:p>0.400231646851963</text:p>
              </table:table-cell>
              <table:table-cell office:value-type="float" office:value="0.842561295237596">
                <text:p>0.8425612952375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0.869397490349829">
                <text:p>0.869397490349829</text:p>
              </table:table-cell>
              <table:table-cell office:value-type="float" office:value="0.487171395886946">
                <text:p>0.487171395886946</text:p>
              </table:table-cell>
              <table:table-cell office:value-type="float" office:value="0.784813677234337">
                <text:p>0.7848136772343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815725100125362">
                <text:p>0.815725100125362</text:p>
              </table:table-cell>
              <table:table-cell office:value-type="float" office:value="0.568743905899482">
                <text:p>0.568743905899482</text:p>
              </table:table-cell>
              <table:table-cell office:value-type="float" office:value="0.719224460393062">
                <text:p>0.7192244603930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753902254343311">
                <text:p>0.753902254343311</text:p>
              </table:table-cell>
              <table:table-cell office:value-type="float" office:value="0.644134131333812">
                <text:p>0.644134131333812</text:p>
              </table:table-cell>
              <table:table-cell office:value-type="float" office:value="0.646448990487538">
                <text:p>0.6464489904875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684546666442813">
                <text:p>0.684546666442813</text:p>
              </table:table-cell>
              <table:table-cell office:value-type="float" office:value="0.712588797978093">
                <text:p>0.712588797978093</text:p>
              </table:table-cell>
              <table:table-cell office:value-type="float" office:value="0.567214415956688">
                <text:p>0.567214415956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.608351314532262">
                <text:p>0.608351314532262</text:p>
              </table:table-cell>
              <table:table-cell office:value-type="float" office:value="0.773423929431319">
                <text:p>0.773423929431319</text:p>
              </table:table-cell>
              <table:table-cell office:value-type="float" office:value="0.482312422477756">
                <text:p>0.482312422477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526077517381114">
                <text:p>0.526077517381114</text:p>
              </table:table-cell>
              <table:table-cell office:value-type="float" office:value="0.826031681169431">
                <text:p>0.826031681169431</text:p>
              </table:table-cell>
              <table:table-cell office:value-type="float" office:value="0.392591322704718">
                <text:p>0.3925913227047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0.4385473275744">
                <text:p>0.4385473275744</text:p>
              </table:table-cell>
              <table:table-cell office:value-type="float" office:value="0.86988641392687">
                <text:p>0.86988641392687</text:p>
              </table:table-cell>
              <table:table-cell office:value-type="float" office:value="0.298947580208651">
                <text:p>0.2989475802086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0.346635317835036">
                <text:p>0.346635317835036</text:p>
              </table:table-cell>
              <table:table-cell office:value-type="float" office:value="0.904549945710374">
                <text:p>0.904549945710374</text:p>
              </table:table-cell>
              <table:table-cell office:value-type="float" office:value="0.202316852310071">
                <text:p>0.2023168523100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0.251259842582266">
                <text:p>0.251259842582266</text:p>
              </table:table-cell>
              <table:table-cell office:value-type="float" office:value="0.9296759299686">
                <text:p>0.9296759299686</text:p>
              </table:table-cell>
              <table:table-cell office:value-type="float" office:value="0.103664641300269">
                <text:p>0.1036646413002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0.153373862037876">
                <text:p>0.153373862037876</text:p>
              </table:table-cell>
              <table:table-cell office:value-type="float" office:value="0.945013316172388">
                <text:p>0.945013316172388</text:p>
              </table:table-cell>
              <table:table-cell office:value-type="float" office:value="0.12272900210031">
                <text:p>0.12272900210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0.0539554205626613">
                <text:p>0.0539554205626613</text:p>
              </table:table-cell>
              <table:table-cell office:value-type="float" office:value="0.950408858228654">
                <text:p>0.950408858228654</text:p>
              </table:table-cell>
              <table:table-cell office:value-type="float" office:value="0.121847289516494">
                <text:p>0.1218472895164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5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" chart:reverse-direction="false" text:line-break="false" chart:link-data-style-to-source="true" chart:axis-position="0"/>
      <style:graphic-properties svg:stroke-width="0.03cm"/>
      <style:text-properties fo:font-size="20pt" style:font-size-asian="20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width="0.03cm"/>
      <style:text-properties fo:font-size="20pt" style:font-size-asian="20pt" style:font-size-complex="10pt"/>
    </style:style>
    <style:style style:name="ch7" style:family="chart">
      <style:chart-properties chart:auto-position="true" style:rotation-angle="9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3.646cm" svg:y="0.674cm" style:legend-expansion="custom" chartooo:width="5.729cm" chartooo:height="2.089cm" style:legend-expansion-aspect-ratio="2.74246050741982" chart:style-name="ch2"/>
        <chart:plot-area chart:style-name="ch3" table:cell-range-address="'cos 微分'.A2:'cos 微分'.D80 'cos 微分'.B1:'cos 微分'.D1" chart:data-source-has-labels="row" svg:x="0.817cm" svg:y="-0.035cm" svg:width="14.222cm" svg:height="8.764cm">
          <chartooo:coordinate-region svg:x="2.312cm" svg:y="0.376cm" svg:width="12.527cm" svg:height="7.943cm"/>
          <chart:axis chart:dimension="x" chart:name="primary-x" chart:style-name="ch4">
            <chart:title svg:x="14.995cm" svg:y="4.602cm" chart:style-name="ch5">
              <text:p>x</text:p>
            </chart:title>
          </chart:axis>
          <chart:axis chart:dimension="y" chart:name="primary-y" chart:style-name="ch6">
            <chart:title svg:x="0.001cm" svg:y="4.659cm" chart:style-name="ch7">
              <text:p>y</text:p>
            </chart:title>
          </chart:axis>
          <chart:series chart:style-name="ch8" chart:values-cell-range-address="'cos 微分'.B2:'cos 微分'.B80" chart:label-cell-address="'cos 微分'.B1:'cos 微分'.B1" chart:class="chart:scatter">
            <chart:domain table:cell-range-address="'cos 微分'.A2:'cos 微分'.A80"/>
            <chart:data-point chart:repeated="79"/>
          </chart:series>
          <chart:series chart:style-name="ch9" chart:values-cell-range-address="'cos 微分'.C2:'cos 微分'.C80" chart:label-cell-address="'cos 微分'.C1:'cos 微分'.C1" chart:class="chart:scatter">
            <chart:data-point chart:repeated="79"/>
          </chart:series>
          <chart:series chart:style-name="ch10" chart:values-cell-range-address="'cos 微分'.D2:'cos 微分'.D80" chart:label-cell-address="'cos 微分'.D1:'cos 微分'.D1" chart:class="chart:scatter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y=cos(x)</text:p>
                <draw:g>
                  <svg:desc>'cos 微分'.B1:'cos 微分'.B1</svg:desc>
                </draw:g>
              </table:table-cell>
              <table:table-cell office:value-type="string">
                <text:p>dy/dx</text:p>
                <draw:g>
                  <svg:desc>'cos 微分'.C1:'cos 微分'.C1</svg:desc>
                </draw:g>
              </table:table-cell>
              <table:table-cell office:value-type="string">
                <text:p>-sin x</text:p>
                <draw:g>
                  <svg:desc>'cos 微分'.D1:'cos 微分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s 微分'.A2:'cos 微分'.A80</svg:desc>
                </draw:g>
              </table:table-cell>
              <table:table-cell office:value-type="float" office:value="1">
                <text:p>1</text:p>
                <draw:g>
                  <svg:desc>'cos 微分'.B2:'cos 微分'.B80</svg:desc>
                </draw:g>
              </table:table-cell>
              <table:table-cell office:value-type="float" office:value="-0.0499583472197418">
                <text:p>-0.0499583472197418</text:p>
                <draw:g>
                  <svg:desc>'cos 微分'.C2:'cos 微分'.C80</svg:desc>
                </draw:g>
              </table:table-cell>
              <table:table-cell office:value-type="float" office:value="-0">
                <text:p>-0</text:p>
                <draw:g>
                  <svg:desc>'cos 微分'.D2:'cos 微分'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95004165278026">
                <text:p>0.995004165278026</text:p>
              </table:table-cell>
              <table:table-cell office:value-type="float" office:value="-0.149375874367842">
                <text:p>-0.149375874367842</text:p>
              </table:table-cell>
              <table:table-cell office:value-type="float" office:value="-0.0998334166468282">
                <text:p>-0.0998334166468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80066577841242">
                <text:p>0.980066577841242</text:p>
              </table:table-cell>
              <table:table-cell office:value-type="float" office:value="-0.247300887156356">
                <text:p>-0.247300887156356</text:p>
              </table:table-cell>
              <table:table-cell office:value-type="float" office:value="-0.198669330795061">
                <text:p>-0.198669330795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55336489125606">
                <text:p>0.955336489125606</text:p>
              </table:table-cell>
              <table:table-cell office:value-type="float" office:value="-0.342754951227209">
                <text:p>-0.342754951227209</text:p>
              </table:table-cell>
              <table:table-cell office:value-type="float" office:value="-0.29552020666134">
                <text:p>-0.29552020666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21060994002885">
                <text:p>0.921060994002885</text:p>
              </table:table-cell>
              <table:table-cell office:value-type="float" office:value="-0.434784321125124">
                <text:p>-0.434784321125124</text:p>
              </table:table-cell>
              <table:table-cell office:value-type="float" office:value="-0.38941834230865">
                <text:p>-0.38941834230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877582561890373">
                <text:p>0.877582561890373</text:p>
              </table:table-cell>
              <table:table-cell office:value-type="float" office:value="-0.522469469806944">
                <text:p>-0.522469469806944</text:p>
              </table:table-cell>
              <table:table-cell office:value-type="float" office:value="-0.479425538604203">
                <text:p>-0.47942553860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25335614909678">
                <text:p>0.825335614909678</text:p>
              </table:table-cell>
              <table:table-cell office:value-type="float" office:value="-0.604934276251898">
                <text:p>-0.604934276251898</text:p>
              </table:table-cell>
              <table:table-cell office:value-type="float" office:value="-0.564642473395035">
                <text:p>-0.564642473395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764842187284488">
                <text:p>0.764842187284488</text:p>
              </table:table-cell>
              <table:table-cell office:value-type="float" office:value="-0.68135477937323">
                <text:p>-0.68135477937323</text:p>
              </table:table-cell>
              <table:table-cell office:value-type="float" office:value="-0.644217687237691">
                <text:p>-0.644217687237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696706709347165">
                <text:p>0.696706709347165</text:p>
              </table:table-cell>
              <table:table-cell office:value-type="float" office:value="-0.75096741076501">
                <text:p>-0.75096741076501</text:p>
              </table:table-cell>
              <table:table-cell office:value-type="float" office:value="-0.717356090899523">
                <text:p>-0.717356090899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621609968270665">
                <text:p>0.621609968270665</text:p>
              </table:table-cell>
              <table:table-cell office:value-type="float" office:value="-0.813076624025248">
                <text:p>-0.813076624025248</text:p>
              </table:table-cell>
              <table:table-cell office:value-type="float" office:value="-0.783326909627483">
                <text:p>-0.783326909627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4030230586814">
                <text:p>0.54030230586814</text:p>
              </table:table-cell>
              <table:table-cell office:value-type="float" office:value="-0.867061844425623">
                <text:p>-0.867061844425623</text:p>
              </table:table-cell>
              <table:table-cell office:value-type="float" office:value="-0.841470984807896">
                <text:p>-0.841470984807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453596121425577">
                <text:p>0.453596121425577</text:p>
              </table:table-cell>
              <table:table-cell office:value-type="float" office:value="-0.912383669489038">
                <text:p>-0.912383669489038</text:p>
              </table:table-cell>
              <table:table-cell office:value-type="float" office:value="-0.891207360061435">
                <text:p>-0.891207360061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362357754476674">
                <text:p>0.362357754476674</text:p>
              </table:table-cell>
              <table:table-cell office:value-type="float" office:value="-0.948589258520862">
                <text:p>-0.948589258520862</text:p>
              </table:table-cell>
              <table:table-cell office:value-type="float" office:value="-0.932039085967226">
                <text:p>-0.932039085967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67498828624587">
                <text:p>0.267498828624587</text:p>
              </table:table-cell>
              <table:table-cell office:value-type="float" office:value="-0.975316857243464">
                <text:p>-0.975316857243464</text:p>
              </table:table-cell>
              <table:table-cell office:value-type="float" office:value="-0.963558185417193">
                <text:p>-0.963558185417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169967142900241">
                <text:p>0.169967142900241</text:p>
              </table:table-cell>
              <table:table-cell office:value-type="float" office:value="-0.99229941232538">
                <text:p>-0.99229941232538</text:p>
              </table:table-cell>
              <table:table-cell office:value-type="float" office:value="-0.98544972998846">
                <text:p>-0.98544972998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707372016677027">
                <text:p>0.0707372016677027</text:p>
              </table:table-cell>
              <table:table-cell office:value-type="float" office:value="-0.999367239689916">
                <text:p>-0.999367239689916</text:p>
              </table:table-cell>
              <table:table-cell office:value-type="float" office:value="-0.997494986604055">
                <text:p>-0.997494986604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029199522301289">
                <text:p>-0.029199522301289</text:p>
              </table:table-cell>
              <table:table-cell office:value-type="float" office:value="-0.99644971994236">
                <text:p>-0.99644971994236</text:p>
              </table:table-cell>
              <table:table-cell office:value-type="float" office:value="-0.999573603041505">
                <text:p>-0.999573603041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128844494295525">
                <text:p>-0.128844494295525</text:p>
              </table:table-cell>
              <table:table-cell office:value-type="float" office:value="-0.983576003975624">
                <text:p>-0.983576003975624</text:p>
              </table:table-cell>
              <table:table-cell office:value-type="float" office:value="-0.991664810452468">
                <text:p>-0.991664810452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227202094693087">
                <text:p>-0.227202094693087</text:p>
              </table:table-cell>
              <table:table-cell office:value-type="float" office:value="-0.960874721704164">
                <text:p>-0.960874721704164</text:p>
              </table:table-cell>
              <table:table-cell office:value-type="float" office:value="-0.973847630878195">
                <text:p>-0.973847630878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323289566863504">
                <text:p>-0.323289566863504</text:p>
              </table:table-cell>
              <table:table-cell office:value-type="float" office:value="-0.928572696836389">
                <text:p>-0.928572696836389</text:p>
              </table:table-cell>
              <table:table-cell office:value-type="float" office:value="-0.946300087687414">
                <text:p>-0.946300087687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416146836547143">
                <text:p>-0.416146836547143</text:p>
              </table:table-cell>
              <table:table-cell office:value-type="float" office:value="-0.88699268052715">
                <text:p>-0.88699268052715</text:p>
              </table:table-cell>
              <table:table-cell office:value-type="float" office:value="-0.909297426825681">
                <text:p>-0.909297426825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504846104599858">
                <text:p>-0.504846104599858</text:p>
              </table:table-cell>
              <table:table-cell office:value-type="float" office:value="-0.836550126554883">
                <text:p>-0.836550126554883</text:p>
              </table:table-cell>
              <table:table-cell office:value-type="float" office:value="-0.863209366648873">
                <text:p>-0.863209366648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588501117255346">
                <text:p>-0.588501117255346</text:p>
              </table:table-cell>
              <table:table-cell office:value-type="float" office:value="-0.777749040244784">
                <text:p>-0.777749040244784</text:p>
              </table:table-cell>
              <table:table-cell office:value-type="float" office:value="-0.80849640381959">
                <text:p>-0.80849640381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0.666276021279825">
                <text:p>-0.666276021279825</text:p>
              </table:table-cell>
              <table:table-cell office:value-type="float" office:value="-0.711176942614212">
                <text:p>-0.711176942614212</text:p>
              </table:table-cell>
              <table:table-cell office:value-type="float" office:value="-0.74570521217672">
                <text:p>-0.74570521217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737393715541246">
                <text:p>-0.737393715541246</text:p>
              </table:table-cell>
              <table:table-cell office:value-type="float" office:value="-0.637499000056882">
                <text:p>-0.637499000056882</text:p>
              </table:table-cell>
              <table:table-cell office:value-type="float" office:value="-0.67546318055115">
                <text:p>-0.67546318055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801143615546934">
                <text:p>-0.801143615546934</text:p>
              </table:table-cell>
              <table:table-cell office:value-type="float" office:value="-0.557451378220135">
                <text:p>-0.557451378220135</text:p>
              </table:table-cell>
              <table:table-cell office:value-type="float" office:value="-0.598472144103956">
                <text:p>-0.5984721441039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856888753368948">
                <text:p>-0.856888753368948</text:p>
              </table:table-cell>
              <table:table-cell office:value-type="float" office:value="-0.471833886481138">
                <text:p>-0.471833886481138</text:p>
              </table:table-cell>
              <table:table-cell office:value-type="float" office:value="-0.515501371821463">
                <text:p>-0.515501371821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904072142017062">
                <text:p>-0.904072142017062</text:p>
              </table:table-cell>
              <table:table-cell office:value-type="float" office:value="-0.381501986515968">
                <text:p>-0.381501986515968</text:p>
              </table:table-cell>
              <table:table-cell office:value-type="float" office:value="-0.427379880233829">
                <text:p>-0.4273798802338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942222340668658">
                <text:p>-0.942222340668658</text:p>
              </table:table-cell>
              <table:table-cell office:value-type="float" office:value="-0.287358244809322">
                <text:p>-0.287358244809322</text:p>
              </table:table-cell>
              <table:table-cell office:value-type="float" office:value="-0.334988150155904">
                <text:p>-0.334988150155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970958165149591">
                <text:p>-0.970958165149591</text:p>
              </table:table-cell>
              <table:table-cell office:value-type="float" office:value="-0.190343314508549">
                <text:p>-0.190343314508549</text:p>
              </table:table-cell>
              <table:table-cell office:value-type="float" office:value="-0.239249329213981">
                <text:p>-0.239249329213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989992496600446">
                <text:p>-0.989992496600446</text:p>
              </table:table-cell>
              <table:table-cell office:value-type="float" office:value="-0.0914265367283384">
                <text:p>-0.0914265367283384</text:p>
              </table:table-cell>
              <table:table-cell office:value-type="float" office:value="-0.141120008059866">
                <text:p>-0.141120008059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999135150273279">
                <text:p>-0.999135150273279</text:p>
              </table:table-cell>
              <table:table-cell office:value-type="float" office:value="0.00840374478526473">
                <text:p>0.00840374478526473</text:p>
              </table:table-cell>
              <table:table-cell office:value-type="float" office:value="-0.0415806624332892">
                <text:p>-0.0415806624332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998294775794753">
                <text:p>-0.998294775794753</text:p>
              </table:table-cell>
              <table:table-cell office:value-type="float" office:value="0.108150058858883">
                <text:p>0.108150058858883</text:p>
              </table:table-cell>
              <table:table-cell office:value-type="float" office:value="0.0583741434275814">
                <text:p>0.05837414342758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987479769908865">
                <text:p>-0.987479769908865</text:p>
              </table:table-cell>
              <table:table-cell office:value-type="float" office:value="0.206815773294041">
                <text:p>0.206815773294041</text:p>
              </table:table-cell>
              <table:table-cell office:value-type="float" office:value="0.15774569414325">
                <text:p>0.157745694143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966798192579461">
                <text:p>-0.966798192579461</text:p>
              </table:table-cell>
              <table:table-cell office:value-type="float" office:value="0.303415052886648">
                <text:p>0.303415052886648</text:p>
              </table:table-cell>
              <table:table-cell office:value-type="float" office:value="0.255541102026833">
                <text:p>0.255541102026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936456687290796">
                <text:p>-0.936456687290796</text:p>
              </table:table-cell>
              <table:table-cell office:value-type="float" office:value="0.396982709566494">
                <text:p>0.396982709566494</text:p>
              </table:table-cell>
              <table:table-cell office:value-type="float" office:value="0.350783227689621">
                <text:p>0.350783227689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896758416334146">
                <text:p>-0.896758416334146</text:p>
              </table:table-cell>
              <table:table-cell office:value-type="float" office:value="0.48658384623739">
                <text:p>0.48658384623739</text:p>
              </table:table-cell>
              <table:table-cell office:value-type="float" office:value="0.442520443294854">
                <text:p>0.442520443294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848100031710407">
                <text:p>-0.848100031710407</text:p>
              </table:table-cell>
              <table:table-cell office:value-type="float" office:value="0.571323197959916">
                <text:p>0.571323197959916</text:p>
              </table:table-cell>
              <table:table-cell office:value-type="float" office:value="0.529836140908495">
                <text:p>0.529836140908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790967711914415">
                <text:p>-0.790967711914415</text:p>
              </table:table-cell>
              <table:table-cell office:value-type="float" office:value="0.650354077142768">
                <text:p>0.650354077142768</text:p>
              </table:table-cell>
              <table:table-cell office:value-type="float" office:value="0.611857890942721">
                <text:p>0.611857890942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725932304200139">
                <text:p>-0.725932304200139</text:p>
              </table:table-cell>
              <table:table-cell office:value-type="float" office:value="0.722886833365283">
                <text:p>0.722886833365283</text:p>
              </table:table-cell>
              <table:table-cell office:value-type="float" office:value="0.687766159183975">
                <text:p>0.687766159183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653643620863611">
                <text:p>-0.653643620863611</text:p>
              </table:table-cell>
              <table:table-cell office:value-type="float" office:value="0.788196743303431">
                <text:p>0.788196743303431</text:p>
              </table:table-cell>
              <table:table-cell office:value-type="float" office:value="0.756802495307929">
                <text:p>0.7568024953079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574823946533268">
                <text:p>-0.574823946533268</text:p>
              </table:table-cell>
              <table:table-cell office:value-type="float" office:value="0.845631251925694">
                <text:p>0.845631251925694</text:p>
              </table:table-cell>
              <table:table-cell office:value-type="float" office:value="0.818277111064411">
                <text:p>0.818277111064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490260821340699">
                <text:p>-0.490260821340699</text:p>
              </table:table-cell>
              <table:table-cell office:value-type="float" office:value="0.894616492607243">
                <text:p>0.894616492607243</text:p>
              </table:table-cell>
              <table:table-cell office:value-type="float" office:value="0.871575772413589">
                <text:p>0.871575772413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400799172079975">
                <text:p>-0.400799172079975</text:p>
              </table:table-cell>
              <table:table-cell office:value-type="float" office:value="0.934663021015556">
                <text:p>0.934663021015556</text:p>
              </table:table-cell>
              <table:table-cell office:value-type="float" office:value="0.916165936749455">
                <text:p>0.916165936749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307332869978419">
                <text:p>-0.307332869978419</text:p>
              </table:table-cell>
              <table:table-cell office:value-type="float" office:value="0.9653707054764">
                <text:p>0.9653707054764</text:p>
              </table:table-cell>
              <table:table-cell office:value-type="float" office:value="0.951602073889516">
                <text:p>0.951602073889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21079579943078">
                <text:p>-0.21079579943078</text:p>
              </table:table-cell>
              <table:table-cell office:value-type="float" office:value="0.986432724957252">
                <text:p>0.986432724957252</text:p>
              </table:table-cell>
              <table:table-cell office:value-type="float" office:value="0.977530117665097">
                <text:p>0.977530117665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112152526935055">
                <text:p>-0.112152526935055</text:p>
              </table:table-cell>
              <table:table-cell office:value-type="float" office:value="0.997638634721638">
                <text:p>0.997638634721638</text:p>
              </table:table-cell>
              <table:table-cell office:value-type="float" office:value="0.993691003633464">
                <text:p>0.993691003633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0123886634628914">
                <text:p>-0.0123886634628914</text:p>
              </table:table-cell>
              <table:table-cell office:value-type="float" office:value="0.998876469023373">
                <text:p>0.998876469023373</text:p>
              </table:table-cell>
              <table:table-cell office:value-type="float" office:value="0.999923257564101">
                <text:p>0.999923257564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874989834394455">
                <text:p>0.0874989834394455</text:p>
              </table:table-cell>
              <table:table-cell office:value-type="float" office:value="0.990133859831288">
                <text:p>0.990133859831288</text:p>
              </table:table-cell>
              <table:table-cell office:value-type="float" office:value="0.996164608835841">
                <text:p>0.996164608835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186512369422574">
                <text:p>0.186512369422574</text:p>
              </table:table-cell>
              <table:table-cell office:value-type="float" office:value="0.971498160406509">
                <text:p>0.971498160406509</text:p>
              </table:table-cell>
              <table:table-cell office:value-type="float" office:value="0.982452612624333">
                <text:p>0.982452612624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283662185463225">
                <text:p>0.283662185463225</text:p>
              </table:table-cell>
              <table:table-cell office:value-type="float" office:value="0.943155572497543">
                <text:p>0.943155572497543</text:p>
              </table:table-cell>
              <table:table-cell office:value-type="float" office:value="0.958924274663139">
                <text:p>0.958924274663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377977742712979">
                <text:p>0.377977742712979</text:p>
              </table:table-cell>
              <table:table-cell office:value-type="float" office:value="0.905389285873965">
                <text:p>0.905389285873965</text:p>
              </table:table-cell>
              <table:table-cell office:value-type="float" office:value="0.925814682327733">
                <text:p>0.9258146823277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468516671300375">
                <text:p>0.468516671300375</text:p>
              </table:table-cell>
              <table:table-cell office:value-type="float" office:value="0.858576648787841">
                <text:p>0.858576648787841</text:p>
              </table:table-cell>
              <table:table-cell office:value-type="float" office:value="0.883454655720155">
                <text:p>0.883454655720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554374336179159">
                <text:p>0.554374336179159</text:p>
              </table:table-cell>
              <table:table-cell office:value-type="float" office:value="0.803185397634736">
                <text:p>0.803185397634736</text:p>
              </table:table-cell>
              <table:table-cell office:value-type="float" office:value="0.832267442223903">
                <text:p>0.8322674422239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634692875942632">
                <text:p>0.634692875942632</text:p>
              </table:table-cell>
              <table:table-cell office:value-type="float" office:value="0.739768983486259">
                <text:p>0.739768983486259</text:p>
              </table:table-cell>
              <table:table-cell office:value-type="float" office:value="0.772764487555989">
                <text:p>0.772764487555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708669774291258">
                <text:p>0.708669774291258</text:p>
              </table:table-cell>
              <table:table-cell office:value-type="float" office:value="0.6689610421899">
                <text:p>0.6689610421899</text:p>
              </table:table-cell>
              <table:table-cell office:value-type="float" office:value="0.705540325570394">
                <text:p>0.705540325570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775565878510247">
                <text:p>0.775565878510247</text:p>
              </table:table-cell>
              <table:table-cell office:value-type="float" office:value="0.591469063289103">
                <text:p>0.591469063289103</text:p>
              </table:table-cell>
              <table:table-cell office:value-type="float" office:value="0.631266637872324">
                <text:p>0.631266637872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834712784839157">
                <text:p>0.834712784839157</text:p>
              </table:table-cell>
              <table:table-cell office:value-type="float" office:value="0.508067321021596">
                <text:p>0.508067321021596</text:p>
              </table:table-cell>
              <table:table-cell office:value-type="float" office:value="0.550685542597641">
                <text:p>0.55068554259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885519516941317">
                <text:p>0.885519516941317</text:p>
              </table:table-cell>
              <table:table-cell office:value-type="float" office:value="0.419589138027173">
                <text:p>0.419589138027173</text:p>
              </table:table-cell>
              <table:table-cell office:value-type="float" office:value="0.464602179413761">
                <text:p>0.4646021794137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927478430744034">
                <text:p>0.927478430744034</text:p>
              </table:table-cell>
              <table:table-cell office:value-type="float" office:value="0.326918559063307">
                <text:p>0.326918559063307</text:p>
              </table:table-cell>
              <table:table-cell office:value-type="float" office:value="0.373876664830241">
                <text:p>0.373876664830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960170286650365">
                <text:p>0.960170286650365</text:p>
              </table:table-cell>
              <table:table-cell office:value-type="float" office:value="0.230981517922192">
                <text:p>0.230981517922192</text:p>
              </table:table-cell>
              <table:table-cell office:value-type="float" office:value="0.279415498198931">
                <text:p>0.2794154981989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983268438442584">
                <text:p>0.983268438442584</text:p>
              </table:table-cell>
              <table:table-cell office:value-type="float" office:value="0.132736585806334">
                <text:p>0.132736585806334</text:p>
              </table:table-cell>
              <table:table-cell office:value-type="float" office:value="0.182162504272101">
                <text:p>0.182162504272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996542097023217">
                <text:p>0.996542097023217</text:p>
              </table:table-cell>
              <table:table-cell office:value-type="float" office:value="0.0331653936019828">
                <text:p>0.0331653936019828</text:p>
              </table:table-cell>
              <table:table-cell office:value-type="float" office:value="0.0830894028175026">
                <text:p>0.0830894028175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999858636383415">
                <text:p>0.999858636383415</text:p>
              </table:table-cell>
              <table:table-cell office:value-type="float" office:value="-0.0667371762522175">
                <text:p>-0.0667371762522175</text:p>
              </table:table-cell>
              <table:table-cell office:value-type="float" office:value="-0.0168139004843435">
                <text:p>-0.0168139004843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993184918758193">
                <text:p>0.993184918758193</text:p>
              </table:table-cell>
              <table:table-cell office:value-type="float" office:value="-0.165972930301685">
                <text:p>-0.165972930301685</text:p>
              </table:table-cell>
              <table:table-cell office:value-type="float" office:value="-0.116549204850487">
                <text:p>-0.1165492048504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976587625728025">
                <text:p>0.976587625728025</text:p>
              </table:table-cell>
              <table:table-cell office:value-type="float" office:value="-0.263550337694933">
                <text:p>-0.263550337694933</text:p>
              </table:table-cell>
              <table:table-cell office:value-type="float" office:value="-0.215119988087809">
                <text:p>-0.215119988087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0.950232591958532">
                <text:p>0.950232591958532</text:p>
              </table:table-cell>
              <table:table-cell office:value-type="float" office:value="-0.358494437232093">
                <text:p>-0.358494437232093</text:p>
              </table:table-cell>
              <table:table-cell office:value-type="float" office:value="-0.311541363513371">
                <text:p>-0.311541363513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0.914383148235323">
                <text:p>0.914383148235323</text:p>
              </table:table-cell>
              <table:table-cell office:value-type="float" office:value="-0.449856578854936">
                <text:p>-0.449856578854936</text:p>
              </table:table-cell>
              <table:table-cell office:value-type="float" office:value="-0.404849920616591">
                <text:p>-0.4048499206165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0.869397490349829">
                <text:p>0.869397490349829</text:p>
              </table:table-cell>
              <table:table-cell office:value-type="float" office:value="-0.536723902244673">
                <text:p>-0.536723902244673</text:p>
              </table:table-cell>
              <table:table-cell office:value-type="float" office:value="-0.494113351138601">
                <text:p>-0.494113351138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815725100125362">
                <text:p>0.815725100125362</text:p>
              </table:table-cell>
              <table:table-cell office:value-type="float" office:value="-0.618228457820518">
                <text:p>-0.618228457820518</text:p>
              </table:table-cell>
              <table:table-cell office:value-type="float" office:value="-0.578439764388193">
                <text:p>-0.578439764388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753902254343311">
                <text:p>0.753902254343311</text:p>
              </table:table-cell>
              <table:table-cell office:value-type="float" office:value="-0.693555879004977">
                <text:p>-0.693555879004977</text:p>
              </table:table-cell>
              <table:table-cell office:value-type="float" office:value="-0.656986598718782">
                <text:p>-0.6569865987187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684546666442813">
                <text:p>0.684546666442813</text:p>
              </table:table-cell>
              <table:table-cell office:value-type="float" office:value="-0.76195351910551">
                <text:p>-0.76195351910551</text:p>
              </table:table-cell>
              <table:table-cell office:value-type="float" office:value="-0.72896904012587">
                <text:p>-0.72896904012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.608351314532262">
                <text:p>0.608351314532262</text:p>
              </table:table-cell>
              <table:table-cell office:value-type="float" office:value="-0.82273797151149">
                <text:p>-0.82273797151149</text:p>
              </table:table-cell>
              <table:table-cell office:value-type="float" office:value="-0.793667863849147">
                <text:p>-0.793667863849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526077517381114">
                <text:p>0.526077517381114</text:p>
              </table:table-cell>
              <table:table-cell office:value-type="float" office:value="-0.87530189806714">
                <text:p>-0.87530189806714</text:p>
              </table:table-cell>
              <table:table-cell office:value-type="float" office:value="-0.850436620628559">
                <text:p>-0.8504366206285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0.4385473275744">
                <text:p>0.4385473275744</text:p>
              </table:table-cell>
              <table:table-cell office:value-type="float" office:value="-0.919120097393644">
                <text:p>-0.919120097393644</text:p>
              </table:table-cell>
              <table:table-cell office:value-type="float" office:value="-0.898708095811622">
                <text:p>-0.898708095811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0.346635317835036">
                <text:p>0.346635317835036</text:p>
              </table:table-cell>
              <table:table-cell office:value-type="float" office:value="-0.953754752527701">
                <text:p>-0.953754752527701</text:p>
              </table:table-cell>
              <table:table-cell office:value-type="float" office:value="-0.937999976774735">
                <text:p>-0.937999976774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0.251259842582266">
                <text:p>0.251259842582266</text:p>
              </table:table-cell>
              <table:table-cell office:value-type="float" office:value="-0.978859805443906">
                <text:p>-0.978859805443906</text:p>
              </table:table-cell>
              <table:table-cell office:value-type="float" office:value="-0.967919672031484">
                <text:p>-0.9679196720314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0.153373862037876">
                <text:p>0.153373862037876</text:p>
              </table:table-cell>
              <table:table-cell office:value-type="float" office:value="-0.994184414752148">
                <text:p>-0.994184414752148</text:p>
              </table:table-cell>
              <table:table-cell office:value-type="float" office:value="-0.988168233876999">
                <text:p>-0.988168233876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0.0539554205626613">
                <text:p>0.0539554205626613</text:p>
              </table:table-cell>
              <table:table-cell office:value-type="float" office:value="0.00691736161059761">
                <text:p>0.00691736161059761</text:p>
              </table:table-cell>
              <table:table-cell office:value-type="float" office:value="-0.998543345374604">
                <text:p>-0.9985433453746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5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" chart:reverse-direction="false" text:line-break="false" chart:link-data-style-to-source="true" chart:axis-position="0"/>
      <style:graphic-properties svg:stroke-width="0.03cm"/>
      <style:text-properties fo:font-size="20pt" style:font-size-asian="20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width="0.03cm"/>
      <style:text-properties fo:font-size="20pt" style:font-size-asian="20pt" style:font-size-complex="10pt"/>
    </style:style>
    <style:style style:name="ch7" style:family="chart">
      <style:chart-properties chart:auto-position="true" style:rotation-angle="9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6.846cm" svg:y="0.674cm" style:legend-expansion="custom" chartooo:width="5.729cm" chartooo:height="2.089cm" style:legend-expansion-aspect-ratio="2.74246050741982" chart:style-name="ch2"/>
        <chart:plot-area chart:style-name="ch3" table:cell-range-address="'sin 微分'.A2:'sin 微分'.D80 'sin 微分'.B1:'sin 微分'.D1" chart:data-source-has-labels="row" svg:x="0.817cm" svg:y="-0.035cm" svg:width="14.222cm" svg:height="8.764cm">
          <chartooo:coordinate-region svg:x="2.312cm" svg:y="0.376cm" svg:width="12.527cm" svg:height="7.943cm"/>
          <chart:axis chart:dimension="x" chart:name="primary-x" chart:style-name="ch4">
            <chart:title svg:x="14.996cm" svg:y="4.603cm" chart:style-name="ch5">
              <text:p>x</text:p>
            </chart:title>
          </chart:axis>
          <chart:axis chart:dimension="y" chart:name="primary-y" chart:style-name="ch6">
            <chart:title svg:x="0.001cm" svg:y="4.659cm" chart:style-name="ch7">
              <text:p>y</text:p>
            </chart:title>
          </chart:axis>
          <chart:series chart:style-name="ch8" chart:values-cell-range-address="'sin 微分'.B2:'sin 微分'.B80" chart:label-cell-address="'sin 微分'.B1:'sin 微分'.B1" chart:class="chart:scatter">
            <chart:domain table:cell-range-address="'sin 微分'.A2:'sin 微分'.A80"/>
            <chart:data-point chart:repeated="79"/>
          </chart:series>
          <chart:series chart:style-name="ch9" chart:values-cell-range-address="'sin 微分'.C2:'sin 微分'.C80" chart:label-cell-address="'sin 微分'.C1:'sin 微分'.C1" chart:class="chart:scatter">
            <chart:data-point chart:repeated="79"/>
          </chart:series>
          <chart:series chart:style-name="ch10" chart:values-cell-range-address="'sin 微分'.D2:'sin 微分'.D80" chart:label-cell-address="'sin 微分'.D1:'sin 微分'.D1" chart:class="chart:scatter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y=sin(x)</text:p>
                <draw:g>
                  <svg:desc>'sin 微分'.B1:'sin 微分'.B1</svg:desc>
                </draw:g>
              </table:table-cell>
              <table:table-cell office:value-type="string">
                <text:p>dy/dx</text:p>
                <draw:g>
                  <svg:desc>'sin 微分'.C1:'sin 微分'.C1</svg:desc>
                </draw:g>
              </table:table-cell>
              <table:table-cell office:value-type="string">
                <text:p>cos x</text:p>
                <draw:g>
                  <svg:desc>'sin 微分'.D1:'sin 微分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 微分'.A2:'sin 微分'.A80</svg:desc>
                </draw:g>
              </table:table-cell>
              <table:table-cell office:value-type="float" office:value="0">
                <text:p>0</text:p>
                <draw:g>
                  <svg:desc>'sin 微分'.B2:'sin 微分'.B80</svg:desc>
                </draw:g>
              </table:table-cell>
              <table:table-cell office:value-type="float" office:value="0.998334166468282">
                <text:p>0.998334166468282</text:p>
                <draw:g>
                  <svg:desc>'sin 微分'.C2:'sin 微分'.C80</svg:desc>
                </draw:g>
              </table:table-cell>
              <table:table-cell office:value-type="float" office:value="1">
                <text:p>1</text:p>
                <draw:g>
                  <svg:desc>'sin 微分'.D2:'sin 微分'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8334166468282">
                <text:p>0.0998334166468282</text:p>
              </table:table-cell>
              <table:table-cell office:value-type="float" office:value="0.988359141482331">
                <text:p>0.988359141482331</text:p>
              </table:table-cell>
              <table:table-cell office:value-type="float" office:value="0.995004165278026">
                <text:p>0.995004165278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98669330795061">
                <text:p>0.198669330795061</text:p>
              </table:table-cell>
              <table:table-cell office:value-type="float" office:value="0.968508758662784">
                <text:p>0.968508758662784</text:p>
              </table:table-cell>
              <table:table-cell office:value-type="float" office:value="0.980066577841242">
                <text:p>0.980066577841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9552020666134">
                <text:p>0.29552020666134</text:p>
              </table:table-cell>
              <table:table-cell office:value-type="float" office:value="0.938981356473109">
                <text:p>0.938981356473109</text:p>
              </table:table-cell>
              <table:table-cell office:value-type="float" office:value="0.955336489125606">
                <text:p>0.955336489125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38941834230865">
                <text:p>0.38941834230865</text:p>
              </table:table-cell>
              <table:table-cell office:value-type="float" office:value="0.900071962955525">
                <text:p>0.900071962955525</text:p>
              </table:table-cell>
              <table:table-cell office:value-type="float" office:value="0.921060994002885">
                <text:p>0.921060994002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79425538604203">
                <text:p>0.479425538604203</text:p>
              </table:table-cell>
              <table:table-cell office:value-type="float" office:value="0.852169347908324">
                <text:p>0.852169347908324</text:p>
              </table:table-cell>
              <table:table-cell office:value-type="float" office:value="0.877582561890373">
                <text:p>0.877582561890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64642473395035">
                <text:p>0.564642473395035</text:p>
              </table:table-cell>
              <table:table-cell office:value-type="float" office:value="0.795752138426557">
                <text:p>0.795752138426557</text:p>
              </table:table-cell>
              <table:table-cell office:value-type="float" office:value="0.825335614909678">
                <text:p>0.825335614909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44217687237691">
                <text:p>0.644217687237691</text:p>
              </table:table-cell>
              <table:table-cell office:value-type="float" office:value="0.731384036618317">
                <text:p>0.731384036618317</text:p>
              </table:table-cell>
              <table:table-cell office:value-type="float" office:value="0.764842187284488">
                <text:p>0.764842187284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717356090899523">
                <text:p>0.717356090899523</text:p>
              </table:table-cell>
              <table:table-cell office:value-type="float" office:value="0.659708187279606">
                <text:p>0.659708187279606</text:p>
              </table:table-cell>
              <table:table-cell office:value-type="float" office:value="0.696706709347165">
                <text:p>0.696706709347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83326909627483">
                <text:p>0.783326909627483</text:p>
              </table:table-cell>
              <table:table-cell office:value-type="float" office:value="0.581440751804131">
                <text:p>0.581440751804131</text:p>
              </table:table-cell>
              <table:table-cell office:value-type="float" office:value="0.621609968270665">
                <text:p>0.621609968270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0.497363752535389">
                <text:p>0.497363752535389</text:p>
              </table:table-cell>
              <table:table-cell office:value-type="float" office:value="0.54030230586814">
                <text:p>0.54030230586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891207360061435">
                <text:p>0.891207360061435</text:p>
              </table:table-cell>
              <table:table-cell office:value-type="float" office:value="0.408317259057909">
                <text:p>0.408317259057909</text:p>
              </table:table-cell>
              <table:table-cell office:value-type="float" office:value="0.453596121425577">
                <text:p>0.453596121425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932039085967226">
                <text:p>0.932039085967226</text:p>
              </table:table-cell>
              <table:table-cell office:value-type="float" office:value="0.315190994499666">
                <text:p>0.315190994499666</text:p>
              </table:table-cell>
              <table:table-cell office:value-type="float" office:value="0.362357754476674">
                <text:p>0.362357754476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963558185417193">
                <text:p>0.963558185417193</text:p>
              </table:table-cell>
              <table:table-cell office:value-type="float" office:value="0.218915445712673">
                <text:p>0.218915445712673</text:p>
              </table:table-cell>
              <table:table-cell office:value-type="float" office:value="0.267498828624587">
                <text:p>0.267498828624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98544972998846">
                <text:p>0.98544972998846</text:p>
              </table:table-cell>
              <table:table-cell office:value-type="float" office:value="0.120452566155942">
                <text:p>0.120452566155942</text:p>
              </table:table-cell>
              <table:table-cell office:value-type="float" office:value="0.169967142900241">
                <text:p>0.169967142900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997494986604055">
                <text:p>0.997494986604055</text:p>
              </table:table-cell>
              <table:table-cell office:value-type="float" office:value="0.0207861643745066">
                <text:p>0.0207861643745066</text:p>
              </table:table-cell>
              <table:table-cell office:value-type="float" office:value="0.0707372016677027">
                <text:p>0.0707372016677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999573603041505">
                <text:p>0.999573603041505</text:p>
              </table:table-cell>
              <table:table-cell office:value-type="float" office:value="-0.0790879258903653">
                <text:p>-0.0790879258903653</text:p>
              </table:table-cell>
              <table:table-cell office:value-type="float" office:value="-0.029199522301289">
                <text:p>-0.029199522301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991664810452468">
                <text:p>0.991664810452468</text:p>
              </table:table-cell>
              <table:table-cell office:value-type="float" office:value="-0.178171795742735">
                <text:p>-0.178171795742735</text:p>
              </table:table-cell>
              <table:table-cell office:value-type="float" office:value="-0.128844494295525">
                <text:p>-0.128844494295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973847630878195">
                <text:p>0.973847630878195</text:p>
              </table:table-cell>
              <table:table-cell office:value-type="float" office:value="-0.275475431907808">
                <text:p>-0.275475431907808</text:p>
              </table:table-cell>
              <table:table-cell office:value-type="float" office:value="-0.227202094693087">
                <text:p>-0.227202094693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946300087687414">
                <text:p>0.946300087687414</text:p>
              </table:table-cell>
              <table:table-cell office:value-type="float" office:value="-0.370026608617328">
                <text:p>-0.370026608617328</text:p>
              </table:table-cell>
              <table:table-cell office:value-type="float" office:value="-0.323289566863504">
                <text:p>-0.323289566863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09297426825681">
                <text:p>0.909297426825681</text:p>
              </table:table-cell>
              <table:table-cell office:value-type="float" office:value="-0.46088060176808">
                <text:p>-0.46088060176808</text:p>
              </table:table-cell>
              <table:table-cell office:value-type="float" office:value="-0.416146836547143">
                <text:p>-0.416146836547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863209366648873">
                <text:p>0.863209366648873</text:p>
              </table:table-cell>
              <table:table-cell office:value-type="float" office:value="-0.547129628292836">
                <text:p>-0.547129628292836</text:p>
              </table:table-cell>
              <table:table-cell office:value-type="float" office:value="-0.504846104599858">
                <text:p>-0.504846104599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80849640381959">
                <text:p>0.80849640381959</text:p>
              </table:table-cell>
              <table:table-cell office:value-type="float" office:value="-0.627911916428701">
                <text:p>-0.627911916428701</text:p>
              </table:table-cell>
              <table:table-cell office:value-type="float" office:value="-0.588501117255346">
                <text:p>-0.588501117255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74570521217672">
                <text:p>0.74570521217672</text:p>
              </table:table-cell>
              <table:table-cell office:value-type="float" office:value="-0.702420316255693">
                <text:p>-0.702420316255693</text:p>
              </table:table-cell>
              <table:table-cell office:value-type="float" office:value="-0.666276021279825">
                <text:p>-0.666276021279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67546318055115">
                <text:p>0.67546318055115</text:p>
              </table:table-cell>
              <table:table-cell office:value-type="float" office:value="-0.769910364471945">
                <text:p>-0.769910364471945</text:p>
              </table:table-cell>
              <table:table-cell office:value-type="float" office:value="-0.737393715541246">
                <text:p>-0.737393715541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598472144103956">
                <text:p>0.598472144103956</text:p>
              </table:table-cell>
              <table:table-cell office:value-type="float" office:value="-0.829707722824923">
                <text:p>-0.829707722824923</text:p>
              </table:table-cell>
              <table:table-cell office:value-type="float" office:value="-0.801143615546934">
                <text:p>-0.801143615546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515501371821463">
                <text:p>0.515501371821463</text:p>
              </table:table-cell>
              <table:table-cell office:value-type="float" office:value="-0.881214915876344">
                <text:p>-0.881214915876344</text:p>
              </table:table-cell>
              <table:table-cell office:value-type="float" office:value="-0.856888753368948">
                <text:p>-0.856888753368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427379880233829">
                <text:p>0.427379880233829</text:p>
              </table:table-cell>
              <table:table-cell office:value-type="float" office:value="-0.92391730077925">
                <text:p>-0.92391730077925</text:p>
              </table:table-cell>
              <table:table-cell office:value-type="float" office:value="-0.904072142017062">
                <text:p>-0.904072142017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334988150155904">
                <text:p>0.334988150155904</text:p>
              </table:table-cell>
              <table:table-cell office:value-type="float" office:value="-0.957388209419226">
                <text:p>-0.957388209419226</text:p>
              </table:table-cell>
              <table:table-cell office:value-type="float" office:value="-0.942222340668658">
                <text:p>-0.9422223406686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39249329213981">
                <text:p>0.239249329213981</text:p>
              </table:table-cell>
              <table:table-cell office:value-type="float" office:value="-0.981293211541151">
                <text:p>-0.981293211541151</text:p>
              </table:table-cell>
              <table:table-cell office:value-type="float" office:value="-0.970958165149591">
                <text:p>-0.970958165149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41120008059866">
                <text:p>0.141120008059866</text:p>
              </table:table-cell>
              <table:table-cell office:value-type="float" office:value="-0.995393456265767">
                <text:p>-0.995393456265767</text:p>
              </table:table-cell>
              <table:table-cell office:value-type="float" office:value="-0.989992496600446">
                <text:p>-0.989992496600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0415806624332892">
                <text:p>0.0415806624332892</text:p>
              </table:table-cell>
              <table:table-cell office:value-type="float" office:value="-0.999548058608705">
                <text:p>-0.999548058608705</text:p>
              </table:table-cell>
              <table:table-cell office:value-type="float" office:value="-0.999135150273279">
                <text:p>-0.999135150273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0583741434275814">
                <text:p>-0.0583741434275814</text:p>
              </table:table-cell>
              <table:table-cell office:value-type="float" office:value="-0.993715507156685">
                <text:p>-0.993715507156685</text:p>
              </table:table-cell>
              <table:table-cell office:value-type="float" office:value="-0.998294775794753">
                <text:p>-0.9982947757947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15774569414325">
                <text:p>-0.15774569414325</text:p>
              </table:table-cell>
              <table:table-cell office:value-type="float" office:value="-0.977954078835829">
                <text:p>-0.977954078835829</text:p>
              </table:table-cell>
              <table:table-cell office:value-type="float" office:value="-0.987479769908865">
                <text:p>-0.987479769908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255541102026833">
                <text:p>-0.255541102026833</text:p>
              </table:table-cell>
              <table:table-cell office:value-type="float" office:value="-0.952421256627885">
                <text:p>-0.952421256627885</text:p>
              </table:table-cell>
              <table:table-cell office:value-type="float" office:value="-0.966798192579461">
                <text:p>-0.966798192579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350783227689621">
                <text:p>-0.350783227689621</text:p>
              </table:table-cell>
              <table:table-cell office:value-type="float" office:value="-0.917372156052325">
                <text:p>-0.917372156052325</text:p>
              </table:table-cell>
              <table:table-cell office:value-type="float" office:value="-0.936456687290796">
                <text:p>-0.936456687290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442520443294854">
                <text:p>-0.442520443294854</text:p>
              </table:table-cell>
              <table:table-cell office:value-type="float" office:value="-0.873156976136407">
                <text:p>-0.873156976136407</text:p>
              </table:table-cell>
              <table:table-cell office:value-type="float" office:value="-0.896758416334146">
                <text:p>-0.896758416334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529836140908495">
                <text:p>-0.529836140908495</text:p>
              </table:table-cell>
              <table:table-cell office:value-type="float" office:value="-0.820217500342258">
                <text:p>-0.820217500342258</text:p>
              </table:table-cell>
              <table:table-cell office:value-type="float" office:value="-0.848100031710407">
                <text:p>-0.8481000317104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611857890942721">
                <text:p>-0.611857890942721</text:p>
              </table:table-cell>
              <table:table-cell office:value-type="float" office:value="-0.759082682412546">
                <text:p>-0.759082682412546</text:p>
              </table:table-cell>
              <table:table-cell office:value-type="float" office:value="-0.790967711914415">
                <text:p>-0.7909677119144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687766159183975">
                <text:p>-0.687766159183975</text:p>
              </table:table-cell>
              <table:table-cell office:value-type="float" office:value="-0.690363361239543">
                <text:p>-0.690363361239543</text:p>
              </table:table-cell>
              <table:table-cell office:value-type="float" office:value="-0.725932304200139">
                <text:p>-0.725932304200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756802495307929">
                <text:p>-0.756802495307929</text:p>
              </table:table-cell>
              <table:table-cell office:value-type="float" office:value="-0.614746157564822">
                <text:p>-0.614746157564822</text:p>
              </table:table-cell>
              <table:table-cell office:value-type="float" office:value="-0.653643620863611">
                <text:p>-0.6536436208636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818277111064411">
                <text:p>-0.818277111064411</text:p>
              </table:table-cell>
              <table:table-cell office:value-type="float" office:value="-0.532986613491775">
                <text:p>-0.532986613491775</text:p>
              </table:table-cell>
              <table:table-cell office:value-type="float" office:value="-0.574823946533268">
                <text:p>-0.574823946533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871575772413589">
                <text:p>-0.871575772413589</text:p>
              </table:table-cell>
              <table:table-cell office:value-type="float" office:value="-0.445901643358668">
                <text:p>-0.445901643358668</text:p>
              </table:table-cell>
              <table:table-cell office:value-type="float" office:value="-0.490260821340699">
                <text:p>-0.490260821340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916165936749455">
                <text:p>-0.916165936749455</text:p>
              </table:table-cell>
              <table:table-cell office:value-type="float" office:value="-0.354361371400609">
                <text:p>-0.354361371400609</text:p>
              </table:table-cell>
              <table:table-cell office:value-type="float" office:value="-0.400799172079975">
                <text:p>-0.400799172079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951602073889516">
                <text:p>-0.951602073889516</text:p>
              </table:table-cell>
              <table:table-cell office:value-type="float" office:value="-0.259280437755811">
                <text:p>-0.259280437755811</text:p>
              </table:table-cell>
              <table:table-cell office:value-type="float" office:value="-0.307332869978419">
                <text:p>-0.307332869978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977530117665097">
                <text:p>-0.977530117665097</text:p>
              </table:table-cell>
              <table:table-cell office:value-type="float" office:value="-0.161608859683675">
                <text:p>-0.161608859683675</text:p>
              </table:table-cell>
              <table:table-cell office:value-type="float" office:value="-0.21079579943078">
                <text:p>-0.21079579943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993691003633464">
                <text:p>-0.993691003633464</text:p>
              </table:table-cell>
              <table:table-cell office:value-type="float" office:value="-0.0623225393063644">
                <text:p>-0.0623225393063644</text:p>
              </table:table-cell>
              <table:table-cell office:value-type="float" office:value="-0.112152526935055">
                <text:p>-0.112152526935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999923257564101">
                <text:p>-0.999923257564101</text:p>
              </table:table-cell>
              <table:table-cell office:value-type="float" office:value="0.0375864872826005">
                <text:p>0.0375864872826005</text:p>
              </table:table-cell>
              <table:table-cell office:value-type="float" office:value="-0.0123886634628914">
                <text:p>-0.0123886634628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0.996164608835841">
                <text:p>-0.996164608835841</text:p>
              </table:table-cell>
              <table:table-cell office:value-type="float" office:value="0.13711996211508">
                <text:p>0.13711996211508</text:p>
              </table:table-cell>
              <table:table-cell office:value-type="float" office:value="0.0874989834394455">
                <text:p>0.0874989834394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0.982452612624333">
                <text:p>-0.982452612624333</text:p>
              </table:table-cell>
              <table:table-cell office:value-type="float" office:value="0.235283379611939">
                <text:p>0.235283379611939</text:p>
              </table:table-cell>
              <table:table-cell office:value-type="float" office:value="0.186512369422574">
                <text:p>0.1865123694225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0.958924274663139">
                <text:p>-0.958924274663139</text:p>
              </table:table-cell>
              <table:table-cell office:value-type="float" office:value="0.33109592335406">
                <text:p>0.33109592335406</text:p>
              </table:table-cell>
              <table:table-cell office:value-type="float" office:value="0.283662185463225">
                <text:p>0.283662185463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0.925814682327733">
                <text:p>-0.925814682327733</text:p>
              </table:table-cell>
              <table:table-cell office:value-type="float" office:value="0.423600266075788">
                <text:p>0.423600266075788</text:p>
              </table:table-cell>
              <table:table-cell office:value-type="float" office:value="0.377977742712979">
                <text:p>0.3779777427129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0.883454655720155">
                <text:p>-0.883454655720155</text:p>
              </table:table-cell>
              <table:table-cell office:value-type="float" office:value="0.511872134962519">
                <text:p>0.511872134962519</text:p>
              </table:table-cell>
              <table:table-cell office:value-type="float" office:value="0.468516671300375">
                <text:p>0.468516671300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0.832267442223903">
                <text:p>-0.832267442223903</text:p>
              </table:table-cell>
              <table:table-cell office:value-type="float" office:value="0.595029546679135">
                <text:p>0.595029546679135</text:p>
              </table:table-cell>
              <table:table-cell office:value-type="float" office:value="0.554374336179159">
                <text:p>0.554374336179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0.772764487555989">
                <text:p>-0.772764487555989</text:p>
              </table:table-cell>
              <table:table-cell office:value-type="float" office:value="0.672241619855951">
                <text:p>0.672241619855951</text:p>
              </table:table-cell>
              <table:table-cell office:value-type="float" office:value="0.634692875942632">
                <text:p>0.634692875942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0.705540325570394">
                <text:p>-0.705540325570394</text:p>
              </table:table-cell>
              <table:table-cell office:value-type="float" office:value="0.742736876980705">
                <text:p>0.742736876980705</text:p>
              </table:table-cell>
              <table:table-cell office:value-type="float" office:value="0.708669774291258">
                <text:p>0.7086697742912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0.631266637872324">
                <text:p>-0.631266637872324</text:p>
              </table:table-cell>
              <table:table-cell office:value-type="float" office:value="0.805810952746832">
                <text:p>0.805810952746832</text:p>
              </table:table-cell>
              <table:table-cell office:value-type="float" office:value="0.775565878510247">
                <text:p>0.7755658785102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0.550685542597641">
                <text:p>-0.550685542597641</text:p>
              </table:table-cell>
              <table:table-cell office:value-type="float" office:value="0.860833631838804">
                <text:p>0.860833631838804</text:p>
              </table:table-cell>
              <table:table-cell office:value-type="float" office:value="0.834712784839157">
                <text:p>0.834712784839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0.464602179413761">
                <text:p>-0.464602179413761</text:p>
              </table:table-cell>
              <table:table-cell office:value-type="float" office:value="0.907255145835207">
                <text:p>0.907255145835207</text:p>
              </table:table-cell>
              <table:table-cell office:value-type="float" office:value="0.885519516941317">
                <text:p>0.8855195169413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0.373876664830241">
                <text:p>-0.373876664830241</text:p>
              </table:table-cell>
              <table:table-cell office:value-type="float" office:value="0.944611666313103">
                <text:p>0.944611666313103</text:p>
              </table:table-cell>
              <table:table-cell office:value-type="float" office:value="0.927478430744034">
                <text:p>0.9274784307440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0.279415498198931">
                <text:p>-0.279415498198931</text:p>
              </table:table-cell>
              <table:table-cell office:value-type="float" office:value="0.972529939268302">
                <text:p>0.972529939268302</text:p>
              </table:table-cell>
              <table:table-cell office:value-type="float" office:value="0.960170286650365">
                <text:p>0.960170286650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-0.182162504272101">
                <text:p>-0.182162504272101</text:p>
              </table:table-cell>
              <table:table-cell office:value-type="float" office:value="0.990731014545989">
                <text:p>0.990731014545989</text:p>
              </table:table-cell>
              <table:table-cell office:value-type="float" office:value="0.983268438442584">
                <text:p>0.983268438442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-0.0830894028175026">
                <text:p>-0.0830894028175026</text:p>
              </table:table-cell>
              <table:table-cell office:value-type="float" office:value="0.999033033018465">
                <text:p>0.999033033018465</text:p>
              </table:table-cell>
              <table:table-cell office:value-type="float" office:value="0.996542097023217">
                <text:p>0.9965420970232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168139004843435">
                <text:p>0.0168139004843435</text:p>
              </table:table-cell>
              <table:table-cell office:value-type="float" office:value="0.997353043661434">
                <text:p>0.997353043661434</text:p>
              </table:table-cell>
              <table:table-cell office:value-type="float" office:value="0.999858636383415">
                <text:p>0.9998586363834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116549204850487">
                <text:p>0.116549204850487</text:p>
              </table:table-cell>
              <table:table-cell office:value-type="float" office:value="0.985707832373223">
                <text:p>0.985707832373223</text:p>
              </table:table-cell>
              <table:table-cell office:value-type="float" office:value="0.993184918758193">
                <text:p>0.993184918758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215119988087809">
                <text:p>0.215119988087809</text:p>
              </table:table-cell>
              <table:table-cell office:value-type="float" office:value="0.964213754255628">
                <text:p>0.964213754255628</text:p>
              </table:table-cell>
              <table:table-cell office:value-type="float" office:value="0.976587625728025">
                <text:p>0.9765876257280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0.311541363513371">
                <text:p>0.311541363513371</text:p>
              </table:table-cell>
              <table:table-cell office:value-type="float" office:value="0.933085571032203">
                <text:p>0.933085571032203</text:p>
              </table:table-cell>
              <table:table-cell office:value-type="float" office:value="0.950232591958532">
                <text:p>0.950232591958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0.404849920616591">
                <text:p>0.404849920616591</text:p>
              </table:table-cell>
              <table:table-cell office:value-type="float" office:value="0.892634305220105">
                <text:p>0.892634305220105</text:p>
              </table:table-cell>
              <table:table-cell office:value-type="float" office:value="0.914383148235323">
                <text:p>0.9143831482353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0.494113351138601">
                <text:p>0.494113351138601</text:p>
              </table:table-cell>
              <table:table-cell office:value-type="float" office:value="0.84326413249592">
                <text:p>0.84326413249592</text:p>
              </table:table-cell>
              <table:table-cell office:value-type="float" office:value="0.869397490349829">
                <text:p>0.869397490349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578439764388193">
                <text:p>0.578439764388193</text:p>
              </table:table-cell>
              <table:table-cell office:value-type="float" office:value="0.785468343305898">
                <text:p>0.785468343305898</text:p>
              </table:table-cell>
              <table:table-cell office:value-type="float" office:value="0.815725100125362">
                <text:p>0.815725100125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656986598718782">
                <text:p>0.656986598718782</text:p>
              </table:table-cell>
              <table:table-cell office:value-type="float" office:value="0.719824414070877">
                <text:p>0.719824414070877</text:p>
              </table:table-cell>
              <table:table-cell office:value-type="float" office:value="0.753902254343311">
                <text:p>0.7539022543433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72896904012587">
                <text:p>0.72896904012587</text:p>
              </table:table-cell>
              <table:table-cell office:value-type="float" office:value="0.646988237232776">
                <text:p>0.646988237232776</text:p>
              </table:table-cell>
              <table:table-cell office:value-type="float" office:value="0.684546666442813">
                <text:p>0.684546666442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.793667863849147">
                <text:p>0.793667863849147</text:p>
              </table:table-cell>
              <table:table-cell office:value-type="float" office:value="0.567687567794123">
                <text:p>0.567687567794123</text:p>
              </table:table-cell>
              <table:table-cell office:value-type="float" office:value="0.608351314532262">
                <text:p>0.608351314532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850436620628559">
                <text:p>0.850436620628559</text:p>
              </table:table-cell>
              <table:table-cell office:value-type="float" office:value="0.482714751830631">
                <text:p>0.482714751830631</text:p>
              </table:table-cell>
              <table:table-cell office:value-type="float" office:value="0.526077517381114">
                <text:p>0.526077517381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0.898708095811622">
                <text:p>0.898708095811622</text:p>
              </table:table-cell>
              <table:table-cell office:value-type="float" office:value="0.39291880963113">
                <text:p>0.39291880963113</text:p>
              </table:table-cell>
              <table:table-cell office:value-type="float" office:value="0.4385473275744">
                <text:p>0.4385473275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0.937999976774735">
                <text:p>0.937999976774735</text:p>
              </table:table-cell>
              <table:table-cell office:value-type="float" office:value="0.299196952567486">
                <text:p>0.299196952567486</text:p>
              </table:table-cell>
              <table:table-cell office:value-type="float" office:value="0.346635317835036">
                <text:p>0.346635317835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0.967919672031484">
                <text:p>0.967919672031484</text:p>
              </table:table-cell>
              <table:table-cell office:value-type="float" office:value="0.20248561845515">
                <text:p>0.20248561845515</text:p>
              </table:table-cell>
              <table:table-cell office:value-type="float" office:value="0.251259842582266">
                <text:p>0.2512598425822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0.988168233876999">
                <text:p>0.988168233876999</text:p>
              </table:table-cell>
              <table:table-cell office:value-type="float" office:value="0.103751114976058">
                <text:p>0.103751114976058</text:p>
              </table:table-cell>
              <table:table-cell office:value-type="float" office:value="0.153373862037876">
                <text:p>0.153373862037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0.998543345374604">
                <text:p>0.998543345374604</text:p>
              </table:table-cell>
              <table:table-cell office:value-type="float" office:value="0.128018377612129">
                <text:p>0.128018377612129</text:p>
              </table:table-cell>
              <table:table-cell office:value-type="float" office:value="0.0539554205626613">
                <text:p>0.05395542056266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2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interval-major="0.5" chart:reverse-direction="false" text:line-break="false" chart:link-data-style-to-source="true" chart:axis-position="0"/>
      <style:graphic-properties svg:stroke-width="0.03cm"/>
      <style:text-properties fo:font-size="24pt" style:font-size-asian="24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24pt" fo:font-style="italic" style:font-size-asian="24pt" style:font-size-complex="9pt"/>
    </style:style>
    <style:style style:name="ch6" style:family="chart" style:data-style-name="N0">
      <style:chart-properties chart:display-label="true" chart:logarithmic="false" chart:minimum="-2" chart:maximum="2" chart:origin="0" chart:reverse-direction="false" text:line-break="false" chart:link-data-style-to-source="true" chart:axis-position="0"/>
      <style:graphic-properties svg:stroke-width="0.03cm"/>
      <style:text-properties fo:font-size="24pt" style:font-size-asian="24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7cm" svg:height="17.902cm" xlink:href=".." xlink:type="simple" chart:class="chart:scatter" chart:style-name="ch1">
        <chart:legend svg:x="8.012cm" svg:y="11.611cm" style:legend-expansion="custom" chartooo:width="4.476cm" chartooo:height="4.154cm" style:legend-expansion-aspect-ratio="1.07751564756861" chart:style-name="ch2"/>
        <chart:plot-area chart:style-name="ch3" table:cell-range-address="'x2 微分'.A2:'x2 微分'.D80 'x2 微分'.B1:'x2 微分'.D1" chart:data-source-has-labels="row" svg:x="0.496cm" svg:y="0.27cm" svg:width="12.426cm" svg:height="16.752cm">
          <chartooo:coordinate-region svg:x="0.88cm" svg:y="0.747cm" svg:width="11.803cm" svg:height="15.798cm"/>
          <chart:axis chart:dimension="x" chart:name="primary-x" chart:style-name="ch4">
            <chart:title svg:x="12.817cm" svg:y="9.151cm" chart:style-name="ch5">
              <text:p>x</text:p>
            </chart:title>
          </chart:axis>
          <chart:axis chart:dimension="y" chart:name="primary-y" chart:style-name="ch6">
            <chart:title svg:x="5.112cm" svg:y="0.236cm" chart:style-name="ch5">
              <text:p>y</text:p>
            </chart:title>
          </chart:axis>
          <chart:series chart:style-name="ch7" chart:values-cell-range-address="'x2 微分'.B2:'x2 微分'.B80" chart:label-cell-address="'x2 微分'.B1:'x2 微分'.B1" chart:class="chart:scatter">
            <chart:domain table:cell-range-address="'x2 微分'.A2:'x2 微分'.A80"/>
            <chart:data-point chart:repeated="79"/>
          </chart:series>
          <chart:series chart:style-name="ch8" chart:values-cell-range-address="'x2 微分'.C2:'x2 微分'.C80" chart:label-cell-address="'x2 微分'.C1:'x2 微分'.C1" chart:class="chart:scatter">
            <chart:data-point chart:repeated="79"/>
          </chart:series>
          <chart:series chart:style-name="ch9" chart:values-cell-range-address="'x2 微分'.D2:'x2 微分'.D80" chart:label-cell-address="'x2 微分'.D1:'x2 微分'.D1" chart:class="chart:scatte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y=x^2</text:p>
                <draw:g>
                  <svg:desc>'x2 微分'.B1:'x2 微分'.B1</svg:desc>
                </draw:g>
              </table:table-cell>
              <table:table-cell office:value-type="string">
                <text:p>dy/dx</text:p>
                <draw:g>
                  <svg:desc>'x2 微分'.C1:'x2 微分'.C1</svg:desc>
                </draw:g>
              </table:table-cell>
              <table:table-cell office:value-type="string">
                <text:p>2x</text:p>
                <draw:g>
                  <svg:desc>'x2 微分'.D1:'x2 微分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x2 微分'.A2:'x2 微分'.A80</svg:desc>
                </draw:g>
              </table:table-cell>
              <table:table-cell office:value-type="float" office:value="1">
                <text:p>1</text:p>
                <draw:g>
                  <svg:desc>'x2 微分'.B2:'x2 微分'.B80</svg:desc>
                </draw:g>
              </table:table-cell>
              <table:table-cell office:value-type="float" office:value="-1.95">
                <text:p>-1.95</text:p>
                <draw:g>
                  <svg:desc>'x2 微分'.C2:'x2 微分'.C80</svg:desc>
                </draw:g>
              </table:table-cell>
              <table:table-cell office:value-type="float" office:value="-2">
                <text:p>-2</text:p>
                <draw:g>
                  <svg:desc>'x2 微分'.D2:'x2 微分'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5">
                <text:p>-0.95</text:p>
              </table:table-cell>
              <table:table-cell office:value-type="float" office:value="0.9025">
                <text:p>0.9025</text:p>
              </table:table-cell>
              <table:table-cell office:value-type="float" office:value="-1.85">
                <text:p>-1.85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">
                <text:p>-0.9</text:p>
              </table:table-cell>
              <table:table-cell office:value-type="float" office:value="0.81">
                <text:p>0.81</text:p>
              </table:table-cell>
              <table:table-cell office:value-type="float" office:value="-1.75">
                <text:p>-1.7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5">
                <text:p>-0.85</text:p>
              </table:table-cell>
              <table:table-cell office:value-type="float" office:value="0.7225">
                <text:p>0.7225</text:p>
              </table:table-cell>
              <table:table-cell office:value-type="float" office:value="-1.65">
                <text:p>-1.65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">
                <text:p>-0.8</text:p>
              </table:table-cell>
              <table:table-cell office:value-type="float" office:value="0.64">
                <text:p>0.64</text:p>
              </table:table-cell>
              <table:table-cell office:value-type="float" office:value="-1.55">
                <text:p>-1.55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5">
                <text:p>-0.75</text:p>
              </table:table-cell>
              <table:table-cell office:value-type="float" office:value="0.5625">
                <text:p>0.5625</text:p>
              </table:table-cell>
              <table:table-cell office:value-type="float" office:value="-1.45">
                <text:p>-1.4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  <table:table-cell office:value-type="float" office:value="0.49">
                <text:p>0.49</text:p>
              </table:table-cell>
              <table:table-cell office:value-type="float" office:value="-1.35">
                <text:p>-1.35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5">
                <text:p>-0.65</text:p>
              </table:table-cell>
              <table:table-cell office:value-type="float" office:value="0.4225">
                <text:p>0.4225</text:p>
              </table:table-cell>
              <table:table-cell office:value-type="float" office:value="-1.25">
                <text:p>-1.25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0.36">
                <text:p>0.36</text:p>
              </table:table-cell>
              <table:table-cell office:value-type="float" office:value="-1.15">
                <text:p>-1.1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5">
                <text:p>-0.55</text:p>
              </table:table-cell>
              <table:table-cell office:value-type="float" office:value="0.3025">
                <text:p>0.3025</text:p>
              </table:table-cell>
              <table:table-cell office:value-type="float" office:value="-1.05">
                <text:p>-1.0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  <table:table-cell office:value-type="float" office:value="-0.95">
                <text:p>-0.95</text:p>
              </table:table-cell>
              <table:table-cell office:value-type="float" office:value="-0.999999999999999">
                <text:p>-0.99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5">
                <text:p>-0.45</text:p>
              </table:table-cell>
              <table:table-cell office:value-type="float" office:value="0.2025">
                <text:p>0.2025</text:p>
              </table:table-cell>
              <table:table-cell office:value-type="float" office:value="-0.85">
                <text:p>-0.85</text:p>
              </table:table-cell>
              <table:table-cell office:value-type="float" office:value="-0.899999999999999">
                <text:p>-0.89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">
                <text:p>-0.4</text:p>
              </table:table-cell>
              <table:table-cell office:value-type="float" office:value="0.16">
                <text:p>0.16</text:p>
              </table:table-cell>
              <table:table-cell office:value-type="float" office:value="-0.75">
                <text:p>-0.75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5">
                <text:p>-0.35</text:p>
              </table:table-cell>
              <table:table-cell office:value-type="float" office:value="0.1225">
                <text:p>0.1225</text:p>
              </table:table-cell>
              <table:table-cell office:value-type="float" office:value="-0.650000000000004">
                <text:p>-0.650000000000004</text:p>
              </table:table-cell>
              <table:table-cell office:value-type="float" office:value="-0.699999999999999">
                <text:p>-0.699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">
                <text:p>-0.3</text:p>
              </table:table-cell>
              <table:table-cell office:value-type="float" office:value="0.0899999999999998">
                <text:p>0.0899999999999998</text:p>
              </table:table-cell>
              <table:table-cell office:value-type="float" office:value="-0.55">
                <text:p>-0.55</text:p>
              </table:table-cell>
              <table:table-cell office:value-type="float" office:value="-0.599999999999999">
                <text:p>-0.599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5">
                <text:p>-0.25</text:p>
              </table:table-cell>
              <table:table-cell office:value-type="float" office:value="0.0624999999999998">
                <text:p>0.0624999999999998</text:p>
              </table:table-cell>
              <table:table-cell office:value-type="float" office:value="-0.449999999999998">
                <text:p>-0.449999999999998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0.0399999999999999">
                <text:p>0.0399999999999999</text:p>
              </table:table-cell>
              <table:table-cell office:value-type="float" office:value="-0.35">
                <text:p>-0.35</text:p>
              </table:table-cell>
              <table:table-cell office:value-type="float" office:value="-0.399999999999999">
                <text:p>-0.399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5">
                <text:p>-0.15</text:p>
              </table:table-cell>
              <table:table-cell office:value-type="float" office:value="0.0224999999999999">
                <text:p>0.0224999999999999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-0.299999999999999">
                <text:p>-0.299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99999999999997">
                <text:p>-0.0999999999999997</text:p>
              </table:table-cell>
              <table:table-cell office:value-type="float" office:value="0.00999999999999994">
                <text:p>0.00999999999999994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499999999999997">
                <text:p>-0.0499999999999997</text:p>
              </table:table-cell>
              <table:table-cell office:value-type="float" office:value="0.00249999999999997">
                <text:p>0.00249999999999997</text:p>
              </table:table-cell>
              <table:table-cell office:value-type="float" office:value="-0.0499999999999994">
                <text:p>-0.0499999999999994</text:p>
              </table:table-cell>
              <table:table-cell office:value-type="float" office:value="-0.0999999999999994">
                <text:p>-0.0999999999999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9189119579732E-016">
                <text:p>3.19189119579732E-016</text:p>
              </table:table-cell>
              <table:table-cell office:value-type="float" office:value="1.01881694058085E-031">
                <text:p>1.01881694058085E-031</text:p>
              </table:table-cell>
              <table:table-cell office:value-type="float" office:value="0.0500000000000006">
                <text:p>0.0500000000000006</text:p>
              </table:table-cell>
              <table:table-cell office:value-type="float" office:value="6.38378239159465E-016">
                <text:p>6.38378239159465E-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250000000000003">
                <text:p>0.00250000000000003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">
                <text:p>0.1</text:p>
              </table:table-cell>
              <table:table-cell office:value-type="float" office:value="0.0100000000000001">
                <text:p>0.0100000000000001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">
                <text:p>0.15</text:p>
              </table:table-cell>
              <table:table-cell office:value-type="float" office:value="0.0225000000000001">
                <text:p>0.0225000000000001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300000000000001">
                <text:p>0.30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0.0400000000000001">
                <text:p>0.0400000000000001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400000000000001">
                <text:p>0.400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625000000000002">
                <text:p>0.0625000000000002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  <table:table-cell office:value-type="float" office:value="0.0900000000000002">
                <text:p>0.0900000000000002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">
                <text:p>0.35</text:p>
              </table:table-cell>
              <table:table-cell office:value-type="float" office:value="0.1225">
                <text:p>0.1225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700000000000001">
                <text:p>0.70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85">
                <text:p>0.85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">
                <text:p>0.45</text:p>
              </table:table-cell>
              <table:table-cell office:value-type="float" office:value="0.2025">
                <text:p>0.2025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">
                <text:p>0.55</text:p>
              </table:table-cell>
              <table:table-cell office:value-type="float" office:value="0.3025">
                <text:p>0.3025</text:p>
              </table:table-cell>
              <table:table-cell office:value-type="float" office:value="1.15">
                <text:p>1.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1.25">
                <text:p>1.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">
                <text:p>0.65</text:p>
              </table:table-cell>
              <table:table-cell office:value-type="float" office:value="0.422500000000001">
                <text:p>0.422500000000001</text:p>
              </table:table-cell>
              <table:table-cell office:value-type="float" office:value="1.35">
                <text:p>1.3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">
                <text:p>0.7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1.45">
                <text:p>1.4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562500000000001">
                <text:p>0.562500000000001</text:p>
              </table:table-cell>
              <table:table-cell office:value-type="float" office:value="1.55">
                <text:p>1.5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1.65">
                <text:p>1.6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722500000000001">
                <text:p>0.722500000000001</text:p>
              </table:table-cell>
              <table:table-cell office:value-type="float" office:value="1.75">
                <text:p>1.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1.85">
                <text:p>1.8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02500000000001">
                <text:p>0.902500000000001</text:p>
              </table:table-cell>
              <table:table-cell office:value-type="float" office:value="1.95">
                <text:p>1.9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5">
                <text:p>2.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5">
                <text:p>1.05</text:p>
              </table:table-cell>
              <table:table-cell office:value-type="float" office:value="1.1025">
                <text:p>1.1025</text:p>
              </table:table-cell>
              <table:table-cell office:value-type="float" office:value="2.15">
                <text:p>2.1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">
                <text:p>1.1</text:p>
              </table:table-cell>
              <table:table-cell office:value-type="float" office:value="1.21">
                <text:p>1.21</text:p>
              </table:table-cell>
              <table:table-cell office:value-type="float" office:value="2.25">
                <text:p>2.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5">
                <text:p>1.15</text:p>
              </table:table-cell>
              <table:table-cell office:value-type="float" office:value="1.3225">
                <text:p>1.3225</text:p>
              </table:table-cell>
              <table:table-cell office:value-type="float" office:value="2.35">
                <text:p>2.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">
                <text:p>1.2</text:p>
              </table:table-cell>
              <table:table-cell office:value-type="float" office:value="1.44">
                <text:p>1.44</text:p>
              </table:table-cell>
              <table:table-cell office:value-type="float" office:value="2.45">
                <text:p>2.4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">
                <text:p>1.25</text:p>
              </table:table-cell>
              <table:table-cell office:value-type="float" office:value="1.5625">
                <text:p>1.5625</text:p>
              </table:table-cell>
              <table:table-cell office:value-type="float" office:value="2.55">
                <text:p>2.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">
                <text:p>1.3</text:p>
              </table:table-cell>
              <table:table-cell office:value-type="float" office:value="1.69">
                <text:p>1.69</text:p>
              </table:table-cell>
              <table:table-cell office:value-type="float" office:value="2.65">
                <text:p>2.6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5">
                <text:p>1.35</text:p>
              </table:table-cell>
              <table:table-cell office:value-type="float" office:value="1.8225">
                <text:p>1.8225</text:p>
              </table:table-cell>
              <table:table-cell office:value-type="float" office:value="2.75">
                <text:p>2.7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">
                <text:p>1.4</text:p>
              </table:table-cell>
              <table:table-cell office:value-type="float" office:value="1.96">
                <text:p>1.96</text:p>
              </table:table-cell>
              <table:table-cell office:value-type="float" office:value="2.85">
                <text:p>2.8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5">
                <text:p>1.45</text:p>
              </table:table-cell>
              <table:table-cell office:value-type="float" office:value="2.1025">
                <text:p>2.1025</text:p>
              </table:table-cell>
              <table:table-cell office:value-type="float" office:value="2.95000000000001">
                <text:p>2.9500000000000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">
                <text:p>1.5</text:p>
              </table:table-cell>
              <table:table-cell office:value-type="float" office:value="2.25">
                <text:p>2.25</text:p>
              </table:table-cell>
              <table:table-cell office:value-type="float" office:value="3.04999999999999">
                <text:p>3.04999999999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">
                <text:p>1.55</text:p>
              </table:table-cell>
              <table:table-cell office:value-type="float" office:value="2.4025">
                <text:p>2.4025</text:p>
              </table:table-cell>
              <table:table-cell office:value-type="float" office:value="3.15000000000001">
                <text:p>3.1500000000000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">
                <text:p>1.6</text:p>
              </table:table-cell>
              <table:table-cell office:value-type="float" office:value="2.56">
                <text:p>2.56</text:p>
              </table:table-cell>
              <table:table-cell office:value-type="float" office:value="3.25">
                <text:p>3.2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5">
                <text:p>1.65</text:p>
              </table:table-cell>
              <table:table-cell office:value-type="float" office:value="2.7225">
                <text:p>2.7225</text:p>
              </table:table-cell>
              <table:table-cell office:value-type="float" office:value="3.35000000000001">
                <text:p>3.3500000000000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">
                <text:p>1.7</text:p>
              </table:table-cell>
              <table:table-cell office:value-type="float" office:value="2.89">
                <text:p>2.89</text:p>
              </table:table-cell>
              <table:table-cell office:value-type="float" office:value="3.45">
                <text:p>3.4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5">
                <text:p>1.75</text:p>
              </table:table-cell>
              <table:table-cell office:value-type="float" office:value="3.0625">
                <text:p>3.0625</text:p>
              </table:table-cell>
              <table:table-cell office:value-type="float" office:value="3.55">
                <text:p>3.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3.24">
                <text:p>3.24</text:p>
              </table:table-cell>
              <table:table-cell office:value-type="float" office:value="3.65">
                <text:p>3.6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5">
                <text:p>1.85</text:p>
              </table:table-cell>
              <table:table-cell office:value-type="float" office:value="3.42250000000001">
                <text:p>3.42250000000001</text:p>
              </table:table-cell>
              <table:table-cell office:value-type="float" office:value="3.75000000000001">
                <text:p>3.7500000000000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">
                <text:p>1.9</text:p>
              </table:table-cell>
              <table:table-cell office:value-type="float" office:value="3.61000000000001">
                <text:p>3.61000000000001</text:p>
              </table:table-cell>
              <table:table-cell office:value-type="float" office:value="3.85">
                <text:p>3.8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5">
                <text:p>1.95</text:p>
              </table:table-cell>
              <table:table-cell office:value-type="float" office:value="3.80250000000001">
                <text:p>3.80250000000001</text:p>
              </table:table-cell>
              <table:table-cell office:value-type="float" office:value="3.95">
                <text:p>3.9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4.00000000000001">
                <text:p>4.00000000000001</text:p>
              </table:table-cell>
              <table:table-cell office:value-type="float" office:value="4.05000000000001">
                <text:p>4.05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5">
                <text:p>2.05</text:p>
              </table:table-cell>
              <table:table-cell office:value-type="float" office:value="4.20250000000001">
                <text:p>4.20250000000001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">
                <text:p>2.1</text:p>
              </table:table-cell>
              <table:table-cell office:value-type="float" office:value="4.41">
                <text:p>4.41</text:p>
              </table:table-cell>
              <table:table-cell office:value-type="float" office:value="4.25">
                <text:p>4.2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5">
                <text:p>2.15</text:p>
              </table:table-cell>
              <table:table-cell office:value-type="float" office:value="4.6225">
                <text:p>4.6225</text:p>
              </table:table-cell>
              <table:table-cell office:value-type="float" office:value="4.35">
                <text:p>4.3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">
                <text:p>2.2</text:p>
              </table:table-cell>
              <table:table-cell office:value-type="float" office:value="4.84">
                <text:p>4.84</text:p>
              </table:table-cell>
              <table:table-cell office:value-type="float" office:value="4.45">
                <text:p>4.4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5">
                <text:p>2.25</text:p>
              </table:table-cell>
              <table:table-cell office:value-type="float" office:value="5.0625">
                <text:p>5.0625</text:p>
              </table:table-cell>
              <table:table-cell office:value-type="float" office:value="4.55">
                <text:p>4.5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">
                <text:p>2.3</text:p>
              </table:table-cell>
              <table:table-cell office:value-type="float" office:value="5.29">
                <text:p>5.29</text:p>
              </table:table-cell>
              <table:table-cell office:value-type="float" office:value="4.65000000000002">
                <text:p>4.6500000000000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5">
                <text:p>2.35</text:p>
              </table:table-cell>
              <table:table-cell office:value-type="float" office:value="5.5225">
                <text:p>5.5225</text:p>
              </table:table-cell>
              <table:table-cell office:value-type="float" office:value="4.75">
                <text:p>4.7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">
                <text:p>2.4</text:p>
              </table:table-cell>
              <table:table-cell office:value-type="float" office:value="5.76">
                <text:p>5.76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45">
                <text:p>2.45</text:p>
              </table:table-cell>
              <table:table-cell office:value-type="float" office:value="6.0025">
                <text:p>6.0025</text:p>
              </table:table-cell>
              <table:table-cell office:value-type="float" office:value="4.95000000000001">
                <text:p>4.9500000000000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">
                <text:p>2.5</text:p>
              </table:table-cell>
              <table:table-cell office:value-type="float" office:value="6.25">
                <text:p>6.25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5">
                <text:p>2.55</text:p>
              </table:table-cell>
              <table:table-cell office:value-type="float" office:value="6.5025">
                <text:p>6.5025</text:p>
              </table:table-cell>
              <table:table-cell office:value-type="float" office:value="5.15000000000001">
                <text:p>5.1500000000000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">
                <text:p>2.6</text:p>
              </table:table-cell>
              <table:table-cell office:value-type="float" office:value="6.76">
                <text:p>6.7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5">
                <text:p>2.65</text:p>
              </table:table-cell>
              <table:table-cell office:value-type="float" office:value="7.02249999999999">
                <text:p>7.02249999999999</text:p>
              </table:table-cell>
              <table:table-cell office:value-type="float" office:value="5.35">
                <text:p>5.3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7">
                <text:p>2.7</text:p>
              </table:table-cell>
              <table:table-cell office:value-type="float" office:value="7.28999999999999">
                <text:p>7.28999999999999</text:p>
              </table:table-cell>
              <table:table-cell office:value-type="float" office:value="5.45">
                <text:p>5.4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5">
                <text:p>2.75</text:p>
              </table:table-cell>
              <table:table-cell office:value-type="float" office:value="7.56249999999999">
                <text:p>7.56249999999999</text:p>
              </table:table-cell>
              <table:table-cell office:value-type="float" office:value="5.55">
                <text:p>5.5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">
                <text:p>2.8</text:p>
              </table:table-cell>
              <table:table-cell office:value-type="float" office:value="7.83999999999999">
                <text:p>7.83999999999999</text:p>
              </table:table-cell>
              <table:table-cell office:value-type="float" office:value="5.64999999999998">
                <text:p>5.6499999999999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5">
                <text:p>2.85</text:p>
              </table:table-cell>
              <table:table-cell office:value-type="float" office:value="8.12249999999999">
                <text:p>8.12249999999999</text:p>
              </table:table-cell>
              <table:table-cell office:value-type="float" office:value="5.75000000000001">
                <text:p>5.7500000000000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">
                <text:p>2.9</text:p>
              </table:table-cell>
              <table:table-cell office:value-type="float" office:value="8.40999999999999">
                <text:p>8.40999999999999</text:p>
              </table:table-cell>
              <table:table-cell office:value-type="float" office:value="2.9">
                <text:p>2.9</text:p>
              </table:table-cell>
              <table:table-cell office:value-type="float" office:value="5.8">
                <text:p>5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